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85in"/>
    </style:style>
    <style:style style:name="co4" style:family="table-column">
      <style:table-column-properties fo:break-before="auto" style:column-width="1.42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9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4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default-cell-style-name="ce2"/>
        <table:table-column table:style-name="co2" table:number-columns-repeated="5" table:default-cell-style-name="ce2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Type Work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Phase</text:p>
          </table:table-cell>
          <table:table-cell table:style-name="ce1" office:value-type="float" office:value="2014">
            <text:p>2014</text:p>
          </table:table-cell>
          <table:table-cell table:style-name="ce1" office:value-type="float" office:value="2015" table:number-columns-spanned="2" table:number-rows-spanned="1">
            <text:p>2015</text:p>
          </table:table-cell>
          <table:covered-table-cell table:style-name="ce4"/>
          <table:table-cell table:style-name="ce1" office:value-type="float" office:value="2016">
            <text:p>2016</text:p>
          </table:table-cell>
          <table:table-cell table:style-name="ce1" office:value-type="float" office:value="2017" table:number-columns-spanned="2" table:number-rows-spanned="1">
            <text:p>2017</text:p>
          </table:table-cell>
          <table:covered-table-cell table:style-name="ce4"/>
          <table:table-cell table:style-name="ce1" office:value-type="float" office:value="2018">
            <text:p>2018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CITY OF INVERNESS LANDSCAPING</text:p>
          </table:table-cell>
          <table:table-cell office:value-type="string">
            <text:p>Landscaping</text:p>
          </table:table-cell>
          <table:table-cell office:value-type="float" office:value="0.775">
            <text:p>0.775</text:p>
          </table:table-cell>
          <table:table-cell office:value-type="float" office:value="4294701">
            <text:p>4294701</text:p>
          </table:table-cell>
          <table:table-cell office:value-type="string">
            <text:p>Construction</text:p>
          </table:table-cell>
          <table:table-cell office:value-type="float" office:value="10">
            <text:p>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44 (GULF TO LAKE) FM W OF S PLEASANT GROVE TO CHERRY AVE</text:p>
          </table:table-cell>
          <table:table-cell office:value-type="string">
            <text:p>Resurfacing</text:p>
          </table:table-cell>
          <table:table-cell office:value-type="float" office:value="1.003">
            <text:p>1.003</text:p>
          </table:table-cell>
          <table:table-cell office:value-type="float" office:value="4271541">
            <text:p>4271541</text:p>
          </table:table-cell>
          <table:table-cell office:value-type="string">
            <text:p>Preliminary Engineering</text:p>
          </table:table-cell>
          <table:table-cell office:value-type="float" office:value="7">
            <text:p>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SR 44 (GULF TO LAKE) FM W OF S PLEASANT GROVE TO CHERRY AVE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271541">
            <text:p>4271541</text:p>
          </table:table-cell>
          <table:table-cell office:value-type="string">
            <text:p>Construction</text:p>
          </table:table-cell>
          <table:table-cell office:value-type="float" office:value="2202">
            <text:p>220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44 (GULF TO LAKE) FROM CR 470 TO W OF WITHLACOOCHEE RVR</text:p>
          </table:table-cell>
          <table:table-cell office:value-type="string">
            <text:p>Add Lanes &amp; Reconstruct</text:p>
          </table:table-cell>
          <table:table-cell office:value-type="float" office:value="3.216">
            <text:p>3.216</text:p>
          </table:table-cell>
          <table:table-cell office:value-type="float" office:value="2571641">
            <text:p>2571641</text:p>
          </table:table-cell>
          <table:table-cell office:value-type="string">
            <text:p>Environmental</text:p>
          </table:table-cell>
          <table:table-cell office:value-type="float" office:value="244">
            <text:p>244</text:p>
          </table:table-cell>
          <table:table-cell office:value-type="float" office:value="200" table:number-columns-spanned="2" table:number-rows-spanned="1">
            <text:p>20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44 (GULF TO LAKE) FROM E OF S HIGHVIEW AVE TO FOREST DR</text:p>
          </table:table-cell>
          <table:table-cell office:value-type="string">
            <text:p>Resurfacing</text:p>
          </table:table-cell>
          <table:table-cell office:value-type="float" office:value="5.525">
            <text:p>5.525</text:p>
          </table:table-cell>
          <table:table-cell office:value-type="float" office:value="4215272">
            <text:p>4215272</text:p>
          </table:table-cell>
          <table:table-cell office:value-type="string">
            <text:p>Construction</text:p>
          </table:table-cell>
          <table:table-cell office:value-type="float" office:value="156">
            <text:p>1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44 (GULF TO LAKE) FROM N LOPP PT TO E OF S HIGHVIEW AVE</text:p>
          </table:table-cell>
          <table:table-cell office:value-type="string">
            <text:p>Resurfacing</text:p>
          </table:table-cell>
          <table:table-cell office:value-type="float" office:value="6.011">
            <text:p>6.011</text:p>
          </table:table-cell>
          <table:table-cell office:value-type="float" office:value="4215271">
            <text:p>4215271</text:p>
          </table:table-cell>
          <table:table-cell office:value-type="string">
            <text:p>Construction</text:p>
          </table:table-cell>
          <table:table-cell office:value-type="float" office:value="319">
            <text:p>31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44 (GULF TO LAKE) FROM US 41 (SR 45) TO CR 470</text:p>
          </table:table-cell>
          <table:table-cell office:value-type="string">
            <text:p>Add Lanes &amp; Reconstruct</text:p>
          </table:table-cell>
          <table:table-cell office:value-type="float" office:value="3.665">
            <text:p>3.665</text:p>
          </table:table-cell>
          <table:table-cell office:value-type="float" office:value="2571631">
            <text:p>2571631</text:p>
          </table:table-cell>
          <table:table-cell office:value-type="string">
            <text:p>Environmental</text:p>
          </table:table-cell>
          <table:table-cell office:value-type="float" office:value="137">
            <text:p>137</text:p>
          </table:table-cell>
          <table:table-cell office:value-type="float" office:value="133" table:number-columns-spanned="2" table:number-rows-spanned="1">
            <text:p>133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44 AT HIGHVIEW/LANDFILL</text:p>
          </table:table-cell>
          <table:table-cell office:value-type="string">
            <text:p>Intersection Improvement</text:p>
          </table:table-cell>
          <table:table-cell office:value-type="float" office:value="0.577">
            <text:p>0.577</text:p>
          </table:table-cell>
          <table:table-cell office:value-type="float" office:value="4264501">
            <text:p>4264501</text:p>
          </table:table-cell>
          <table:table-cell office:value-type="string">
            <text:p>Construction</text:p>
          </table:table-cell>
          <table:table-cell office:value-type="float" office:value="63">
            <text:p>6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44 FROM N LOPP PT TO W OF FOREST DRIVE</text:p>
          </table:table-cell>
          <table:table-cell office:value-type="string">
            <text:p>Signing/Pavement Markings</text:p>
          </table:table-cell>
          <table:table-cell office:value-type="float" office:value="11.1">
            <text:p>11.1</text:p>
          </table:table-cell>
          <table:table-cell office:value-type="float" office:value="4345361">
            <text:p>4345361</text:p>
          </table:table-cell>
          <table:table-cell office:value-type="string">
            <text:p>Construction</text:p>
          </table:table-cell>
          <table:table-cell office:value-type="float" office:value="490">
            <text:p>49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RAFFIC SIGNAL MAINTENANCE AND OPERATION FOR LOCAL GOVERNMENT</text:p>
          </table:table-cell>
          <table:table-cell office:value-type="string">
            <text:p>Traffic Signals</text:p>
          </table:table-cell>
          <table:table-cell office:value-type="float" office:value="0.001">
            <text:p>0.001</text:p>
          </table:table-cell>
          <table:table-cell office:value-type="float" office:value="4059202">
            <text:p>4059202</text:p>
          </table:table-cell>
          <table:table-cell office:value-type="string">
            <text:p>Operations</text:p>
          </table:table-cell>
          <table:table-cell office:value-type="float" office:value="74">
            <text:p>7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NW 19TH ST TO W STATE PARK ST</text:p>
          </table:table-cell>
          <table:table-cell office:value-type="string">
            <text:p>Bike Path/Trail</text:p>
          </table:table-cell>
          <table:table-cell office:value-type="float" office:value="0.477">
            <text:p>0.477</text:p>
          </table:table-cell>
          <table:table-cell office:value-type="float" office:value="4168442">
            <text:p>4168442</text:p>
          </table:table-cell>
          <table:table-cell office:value-type="string">
            <text:p>Construction</text:p>
          </table:table-cell>
          <table:table-cell office:value-type="float" office:value="27">
            <text:p>2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W GREEN ACRES ST TO W JUMP CT</text:p>
          </table:table-cell>
          <table:table-cell office:value-type="string">
            <text:p>Add Lanes &amp; Rehabilitate Pvmnt</text:p>
          </table:table-cell>
          <table:table-cell office:value-type="float" office:value="2.069">
            <text:p>2.069</text:p>
          </table:table-cell>
          <table:table-cell office:value-type="float" office:value="4058222">
            <text:p>4058222</text:p>
          </table:table-cell>
          <table:table-cell office:value-type="string">
            <text:p>Preliminary Engineering</text:p>
          </table:table-cell>
          <table:table-cell office:value-type="float" office:value="376">
            <text:p>3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US 19 (SR 55) FROM W GREEN ACRES ST TO W JUMP CT</text:p>
          </table:table-cell>
          <table:table-cell office:value-type="string">
            <text:p>Add Lanes &amp; Rehabilitate Pvmnt</text:p>
          </table:table-cell>
          <table:table-cell table:style-name="ce3"/>
          <table:table-cell office:value-type="float" office:value="4058222">
            <text:p>4058222</text:p>
          </table:table-cell>
          <table:table-cell office:value-type="string">
            <text:p>Right Of Way</text:p>
          </table:table-cell>
          <table:table-cell office:value-type="float" office:value="173">
            <text:p>17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US 19 (SR 55) FROM W GREEN ACRES ST TO W JUMP CT</text:p>
          </table:table-cell>
          <table:table-cell office:value-type="string">
            <text:p>Add Lanes &amp; Rehabilitate Pvmnt</text:p>
          </table:table-cell>
          <table:table-cell table:style-name="ce3"/>
          <table:table-cell office:value-type="float" office:value="4058222">
            <text:p>4058222</text:p>
          </table:table-cell>
          <table:table-cell office:value-type="string">
            <text:p>Railroad &amp; Utilites</text:p>
          </table:table-cell>
          <table:table-cell office:value-type="float" office:value="2567">
            <text:p>256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US 19 (SR 55) FROM W GREEN ACRES ST TO W JUMP CT</text:p>
          </table:table-cell>
          <table:table-cell office:value-type="string">
            <text:p>Add Lanes &amp; Rehabilitate Pvmnt</text:p>
          </table:table-cell>
          <table:table-cell table:style-name="ce3"/>
          <table:table-cell office:value-type="float" office:value="4058222">
            <text:p>4058222</text:p>
          </table:table-cell>
          <table:table-cell office:value-type="string">
            <text:p>Design Build</text:p>
          </table:table-cell>
          <table:table-cell office:value-type="float" office:value="16846">
            <text:p>1684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US 19 (SR 55) FROM W JUMP COURT TO W FORT ISLAND TRAIL</text:p>
          </table:table-cell>
          <table:table-cell office:value-type="string">
            <text:p>Add Lanes &amp; Reconstruct</text:p>
          </table:table-cell>
          <table:table-cell office:value-type="float" office:value="4.644">
            <text:p>4.644</text:p>
          </table:table-cell>
          <table:table-cell office:value-type="float" office:value="4058222">
            <text:p>4058222</text:p>
          </table:table-cell>
          <table:table-cell office:value-type="string">
            <text:p>Preliminary Engineering</text:p>
          </table:table-cell>
          <table:table-cell office:value-type="float" office:value="18">
            <text:p>1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US 19 (SR 55) FROM W JUMP COURT TO W FORT ISLAND TRAIL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4058222">
            <text:p>4058222</text:p>
          </table:table-cell>
          <table:table-cell office:value-type="string">
            <text:p>Right Of Way</text:p>
          </table:table-cell>
          <table:table-cell office:value-type="float" office:value="1254">
            <text:p>1254</text:p>
          </table:table-cell>
          <table:table-cell office:value-type="float" office:value="2271" table:number-columns-spanned="2" table:number-rows-spanned="1">
            <text:p>2271</text:p>
          </table:table-cell>
          <table:covered-table-cell/>
          <table:table-cell office:value-type="float" office:value="2260">
            <text:p>226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(SR 44/45) FM N OF SR44/E GULF TO LK TO CHERRY AVENUE</text:p>
          </table:table-cell>
          <table:table-cell office:value-type="string">
            <text:p>Resurfacing</text:p>
          </table:table-cell>
          <table:table-cell office:value-type="float" office:value="1.023">
            <text:p>1.023</text:p>
          </table:table-cell>
          <table:table-cell office:value-type="float" office:value="4271551">
            <text:p>4271551</text:p>
          </table:table-cell>
          <table:table-cell office:value-type="string">
            <text:p>Preliminary Engineering</text:p>
          </table:table-cell>
          <table:table-cell office:value-type="float" office:value="9">
            <text:p>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US 41 (SR 44/45) FM N OF SR44/E GULF TO LK TO CHERRY AVENUE</text:p>
          </table:table-cell>
          <table:table-cell table:style-name="ce3" table:number-columns-repeated="2"/>
          <table:table-cell office:value-type="float" office:value="4271551">
            <text:p>427155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350" table:number-columns-spanned="2" table:number-rows-spanned="1">
            <text:p>135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(SR 45) FROM HERNANDO/CITRUS CO/L TO S RIP TERRACE</text:p>
          </table:table-cell>
          <table:table-cell office:value-type="string">
            <text:p>Resurfacing</text:p>
          </table:table-cell>
          <table:table-cell office:value-type="float" office:value="6.127">
            <text:p>6.127</text:p>
          </table:table-cell>
          <table:table-cell office:value-type="float" office:value="4271481">
            <text:p>4271481</text:p>
          </table:table-cell>
          <table:table-cell office:value-type="string">
            <text:p>Construction</text:p>
          </table:table-cell>
          <table:table-cell office:value-type="float" office:value="210">
            <text:p>2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(SR 45) FROM SR 44 TO E ARLINGTON ST</text:p>
          </table:table-cell>
          <table:table-cell office:value-type="string">
            <text:p>Add Lanes &amp; Reconstruct</text:p>
          </table:table-cell>
          <table:table-cell office:value-type="float" office:value="2.784">
            <text:p>2.784</text:p>
          </table:table-cell>
          <table:table-cell office:value-type="float" office:value="2571651">
            <text:p>2571651</text:p>
          </table:table-cell>
          <table:table-cell office:value-type="string">
            <text:p>Preliminary Engineering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US 41 (SR 45) FROM SR 44 TO E ARLINGTON ST</text:p>
          </table:table-cell>
          <table:table-cell table:style-name="ce3" table:number-columns-repeated="2"/>
          <table:table-cell office:value-type="float" office:value="2571651">
            <text:p>2571651</text:p>
          </table:table-cell>
          <table:table-cell office:value-type="string">
            <text:p>Right Of Way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967">
            <text:p>1967</text:p>
          </table:table-cell>
          <table:table-cell office:value-type="float" office:value="5564" table:number-columns-spanned="2" table:number-rows-spanned="1">
            <text:p>5564</text:p>
          </table:table-cell>
          <table:covered-table-cell/>
          <table:table-cell office:value-type="float" office:value="2814">
            <text:p>2814</text:p>
          </table:table-cell>
          <table:table-cell table:number-columns-repeated="1011"/>
        </table:table-row>
        <table:table-row table:style-name="ro2">
          <table:table-cell office:value-type="string">
            <text:p>CR 488 FROM US 19 TO W RAINBOW STREET</text:p>
          </table:table-cell>
          <table:table-cell office:value-type="string">
            <text:p>Resurfacing</text:p>
          </table:table-cell>
          <table:table-cell office:value-type="float" office:value="5.73">
            <text:p>5.73</text:p>
          </table:table-cell>
          <table:table-cell office:value-type="float" office:value="4312321">
            <text:p>431232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984">
            <text:p>19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CR 488 W RAINBOW STREET TO US 41</text:p>
          </table:table-cell>
          <table:table-cell office:value-type="string">
            <text:p>Resurfacing</text:p>
          </table:table-cell>
          <table:table-cell office:value-type="float" office:value="6.163">
            <text:p>6.163</text:p>
          </table:table-cell>
          <table:table-cell office:value-type="float" office:value="4312331">
            <text:p>431233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129">
            <text:p>2129</text:p>
          </table:table-cell>
          <table:table-cell table:number-columns-repeated="1011"/>
        </table:table-row>
        <table:table-row table:style-name="ro2">
          <table:table-cell office:value-type="string">
            <text:p>CR 491 FROM GLEN PINE COURT TO CARDINAL STREET</text:p>
          </table:table-cell>
          <table:table-cell office:value-type="string">
            <text:p>Resurfacing</text:p>
          </table:table-cell>
          <table:table-cell office:value-type="float" office:value="4.778">
            <text:p>4.778</text:p>
          </table:table-cell>
          <table:table-cell office:value-type="float" office:value="4352921">
            <text:p>4352921</text:p>
          </table:table-cell>
          <table:table-cell office:value-type="string">
            <text:p>Construction</text:p>
          </table:table-cell>
          <table:table-cell office:value-type="float" office:value="472">
            <text:p>4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 495 FROM W DUNKLIN STREET TO W RIVERBEND ROAD</text:p>
          </table:table-cell>
          <table:table-cell office:value-type="string">
            <text:p>Resurfacing</text:p>
          </table:table-cell>
          <table:table-cell office:value-type="float" office:value="7.793">
            <text:p>7.793</text:p>
          </table:table-cell>
          <table:table-cell office:value-type="float" office:value="4312351">
            <text:p>431235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310" table:number-columns-spanned="2" table:number-rows-spanned="1">
            <text:p>131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490A/HALLS RIVER FROM W OF HALLS RIVER TO E OF HALLS RIVER</text:p>
          </table:table-cell>
          <table:table-cell office:value-type="string">
            <text:p>Bridge Replacement</text:p>
          </table:table-cell>
          <table:table-cell office:value-type="float" office:value="0.261">
            <text:p>0.261</text:p>
          </table:table-cell>
          <table:table-cell office:value-type="float" office:value="4300211">
            <text:p>4300211</text:p>
          </table:table-cell>
          <table:table-cell office:value-type="string">
            <text:p>Preliminary Engineering</text:p>
          </table:table-cell>
          <table:table-cell office:value-type="float" office:value="48">
            <text:p>4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CR490A/HALLS RIVER FROM W OF HALLS RIVER TO E OF HALLS RIVER</text:p>
          </table:table-cell>
          <table:table-cell table:style-name="ce3" table:number-columns-repeated="2"/>
          <table:table-cell office:value-type="float" office:value="4300211">
            <text:p>4300211</text:p>
          </table:table-cell>
          <table:table-cell office:value-type="string">
            <text:p>Right Of Way</text:p>
          </table:table-cell>
          <table:table-cell office:value-type="float" office:value="316">
            <text:p>316</text:p>
          </table:table-cell>
          <table:table-cell office:value-type="float" office:value="86" table:number-columns-spanned="2" table:number-rows-spanned="1">
            <text:p>86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CR490A/HALLS RIVER FROM W OF HALLS RIVER TO E OF HALLS RIVER</text:p>
          </table:table-cell>
          <table:table-cell table:style-name="ce3" table:number-columns-repeated="2"/>
          <table:table-cell office:value-type="float" office:value="4300211">
            <text:p>430021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676">
            <text:p>36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CR490A/HALLS RIVER FROM W OF HALLS RIVER TO E OF HALLS RIVER</text:p>
          </table:table-cell>
          <table:table-cell table:style-name="ce3" table:number-columns-repeated="2"/>
          <table:table-cell office:value-type="float" office:value="4300211">
            <text:p>4300211</text:p>
          </table:table-cell>
          <table:table-cell office:value-type="string">
            <text:p>Environmental</text:p>
          </table:table-cell>
          <table:table-cell office:value-type="float" office:value="548">
            <text:p>54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581/PLEASANT GROVE FROM SR 44 TO E ANNA JO DRIVE</text:p>
          </table:table-cell>
          <table:table-cell office:value-type="string">
            <text:p>Resurfacing</text:p>
          </table:table-cell>
          <table:table-cell office:value-type="float" office:value="2.294">
            <text:p>2.294</text:p>
          </table:table-cell>
          <table:table-cell office:value-type="float" office:value="4293611">
            <text:p>4293611</text:p>
          </table:table-cell>
          <table:table-cell office:value-type="string">
            <text:p>Construction</text:p>
          </table:table-cell>
          <table:table-cell office:value-type="float" office:value="1010">
            <text:p>10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N TURKEY OAK DRIVE FROM CR 495 TO N HOLIDAY DRIVE</text:p>
          </table:table-cell>
          <table:table-cell office:value-type="string">
            <text:p>Resurfacing</text:p>
          </table:table-cell>
          <table:table-cell office:value-type="float" office:value="1.754">
            <text:p>1.754</text:p>
          </table:table-cell>
          <table:table-cell office:value-type="float" office:value="4312311">
            <text:p>431231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389" table:number-columns-spanned="2" table:number-rows-spanned="1">
            <text:p>389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YULEE DRIVE SIDEWALK FROM W CENTRAL STREET TO US 19</text:p>
          </table:table-cell>
          <table:table-cell office:value-type="string">
            <text:p>Sidewalk</text:p>
          </table:table-cell>
          <table:table-cell office:value-type="float" office:value="2.765">
            <text:p>2.765</text:p>
          </table:table-cell>
          <table:table-cell office:value-type="float" office:value="4325811">
            <text:p>432581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IGHLAND BLVD FROM S LINE AVE TO APOPKA AVE</text:p>
          </table:table-cell>
          <table:table-cell office:value-type="string">
            <text:p>Widen/Resurface Exist Lanes</text:p>
          </table:table-cell>
          <table:table-cell office:value-type="float" office:value="0.388">
            <text:p>0.388</text:p>
          </table:table-cell>
          <table:table-cell office:value-type="float" office:value="4303821">
            <text:p>4303821</text:p>
          </table:table-cell>
          <table:table-cell office:value-type="string">
            <text:p>Construction</text:p>
          </table:table-cell>
          <table:table-cell office:value-type="float" office:value="884">
            <text:p>8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N ELKCAM BLVD FROM N DELTONA BLVD TO CR 488</text:p>
          </table:table-cell>
          <table:table-cell office:value-type="string">
            <text:p>Resurfacing</text:p>
          </table:table-cell>
          <table:table-cell office:value-type="float" office:value="4.208">
            <text:p>4.208</text:p>
          </table:table-cell>
          <table:table-cell office:value-type="float" office:value="4312371">
            <text:p>431237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628" table:number-columns-spanned="2" table:number-rows-spanned="1">
            <text:p>628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W CITRUS SPRINGS BLV FROM DUNKLIN STREET TO US 41</text:p>
          </table:table-cell>
          <table:table-cell office:value-type="string">
            <text:p>Resurfacing</text:p>
          </table:table-cell>
          <table:table-cell office:value-type="float" office:value="3.28">
            <text:p>3.28</text:p>
          </table:table-cell>
          <table:table-cell office:value-type="float" office:value="4312361">
            <text:p>4312361</text:p>
          </table:table-cell>
          <table:table-cell office:value-type="string">
            <text:p>Construction</text:p>
          </table:table-cell>
          <table:table-cell office:value-type="float" office:value="915">
            <text:p>9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ZEPHYR ST FROM N APOPKA AVE TO ELLA AVE</text:p>
          </table:table-cell>
          <table:table-cell office:value-type="string">
            <text:p>Widen/Resurface Exist Lanes</text:p>
          </table:table-cell>
          <table:table-cell office:value-type="float" office:value="0.688">
            <text:p>0.688</text:p>
          </table:table-cell>
          <table:table-cell office:value-type="float" office:value="4318431">
            <text:p>4318431</text:p>
          </table:table-cell>
          <table:table-cell office:value-type="string">
            <text:p>Construction</text:p>
          </table:table-cell>
          <table:table-cell office:value-type="float" office:value="375">
            <text:p>3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UNCOAST PARKWAY 2 - CARDINAL ST. TO SR 44</text:p>
          </table:table-cell>
          <table:table-cell office:value-type="string">
            <text:p>New Road Construction</text:p>
          </table:table-cell>
          <table:table-cell office:value-type="float" office:value="7.41">
            <text:p>7.41</text:p>
          </table:table-cell>
          <table:table-cell office:value-type="float" office:value="4052704">
            <text:p>4052704</text:p>
          </table:table-cell>
          <table:table-cell office:value-type="string">
            <text:p>Right Of Way</text:p>
          </table:table-cell>
          <table:table-cell office:value-type="float" office:value="3633">
            <text:p>3633</text:p>
          </table:table-cell>
          <table:table-cell office:value-type="float" office:value="1040" table:number-columns-spanned="2" table:number-rows-spanned="1">
            <text:p>1040</text:p>
          </table:table-cell>
          <table:covered-table-cell/>
          <table:table-cell office:value-type="float" office:value="1040">
            <text:p>1040</text:p>
          </table:table-cell>
          <table:table-cell office:value-type="float" office:value="2040" table:number-columns-spanned="2" table:number-rows-spanned="1">
            <text:p>2040</text:p>
          </table:table-cell>
          <table:covered-table-cell/>
          <table:table-cell office:value-type="float" office:value="2040">
            <text:p>2040</text:p>
          </table:table-cell>
          <table:table-cell table:number-columns-repeated="1011"/>
        </table:table-row>
        <table:table-row table:style-name="ro4">
          <table:table-cell office:value-type="string">
            <text:p>SUNCOAST PARKWAY 2 - HERNANDO/CITRUS COUNTY LINE TO CARDINAL ST.</text:p>
          </table:table-cell>
          <table:table-cell office:value-type="string">
            <text:p>New Road Construction</text:p>
          </table:table-cell>
          <table:table-cell office:value-type="float" office:value="4.78">
            <text:p>4.78</text:p>
          </table:table-cell>
          <table:table-cell office:value-type="float" office:value="4052703">
            <text:p>4052703</text:p>
          </table:table-cell>
          <table:table-cell office:value-type="string">
            <text:p>Right Of Way</text:p>
          </table:table-cell>
          <table:table-cell office:value-type="float" office:value="3617">
            <text:p>3617</text:p>
          </table:table-cell>
          <table:table-cell office:value-type="float" office:value="2040" table:number-columns-spanned="2" table:number-rows-spanned="1">
            <text:p>2040</text:p>
          </table:table-cell>
          <table:covered-table-cell/>
          <table:table-cell office:value-type="float" office:value="2040">
            <text:p>2040</text:p>
          </table:table-cell>
          <table:table-cell office:value-type="float" office:value="2040" table:number-columns-spanned="2" table:number-rows-spanned="1">
            <text:p>2040</text:p>
          </table:table-cell>
          <table:covered-table-cell/>
          <table:table-cell office:value-type="float" office:value="2040">
            <text:p>2040</text:p>
          </table:table-cell>
          <table:table-cell table:number-columns-repeated="1011"/>
        </table:table-row>
        <table:table-row table:style-name="ro2">
          <table:table-cell office:value-type="string">
            <text:p>SUNCOAST PARKWAY 2 - SR 44 TO US HWY 19</text:p>
          </table:table-cell>
          <table:table-cell office:value-type="string">
            <text:p>New Road Construction</text:p>
          </table:table-cell>
          <table:table-cell office:value-type="float" office:value="9.165">
            <text:p>9.165</text:p>
          </table:table-cell>
          <table:table-cell office:value-type="float" office:value="4052705">
            <text:p>4052705</text:p>
          </table:table-cell>
          <table:table-cell office:value-type="string">
            <text:p>Right Of Way</text:p>
          </table:table-cell>
          <table:table-cell office:value-type="float" office:value="713">
            <text:p>71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ITRUS CO (02)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2597561">
            <text:p>2597561</text:p>
          </table:table-cell>
          <table:table-cell office:value-type="string">
            <text:p>Brdg/Rdwy/Contract Maint</text:p>
          </table:table-cell>
          <table:table-cell office:value-type="float" office:value="80">
            <text:p>80</text:p>
          </table:table-cell>
          <table:table-cell office:value-type="float" office:value="50" table:number-columns-spanned="2" table:number-rows-spanned="1">
            <text:p>50</text:p>
          </table:table-cell>
          <table:covered-table-cell/>
          <table:table-cell office:value-type="float" office:value="50">
            <text:p>50</text:p>
          </table:table-cell>
          <table:table-cell office:value-type="float" office:value="50" table:number-columns-spanned="2" table:number-rows-spanned="1">
            <text:p>50</text:p>
          </table:table-cell>
          <table:covered-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2">
          <table:table-cell office:value-type="string">
            <text:p>CITRUS CO (02) ASSET MANAGEMENT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52981">
            <text:p>4052981</text:p>
          </table:table-cell>
          <table:table-cell office:value-type="string">
            <text:p>Brdg/Rdwy/Contract Maint</text:p>
          </table:table-cell>
          <table:table-cell office:value-type="float" office:value="961">
            <text:p>961</text:p>
          </table:table-cell>
          <table:table-cell office:value-type="float" office:value="961" table:number-columns-spanned="2" table:number-rows-spanned="1">
            <text:p>961</text:p>
          </table:table-cell>
          <table:covered-table-cell/>
          <table:table-cell office:value-type="float" office:value="961">
            <text:p>961</text:p>
          </table:table-cell>
          <table:table-cell office:value-type="float" office:value="961" table:number-columns-spanned="2" table:number-rows-spanned="1">
            <text:p>961</text:p>
          </table:table-cell>
          <table:covered-table-cell/>
          <table:table-cell office:value-type="float" office:value="961">
            <text:p>961</text:p>
          </table:table-cell>
          <table:table-cell table:number-columns-repeated="1011"/>
        </table:table-row>
        <table:table-row table:style-name="ro2">
          <table:table-cell office:value-type="string">
            <text:p>PORT CITRUS MASTER PLAN</text:p>
          </table:table-cell>
          <table:table-cell office:value-type="string">
            <text:p>Seaport Capacity Project</text:p>
          </table:table-cell>
          <table:table-cell office:value-type="string">
            <text:p> </text:p>
          </table:table-cell>
          <table:table-cell office:value-type="float" office:value="4332991">
            <text:p>4332991</text:p>
          </table:table-cell>
          <table:table-cell office:value-type="string">
            <text:p>Capital</text:p>
          </table:table-cell>
          <table:table-cell office:value-type="float" office:value="275">
            <text:p>2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) FM S OF US98/SR50/CORTEZ TO N OF US98/SR50/CORTEZ</text:p>
          </table:table-cell>
          <table:table-cell office:value-type="string">
            <text:p>Add Lanes &amp; Reconstruct</text:p>
          </table:table-cell>
          <table:table-cell office:value-type="float" office:value="2.986">
            <text:p>2.986</text:p>
          </table:table-cell>
          <table:table-cell office:value-type="float" office:value="4110114">
            <text:p>4110114</text:p>
          </table:table-cell>
          <table:table-cell office:value-type="string">
            <text:p>Preliminary Engineering</text:p>
          </table:table-cell>
          <table:table-cell office:value-type="float" office:value="650">
            <text:p>6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) FM S OF US98/SR50/CORTEZ TO N OF US98/SR50/CORTEZ</text:p>
          </table:table-cell>
          <table:table-cell office:value-type="string">
            <text:p>Add Lanes &amp; Reconstruct</text:p>
          </table:table-cell>
          <table:table-cell office:value-type="float" office:value="3.986">
            <text:p>3.986</text:p>
          </table:table-cell>
          <table:table-cell office:value-type="float" office:value="4110114">
            <text:p>4110114</text:p>
          </table:table-cell>
          <table:table-cell office:value-type="string">
            <text:p>Railroad &amp; Utilites</text:p>
          </table:table-cell>
          <table:table-cell office:value-type="float" office:value="394">
            <text:p>39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) FM S OF US98/SR50/CORTEZ TO N OF US98/SR50/CORTEZ</text:p>
          </table:table-cell>
          <table:table-cell office:value-type="string">
            <text:p>Add Lanes &amp; Reconstruct</text:p>
          </table:table-cell>
          <table:table-cell office:value-type="float" office:value="4.986">
            <text:p>4.986</text:p>
          </table:table-cell>
          <table:table-cell office:value-type="float" office:value="4110114">
            <text:p>4110114</text:p>
          </table:table-cell>
          <table:table-cell office:value-type="string">
            <text:p>Environmental</text:p>
          </table:table-cell>
          <table:table-cell office:value-type="float" office:value="32">
            <text:p>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) FM S OF US98/SR50/CORTEZ TO N OF US98/SR50/CORTEZ</text:p>
          </table:table-cell>
          <table:table-cell office:value-type="string">
            <text:p>Add Lanes &amp; Reconstruct</text:p>
          </table:table-cell>
          <table:table-cell office:value-type="float" office:value="5.986">
            <text:p>5.986</text:p>
          </table:table-cell>
          <table:table-cell office:value-type="float" office:value="4110114">
            <text:p>4110114</text:p>
          </table:table-cell>
          <table:table-cell office:value-type="string">
            <text:p>Design Build</text:p>
          </table:table-cell>
          <table:table-cell office:value-type="float" office:value="0">
            <text:p>0</text:p>
          </table:table-cell>
          <table:table-cell office:value-type="float" office:value="89481" table:number-columns-spanned="2" table:number-rows-spanned="1">
            <text:p>89481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) FM S OF US98/SR50/CORTEZ TO N OF US98/SR50/CORTEZ</text:p>
          </table:table-cell>
          <table:table-cell office:value-type="string">
            <text:p>Landscaping</text:p>
          </table:table-cell>
          <table:table-cell office:value-type="float" office:value="2.986">
            <text:p>2.986</text:p>
          </table:table-cell>
          <table:table-cell office:value-type="float" office:value="4110118">
            <text:p>4110118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15" table:number-columns-spanned="2" table:number-rows-spanned="1">
            <text:p>115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) FM S OF US98/SR50/CORTEZ TO N OF US98/SR50/CORTEZ</text:p>
          </table:table-cell>
          <table:table-cell office:value-type="string">
            <text:p>Landscaping</text:p>
          </table:table-cell>
          <table:table-cell office:value-type="float" office:value="3.986">
            <text:p>3.986</text:p>
          </table:table-cell>
          <table:table-cell office:value-type="float" office:value="4110118">
            <text:p>4110118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637">
            <text:p>637</text:p>
          </table:table-cell>
          <table:table-cell table:number-columns-repeated="1011"/>
        </table:table-row>
        <table:table-row table:style-name="ro2">
          <table:table-cell office:value-type="string">
            <text:p>I-75 (SR 93) FROM N OF SR 50 TO HERNANDO/SUMTER CO/L</text:p>
          </table:table-cell>
          <table:table-cell office:value-type="string">
            <text:p>Add Lanes &amp; Rehabilitate Pvmnt</text:p>
          </table:table-cell>
          <table:table-cell office:value-type="float" office:value="3.271">
            <text:p>3.271</text:p>
          </table:table-cell>
          <table:table-cell office:value-type="float" office:value="4110122">
            <text:p>4110122</text:p>
          </table:table-cell>
          <table:table-cell office:value-type="string">
            <text:p>Preliminary Engineering</text:p>
          </table:table-cell>
          <table:table-cell office:value-type="float" office:value="998">
            <text:p>99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I-75 (SR 93) FROM N OF SR 50 TO HERNANDO/SUMTER CO/L</text:p>
          </table:table-cell>
          <table:table-cell office:value-type="string">
            <text:p>Add Lanes &amp; Rehabilitate Pvmnt</text:p>
          </table:table-cell>
          <table:table-cell table:style-name="ce3"/>
          <table:table-cell office:value-type="float" office:value="4110122">
            <text:p>4110122</text:p>
          </table:table-cell>
          <table:table-cell office:value-type="string">
            <text:p>Right Of Way</text:p>
          </table:table-cell>
          <table:table-cell office:value-type="float" office:value="224">
            <text:p>224</text:p>
          </table:table-cell>
          <table:table-cell office:value-type="float" office:value="100" table:number-columns-spanned="2" table:number-rows-spanned="1">
            <text:p>100</text:p>
          </table:table-cell>
          <table:covered-table-cell/>
          <table:table-cell office:value-type="float" office:value="302">
            <text:p>30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I-75 (SR 93) FROM N OF SR 50 TO HERNANDO/SUMTER CO/L</text:p>
          </table:table-cell>
          <table:table-cell office:value-type="string">
            <text:p>Add Lanes &amp; Rehabilitate Pvmnt</text:p>
          </table:table-cell>
          <table:table-cell table:style-name="ce3"/>
          <table:table-cell office:value-type="float" office:value="4110122">
            <text:p>4110122</text:p>
          </table:table-cell>
          <table:table-cell office:value-type="string">
            <text:p>Design Build</text:p>
          </table:table-cell>
          <table:table-cell office:value-type="float" office:value="0">
            <text:p>0</text:p>
          </table:table-cell>
          <table:table-cell office:value-type="float" office:value="20680" table:number-columns-spanned="2" table:number-rows-spanned="1">
            <text:p>2068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) FROM N OF SR 50 TO HERNANDO/SUMTER CO/L</text:p>
          </table:table-cell>
          <table:table-cell office:value-type="string">
            <text:p>Landscaping</text:p>
          </table:table-cell>
          <table:table-cell office:value-type="float" office:value="3.117">
            <text:p>3.117</text:p>
          </table:table-cell>
          <table:table-cell office:value-type="float" office:value="4110125">
            <text:p>4110125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127" table:number-columns-spanned="2" table:number-rows-spanned="1">
            <text:p>127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I-75 (SR 93) FROM N OF SR 50 TO HERNANDO/SUMTER CO/L</text:p>
          </table:table-cell>
          <table:table-cell office:value-type="string">
            <text:p>Landscaping</text:p>
          </table:table-cell>
          <table:table-cell table:style-name="ce3"/>
          <table:table-cell office:value-type="float" office:value="4110125">
            <text:p>4110125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11">
            <text:p>31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) FROM PASCO/HERNANDO CO/L TO N OF US98/SR50/CORTEZ</text:p>
          </table:table-cell>
          <table:table-cell office:value-type="string">
            <text:p>Add Lanes &amp; Reconstruct</text:p>
          </table:table-cell>
          <table:table-cell office:value-type="float" office:value="8.346">
            <text:p>8.346</text:p>
          </table:table-cell>
          <table:table-cell office:value-type="float" office:value="4110112">
            <text:p>4110112</text:p>
          </table:table-cell>
          <table:table-cell office:value-type="string">
            <text:p>Preliminary Engineering</text:p>
          </table:table-cell>
          <table:table-cell office:value-type="float" office:value="47">
            <text:p>4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I-75 (SR 93) FROM PASCO/HERNANDO CO/L TO N OF US98/SR50/CORTEZ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4110112">
            <text:p>4110112</text:p>
          </table:table-cell>
          <table:table-cell office:value-type="string">
            <text:p>Right Of Way</text:p>
          </table:table-cell>
          <table:table-cell office:value-type="float" office:value="6810">
            <text:p>6810</text:p>
          </table:table-cell>
          <table:table-cell office:value-type="float" office:value="16786" table:number-columns-spanned="2" table:number-rows-spanned="1">
            <text:p>16786</text:p>
          </table:table-cell>
          <table:covered-table-cell/>
          <table:table-cell office:value-type="float" office:value="23759">
            <text:p>2375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I-75 (SR 93) FROM PASCO/HERNANDO CO/L TO N OF US98/SR50/CORTEZ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4110112">
            <text:p>4110112</text:p>
          </table:table-cell>
          <table:table-cell office:value-type="string">
            <text:p>Environmental</text:p>
          </table:table-cell>
          <table:table-cell office:value-type="float" office:value="214">
            <text:p>2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) FROM PASCO/HERNANDO CO/L TO S OF US98/SR50/CORTEZ</text:p>
          </table:table-cell>
          <table:table-cell office:value-type="string">
            <text:p>Add Lanes &amp; Reconstruct</text:p>
          </table:table-cell>
          <table:table-cell office:value-type="float" office:value="5.389">
            <text:p>5.389</text:p>
          </table:table-cell>
          <table:table-cell office:value-type="float" office:value="4110113">
            <text:p>4110113</text:p>
          </table:table-cell>
          <table:table-cell office:value-type="string">
            <text:p>Preliminary Engineering</text:p>
          </table:table-cell>
          <table:table-cell office:value-type="float" office:value="376">
            <text:p>3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I-75 (SR 93) FROM PASCO/HERNANDO CO/L TO S OF US98/SR50/CORTEZ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4110113">
            <text:p>4110113</text:p>
          </table:table-cell>
          <table:table-cell office:value-type="string">
            <text:p>Railroad &amp; Utilites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I-75 (SR 93) FROM PASCO/HERNANDO CO/L TO S OF US98/SR50/CORTEZ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4110113">
            <text:p>4110113</text:p>
          </table:table-cell>
          <table:table-cell office:value-type="string">
            <text:p>Environmental</text:p>
          </table:table-cell>
          <table:table-cell office:value-type="float" office:value="519">
            <text:p>51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I-75 (SR 93) FROM PASCO/HERNANDO CO/L TO S OF US98/SR50/CORTEZ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4110113">
            <text:p>4110113</text:p>
          </table:table-cell>
          <table:table-cell office:value-type="string">
            <text:p>Design Build</text:p>
          </table:table-cell>
          <table:table-cell office:value-type="float" office:value="41346">
            <text:p>4134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) FROM PASCO/HERNANDO CO/L TO S OF US98/SR50/CORTEZ</text:p>
          </table:table-cell>
          <table:table-cell office:value-type="string">
            <text:p>Landscaping</text:p>
          </table:table-cell>
          <table:table-cell office:value-type="float" office:value="5.389">
            <text:p>5.389</text:p>
          </table:table-cell>
          <table:table-cell office:value-type="float" office:value="4110117">
            <text:p>4110117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267" table:number-columns-spanned="2" table:number-rows-spanned="1">
            <text:p>267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I-75 (SR 93) FROM PASCO/HERNANDO CO/L TO S OF US98/SR50/CORTEZ</text:p>
          </table:table-cell>
          <table:table-cell table:style-name="ce3" table:number-columns-repeated="2"/>
          <table:table-cell office:value-type="float" office:value="4110117">
            <text:p>4110117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442">
            <text:p>44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SR 50 (CORTEZ BLVD) FROM CR587 (MARINER BLVD) TO SR589(SUNCOAST PARKWY)</text:p>
          </table:table-cell>
          <table:table-cell office:value-type="string">
            <text:p>Add Lanes &amp; Reconstruct</text:p>
          </table:table-cell>
          <table:table-cell office:value-type="float" office:value="2.019">
            <text:p>2.019</text:p>
          </table:table-cell>
          <table:table-cell office:value-type="float" office:value="4079512">
            <text:p>4079512</text:p>
          </table:table-cell>
          <table:table-cell office:value-type="string">
            <text:p>Construction</text:p>
          </table:table-cell>
          <table:table-cell office:value-type="float" office:value="151">
            <text:p>15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0 (CORTEZ BLVD) FROM E OF US 98/SR 700 TO W OF RAILROAD TRACKS</text:p>
          </table:table-cell>
          <table:table-cell office:value-type="string">
            <text:p>Resurfacing</text:p>
          </table:table-cell>
          <table:table-cell office:value-type="float" office:value="1.844">
            <text:p>1.844</text:p>
          </table:table-cell>
          <table:table-cell office:value-type="float" office:value="4065451">
            <text:p>4065451</text:p>
          </table:table-cell>
          <table:table-cell office:value-type="string">
            <text:p>Construction</text:p>
          </table:table-cell>
          <table:table-cell office:value-type="float" office:value="35">
            <text:p>3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0 (CORTEZ BLVD) FROM US 19 (SR 55) TO W OF CR587/MARINER BVD</text:p>
          </table:table-cell>
          <table:table-cell office:value-type="string">
            <text:p>Add Lanes &amp; Rehabilitate Pvmnt</text:p>
          </table:table-cell>
          <table:table-cell office:value-type="float" office:value="3.76">
            <text:p>3.76</text:p>
          </table:table-cell>
          <table:table-cell office:value-type="float" office:value="4079513">
            <text:p>4079513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SR 50 (CORTEZ BLVD) FROM US 19 (SR 55) TO W OF CR587/MARINER BVD</text:p>
          </table:table-cell>
          <table:table-cell office:value-type="string">
            <text:p>Add Lanes &amp; Rehabilitate Pvmnt</text:p>
          </table:table-cell>
          <table:table-cell table:style-name="ce3"/>
          <table:table-cell office:value-type="float" office:value="4079513">
            <text:p>4079513</text:p>
          </table:table-cell>
          <table:table-cell office:value-type="string">
            <text:p>Right Of Way</text:p>
          </table:table-cell>
          <table:table-cell office:value-type="float" office:value="20">
            <text:p>2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SR 50 (CORTEZ BLVD) FROM US 19 (SR 55) TO W OF CR587/MARINER BVD</text:p>
          </table:table-cell>
          <table:table-cell office:value-type="string">
            <text:p>Add Lanes &amp; Rehabilitate Pvmnt</text:p>
          </table:table-cell>
          <table:table-cell table:style-name="ce3"/>
          <table:table-cell office:value-type="float" office:value="4079513">
            <text:p>4079513</text:p>
          </table:table-cell>
          <table:table-cell office:value-type="string">
            <text:p>Construction</text:p>
          </table:table-cell>
          <table:table-cell office:value-type="float" office:value="143">
            <text:p>14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0 (CORTEZ BLVD) FROM W OF SUNCOAST PRKWY TO W OF WISCON RD</text:p>
          </table:table-cell>
          <table:table-cell office:value-type="string">
            <text:p>Resurfacing</text:p>
          </table:table-cell>
          <table:table-cell office:value-type="float" office:value="0.238">
            <text:p>0.238</text:p>
          </table:table-cell>
          <table:table-cell office:value-type="float" office:value="4271511">
            <text:p>4271511</text:p>
          </table:table-cell>
          <table:table-cell office:value-type="string">
            <text:p>Construction</text:p>
          </table:table-cell>
          <table:table-cell office:value-type="float" office:value="103">
            <text:p>10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0 FM WINDMERE RD/BRONSON BL TO US 98/MCKETHAN RD</text:p>
          </table:table-cell>
          <table:table-cell office:value-type="string">
            <text:p>Add Lanes &amp; Rehabilitate Pvmnt</text:p>
          </table:table-cell>
          <table:table-cell office:value-type="float" office:value="3.72">
            <text:p>3.72</text:p>
          </table:table-cell>
          <table:table-cell office:value-type="float" office:value="4167324">
            <text:p>4167324</text:p>
          </table:table-cell>
          <table:table-cell office:value-type="string">
            <text:p>Preliminary Engineering</text:p>
          </table:table-cell>
          <table:table-cell office:value-type="float" office:value="2002">
            <text:p>200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R 50 FROM BROOKSVILLE BYPASS TO I-75</text:p>
          </table:table-cell>
          <table:table-cell office:value-type="string">
            <text:p>Pd&amp;E/Emo Study</text:p>
          </table:table-cell>
          <table:table-cell office:value-type="float" office:value="8.221">
            <text:p>8.221</text:p>
          </table:table-cell>
          <table:table-cell office:value-type="float" office:value="4300511">
            <text:p>4300511</text:p>
          </table:table-cell>
          <table:table-cell office:value-type="string">
            <text:p>P D &amp; E</text:p>
          </table:table-cell>
          <table:table-cell office:value-type="float" office:value="1001">
            <text:p>100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R 50 FROM LOCKHART RD TO US 301</text:p>
          </table:table-cell>
          <table:table-cell office:value-type="string">
            <text:p>Pd&amp;E/Emo Study</text:p>
          </table:table-cell>
          <table:table-cell office:value-type="float" office:value="5.517">
            <text:p>5.517</text:p>
          </table:table-cell>
          <table:table-cell office:value-type="float" office:value="4167322">
            <text:p>4167322</text:p>
          </table:table-cell>
          <table:table-cell office:value-type="string">
            <text:p>P D &amp; E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0 FROM US 98/MCKETHAN RD TO US 301</text:p>
          </table:table-cell>
          <table:table-cell office:value-type="string">
            <text:p>Add Lanes &amp; Rehabilitate Pvmnt</text:p>
          </table:table-cell>
          <table:table-cell office:value-type="float" office:value="1.517">
            <text:p>1.517</text:p>
          </table:table-cell>
          <table:table-cell office:value-type="float" office:value="4167323">
            <text:p>4167323</text:p>
          </table:table-cell>
          <table:table-cell office:value-type="string">
            <text:p>Preliminary Engineering</text:p>
          </table:table-cell>
          <table:table-cell office:value-type="float" office:value="1474">
            <text:p>147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0/CORTEZ BLVD FROM CR570/WISCON ROAD TO CR 485/COBB ROAD</text:p>
          </table:table-cell>
          <table:table-cell office:value-type="string">
            <text:p>Resurfacing</text:p>
          </table:table-cell>
          <table:table-cell office:value-type="float" office:value="3.861">
            <text:p>3.861</text:p>
          </table:table-cell>
          <table:table-cell office:value-type="float" office:value="4230521">
            <text:p>4230521</text:p>
          </table:table-cell>
          <table:table-cell office:value-type="string">
            <text:p>Construction</text:p>
          </table:table-cell>
          <table:table-cell office:value-type="float" office:value="4">
            <text:p>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0A/JEFFERSON RD @ SR 700/PONCE DE LEON BL</text:p>
          </table:table-cell>
          <table:table-cell office:value-type="string">
            <text:p>Traffic Engineering Study</text:p>
          </table:table-cell>
          <table:table-cell office:value-type="float" office:value="0.269">
            <text:p>0.269</text:p>
          </table:table-cell>
          <table:table-cell office:value-type="float" office:value="4332441">
            <text:p>4332441</text:p>
          </table:table-cell>
          <table:table-cell office:value-type="string">
            <text:p>Preliminary Engineering</text:p>
          </table:table-cell>
          <table:table-cell office:value-type="float" office:value="302">
            <text:p>30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SR 50A/JEFFERSON RD @ SR 700/PONCE DE LEON BL</text:p>
          </table:table-cell>
          <table:table-cell office:value-type="string">
            <text:p>Traffic Engineering Study</text:p>
          </table:table-cell>
          <table:table-cell table:style-name="ce3"/>
          <table:table-cell office:value-type="float" office:value="4332441">
            <text:p>4332441</text:p>
          </table:table-cell>
          <table:table-cell office:value-type="string">
            <text:p>Right Of Way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000">
            <text:p>3000</text:p>
          </table:table-cell>
          <table:table-cell table:number-columns-repeated="1011"/>
        </table:table-row>
        <table:table-row table:style-name="ro2">
          <table:table-cell office:value-type="string">
            <text:p>SR50/700/US98/CORTEZ FROM E OF SR 50/CORTEZ BL TO W OF LIVE OAK DR</text:p>
          </table:table-cell>
          <table:table-cell office:value-type="string">
            <text:p>Resurfacing</text:p>
          </table:table-cell>
          <table:table-cell office:value-type="float" office:value="0.333">
            <text:p>0.333</text:p>
          </table:table-cell>
          <table:table-cell office:value-type="float" office:value="4326971">
            <text:p>432697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50A/W JEFFERSON ST FROM E OF CORTEZ BLVD TO W OF N MILDRED AVE</text:p>
          </table:table-cell>
          <table:table-cell office:value-type="string">
            <text:p>Resurfacing</text:p>
          </table:table-cell>
          <table:table-cell office:value-type="float" office:value="4.149">
            <text:p>4.149</text:p>
          </table:table-cell>
          <table:table-cell office:value-type="float" office:value="4271501">
            <text:p>4271501</text:p>
          </table:table-cell>
          <table:table-cell office:value-type="string">
            <text:p>Construction</text:p>
          </table:table-cell>
          <table:table-cell office:value-type="float" office:value="131">
            <text:p>13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RAFFIC SIGNAL MAINTENANCE AND OPERATION FOR LOCAL GOVERNMENT</text:p>
          </table:table-cell>
          <table:table-cell office:value-type="string">
            <text:p>Traffic Signals</text:p>
          </table:table-cell>
          <table:table-cell office:value-type="float" office:value="0.001">
            <text:p>0.001</text:p>
          </table:table-cell>
          <table:table-cell office:value-type="float" office:value="4059203">
            <text:p>4059203</text:p>
          </table:table-cell>
          <table:table-cell office:value-type="string">
            <text:p>Operations</text:p>
          </table:table-cell>
          <table:table-cell office:value-type="float" office:value="92">
            <text:p>9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M S OF SR50(CORTEZ BLVD) TO HERNANDO/CITRUS CO/L</text:p>
          </table:table-cell>
          <table:table-cell office:value-type="string">
            <text:p>Resurfacing</text:p>
          </table:table-cell>
          <table:table-cell office:value-type="float" office:value="12.293">
            <text:p>12.293</text:p>
          </table:table-cell>
          <table:table-cell office:value-type="float" office:value="4271521">
            <text:p>4271521</text:p>
          </table:table-cell>
          <table:table-cell office:value-type="string">
            <text:p>Construction</text:p>
          </table:table-cell>
          <table:table-cell office:value-type="float" office:value="278">
            <text:p>27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S OF TOUCAN TRL TO CORTEZ BLVD</text:p>
          </table:table-cell>
          <table:table-cell office:value-type="string">
            <text:p>Resurfacing</text:p>
          </table:table-cell>
          <table:table-cell office:value-type="float" office:value="3.496">
            <text:p>3.496</text:p>
          </table:table-cell>
          <table:table-cell office:value-type="float" office:value="4327201">
            <text:p>432720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(SR 45) FROM PINE CABIN RD TO N OF INGRAM ST</text:p>
          </table:table-cell>
          <table:table-cell office:value-type="string">
            <text:p>Maintenance Resurfacing (Flex)</text:p>
          </table:table-cell>
          <table:table-cell office:value-type="float" office:value="1.723">
            <text:p>1.723</text:p>
          </table:table-cell>
          <table:table-cell office:value-type="float" office:value="4245551">
            <text:p>4245551</text:p>
          </table:table-cell>
          <table:table-cell office:value-type="string">
            <text:p>Construction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(SR 45/BROAD) FM S OF CR 481/SNOW MEMRL TO HERNANDO/CITRUS CO LN</text:p>
          </table:table-cell>
          <table:table-cell office:value-type="string">
            <text:p>Resurfacing</text:p>
          </table:table-cell>
          <table:table-cell office:value-type="float" office:value="4.741">
            <text:p>4.741</text:p>
          </table:table-cell>
          <table:table-cell office:value-type="float" office:value="4309481">
            <text:p>4309481</text:p>
          </table:table-cell>
          <table:table-cell office:value-type="string">
            <text:p>Preliminary Engineering</text:p>
          </table:table-cell>
          <table:table-cell office:value-type="float" office:value="7">
            <text:p>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5">
          <table:table-cell office:value-type="string">
            <text:p>US 41 (SR 45/BROAD) FM S OF CR 481/SNOW MEMRL TO HERNANDO/CITRUS CO LN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309481">
            <text:p>430948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508">
            <text:p>350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(SR 45/BROAD) FM S OF CR 572/POWELL RD TO S OF PINE CABIN RD</text:p>
          </table:table-cell>
          <table:table-cell office:value-type="string">
            <text:p>Resurfacing</text:p>
          </table:table-cell>
          <table:table-cell office:value-type="float" office:value="1.407">
            <text:p>1.407</text:p>
          </table:table-cell>
          <table:table-cell office:value-type="float" office:value="4311431">
            <text:p>4311431</text:p>
          </table:table-cell>
          <table:table-cell office:value-type="string">
            <text:p>Preliminary Engineering</text:p>
          </table:table-cell>
          <table:table-cell office:value-type="float" office:value="159">
            <text:p>15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5">
          <table:table-cell office:value-type="string">
            <text:p>US 41 (SR 45/BROAD) FM S OF CR 572/POWELL RD TO S OF PINE CABIN RD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311431">
            <text:p>431143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4108" table:number-columns-spanned="2" table:number-rows-spanned="1">
            <text:p>4108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(SR45/BROAD) AT BRDG E OF HALE AVE</text:p>
          </table:table-cell>
          <table:table-cell office:value-type="string">
            <text:p>Miscellaneous Structure</text:p>
          </table:table-cell>
          <table:table-cell office:value-type="float" office:value="0.028">
            <text:p>0.028</text:p>
          </table:table-cell>
          <table:table-cell office:value-type="float" office:value="4271532">
            <text:p>4271532</text:p>
          </table:table-cell>
          <table:table-cell office:value-type="string">
            <text:p>Construction</text:p>
          </table:table-cell>
          <table:table-cell office:value-type="float" office:value="334">
            <text:p>33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(SR45/BROAD) FROM N OF LAMAR AVE TO TWINGATE AVE</text:p>
          </table:table-cell>
          <table:table-cell office:value-type="string">
            <text:p>Resurfacing</text:p>
          </table:table-cell>
          <table:table-cell office:value-type="float" office:value="1.97">
            <text:p>1.97</text:p>
          </table:table-cell>
          <table:table-cell office:value-type="float" office:value="4271531">
            <text:p>4271531</text:p>
          </table:table-cell>
          <table:table-cell office:value-type="string">
            <text:p>Construction</text:p>
          </table:table-cell>
          <table:table-cell office:value-type="float" office:value="307">
            <text:p>30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98 (SR 50) FROM E OF SR50 (CORTEZ B) TO E OF MONDON HILL RD</text:p>
          </table:table-cell>
          <table:table-cell office:value-type="string">
            <text:p>Resurfacing</text:p>
          </table:table-cell>
          <table:table-cell office:value-type="float" office:value="4.051">
            <text:p>4.051</text:p>
          </table:table-cell>
          <table:table-cell office:value-type="float" office:value="4245581">
            <text:p>424558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BARCLAY AT SR 50</text:p>
          </table:table-cell>
          <table:table-cell office:value-type="string">
            <text:p>Add Left Turn Lane(S)</text:p>
          </table:table-cell>
          <table:table-cell office:value-type="float" office:value="0.009">
            <text:p>0.009</text:p>
          </table:table-cell>
          <table:table-cell office:value-type="float" office:value="4318421">
            <text:p>431842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000">
            <text:p>10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 578 (CO LINE RD) FROM E OF EAST RD TO SPRING TIME ST</text:p>
          </table:table-cell>
          <table:table-cell office:value-type="string">
            <text:p>Add Lanes &amp; Reconstruct</text:p>
          </table:table-cell>
          <table:table-cell office:value-type="float" office:value="2.637">
            <text:p>2.637</text:p>
          </table:table-cell>
          <table:table-cell office:value-type="float" office:value="2572983">
            <text:p>2572983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 578 (CO LINE RD) FROM E OF MARINER BLVD TO W OF SUNCOAST PARKWAY</text:p>
          </table:table-cell>
          <table:table-cell office:value-type="string">
            <text:p>Add Lanes &amp; Reconstruct</text:p>
          </table:table-cell>
          <table:table-cell office:value-type="float" office:value="2.955">
            <text:p>2.955</text:p>
          </table:table-cell>
          <table:table-cell office:value-type="float" office:value="2572984">
            <text:p>2572984</text:p>
          </table:table-cell>
          <table:table-cell office:value-type="string">
            <text:p>Preliminary Engineering</text:p>
          </table:table-cell>
          <table:table-cell office:value-type="float" office:value="92">
            <text:p>9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 578 (CO LINE RD) FROM SUNCOAST PARKWAY TO US41 AT AYERS RD</text:p>
          </table:table-cell>
          <table:table-cell office:value-type="string">
            <text:p>New Road Construction</text:p>
          </table:table-cell>
          <table:table-cell office:value-type="float" office:value="2.902">
            <text:p>2.902</text:p>
          </table:table-cell>
          <table:table-cell office:value-type="float" office:value="2572985">
            <text:p>2572985</text:p>
          </table:table-cell>
          <table:table-cell office:value-type="string">
            <text:p>Preliminary Engineering</text:p>
          </table:table-cell>
          <table:table-cell office:value-type="float" office:value="7">
            <text:p>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CR 578 (CO LINE RD) FROM SUNCOAST PARKWAY TO US41 AT AYERS RD</text:p>
          </table:table-cell>
          <table:table-cell office:value-type="string">
            <text:p>New Road Construction</text:p>
          </table:table-cell>
          <table:table-cell table:style-name="ce3"/>
          <table:table-cell office:value-type="float" office:value="2572985">
            <text:p>2572985</text:p>
          </table:table-cell>
          <table:table-cell office:value-type="string">
            <text:p>Right Of Way</text:p>
          </table:table-cell>
          <table:table-cell office:value-type="float" office:value="7208">
            <text:p>7208</text:p>
          </table:table-cell>
          <table:table-cell office:value-type="float" office:value="9913" table:number-columns-spanned="2" table:number-rows-spanned="1">
            <text:p>9913</text:p>
          </table:table-cell>
          <table:covered-table-cell/>
          <table:table-cell office:value-type="float" office:value="2979">
            <text:p>297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 578 @ MARINER INT FM SPRINGTIME STREET TO EAST OF MARINER BLVD</text:p>
          </table:table-cell>
          <table:table-cell office:value-type="string">
            <text:p>Intersection Improvement</text:p>
          </table:table-cell>
          <table:table-cell office:value-type="float" office:value="0.674">
            <text:p>0.674</text:p>
          </table:table-cell>
          <table:table-cell office:value-type="float" office:value="2572986">
            <text:p>2572986</text:p>
          </table:table-cell>
          <table:table-cell office:value-type="string">
            <text:p>Right Of Way</text:p>
          </table:table-cell>
          <table:table-cell office:value-type="float" office:value="6898">
            <text:p>6898</text:p>
          </table:table-cell>
          <table:table-cell office:value-type="float" office:value="3162" table:number-columns-spanned="2" table:number-rows-spanned="1">
            <text:p>3162</text:p>
          </table:table-cell>
          <table:covered-table-cell/>
          <table:table-cell office:value-type="float" office:value="7154">
            <text:p>715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5">
          <table:table-cell office:value-type="string">
            <text:p>CR 578 @ MARINER INT FM SPRINGTIME STREET TO EAST OF MARINER BLVD</text:p>
          </table:table-cell>
          <table:table-cell office:value-type="string">
            <text:p>Intersection Improvement</text:p>
          </table:table-cell>
          <table:table-cell table:style-name="ce3"/>
          <table:table-cell office:value-type="float" office:value="2572986">
            <text:p>2572986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8289" table:number-columns-spanned="2" table:number-rows-spanned="1">
            <text:p>8289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 597/SHOAL LN BL N FROM RICHARD DR TO CR 550 (CORTEZ BLVD)</text:p>
          </table:table-cell>
          <table:table-cell office:value-type="string">
            <text:p>Sidewalk</text:p>
          </table:table-cell>
          <table:table-cell office:value-type="float" office:value="0.64">
            <text:p>0.64</text:p>
          </table:table-cell>
          <table:table-cell office:value-type="float" office:value="4305831">
            <text:p>4305831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59" table:number-columns-spanned="2" table:number-rows-spanned="1">
            <text:p>59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CR 597/SHOAL LN BL N FROM RICHARD DR TO CR 550 (CORTEZ BLVD)</text:p>
          </table:table-cell>
          <table:table-cell office:value-type="string">
            <text:p>Sidewalk</text:p>
          </table:table-cell>
          <table:table-cell table:style-name="ce3"/>
          <table:table-cell office:value-type="float" office:value="4305831">
            <text:p>430583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301" table:number-columns-spanned="2" table:number-rows-spanned="1">
            <text:p>301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DELTONA BLVD IN FRONT OF DELTONA ELEMENTARY SCHOOL</text:p>
          </table:table-cell>
          <table:table-cell office:value-type="string">
            <text:p>Widen/Resurface Exist Lanes</text:p>
          </table:table-cell>
          <table:table-cell office:value-type="float" office:value="0.146">
            <text:p>0.146</text:p>
          </table:table-cell>
          <table:table-cell office:value-type="float" office:value="4281791">
            <text:p>428179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GOOD NEIGHBOR TRAIL FM WITHLACOOCHEE ST FRST TO WITHLACOOCHEE ST TRL</text:p>
          </table:table-cell>
          <table:table-cell office:value-type="string">
            <text:p>Bike Path/Trail</text:p>
          </table:table-cell>
          <table:table-cell office:value-type="string">
            <text:p> </text:p>
          </table:table-cell>
          <table:table-cell office:value-type="float" office:value="4305041">
            <text:p>4305041</text:p>
          </table:table-cell>
          <table:table-cell office:value-type="string">
            <text:p>Preliminary Engineering</text:p>
          </table:table-cell>
          <table:table-cell office:value-type="float" office:value="29">
            <text:p>2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GOOD NEIGHBOR TRAIL FM WITHLACOOCHEE ST FRST TO WITHLACOOCHEE ST TRL</text:p>
          </table:table-cell>
          <table:table-cell table:style-name="ce3" table:number-columns-repeated="2"/>
          <table:table-cell office:value-type="float" office:value="4305041">
            <text:p>430504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489">
            <text:p>148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OWELL AVENUE FROM FORT DADE AVENUE TO N OF IRENE STREET</text:p>
          </table:table-cell>
          <table:table-cell office:value-type="string">
            <text:p>Sidewalk</text:p>
          </table:table-cell>
          <table:table-cell office:value-type="float" office:value="0.2">
            <text:p>0.2</text:p>
          </table:table-cell>
          <table:table-cell office:value-type="float" office:value="4305821">
            <text:p>4305821</text:p>
          </table:table-cell>
          <table:table-cell office:value-type="string">
            <text:p>Preliminary Engineering</text:p>
          </table:table-cell>
          <table:table-cell office:value-type="float" office:value="12">
            <text:p>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5821">
            <text:p>430582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406" table:number-columns-spanned="2" table:number-rows-spanned="1">
            <text:p>406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MLK BLVD (CITY RDWY) FM US 41 (BROAD ST) TO MAIN ST</text:p>
          </table:table-cell>
          <table:table-cell office:value-type="string">
            <text:p>Sidewalk</text:p>
          </table:table-cell>
          <table:table-cell office:value-type="float" office:value="0.786">
            <text:p>0.786</text:p>
          </table:table-cell>
          <table:table-cell office:value-type="float" office:value="4247031">
            <text:p>4247031</text:p>
          </table:table-cell>
          <table:table-cell office:value-type="string">
            <text:p>Preliminary Engineering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MLK BLVD (CITY RDWY) FM US 41 (BROAD ST) TO MAIN ST</text:p>
          </table:table-cell>
          <table:table-cell table:style-name="ce3" table:number-columns-repeated="2"/>
          <table:table-cell office:value-type="float" office:value="4247031">
            <text:p>4247031</text:p>
          </table:table-cell>
          <table:table-cell office:value-type="string">
            <text:p>Construction</text:p>
          </table:table-cell>
          <table:table-cell office:value-type="float" office:value="199">
            <text:p>19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OSOWAW BLVD FROM SHOAL LINE BLVD TO TARPON BLVD</text:p>
          </table:table-cell>
          <table:table-cell office:value-type="string">
            <text:p>Bike Lane/Sidewalk</text:p>
          </table:table-cell>
          <table:table-cell office:value-type="float" office:value="1.475">
            <text:p>1.475</text:p>
          </table:table-cell>
          <table:table-cell office:value-type="float" office:value="4279964">
            <text:p>4279964</text:p>
          </table:table-cell>
          <table:table-cell office:value-type="string">
            <text:p>Preliminary Engineering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OSOWAW BLVD FROM SHOAL LINE BLVD TO TARPON BLVD</text:p>
          </table:table-cell>
          <table:table-cell table:style-name="ce3" table:number-columns-repeated="2"/>
          <table:table-cell office:value-type="float" office:value="4279964">
            <text:p>4279964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56">
            <text:p>2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OWELL RD FROM SPRING PARK WAY TO W OF CALIFORNIA ST</text:p>
          </table:table-cell>
          <table:table-cell office:value-type="string">
            <text:p>Sidewalk</text:p>
          </table:table-cell>
          <table:table-cell office:value-type="float" office:value="0.79">
            <text:p>0.79</text:p>
          </table:table-cell>
          <table:table-cell office:value-type="float" office:value="4279963">
            <text:p>4279963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230" table:number-columns-spanned="2" table:number-rows-spanned="1">
            <text:p>23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OWELL RD FROM SPRING PARK WAY TO W OF CALIFORNIA ST</text:p>
          </table:table-cell>
          <table:table-cell table:style-name="ce3" table:number-columns-repeated="2"/>
          <table:table-cell office:value-type="float" office:value="4279963">
            <text:p>4279963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265">
            <text:p>1265</text:p>
          </table:table-cell>
          <table:table-cell table:number-columns-repeated="1011"/>
        </table:table-row>
        <table:table-row table:style-name="ro2">
          <table:table-cell office:value-type="string">
            <text:p>SHOAL LINE BLVD FROM JEWFISH DRIVE TO OSOWAW BLVD</text:p>
          </table:table-cell>
          <table:table-cell office:value-type="string">
            <text:p>Bike Lane/Sidewalk</text:p>
          </table:table-cell>
          <table:table-cell office:value-type="float" office:value="1.25">
            <text:p>1.25</text:p>
          </table:table-cell>
          <table:table-cell office:value-type="float" office:value="4279965">
            <text:p>4279965</text:p>
          </table:table-cell>
          <table:table-cell office:value-type="string">
            <text:p>Preliminary Engineering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HOAL LINE BLVD FROM JEWFISH DRIVE TO OSOWAW BLVD</text:p>
          </table:table-cell>
          <table:table-cell table:style-name="ce3" table:number-columns-repeated="2"/>
          <table:table-cell office:value-type="float" office:value="4279965">
            <text:p>4279965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560" table:number-columns-spanned="2" table:number-rows-spanned="1">
            <text:p>56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PRING HILL DR FROM W KASS CIRCLE TO E KASS CIRCLE</text:p>
          </table:table-cell>
          <table:table-cell office:value-type="string">
            <text:p>Sidewalk</text:p>
          </table:table-cell>
          <table:table-cell office:value-type="float" office:value="0.237">
            <text:p>0.237</text:p>
          </table:table-cell>
          <table:table-cell office:value-type="float" office:value="4305851">
            <text:p>430585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PRING HILL DR FROM W KASS CIRCLE TO E KASS CIRCLE</text:p>
          </table:table-cell>
          <table:table-cell table:style-name="ce3" table:number-columns-repeated="2"/>
          <table:table-cell office:value-type="float" office:value="4305851">
            <text:p>430585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04" table:number-columns-spanned="2" table:number-rows-spanned="1">
            <text:p>104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WATERFALL DR FROM SPRING HILL DR TO COUNTY LINE RD</text:p>
          </table:table-cell>
          <table:table-cell office:value-type="string">
            <text:p>Sidewalk</text:p>
          </table:table-cell>
          <table:table-cell office:value-type="float" office:value="1.56">
            <text:p>1.56</text:p>
          </table:table-cell>
          <table:table-cell office:value-type="float" office:value="4279672">
            <text:p>4279672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EXULTANT DRIVE FROM PACIFIC AVE TO LAKE IN THE WOODS DR</text:p>
          </table:table-cell>
          <table:table-cell office:value-type="string">
            <text:p>Sidewalk</text:p>
          </table:table-cell>
          <table:table-cell office:value-type="string">
            <text:p> </text:p>
          </table:table-cell>
          <table:table-cell office:value-type="float" office:value="4305841">
            <text:p>430584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EXULTANT DRIVE FROM PACIFIC AVE TO LAKE IN THE WOODS DR</text:p>
          </table:table-cell>
          <table:table-cell table:style-name="ce3" table:number-columns-repeated="2"/>
          <table:table-cell office:value-type="float" office:value="4305841">
            <text:p>430584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84" table:number-columns-spanned="2" table:number-rows-spanned="1">
            <text:p>184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LINDEN DR SIDEWALK FROM MARINER BLVD TO CORONADO DR</text:p>
          </table:table-cell>
          <table:table-cell office:value-type="string">
            <text:p>Sidewalk</text:p>
          </table:table-cell>
          <table:table-cell office:value-type="string">
            <text:p> </text:p>
          </table:table-cell>
          <table:table-cell office:value-type="float" office:value="4255391">
            <text:p>425539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INEHURST DRIVE FROM S OF TALBOT CIRCLE TO SPRING HILL DRIVE</text:p>
          </table:table-cell>
          <table:table-cell office:value-type="string">
            <text:p>Sidewalk</text:p>
          </table:table-cell>
          <table:table-cell office:value-type="string">
            <text:p> </text:p>
          </table:table-cell>
          <table:table-cell office:value-type="float" office:value="4305861">
            <text:p>430586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INEHURST DRIVE FROM S OF TALBOT CIRCLE TO SPRING HILL DRIVE</text:p>
          </table:table-cell>
          <table:table-cell table:style-name="ce3" table:number-columns-repeated="2"/>
          <table:table-cell office:value-type="float" office:value="4305861">
            <text:p>430586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34" table:number-columns-spanned="2" table:number-rows-spanned="1">
            <text:p>34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HOAL LINE BLVD N FROM ROGERS PARK TO RICHARDS DRIVE</text:p>
          </table:table-cell>
          <table:table-cell office:value-type="string">
            <text:p>Sidewalk</text:p>
          </table:table-cell>
          <table:table-cell office:value-type="string">
            <text:p> </text:p>
          </table:table-cell>
          <table:table-cell office:value-type="float" office:value="4279961">
            <text:p>4279961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HOAL LINE BLVD N FROM ROGERS PARK TO RICHARDS DRIVE</text:p>
          </table:table-cell>
          <table:table-cell table:style-name="ce3" table:number-columns-repeated="2"/>
          <table:table-cell office:value-type="float" office:value="4279961">
            <text:p>427996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91" table:number-columns-spanned="2" table:number-rows-spanned="1">
            <text:p>191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UMPED WATER FROM SUNCOAST ROADWAY AND IMPROVED DRAINAGE</text:p>
          </table:table-cell>
          <table:table-cell office:value-type="string">
            <text:p>Emergency Operations</text:p>
          </table:table-cell>
          <table:table-cell office:value-type="float" office:value="17.731">
            <text:p>17.731</text:p>
          </table:table-cell>
          <table:table-cell office:value-type="float" office:value="4332121">
            <text:p>433212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RESURFACE SUNCOAST PKWY IN HERNANDO COUNTY, CR 578 TO SR 50, MP 37-46</text:p>
          </table:table-cell>
          <table:table-cell office:value-type="string">
            <text:p>Resurfacing</text:p>
          </table:table-cell>
          <table:table-cell office:value-type="float" office:value="7.212">
            <text:p>7.212</text:p>
          </table:table-cell>
          <table:table-cell office:value-type="float" office:value="4273241">
            <text:p>4273241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RESURFACE SUNCOAST PKWY IN HERNANDO COUNTY, CR 578 TO SR 50, MP 37-46</text:p>
          </table:table-cell>
          <table:table-cell table:style-name="ce3" table:number-columns-repeated="2"/>
          <table:table-cell office:value-type="float" office:value="4273241">
            <text:p>4273241</text:p>
          </table:table-cell>
          <table:table-cell office:value-type="string">
            <text:p>Construction</text:p>
          </table:table-cell>
          <table:table-cell office:value-type="float" office:value="157">
            <text:p>157</text:p>
          </table:table-cell>
          <table:table-cell office:value-type="float" office:value="76" table:number-columns-spanned="2" table:number-rows-spanned="1">
            <text:p>76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RESURFACE SUNCOAST PKWY IN HERNANDO COUNTY, SR 50 TO US 98, MP 46-55</text:p>
          </table:table-cell>
          <table:table-cell office:value-type="string">
            <text:p>Resurfacing</text:p>
          </table:table-cell>
          <table:table-cell office:value-type="float" office:value="10.519">
            <text:p>10.519</text:p>
          </table:table-cell>
          <table:table-cell office:value-type="float" office:value="4273244">
            <text:p>4273244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RESURFACE SUNCOAST PKWY IN HERNANDO COUNTY, SR 50 TO US 98, MP 46-55</text:p>
          </table:table-cell>
          <table:table-cell table:style-name="ce3" table:number-columns-repeated="2"/>
          <table:table-cell office:value-type="float" office:value="4273244">
            <text:p>4273244</text:p>
          </table:table-cell>
          <table:table-cell office:value-type="string">
            <text:p>Construction</text:p>
          </table:table-cell>
          <table:table-cell office:value-type="float" office:value="97">
            <text:p>97</text:p>
          </table:table-cell>
          <table:table-cell office:value-type="float" office:value="97" table:number-columns-spanned="2" table:number-rows-spanned="1">
            <text:p>97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ROADSIDE IMPROVEMENT FOR SUNCOAST RESURFACING IN HERNANDO COUNTY, 46-55</text:p>
          </table:table-cell>
          <table:table-cell office:value-type="string">
            <text:p>Guardrail</text:p>
          </table:table-cell>
          <table:table-cell office:value-type="float" office:value="10.519">
            <text:p>10.519</text:p>
          </table:table-cell>
          <table:table-cell office:value-type="float" office:value="4273246">
            <text:p>4273246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ROADSIDE IMPROVEMENT S SUNCOAST PARKWAY IN HERNANDO COUNTY, MP 37-46</text:p>
          </table:table-cell>
          <table:table-cell office:value-type="string">
            <text:p>Guardrail</text:p>
          </table:table-cell>
          <table:table-cell office:value-type="float" office:value="7.212">
            <text:p>7.212</text:p>
          </table:table-cell>
          <table:table-cell office:value-type="float" office:value="4273243">
            <text:p>4273243</text:p>
          </table:table-cell>
          <table:table-cell office:value-type="string">
            <text:p>Construction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UNCOAST PARKWAY 2 - US 98 TO HERNANDO/CITRUS COUNTY LINE</text:p>
          </table:table-cell>
          <table:table-cell office:value-type="string">
            <text:p>New Road Construction</text:p>
          </table:table-cell>
          <table:table-cell office:value-type="float" office:value="1.451">
            <text:p>1.451</text:p>
          </table:table-cell>
          <table:table-cell office:value-type="float" office:value="4052701">
            <text:p>4052701</text:p>
          </table:table-cell>
          <table:table-cell office:value-type="string">
            <text:p>Preliminary Engineering</text:p>
          </table:table-cell>
          <table:table-cell office:value-type="float" office:value="8">
            <text:p>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UNCOAST PARKWAY 2 - US 98 TO HERNANDO/CITRUS COUNTY LINE</text:p>
          </table:table-cell>
          <table:table-cell table:style-name="ce3" table:number-columns-repeated="2"/>
          <table:table-cell office:value-type="float" office:value="4052701">
            <text:p>4052701</text:p>
          </table:table-cell>
          <table:table-cell office:value-type="string">
            <text:p>Right Of Way</text:p>
          </table:table-cell>
          <table:table-cell office:value-type="float" office:value="5435">
            <text:p>5435</text:p>
          </table:table-cell>
          <table:table-cell office:value-type="float" office:value="2040" table:number-columns-spanned="2" table:number-rows-spanned="1">
            <text:p>2040</text:p>
          </table:table-cell>
          <table:covered-table-cell/>
          <table:table-cell office:value-type="float" office:value="2040">
            <text:p>2040</text:p>
          </table:table-cell>
          <table:table-cell office:value-type="float" office:value="1040" table:number-columns-spanned="2" table:number-rows-spanned="1">
            <text:p>1040</text:p>
          </table:table-cell>
          <table:covered-table-cell/>
          <table:table-cell office:value-type="float" office:value="1040">
            <text:p>1040</text:p>
          </table:table-cell>
          <table:table-cell table:number-columns-repeated="1011"/>
        </table:table-row>
        <table:table-row table:style-name="ro2">
          <table:table-cell office:value-type="string">
            <text:p>SUNCOAST TRAIL FROM CR578/COUNTY LINE RD TO US98/SR700/PONCEDELEON</text:p>
          </table:table-cell>
          <table:table-cell office:value-type="string">
            <text:p>Bike Path/Trail</text:p>
          </table:table-cell>
          <table:table-cell office:value-type="string">
            <text:p> </text:p>
          </table:table-cell>
          <table:table-cell office:value-type="float" office:value="4261311">
            <text:p>4261311</text:p>
          </table:table-cell>
          <table:table-cell office:value-type="string">
            <text:p>Construction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THERMOPLASTIC FOR SUNCOAST RESURFACING IN HERNANDO COUNTY, MP 37-46</text:p>
          </table:table-cell>
          <table:table-cell office:value-type="string">
            <text:p>Signing/Pavement Markings</text:p>
          </table:table-cell>
          <table:table-cell office:value-type="float" office:value="7.212">
            <text:p>7.212</text:p>
          </table:table-cell>
          <table:table-cell office:value-type="float" office:value="4273242">
            <text:p>4273242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THERMOPLASTIC FOR SUNCOAST RESURFACING IN HERNANDO COUNTY, MP 37-46</text:p>
          </table:table-cell>
          <table:table-cell table:style-name="ce3" table:number-columns-repeated="2"/>
          <table:table-cell office:value-type="float" office:value="4273242">
            <text:p>4273242</text:p>
          </table:table-cell>
          <table:table-cell office:value-type="string">
            <text:p>Construction</text:p>
          </table:table-cell>
          <table:table-cell office:value-type="float" office:value="360">
            <text:p>36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THERMOPLASTIC FOR SUNCOAST RESURFACING IN HERNANDO COUNTY, MP 46-55</text:p>
          </table:table-cell>
          <table:table-cell office:value-type="string">
            <text:p>Signing/Pavement Markings</text:p>
          </table:table-cell>
          <table:table-cell office:value-type="float" office:value="9.476">
            <text:p>9.476</text:p>
          </table:table-cell>
          <table:table-cell office:value-type="float" office:value="4273245">
            <text:p>4273245</text:p>
          </table:table-cell>
          <table:table-cell office:value-type="string">
            <text:p>Construction</text:p>
          </table:table-cell>
          <table:table-cell office:value-type="float" office:value="176">
            <text:p>1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ROOKSVILLE OPERATIO NS CENTER RENOVATIONS</text:p>
          </table:table-cell>
          <table:table-cell office:value-type="string">
            <text:p>Fixed Capital Outlay</text:p>
          </table:table-cell>
          <table:table-cell office:value-type="string">
            <text:p> </text:p>
          </table:table-cell>
          <table:table-cell office:value-type="float" office:value="4313782">
            <text:p>4313782</text:p>
          </table:table-cell>
          <table:table-cell office:value-type="string">
            <text:p>Construction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RNANDO COUNTY MPO UPWP</text:p>
          </table:table-cell>
          <table:table-cell office:value-type="string">
            <text:p>Transportation Planning</text:p>
          </table:table-cell>
          <table:table-cell office:value-type="string">
            <text:p> </text:p>
          </table:table-cell>
          <table:table-cell office:value-type="float" office:value="2592091">
            <text:p>2592091</text:p>
          </table:table-cell>
          <table:table-cell office:value-type="string">
            <text:p>Planning</text:p>
          </table:table-cell>
          <table:table-cell office:value-type="float" office:value="428">
            <text:p>428</text:p>
          </table:table-cell>
          <table:table-cell office:value-type="float" office:value="427" table:number-columns-spanned="2" table:number-rows-spanned="1">
            <text:p>427</text:p>
          </table:table-cell>
          <table:covered-table-cell/>
          <table:table-cell office:value-type="float" office:value="427">
            <text:p>427</text:p>
          </table:table-cell>
          <table:table-cell office:value-type="float" office:value="427" table:number-columns-spanned="2" table:number-rows-spanned="1">
            <text:p>427</text:p>
          </table:table-cell>
          <table:covered-table-cell/>
          <table:table-cell office:value-type="float" office:value="427">
            <text:p>427</text:p>
          </table:table-cell>
          <table:table-cell table:number-columns-repeated="1011"/>
        </table:table-row>
        <table:table-row table:style-name="ro2">
          <table:table-cell office:value-type="string">
            <text:p>HERNANDO CO (08)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11851">
            <text:p>4011851</text:p>
          </table:table-cell>
          <table:table-cell office:value-type="string">
            <text:p>Brdg/Rdwy/Contract Maint</text:p>
          </table:table-cell>
          <table:table-cell office:value-type="float" office:value="202">
            <text:p>202</text:p>
          </table:table-cell>
          <table:table-cell office:value-type="float" office:value="212" table:number-columns-spanned="2" table:number-rows-spanned="1">
            <text:p>212</text:p>
          </table:table-cell>
          <table:covered-table-cell/>
          <table:table-cell office:value-type="float" office:value="222">
            <text:p>222</text:p>
          </table:table-cell>
          <table:table-cell office:value-type="float" office:value="233" table:number-columns-spanned="2" table:number-rows-spanned="1">
            <text:p>233</text:p>
          </table:table-cell>
          <table:covered-table-cell/>
          <table:table-cell office:value-type="float" office:value="233">
            <text:p>233</text:p>
          </table:table-cell>
          <table:table-cell table:number-columns-repeated="1011"/>
        </table:table-row>
        <table:table-row table:style-name="ro2">
          <table:table-cell office:value-type="string">
            <text:p>HERNANDO CO (08)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04901">
            <text:p>4004901</text:p>
          </table:table-cell>
          <table:table-cell office:value-type="string">
            <text:p>Brdg/Rdwy/Contract Maint</text:p>
          </table:table-cell>
          <table:table-cell office:value-type="float" office:value="1568">
            <text:p>1568</text:p>
          </table:table-cell>
          <table:table-cell office:value-type="float" office:value="1590" table:number-columns-spanned="2" table:number-rows-spanned="1">
            <text:p>1590</text:p>
          </table:table-cell>
          <table:covered-table-cell/>
          <table:table-cell office:value-type="float" office:value="1610">
            <text:p>1610</text:p>
          </table:table-cell>
          <table:table-cell office:value-type="float" office:value="1668" table:number-columns-spanned="2" table:number-rows-spanned="1">
            <text:p>1668</text:p>
          </table:table-cell>
          <table:covered-table-cell/>
          <table:table-cell office:value-type="float" office:value="1699">
            <text:p>1699</text:p>
          </table:table-cell>
          <table:table-cell table:number-columns-repeated="1011"/>
        </table:table-row>
        <table:table-row table:style-name="ro2">
          <table:table-cell office:value-type="string">
            <text:p>HERNANDO COUNTY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157771">
            <text:p>415777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00">
            <text:p>300</text:p>
          </table:table-cell>
          <table:table-cell table:number-columns-repeated="1011"/>
        </table:table-row>
        <table:table-row table:style-name="ro2">
          <table:table-cell office:value-type="string">
            <text:p>HERNANDO COUNTY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41041">
            <text:p>424104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375" table:number-columns-spanned="2" table:number-rows-spanned="1">
            <text:p>375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RNANDO COUNTY AIRPORT</text:p>
          </table:table-cell>
          <table:table-cell office:value-type="string">
            <text:p>Aviation Capacity Project</text:p>
          </table:table-cell>
          <table:table-cell office:value-type="string">
            <text:p> </text:p>
          </table:table-cell>
          <table:table-cell office:value-type="float" office:value="4241042">
            <text:p>4241042</text:p>
          </table:table-cell>
          <table:table-cell office:value-type="string">
            <text:p>Capital</text:p>
          </table:table-cell>
          <table:table-cell office:value-type="float" office:value="26">
            <text:p>2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RNANDO COUNTY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41043">
            <text:p>4241043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750" table:number-columns-spanned="2" table:number-rows-spanned="1">
            <text:p>75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RNANDO COUNTY AIRPORT</text:p>
          </table:table-cell>
          <table:table-cell office:value-type="string">
            <text:p>Aviation Capacity Project</text:p>
          </table:table-cell>
          <table:table-cell office:value-type="string">
            <text:p> </text:p>
          </table:table-cell>
          <table:table-cell office:value-type="float" office:value="4259241">
            <text:p>4259241</text:p>
          </table:table-cell>
          <table:table-cell office:value-type="string">
            <text:p>Capital</text:p>
          </table:table-cell>
          <table:table-cell office:value-type="float" office:value="450">
            <text:p>4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RNANDO COUNTY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59242">
            <text:p>4259242</text:p>
          </table:table-cell>
          <table:table-cell office:value-type="string">
            <text:p>Capital</text:p>
          </table:table-cell>
          <table:table-cell office:value-type="float" office:value="49">
            <text:p>4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HERNANDO COUNTY AIRPORT</text:p>
          </table:table-cell>
          <table:table-cell office:value-type="string">
            <text:p>Aviation Safety Project</text:p>
          </table:table-cell>
          <table:table-cell office:value-type="string">
            <text:p> </text:p>
          </table:table-cell>
          <table:table-cell office:value-type="float" office:value="4296181">
            <text:p>429618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500">
            <text:p>5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HERNANDO COUNTY AIRPORT</text:p>
          </table:table-cell>
          <table:table-cell office:value-type="string">
            <text:p>Aviation Safety Project</text:p>
          </table:table-cell>
          <table:table-cell office:value-type="string">
            <text:p> </text:p>
          </table:table-cell>
          <table:table-cell office:value-type="float" office:value="4296201">
            <text:p>429620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00">
            <text:p>3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RNANDO COUNTY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12611">
            <text:p>431261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250" table:number-columns-spanned="2" table:number-rows-spanned="1">
            <text:p>25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RNANDO COUNTY AIRPORT</text:p>
          </table:table-cell>
          <table:table-cell office:value-type="string">
            <text:p>Aviation Capacity Project</text:p>
          </table:table-cell>
          <table:table-cell office:value-type="string">
            <text:p> </text:p>
          </table:table-cell>
          <table:table-cell office:value-type="float" office:value="4312621">
            <text:p>431262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656" table:number-columns-spanned="2" table:number-rows-spanned="1">
            <text:p>656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RNANDO COUNTY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12631">
            <text:p>431263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000" table:number-columns-spanned="2" table:number-rows-spanned="1">
            <text:p>100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RNANDO COUNTY AIRPORT</text:p>
          </table:table-cell>
          <table:table-cell office:value-type="string">
            <text:p>Aviation Capacity Project</text:p>
          </table:table-cell>
          <table:table-cell office:value-type="string">
            <text:p> </text:p>
          </table:table-cell>
          <table:table-cell office:value-type="float" office:value="4329901">
            <text:p>432990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75">
            <text:p>275</text:p>
          </table:table-cell>
          <table:table-cell table:number-columns-repeated="1011"/>
        </table:table-row>
        <table:table-row table:style-name="ro2">
          <table:table-cell office:value-type="string">
            <text:p>HERNANDO COUNTY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911">
            <text:p>432991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200">
            <text:p>1200</text:p>
          </table:table-cell>
          <table:table-cell table:number-columns-repeated="1011"/>
        </table:table-row>
        <table:table-row table:style-name="ro2">
          <table:table-cell office:value-type="string">
            <text:p>HERNANDO COUNTY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921">
            <text:p>432992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400">
            <text:p>1400</text:p>
          </table:table-cell>
          <table:table-cell table:number-columns-repeated="1011"/>
        </table:table-row>
        <table:table-row table:style-name="ro2">
          <table:table-cell office:value-type="string">
            <text:p>HERNANDO COUNTY BLOCK GRANT</text:p>
          </table:table-cell>
          <table:table-cell office:value-type="string">
            <text:p>Operating For Fixed Route</text:p>
          </table:table-cell>
          <table:table-cell office:value-type="string">
            <text:p> </text:p>
          </table:table-cell>
          <table:table-cell office:value-type="float" office:value="4081041">
            <text:p>4081041</text:p>
          </table:table-cell>
          <table:table-cell office:value-type="string">
            <text:p>Operations</text:p>
          </table:table-cell>
          <table:table-cell office:value-type="float" office:value="597">
            <text:p>597</text:p>
          </table:table-cell>
          <table:table-cell office:value-type="float" office:value="597" table:number-columns-spanned="2" table:number-rows-spanned="1">
            <text:p>597</text:p>
          </table:table-cell>
          <table:covered-table-cell/>
          <table:table-cell office:value-type="float" office:value="611">
            <text:p>611</text:p>
          </table:table-cell>
          <table:table-cell office:value-type="float" office:value="610" table:number-columns-spanned="2" table:number-rows-spanned="1">
            <text:p>610</text:p>
          </table:table-cell>
          <table:covered-table-cell/>
          <table:table-cell office:value-type="float" office:value="630">
            <text:p>630</text:p>
          </table:table-cell>
          <table:table-cell table:number-columns-repeated="1011"/>
        </table:table-row>
        <table:table-row table:style-name="ro1">
          <table:table-cell office:value-type="string">
            <text:p>HERNANDO COUNTY FTA SECTION 5307</text:p>
          </table:table-cell>
          <table:table-cell office:value-type="string">
            <text:p>Transit Improvement</text:p>
          </table:table-cell>
          <table:table-cell office:value-type="string">
            <text:p> </text:p>
          </table:table-cell>
          <table:table-cell office:value-type="float" office:value="4087151">
            <text:p>4087151</text:p>
          </table:table-cell>
          <table:table-cell office:value-type="string">
            <text:p>Capital</text:p>
          </table:table-cell>
          <table:table-cell office:value-type="float" office:value="880">
            <text:p>88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RNANDO COUNTY MPO TRANSIT PLANNING FUNDS SECTION 5305</text:p>
          </table:table-cell>
          <table:table-cell office:value-type="string">
            <text:p>Pto Studies</text:p>
          </table:table-cell>
          <table:table-cell office:value-type="string">
            <text:p> </text:p>
          </table:table-cell>
          <table:table-cell office:value-type="float" office:value="4019831">
            <text:p>4019831</text:p>
          </table:table-cell>
          <table:table-cell office:value-type="string">
            <text:p>Planning</text:p>
          </table:table-cell>
          <table:table-cell office:value-type="float" office:value="70">
            <text:p>70</text:p>
          </table:table-cell>
          <table:table-cell office:value-type="float" office:value="69" table:number-columns-spanned="2" table:number-rows-spanned="1">
            <text:p>69</text:p>
          </table:table-cell>
          <table:covered-table-cell/>
          <table:table-cell office:value-type="float" office:value="69">
            <text:p>69</text:p>
          </table:table-cell>
          <table:table-cell office:value-type="float" office:value="69" table:number-columns-spanned="2" table:number-rows-spanned="1">
            <text:p>69</text:p>
          </table:table-cell>
          <table:covered-table-cell/>
          <table:table-cell office:value-type="float" office:value="81">
            <text:p>81</text:p>
          </table:table-cell>
          <table:table-cell table:number-columns-repeated="1011"/>
        </table:table-row>
        <table:table-row table:style-name="ro2">
          <table:table-cell office:value-type="string">
            <text:p>HERNANDO COUNTY TRANS HERNANDO -5311 OPERATING</text:p>
          </table:table-cell>
          <table:table-cell office:value-type="string">
            <text:p>Operating/Admin. Assistance</text:p>
          </table:table-cell>
          <table:table-cell office:value-type="string">
            <text:p> </text:p>
          </table:table-cell>
          <table:table-cell office:value-type="float" office:value="4019821">
            <text:p>4019821</text:p>
          </table:table-cell>
          <table:table-cell office:value-type="string">
            <text:p>Operations</text:p>
          </table:table-cell>
          <table:table-cell office:value-type="float" office:value="517">
            <text:p>517</text:p>
          </table:table-cell>
          <table:table-cell office:value-type="float" office:value="712" table:number-columns-spanned="2" table:number-rows-spanned="1">
            <text:p>712</text:p>
          </table:table-cell>
          <table:covered-table-cell/>
          <table:table-cell office:value-type="float" office:value="210">
            <text:p>2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408">
            <text:p>408</text:p>
          </table:table-cell>
          <table:table-cell table:number-columns-repeated="1011"/>
        </table:table-row>
        <table:table-row table:style-name="ro1">
          <table:table-cell office:value-type="string">
            <text:p>CITY OF BROOKSVILLE LANDSCAPING</text:p>
          </table:table-cell>
          <table:table-cell office:value-type="string">
            <text:p>Landscaping</text:p>
          </table:table-cell>
          <table:table-cell office:value-type="float" office:value="2.66">
            <text:p>2.66</text:p>
          </table:table-cell>
          <table:table-cell office:value-type="float" office:value="4294691">
            <text:p>4294691</text:p>
          </table:table-cell>
          <table:table-cell office:value-type="string">
            <text:p>Construction</text:p>
          </table:table-cell>
          <table:table-cell office:value-type="float" office:value="30">
            <text:p>3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GOOD NEIGHBOR TRAIL FROM WEATHERLY RD TO WITHLACOOCHEE ST FRST</text:p>
          </table:table-cell>
          <table:table-cell office:value-type="string">
            <text:p>Bike Path/Trail</text:p>
          </table:table-cell>
          <table:table-cell office:value-type="string">
            <text:p> </text:p>
          </table:table-cell>
          <table:table-cell office:value-type="float" office:value="4305031">
            <text:p>4305031</text:p>
          </table:table-cell>
          <table:table-cell office:value-type="string">
            <text:p>Preliminary Engineering</text:p>
          </table:table-cell>
          <table:table-cell office:value-type="float" office:value="19">
            <text:p>1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5">
          <table:table-cell office:value-type="string">
            <text:p>GOOD NEIGHBOR TRAIL FROM WEATHERLY RD TO WITHLACOOCHEE ST FRST</text:p>
          </table:table-cell>
          <table:table-cell office:value-type="string">
            <text:p>Bike Path/Trail</text:p>
          </table:table-cell>
          <table:table-cell table:style-name="ce3"/>
          <table:table-cell office:value-type="float" office:value="4305031">
            <text:p>430503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112">
            <text:p>11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SPRING HILL DR @ ENT OF JAIL/COMMERCE RD UP TO MUSTANG DRIVE</text:p>
          </table:table-cell>
          <table:table-cell office:value-type="string">
            <text:p>Emergency Operations</text:p>
          </table:table-cell>
          <table:table-cell office:value-type="float" office:value="0.002">
            <text:p>0.002</text:p>
          </table:table-cell>
          <table:table-cell office:value-type="float" office:value="4328191">
            <text:p>4328191</text:p>
          </table:table-cell>
          <table:table-cell office:value-type="string">
            <text:p>Miscellaneous</text:p>
          </table:table-cell>
          <table:table-cell office:value-type="float" office:value="4">
            <text:p>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NCILLARY STRUCTURE PROJECTS IN HILLSBOROUGH COUNTY</text:p>
          </table:table-cell>
          <table:table-cell office:value-type="string">
            <text:p>Overhead Signing</text:p>
          </table:table-cell>
          <table:table-cell office:value-type="float" office:value="12.15">
            <text:p>12.15</text:p>
          </table:table-cell>
          <table:table-cell office:value-type="float" office:value="4288821">
            <text:p>4288821</text:p>
          </table:table-cell>
          <table:table-cell office:value-type="string">
            <text:p>Preliminary Engineering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NCILLARY STRUCTURE PROJECTS IN HILLSBOROUGH COUNTY</text:p>
          </table:table-cell>
          <table:table-cell office:value-type="string">
            <text:p>Overhead Signing</text:p>
          </table:table-cell>
          <table:table-cell table:style-name="ce3"/>
          <table:table-cell office:value-type="float" office:value="4288821">
            <text:p>4288821</text:p>
          </table:table-cell>
          <table:table-cell office:value-type="string">
            <text:p>Construction</text:p>
          </table:table-cell>
          <table:table-cell office:value-type="float" office:value="384">
            <text:p>3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M N OF LIVINGSTON TO I-75/I-275 APEX</text:p>
          </table:table-cell>
          <table:table-cell office:value-type="string">
            <text:p>Widen/Resurface Exist Lanes</text:p>
          </table:table-cell>
          <table:table-cell office:value-type="float" office:value="3.016">
            <text:p>3.016</text:p>
          </table:table-cell>
          <table:table-cell office:value-type="float" office:value="2584133">
            <text:p>2584133</text:p>
          </table:table-cell>
          <table:table-cell office:value-type="string">
            <text:p>Construction</text:p>
          </table:table-cell>
          <table:table-cell office:value-type="float" office:value="95">
            <text:p>9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M S OF HILLSBOROUGH AVE TO N OF YUKON STREET</text:p>
          </table:table-cell>
          <table:table-cell office:value-type="string">
            <text:p>Bridge Rehabilitation</text:p>
          </table:table-cell>
          <table:table-cell office:value-type="float" office:value="2.666">
            <text:p>2.666</text:p>
          </table:table-cell>
          <table:table-cell office:value-type="float" office:value="2586602">
            <text:p>2586602</text:p>
          </table:table-cell>
          <table:table-cell office:value-type="string">
            <text:p>Construction</text:p>
          </table:table-cell>
          <table:table-cell office:value-type="float" office:value="322">
            <text:p>32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M W OF NB/EB KENNEDY RMP TO E OF SR60/MEMORIAL HWY</text:p>
          </table:table-cell>
          <table:table-cell office:value-type="string">
            <text:p>Resurfacing</text:p>
          </table:table-cell>
          <table:table-cell office:value-type="float" office:value="1.062">
            <text:p>1.062</text:p>
          </table:table-cell>
          <table:table-cell office:value-type="float" office:value="4326071">
            <text:p>4326071</text:p>
          </table:table-cell>
          <table:table-cell office:value-type="string">
            <text:p>Preliminary Engineering</text:p>
          </table:table-cell>
          <table:table-cell office:value-type="float" office:value="408">
            <text:p>40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M W OF NB/EB KENNEDY RMP TO E OF SR60/MEMORIAL HWY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326071">
            <text:p>432607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076">
            <text:p>30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M WEST OF SR 60/MEMORIAL TO N OF SPRUCE STREET</text:p>
          </table:table-cell>
          <table:table-cell office:value-type="string">
            <text:p>Interchange (New)</text:p>
          </table:table-cell>
          <table:table-cell office:value-type="float" office:value="3.812">
            <text:p>3.812</text:p>
          </table:table-cell>
          <table:table-cell office:value-type="float" office:value="4125311">
            <text:p>4125311</text:p>
          </table:table-cell>
          <table:table-cell office:value-type="string">
            <text:p>Preliminary Engineering</text:p>
          </table:table-cell>
          <table:table-cell office:value-type="float" office:value="4">
            <text:p>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M WEST OF SR 60/MEMORIAL TO N OF SPRUCE STREET</text:p>
          </table:table-cell>
          <table:table-cell office:value-type="string">
            <text:p>Interchange (New)</text:p>
          </table:table-cell>
          <table:table-cell table:style-name="ce3"/>
          <table:table-cell office:value-type="float" office:value="4125311">
            <text:p>4125311</text:p>
          </table:table-cell>
          <table:table-cell office:value-type="string">
            <text:p>Right Of Way</text:p>
          </table:table-cell>
          <table:table-cell office:value-type="float" office:value="14">
            <text:p>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 E END OF H FRANK BRDG TO W OF KENNEDY OFF RAMP</text:p>
          </table:table-cell>
          <table:table-cell office:value-type="string">
            <text:p>Resurfacing</text:p>
          </table:table-cell>
          <table:table-cell office:value-type="float" office:value="1.107">
            <text:p>1.107</text:p>
          </table:table-cell>
          <table:table-cell office:value-type="float" office:value="4289661">
            <text:p>4289661</text:p>
          </table:table-cell>
          <table:table-cell office:value-type="string">
            <text:p>Preliminary Engineering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 E END OF H FRANK BRDG TO W OF KENNEDY OFF RAMP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289661">
            <text:p>4289661</text:p>
          </table:table-cell>
          <table:table-cell office:value-type="string">
            <text:p>Construction</text:p>
          </table:table-cell>
          <table:table-cell office:value-type="float" office:value="1894">
            <text:p>189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OM BEARS AVE (SR 678) TO I-75 (SR 93A)</text:p>
          </table:table-cell>
          <table:table-cell office:value-type="string">
            <text:p>Its Freeway Management</text:p>
          </table:table-cell>
          <table:table-cell office:value-type="float" office:value="6.839">
            <text:p>6.839</text:p>
          </table:table-cell>
          <table:table-cell office:value-type="float" office:value="4072337">
            <text:p>4072337</text:p>
          </table:table-cell>
          <table:table-cell office:value-type="string">
            <text:p>Construction</text:p>
          </table:table-cell>
          <table:table-cell office:value-type="float" office:value="299">
            <text:p>29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OM HIMES AVE TO HILLSBOROUGH RIVER</text:p>
          </table:table-cell>
          <table:table-cell office:value-type="string">
            <text:p>Add Lanes &amp; Reconstruct</text:p>
          </table:table-cell>
          <table:table-cell office:value-type="float" office:value="2.402">
            <text:p>2.402</text:p>
          </table:table-cell>
          <table:table-cell office:value-type="float" office:value="2583991">
            <text:p>2583991</text:p>
          </table:table-cell>
          <table:table-cell office:value-type="string">
            <text:p>Right Of Way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OM HIMES AVE TO HILLSBOROUGH RIVER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2583991">
            <text:p>2583991</text:p>
          </table:table-cell>
          <table:table-cell office:value-type="string">
            <text:p>Construction</text:p>
          </table:table-cell>
          <table:table-cell office:value-type="float" office:value="19">
            <text:p>1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OM HIMES AVE TO HILLSBOROUGH RIVER</text:p>
          </table:table-cell>
          <table:table-cell office:value-type="string">
            <text:p>Add Lanes &amp; Reconstruct</text:p>
          </table:table-cell>
          <table:table-cell office:value-type="float" office:value="2.371">
            <text:p>2.371</text:p>
          </table:table-cell>
          <table:table-cell office:value-type="float" office:value="2583992">
            <text:p>2583992</text:p>
          </table:table-cell>
          <table:table-cell office:value-type="string">
            <text:p>Environmental</text:p>
          </table:table-cell>
          <table:table-cell office:value-type="float" office:value="589">
            <text:p>58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OM HIMES AVE TO HILLSBOROUGH RIVER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2583992">
            <text:p>2583992</text:p>
          </table:table-cell>
          <table:table-cell office:value-type="string">
            <text:p>Design Build</text:p>
          </table:table-cell>
          <table:table-cell office:value-type="float" office:value="916">
            <text:p>9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OM HIMES AVE TO W OF MACDILL AVE</text:p>
          </table:table-cell>
          <table:table-cell office:value-type="string">
            <text:p>Add Lanes &amp; Reconstruct</text:p>
          </table:table-cell>
          <table:table-cell office:value-type="float" office:value="0.164">
            <text:p>0.164</text:p>
          </table:table-cell>
          <table:table-cell office:value-type="float" office:value="2583981">
            <text:p>2583981</text:p>
          </table:table-cell>
          <table:table-cell office:value-type="string">
            <text:p>Construction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OM N OF US 41 TO N OF LIVINGSTON</text:p>
          </table:table-cell>
          <table:table-cell office:value-type="string">
            <text:p>Add Lanes &amp; Rehabilitate Pvmnt</text:p>
          </table:table-cell>
          <table:table-cell office:value-type="float" office:value="2.858">
            <text:p>2.858</text:p>
          </table:table-cell>
          <table:table-cell office:value-type="float" office:value="2584131">
            <text:p>2584131</text:p>
          </table:table-cell>
          <table:table-cell office:value-type="string">
            <text:p>Construction</text:p>
          </table:table-cell>
          <table:table-cell office:value-type="float" office:value="135">
            <text:p>13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OM S FLORIBRASKA AVE TO S OF HILLSBOROUGH AVE</text:p>
          </table:table-cell>
          <table:table-cell office:value-type="string">
            <text:p>Bridge Rehabilitation</text:p>
          </table:table-cell>
          <table:table-cell office:value-type="float" office:value="1.496">
            <text:p>1.496</text:p>
          </table:table-cell>
          <table:table-cell office:value-type="float" office:value="2586423">
            <text:p>2586423</text:p>
          </table:table-cell>
          <table:table-cell office:value-type="string">
            <text:p>Construction</text:p>
          </table:table-cell>
          <table:table-cell office:value-type="float" office:value="323">
            <text:p>32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OM S OF I-75 OVERPASS TO I-75 OVERPASS</text:p>
          </table:table-cell>
          <table:table-cell office:value-type="string">
            <text:p>Interchange Improvement</text:p>
          </table:table-cell>
          <table:table-cell office:value-type="float" office:value="0.48">
            <text:p>0.48</text:p>
          </table:table-cell>
          <table:table-cell office:value-type="float" office:value="2584134">
            <text:p>2584134</text:p>
          </table:table-cell>
          <table:table-cell office:value-type="string">
            <text:p>Preliminary Engineering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OM S OF I-75 OVERPASS TO I-75 OVERPASS</text:p>
          </table:table-cell>
          <table:table-cell office:value-type="string">
            <text:p>Interchange Improvement</text:p>
          </table:table-cell>
          <table:table-cell table:style-name="ce3"/>
          <table:table-cell office:value-type="float" office:value="2584134">
            <text:p>2584134</text:p>
          </table:table-cell>
          <table:table-cell office:value-type="string">
            <text:p>Construction</text:p>
          </table:table-cell>
          <table:table-cell office:value-type="float" office:value="2975">
            <text:p>29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OM S OF NORTH BLVD TO S OF FLORIBRASKA AVE</text:p>
          </table:table-cell>
          <table:table-cell office:value-type="string">
            <text:p>Rigid Pavement Rehabilitation</text:p>
          </table:table-cell>
          <table:table-cell office:value-type="float" office:value="1.748">
            <text:p>1.748</text:p>
          </table:table-cell>
          <table:table-cell office:value-type="float" office:value="4325791">
            <text:p>4325791</text:p>
          </table:table-cell>
          <table:table-cell office:value-type="string">
            <text:p>Preliminary Engineering</text:p>
          </table:table-cell>
          <table:table-cell office:value-type="float" office:value="1004">
            <text:p>100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OM S OF NORTH BLVD TO S OF FLORIBRASKA AVE</text:p>
          </table:table-cell>
          <table:table-cell office:value-type="string">
            <text:p>Rigid Pavement Rehabilitation</text:p>
          </table:table-cell>
          <table:table-cell table:style-name="ce3"/>
          <table:table-cell office:value-type="float" office:value="4325791">
            <text:p>432579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226">
            <text:p>222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OM SR 60 (MEMORIAL HWY) TO HIMES AVE</text:p>
          </table:table-cell>
          <table:table-cell office:value-type="string">
            <text:p>Add Lanes &amp; Reconstruct</text:p>
          </table:table-cell>
          <table:table-cell office:value-type="float" office:value="2.083">
            <text:p>2.083</text:p>
          </table:table-cell>
          <table:table-cell office:value-type="float" office:value="2583985">
            <text:p>2583985</text:p>
          </table:table-cell>
          <table:table-cell office:value-type="string">
            <text:p>Environmental</text:p>
          </table:table-cell>
          <table:table-cell office:value-type="float" office:value="37">
            <text:p>3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OM SR 60 (MEMORIAL HWY) TO HIMES AVE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2583985">
            <text:p>2583985</text:p>
          </table:table-cell>
          <table:table-cell office:value-type="string">
            <text:p>Design Build</text:p>
          </table:table-cell>
          <table:table-cell office:value-type="float" office:value="1818">
            <text:p>181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I-275/SR 60 INTERCHANGE</text:p>
          </table:table-cell>
          <table:table-cell office:value-type="string">
            <text:p>Interchange - Add Lanes</text:p>
          </table:table-cell>
          <table:table-cell office:value-type="float" office:value="0.263">
            <text:p>0.263</text:p>
          </table:table-cell>
          <table:table-cell office:value-type="float" office:value="4125312">
            <text:p>4125312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">
            <text:p>1</text:p>
          </table:table-cell>
          <table:table-cell office:value-type="float" office:value="2423" table:number-columns-spanned="2" table:number-rows-spanned="1">
            <text:p>2423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I-275/SR 60 INTERCHANGE</text:p>
          </table:table-cell>
          <table:table-cell office:value-type="string">
            <text:p>Interchange - Add Lanes</text:p>
          </table:table-cell>
          <table:table-cell table:style-name="ce3"/>
          <table:table-cell office:value-type="float" office:value="4125312">
            <text:p>4125312</text:p>
          </table:table-cell>
          <table:table-cell office:value-type="string">
            <text:p>Right Of Way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7309" table:number-columns-spanned="2" table:number-rows-spanned="1">
            <text:p>7309</text:p>
          </table:table-cell>
          <table:covered-table-cell/>
          <table:table-cell office:value-type="float" office:value="3000">
            <text:p>3000</text:p>
          </table:table-cell>
          <table:table-cell table:number-columns-repeated="1011"/>
        </table:table-row>
        <table:table-row table:style-name="ro2">
          <table:table-cell office:value-type="string">
            <text:p>I-275 @ M.M. 33.1 TO 34.5 AND M.M. 36.8 TO 37.7</text:p>
          </table:table-cell>
          <table:table-cell office:value-type="string">
            <text:p>Emergency Operations</text:p>
          </table:table-cell>
          <table:table-cell office:value-type="float" office:value="0.046">
            <text:p>0.046</text:p>
          </table:table-cell>
          <table:table-cell office:value-type="float" office:value="4333921">
            <text:p>4333921</text:p>
          </table:table-cell>
          <table:table-cell office:value-type="string">
            <text:p>Preliminary Engineering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@ M.M. 33.1 TO 34.5 AND M.M. 36.8 TO 37.7</text:p>
          </table:table-cell>
          <table:table-cell office:value-type="string">
            <text:p>Emergency Operations</text:p>
          </table:table-cell>
          <table:table-cell table:style-name="ce3"/>
          <table:table-cell office:value-type="float" office:value="4333921">
            <text:p>4333921</text:p>
          </table:table-cell>
          <table:table-cell office:value-type="string">
            <text:p>Construction</text:p>
          </table:table-cell>
          <table:table-cell office:value-type="float" office:value="367">
            <text:p>36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FROM N OF MLK BLVD TO N OF BEARSS AVE</text:p>
          </table:table-cell>
          <table:table-cell office:value-type="string">
            <text:p>Pd&amp;E/Emo Study</text:p>
          </table:table-cell>
          <table:table-cell office:value-type="float" office:value="8.268">
            <text:p>8.268</text:p>
          </table:table-cell>
          <table:table-cell office:value-type="float" office:value="4318211">
            <text:p>4318211</text:p>
          </table:table-cell>
          <table:table-cell office:value-type="string">
            <text:p>P D &amp; E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(SR93)@ FOWLER NB I-275 S OF OFF RAMP NB I-275 TERMINAL @FOWLER</text:p>
          </table:table-cell>
          <table:table-cell office:value-type="string">
            <text:p>Interchange Ramp (New)</text:p>
          </table:table-cell>
          <table:table-cell office:value-type="float" office:value="0.625">
            <text:p>0.625</text:p>
          </table:table-cell>
          <table:table-cell office:value-type="float" office:value="4271731">
            <text:p>427173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/I-4 FROM N HILLSBOROUGH RIVER TO DOWNTOWN INTERCHANGE</text:p>
          </table:table-cell>
          <table:table-cell office:value-type="string">
            <text:p>Interchange Improvement</text:p>
          </table:table-cell>
          <table:table-cell office:value-type="float" office:value="0.406">
            <text:p>0.406</text:p>
          </table:table-cell>
          <table:table-cell office:value-type="float" office:value="2586431">
            <text:p>2586431</text:p>
          </table:table-cell>
          <table:table-cell office:value-type="string">
            <text:p>Right Of Way</text:p>
          </table:table-cell>
          <table:table-cell office:value-type="float" office:value="1394">
            <text:p>1394</text:p>
          </table:table-cell>
          <table:table-cell office:value-type="float" office:value="8570" table:number-columns-spanned="2" table:number-rows-spanned="1">
            <text:p>8570</text:p>
          </table:table-cell>
          <table:covered-table-cell/>
          <table:table-cell office:value-type="float" office:value="1765">
            <text:p>1765</text:p>
          </table:table-cell>
          <table:table-cell office:value-type="float" office:value="1135" table:number-columns-spanned="2" table:number-rows-spanned="1">
            <text:p>1135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4 (SR 400) ITS REMEDIATION WORK GROUNDING/SURGEPROTECTION</text:p>
          </table:table-cell>
          <table:table-cell office:value-type="string">
            <text:p>Other Its</text:p>
          </table:table-cell>
          <table:table-cell office:value-type="string">
            <text:p> </text:p>
          </table:table-cell>
          <table:table-cell office:value-type="float" office:value="4287621">
            <text:p>4287621</text:p>
          </table:table-cell>
          <table:table-cell office:value-type="string">
            <text:p>Construction</text:p>
          </table:table-cell>
          <table:table-cell office:value-type="float" office:value="21">
            <text:p>2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4 (SR 400) WIM FROM W OF KINGSWAY RD TO E OF BAKERS BRANCH</text:p>
          </table:table-cell>
          <table:table-cell office:value-type="string">
            <text:p>Mcco Weigh Station Static/Wim</text:p>
          </table:table-cell>
          <table:table-cell office:value-type="float" office:value="7.567">
            <text:p>7.567</text:p>
          </table:table-cell>
          <table:table-cell office:value-type="float" office:value="4067382">
            <text:p>4067382</text:p>
          </table:table-cell>
          <table:table-cell office:value-type="string">
            <text:p>Right Of Way</text:p>
          </table:table-cell>
          <table:table-cell office:value-type="float" office:value="41">
            <text:p>4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4 FROM E OF 50TH ST TO THE POLK PARKWAY</text:p>
          </table:table-cell>
          <table:table-cell office:value-type="string">
            <text:p>Pd&amp;E/Emo Study</text:p>
          </table:table-cell>
          <table:table-cell office:value-type="float" office:value="20.613">
            <text:p>20.613</text:p>
          </table:table-cell>
          <table:table-cell office:value-type="float" office:value="4317461">
            <text:p>4317461</text:p>
          </table:table-cell>
          <table:table-cell office:value-type="string">
            <text:p>P D &amp; E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4/SELMON EXPRESSWY FROM S OF SELMON EXPRSSWY TO I-4</text:p>
          </table:table-cell>
          <table:table-cell office:value-type="string">
            <text:p>Interchange (New)</text:p>
          </table:table-cell>
          <table:table-cell office:value-type="float" office:value="2.207">
            <text:p>2.207</text:p>
          </table:table-cell>
          <table:table-cell office:value-type="float" office:value="2584151">
            <text:p>2584151</text:p>
          </table:table-cell>
          <table:table-cell office:value-type="string">
            <text:p>Right Of Way</text:p>
          </table:table-cell>
          <table:table-cell office:value-type="float" office:value="151">
            <text:p>15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4/SELMON EXPRESSWY FROM S OF SELMON EXPRSSWY TO I-4</text:p>
          </table:table-cell>
          <table:table-cell office:value-type="string">
            <text:p>Interchange (New)</text:p>
          </table:table-cell>
          <table:table-cell table:style-name="ce3"/>
          <table:table-cell office:value-type="float" office:value="2584151">
            <text:p>2584151</text:p>
          </table:table-cell>
          <table:table-cell office:value-type="string">
            <text:p>Railroad &amp; Utilites</text:p>
          </table:table-cell>
          <table:table-cell office:value-type="float" office:value="750">
            <text:p>7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4/SELMON EXPRESSWY FROM S OF SELMON EXPRSSWY TO I-4</text:p>
          </table:table-cell>
          <table:table-cell office:value-type="string">
            <text:p>Interchange (New)</text:p>
          </table:table-cell>
          <table:table-cell office:value-type="float" office:value="2.207">
            <text:p>2.207</text:p>
          </table:table-cell>
          <table:table-cell office:value-type="float" office:value="2584151">
            <text:p>2584151</text:p>
          </table:table-cell>
          <table:table-cell office:value-type="string">
            <text:p>Construction</text:p>
          </table:table-cell>
          <table:table-cell office:value-type="float" office:value="75449">
            <text:p>7544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I-4/SELMON EXPRESSWY FROM S OF SELMON EXPRSSWY TO I-4</text:p>
          </table:table-cell>
          <table:table-cell office:value-type="string">
            <text:p>Interchange (New)</text:p>
          </table:table-cell>
          <table:table-cell table:style-name="ce3"/>
          <table:table-cell office:value-type="float" office:value="2584151">
            <text:p>2584151</text:p>
          </table:table-cell>
          <table:table-cell office:value-type="string">
            <text:p>Environmental</text:p>
          </table:table-cell>
          <table:table-cell office:value-type="float" office:value="3983">
            <text:p>398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4/SELMON XWAY FROM S OF SELMON XWAY TO I-4 (TOLL EQUIPMENT)</text:p>
          </table:table-cell>
          <table:table-cell office:value-type="string">
            <text:p>Interchange (New)</text:p>
          </table:table-cell>
          <table:table-cell office:value-type="float" office:value="2.46">
            <text:p>2.46</text:p>
          </table:table-cell>
          <table:table-cell office:value-type="float" office:value="2584155">
            <text:p>2584155</text:p>
          </table:table-cell>
          <table:table-cell office:value-type="string">
            <text:p>Construction</text:p>
          </table:table-cell>
          <table:table-cell office:value-type="float" office:value="6013">
            <text:p>601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I-4/SR 400 AT US 301/US 92 INTRCHNG</text:p>
          </table:table-cell>
          <table:table-cell office:value-type="string">
            <text:p>Landscaping</text:p>
          </table:table-cell>
          <table:table-cell office:value-type="float" office:value="2.033">
            <text:p>2.033</text:p>
          </table:table-cell>
          <table:table-cell office:value-type="float" office:value="4323271">
            <text:p>4323271</text:p>
          </table:table-cell>
          <table:table-cell office:value-type="string">
            <text:p>Construction</text:p>
          </table:table-cell>
          <table:table-cell office:value-type="float" office:value="4">
            <text:p>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I-4/SR 400 AT 1-75/SR 93A INTRCHGN.</text:p>
          </table:table-cell>
          <table:table-cell office:value-type="string">
            <text:p>Landscaping</text:p>
          </table:table-cell>
          <table:table-cell office:value-type="float" office:value="1.699">
            <text:p>1.699</text:p>
          </table:table-cell>
          <table:table-cell office:value-type="float" office:value="4323281">
            <text:p>4323281</text:p>
          </table:table-cell>
          <table:table-cell office:value-type="string">
            <text:p>Construction</text:p>
          </table:table-cell>
          <table:table-cell office:value-type="float" office:value="9">
            <text:p>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A) EXT RAMP TO EB/WB SR 60 S OF CSX/BROADWAY BRDG</text:p>
          </table:table-cell>
          <table:table-cell office:value-type="string">
            <text:p>Interchange Improvement</text:p>
          </table:table-cell>
          <table:table-cell office:value-type="float" office:value="1.56">
            <text:p>1.56</text:p>
          </table:table-cell>
          <table:table-cell office:value-type="float" office:value="4191941">
            <text:p>4191941</text:p>
          </table:table-cell>
          <table:table-cell office:value-type="string">
            <text:p>Design Build</text:p>
          </table:table-cell>
          <table:table-cell office:value-type="float" office:value="28">
            <text:p>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A) FM N OF 1-75 @ I-275 TO S OF BLOOMINGDALE/PROGRESS</text:p>
          </table:table-cell>
          <table:table-cell office:value-type="string">
            <text:p>Its Freeway Management</text:p>
          </table:table-cell>
          <table:table-cell office:value-type="float" office:value="19.425">
            <text:p>19.425</text:p>
          </table:table-cell>
          <table:table-cell office:value-type="float" office:value="4109096">
            <text:p>4109096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A) FM N OF 1-75 @ I-275 TO S OF BLOOMINGDALE/PROGRESS</text:p>
          </table:table-cell>
          <table:table-cell office:value-type="string">
            <text:p>Its Freeway Management</text:p>
          </table:table-cell>
          <table:table-cell table:style-name="ce3"/>
          <table:table-cell office:value-type="float" office:value="4109096">
            <text:p>4109096</text:p>
          </table:table-cell>
          <table:table-cell office:value-type="string">
            <text:p>Construction</text:p>
          </table:table-cell>
          <table:table-cell office:value-type="float" office:value="1776">
            <text:p>17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A) FM S OF CSX/BROADWAY AVE TO EB/WB I-4 EXIT RAMP</text:p>
          </table:table-cell>
          <table:table-cell office:value-type="string">
            <text:p>Interchange Improvement</text:p>
          </table:table-cell>
          <table:table-cell office:value-type="float" office:value="2.336">
            <text:p>2.336</text:p>
          </table:table-cell>
          <table:table-cell office:value-type="float" office:value="4292511">
            <text:p>4292511</text:p>
          </table:table-cell>
          <table:table-cell office:value-type="string">
            <text:p>Preliminary Engineering</text:p>
          </table:table-cell>
          <table:table-cell office:value-type="float" office:value="4">
            <text:p>4</text:p>
          </table:table-cell>
          <table:table-cell office:value-type="float" office:value="2325" table:number-columns-spanned="2" table:number-rows-spanned="1">
            <text:p>2325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A) FM S OF SELMON EXP OVRPSS TO N OF SR 60</text:p>
          </table:table-cell>
          <table:table-cell office:value-type="string">
            <text:p>Interchange Improvement</text:p>
          </table:table-cell>
          <table:table-cell office:value-type="float" office:value="1.34">
            <text:p>1.34</text:p>
          </table:table-cell>
          <table:table-cell office:value-type="float" office:value="4289561">
            <text:p>4289561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1368" table:number-columns-spanned="2" table:number-rows-spanned="1">
            <text:p>1368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A) FM S OF SR582(FOWLER AVE) TO N OF CR 581 (BB DOWNS)</text:p>
          </table:table-cell>
          <table:table-cell office:value-type="string">
            <text:p>Add Lanes &amp; Reconstruct</text:p>
          </table:table-cell>
          <table:table-cell office:value-type="float" office:value="31.252">
            <text:p>31.252</text:p>
          </table:table-cell>
          <table:table-cell office:value-type="float" office:value="4084592">
            <text:p>4084592</text:p>
          </table:table-cell>
          <table:table-cell office:value-type="string">
            <text:p>Railroad &amp; Utilites</text:p>
          </table:table-cell>
          <table:table-cell office:value-type="float" office:value="30">
            <text:p>3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A) FM S OF SR582(FOWLER AVE) TO N OF CR 581 (BB DOWNS)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4084592">
            <text:p>4084592</text:p>
          </table:table-cell>
          <table:table-cell office:value-type="string">
            <text:p>Construction</text:p>
          </table:table-cell>
          <table:table-cell office:value-type="float" office:value="686">
            <text:p>68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A) FM WB SR60 ENTRANCE RAMP TO S OF CSX/CR 574</text:p>
          </table:table-cell>
          <table:table-cell office:value-type="string">
            <text:p>Interchange Improvement</text:p>
          </table:table-cell>
          <table:table-cell office:value-type="float" office:value="1.666">
            <text:p>1.666</text:p>
          </table:table-cell>
          <table:table-cell office:value-type="float" office:value="4289531">
            <text:p>428953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2194" table:number-columns-spanned="2" table:number-rows-spanned="1">
            <text:p>2194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A) FROM CR 581 (BB DOWNS BL) TO SR 56</text:p>
          </table:table-cell>
          <table:table-cell office:value-type="string">
            <text:p>Its Freeway Management</text:p>
          </table:table-cell>
          <table:table-cell office:value-type="float" office:value="3.056">
            <text:p>3.056</text:p>
          </table:table-cell>
          <table:table-cell office:value-type="float" office:value="4109099">
            <text:p>4109099</text:p>
          </table:table-cell>
          <table:table-cell office:value-type="string">
            <text:p>Construction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A) FROM MOCCASIN WALLOW RD TO N OF FLETCHER AVE</text:p>
          </table:table-cell>
          <table:table-cell office:value-type="string">
            <text:p>Pd&amp;E/Emo Study</text:p>
          </table:table-cell>
          <table:table-cell office:value-type="float" office:value="32.804">
            <text:p>32.804</text:p>
          </table:table-cell>
          <table:table-cell office:value-type="float" office:value="4192351">
            <text:p>4192351</text:p>
          </table:table-cell>
          <table:table-cell office:value-type="string">
            <text:p>P D &amp; E</text:p>
          </table:table-cell>
          <table:table-cell office:value-type="float" office:value="4">
            <text:p>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A) FROM N OF BB DOWNS(CR581) TO SR 56</text:p>
          </table:table-cell>
          <table:table-cell office:value-type="string">
            <text:p>Add Lanes &amp; Rehabilitate Pvmnt</text:p>
          </table:table-cell>
          <table:table-cell office:value-type="float" office:value="39.835">
            <text:p>39.835</text:p>
          </table:table-cell>
          <table:table-cell office:value-type="float" office:value="4084593">
            <text:p>4084593</text:p>
          </table:table-cell>
          <table:table-cell office:value-type="string">
            <text:p>Construction</text:p>
          </table:table-cell>
          <table:table-cell office:value-type="float" office:value="317">
            <text:p>31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A) FROM SR 582 (FOWLER AVE) TO N BRUCE B DOWNS BLVD</text:p>
          </table:table-cell>
          <table:table-cell office:value-type="string">
            <text:p>Its Freeway Management</text:p>
          </table:table-cell>
          <table:table-cell office:value-type="float" office:value="8.729">
            <text:p>8.729</text:p>
          </table:table-cell>
          <table:table-cell office:value-type="float" office:value="4109092">
            <text:p>4109092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A) NB/SB FR OVER ALAFIA RIVER TO BRIDGE # 100358/359</text:p>
          </table:table-cell>
          <table:table-cell office:value-type="string">
            <text:p>Bridge-Repair/Rehabilitation</text:p>
          </table:table-cell>
          <table:table-cell office:value-type="float" office:value="0.307">
            <text:p>0.307</text:p>
          </table:table-cell>
          <table:table-cell office:value-type="float" office:value="4322711">
            <text:p>432271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913" table:number-columns-spanned="2" table:number-rows-spanned="1">
            <text:p>913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A) NB/SB FR OVER ALAFIA RIVER TO BRIDGE # 100358/359</text:p>
          </table:table-cell>
          <table:table-cell office:value-type="string">
            <text:p>Bridge-Repair/Rehabilitation</text:p>
          </table:table-cell>
          <table:table-cell table:style-name="ce3"/>
          <table:table-cell office:value-type="float" office:value="4322711">
            <text:p>432271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1366" table:number-columns-spanned="2" table:number-rows-spanned="1">
            <text:p>11366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93A)&amp; SR 60 FM S OF SR60 @ SLIP RMP TO N OF SR 60 AT CSX BRG</text:p>
          </table:table-cell>
          <table:table-cell office:value-type="string">
            <text:p>Interchange Improvement</text:p>
          </table:table-cell>
          <table:table-cell office:value-type="float" office:value="1.557">
            <text:p>1.557</text:p>
          </table:table-cell>
          <table:table-cell office:value-type="float" office:value="4289551">
            <text:p>4289551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1" table:number-columns-spanned="2" table:number-rows-spanned="1">
            <text:p>1</text:p>
          </table:table-cell>
          <table:covered-table-cell/>
          <table:table-cell office:value-type="float" office:value="1275">
            <text:p>12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NB/SB OVER HARNEY ROAD DECK REPLACEMENT</text:p>
          </table:table-cell>
          <table:table-cell office:value-type="string">
            <text:p>Bridge-Repair/Rehabilitation</text:p>
          </table:table-cell>
          <table:table-cell office:value-type="float" office:value="0.031">
            <text:p>0.031</text:p>
          </table:table-cell>
          <table:table-cell office:value-type="float" office:value="4274571">
            <text:p>4274571</text:p>
          </table:table-cell>
          <table:table-cell office:value-type="string">
            <text:p>Design Build</text:p>
          </table:table-cell>
          <table:table-cell office:value-type="float" office:value="18">
            <text:p>1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(SR 93A SB RAMP) AT GIBSONTON DRIVE</text:p>
          </table:table-cell>
          <table:table-cell office:value-type="string">
            <text:p>Add Left Turn Lane(S)</text:p>
          </table:table-cell>
          <table:table-cell office:value-type="float" office:value="0.212">
            <text:p>0.212</text:p>
          </table:table-cell>
          <table:table-cell office:value-type="float" office:value="4259461">
            <text:p>4259461</text:p>
          </table:table-cell>
          <table:table-cell office:value-type="string">
            <text:p>Construction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(SR93A)NB ONRAMP FROM EB/WB I-4 TO SOUTH OF BYPASS CANAL</text:p>
          </table:table-cell>
          <table:table-cell office:value-type="string">
            <text:p>Interchange Improvement</text:p>
          </table:table-cell>
          <table:table-cell office:value-type="float" office:value="1.677">
            <text:p>1.677</text:p>
          </table:table-cell>
          <table:table-cell office:value-type="float" office:value="4289541">
            <text:p>428954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1980" table:number-columns-spanned="2" table:number-rows-spanned="1">
            <text:p>198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(SR93A)SB OFFRMP FROM S OF BYPASS CANAL TO EB/WB I-4</text:p>
          </table:table-cell>
          <table:table-cell office:value-type="string">
            <text:p>Interchange Improvement</text:p>
          </table:table-cell>
          <table:table-cell office:value-type="float" office:value="1.866">
            <text:p>1.866</text:p>
          </table:table-cell>
          <table:table-cell office:value-type="float" office:value="4289571">
            <text:p>428957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1482" table:number-columns-spanned="2" table:number-rows-spanned="1">
            <text:p>1482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75(SR93A)OVER CR574 FM WOODBERRY RD TO E MLK JR BLVD</text:p>
          </table:table-cell>
          <table:table-cell office:value-type="string">
            <text:p>Bridge-Repair/Rehabilitation</text:p>
          </table:table-cell>
          <table:table-cell office:value-type="float" office:value="0.071">
            <text:p>0.071</text:p>
          </table:table-cell>
          <table:table-cell office:value-type="float" office:value="4307051">
            <text:p>4307051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288" table:number-columns-spanned="2" table:number-rows-spanned="1">
            <text:p>288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75(SR93A)OVER CR574 FM WOODBERRY RD TO E MLK JR BLVD</text:p>
          </table:table-cell>
          <table:table-cell office:value-type="string">
            <text:p>Bridge-Repair/Rehabilitation</text:p>
          </table:table-cell>
          <table:table-cell table:style-name="ce3"/>
          <table:table-cell office:value-type="float" office:value="4307051">
            <text:p>4307051</text:p>
          </table:table-cell>
          <table:table-cell office:value-type="string">
            <text:p>Railroad &amp; Utilites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20" table:number-columns-spanned="2" table:number-rows-spanned="1">
            <text:p>20</text:p>
          </table:table-cell>
          <table:covered-table-cell/>
          <table:table-cell office:value-type="float" office:value="75">
            <text:p>75</text:p>
          </table:table-cell>
          <table:table-cell table:number-columns-repeated="1011"/>
        </table:table-row>
        <table:table-row table:style-name="ro2">
          <table:table-cell office:value-type="string">
            <text:p>I75(SR93A)OVER CR574 FM WOODBERRY RD TO E MLK JR BLVD</text:p>
          </table:table-cell>
          <table:table-cell office:value-type="string">
            <text:p>Bridge-Repair/Rehabilitation</text:p>
          </table:table-cell>
          <table:table-cell table:style-name="ce3"/>
          <table:table-cell office:value-type="float" office:value="4307051">
            <text:p>430705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3220" table:number-columns-spanned="2" table:number-rows-spanned="1">
            <text:p>322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RIDGE PAINTING HILLSBOROUGH COUNTY VARIOUS LOCATIONS</text:p>
          </table:table-cell>
          <table:table-cell office:value-type="string">
            <text:p>Bridge - Painting</text:p>
          </table:table-cell>
          <table:table-cell office:value-type="float" office:value="0.245">
            <text:p>0.245</text:p>
          </table:table-cell>
          <table:table-cell office:value-type="float" office:value="4308023">
            <text:p>4308023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145" table:number-columns-spanned="2" table:number-rows-spanned="1">
            <text:p>145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RIDGE PAINTING HILLSBOROUGH COUNTY VARIOUS LOCATIONS</text:p>
          </table:table-cell>
          <table:table-cell table:style-name="ce3" table:number-columns-repeated="2"/>
          <table:table-cell office:value-type="float" office:value="4308023">
            <text:p>4308023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650">
            <text:p>16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RIDGE SUBSTRUCTURE REPAIRS VARIOUS LOCATIONS</text:p>
          </table:table-cell>
          <table:table-cell office:value-type="string">
            <text:p>Bridge-Repair/Rehabilitation</text:p>
          </table:table-cell>
          <table:table-cell office:value-type="float" office:value="2.288">
            <text:p>2.288</text:p>
          </table:table-cell>
          <table:table-cell office:value-type="float" office:value="4234761">
            <text:p>4234761</text:p>
          </table:table-cell>
          <table:table-cell office:value-type="string">
            <text:p>Construction</text:p>
          </table:table-cell>
          <table:table-cell office:value-type="float" office:value="7">
            <text:p>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ILLSBOROUGH COUNTY VARIOUS LOCATIONS LANDSCAPING</text:p>
          </table:table-cell>
          <table:table-cell office:value-type="string">
            <text:p>Landscaping</text:p>
          </table:table-cell>
          <table:table-cell office:value-type="string">
            <text:p> </text:p>
          </table:table-cell>
          <table:table-cell office:value-type="float" office:value="4304151">
            <text:p>4304151</text:p>
          </table:table-cell>
          <table:table-cell office:value-type="string">
            <text:p>Construction</text:p>
          </table:table-cell>
          <table:table-cell office:value-type="float" office:value="153">
            <text:p>15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LONG BRIDGE REPAIR HILLSBOROUGH COUNTY VARIOUS LOCATIONS</text:p>
          </table:table-cell>
          <table:table-cell office:value-type="string">
            <text:p>Bridge-Repair/Rehabilitation</text:p>
          </table:table-cell>
          <table:table-cell office:value-type="float" office:value="3.419">
            <text:p>3.419</text:p>
          </table:table-cell>
          <table:table-cell office:value-type="float" office:value="4307061">
            <text:p>4307061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180" table:number-columns-spanned="2" table:number-rows-spanned="1">
            <text:p>18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LONG BRIDGE REPAIR HILLSBOROUGH COUNTY VARIOUS LOCATIONS</text:p>
          </table:table-cell>
          <table:table-cell table:style-name="ce3" table:number-columns-repeated="2"/>
          <table:table-cell office:value-type="float" office:value="4307061">
            <text:p>430706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133">
            <text:p>213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MOVABLE BRIDGE REPAIR VARIOUS LOCATIONS HILLSBOROUGH COUNTY</text:p>
          </table:table-cell>
          <table:table-cell office:value-type="string">
            <text:p>Bridge-Repair/Rehabilitation</text:p>
          </table:table-cell>
          <table:table-cell office:value-type="float" office:value="0.082">
            <text:p>0.082</text:p>
          </table:table-cell>
          <table:table-cell office:value-type="float" office:value="4270501">
            <text:p>4270501</text:p>
          </table:table-cell>
          <table:table-cell office:value-type="string">
            <text:p>Preliminary Engineering</text:p>
          </table:table-cell>
          <table:table-cell office:value-type="float" office:value="16">
            <text:p>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MOVABLE BRIDGE REPAIR VARIOUS LOCATIONS HILLSBOROUGH COUNTY</text:p>
          </table:table-cell>
          <table:table-cell table:style-name="ce3" table:number-columns-repeated="2"/>
          <table:table-cell office:value-type="float" office:value="4270501">
            <text:p>4270501</text:p>
          </table:table-cell>
          <table:table-cell office:value-type="string">
            <text:p>Construction</text:p>
          </table:table-cell>
          <table:table-cell office:value-type="float" office:value="263">
            <text:p>26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SR 39/JAMES L REDMAN FROM SR 60(HOPEWELL RD) TO N OF CHARLIE GRIFFIN</text:p>
          </table:table-cell>
          <table:table-cell office:value-type="string">
            <text:p>Resurfacing</text:p>
          </table:table-cell>
          <table:table-cell office:value-type="float" office:value="3.068">
            <text:p>3.068</text:p>
          </table:table-cell>
          <table:table-cell office:value-type="float" office:value="4289611">
            <text:p>4289611</text:p>
          </table:table-cell>
          <table:table-cell office:value-type="string">
            <text:p>Preliminary Engineering</text:p>
          </table:table-cell>
          <table:table-cell office:value-type="float" office:value="11">
            <text:p>1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SR 39/JAMES L REDMAN FROM SR 60(HOPEWELL RD) TO N OF CHARLIE GRIFFIN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289611">
            <text:p>4289611</text:p>
          </table:table-cell>
          <table:table-cell office:value-type="string">
            <text:p>Construction</text:p>
          </table:table-cell>
          <table:table-cell office:value-type="float" office:value="5993">
            <text:p>599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SR 39/JAMES L REDMAN FROM SR 60(HOPEWELL RD) TO N OF CHARLIE GRIFFIN</text:p>
          </table:table-cell>
          <table:table-cell table:style-name="ce3" table:number-columns-repeated="2"/>
          <table:table-cell office:value-type="float" office:value="4289611">
            <text:p>4289611</text:p>
          </table:table-cell>
          <table:table-cell office:value-type="string">
            <text:p>Environmental</text:p>
          </table:table-cell>
          <table:table-cell office:value-type="float" office:value="13">
            <text:p>1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39/N WHEELER ST FROM REYNOLDS ST TO N OF I-4 INTERCHANGE</text:p>
          </table:table-cell>
          <table:table-cell office:value-type="string">
            <text:p>Resurfacing</text:p>
          </table:table-cell>
          <table:table-cell office:value-type="float" office:value="1.407">
            <text:p>1.407</text:p>
          </table:table-cell>
          <table:table-cell office:value-type="float" office:value="4347371">
            <text:p>434737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SR 39/REDMAN PARKWAY FR N OF CHARLIE GRIFFIN TO SR 600/US 92/BAKER ST</text:p>
          </table:table-cell>
          <table:table-cell office:value-type="string">
            <text:p>Resurfacing</text:p>
          </table:table-cell>
          <table:table-cell office:value-type="float" office:value="2.45">
            <text:p>2.45</text:p>
          </table:table-cell>
          <table:table-cell office:value-type="float" office:value="4326461">
            <text:p>432646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66 /THONOTOSASSA FROM W BAKER ST TO N OF I-4</text:p>
          </table:table-cell>
          <table:table-cell office:value-type="string">
            <text:p>Resurfacing</text:p>
          </table:table-cell>
          <table:table-cell office:value-type="float" office:value="0.925">
            <text:p>0.925</text:p>
          </table:table-cell>
          <table:table-cell office:value-type="float" office:value="4255031">
            <text:p>4255031</text:p>
          </table:table-cell>
          <table:table-cell office:value-type="string">
            <text:p>Preliminary Engineering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66 /THONOTOSASSA FROM W BAKER ST TO N OF I-4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255031">
            <text:p>425503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811">
            <text:p>181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66 /THONOTOSASSA FROM W BAKER ST TO N OF I-4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255031">
            <text:p>4255031</text:p>
          </table:table-cell>
          <table:table-cell office:value-type="string">
            <text:p>Environmental</text:p>
          </table:table-cell>
          <table:table-cell office:value-type="float" office:value="11">
            <text:p>1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69/39TH/40TH ST FROM SR 60/E ADAMO DR TO S OF E 15TH AVE</text:p>
          </table:table-cell>
          <table:table-cell office:value-type="string">
            <text:p>Resurfacing</text:p>
          </table:table-cell>
          <table:table-cell office:value-type="float" office:value="0.777">
            <text:p>0.777</text:p>
          </table:table-cell>
          <table:table-cell office:value-type="float" office:value="4290611">
            <text:p>4290611</text:p>
          </table:table-cell>
          <table:table-cell office:value-type="string">
            <text:p>Preliminary Engineering</text:p>
          </table:table-cell>
          <table:table-cell office:value-type="float" office:value="15">
            <text:p>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69/39TH/40TH ST FROM SR 60/E ADAMO DR TO S OF E 15TH AVE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290611">
            <text:p>4290611</text:p>
          </table:table-cell>
          <table:table-cell office:value-type="string">
            <text:p>Right Of Way</text:p>
          </table:table-cell>
          <table:table-cell office:value-type="float" office:value="134">
            <text:p>13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69/39TH/40TH ST FROM SR 60/E ADAMO DR TO S OF E 15TH AVE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290611">
            <text:p>429061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581" table:number-columns-spanned="2" table:number-rows-spanned="1">
            <text:p>1581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E MLK BLVD) FROM 42ND ST TO E OF I-4</text:p>
          </table:table-cell>
          <table:table-cell office:value-type="string">
            <text:p>Resurfacing</text:p>
          </table:table-cell>
          <table:table-cell office:value-type="float" office:value="1.808">
            <text:p>1.808</text:p>
          </table:table-cell>
          <table:table-cell office:value-type="float" office:value="4290591">
            <text:p>4290591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E MLK BLVD) FROM 42ND ST TO E OF I-4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290591">
            <text:p>429059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2203" table:number-columns-spanned="2" table:number-rows-spanned="1">
            <text:p>2203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AT GALLAGHER ROAD</text:p>
          </table:table-cell>
          <table:table-cell office:value-type="string">
            <text:p>Add Left Turn Lane(S)</text:p>
          </table:table-cell>
          <table:table-cell office:value-type="float" office:value="0.249">
            <text:p>0.249</text:p>
          </table:table-cell>
          <table:table-cell office:value-type="float" office:value="4306851">
            <text:p>4306851</text:p>
          </table:table-cell>
          <table:table-cell office:value-type="string">
            <text:p>Preliminary Engineering</text:p>
          </table:table-cell>
          <table:table-cell office:value-type="float" office:value="15">
            <text:p>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R 574 (MLK BLVD) AT GALLAGHER ROAD</text:p>
          </table:table-cell>
          <table:table-cell office:value-type="string">
            <text:p>Add Left Turn Lane(S)</text:p>
          </table:table-cell>
          <table:table-cell table:style-name="ce3"/>
          <table:table-cell office:value-type="float" office:value="4306851">
            <text:p>4306851</text:p>
          </table:table-cell>
          <table:table-cell office:value-type="string">
            <text:p>Right Of Way</text:p>
          </table:table-cell>
          <table:table-cell office:value-type="float" office:value="451">
            <text:p>45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AT GALLAGHER ROAD</text:p>
          </table:table-cell>
          <table:table-cell office:value-type="string">
            <text:p>Add Left Turn Lane(S)</text:p>
          </table:table-cell>
          <table:table-cell table:style-name="ce3"/>
          <table:table-cell office:value-type="float" office:value="4306851">
            <text:p>4306851</text:p>
          </table:table-cell>
          <table:table-cell office:value-type="string">
            <text:p>Railroad &amp; Utilites</text:p>
          </table:table-cell>
          <table:table-cell office:value-type="float" office:value="0">
            <text:p>0</text:p>
          </table:table-cell>
          <table:table-cell office:value-type="float" office:value="75" table:number-columns-spanned="2" table:number-rows-spanned="1">
            <text:p>75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R 574 (MLK BLVD) AT GALLAGHER ROAD</text:p>
          </table:table-cell>
          <table:table-cell office:value-type="string">
            <text:p>Add Left Turn Lane(S)</text:p>
          </table:table-cell>
          <table:table-cell table:style-name="ce3"/>
          <table:table-cell office:value-type="float" office:value="4306851">
            <text:p>430685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908" table:number-columns-spanned="2" table:number-rows-spanned="1">
            <text:p>908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R 574 (MLK BLVD) AT GALLAGHER ROAD</text:p>
          </table:table-cell>
          <table:table-cell office:value-type="string">
            <text:p>Add Left Turn Lane(S)</text:p>
          </table:table-cell>
          <table:table-cell table:style-name="ce3"/>
          <table:table-cell office:value-type="float" office:value="4306851">
            <text:p>4306851</text:p>
          </table:table-cell>
          <table:table-cell office:value-type="string">
            <text:p>Environmental</text:p>
          </table:table-cell>
          <table:table-cell office:value-type="float" office:value="22">
            <text:p>2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M E OF MCINTOSH RD TO W OF WHEELER CT</text:p>
          </table:table-cell>
          <table:table-cell office:value-type="string">
            <text:p>Resurfacing</text:p>
          </table:table-cell>
          <table:table-cell office:value-type="float" office:value="1.239">
            <text:p>1.239</text:p>
          </table:table-cell>
          <table:table-cell office:value-type="float" office:value="4311371">
            <text:p>4311371</text:p>
          </table:table-cell>
          <table:table-cell office:value-type="string">
            <text:p>Preliminary Engineering</text:p>
          </table:table-cell>
          <table:table-cell office:value-type="float" office:value="9">
            <text:p>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M E OF MCINTOSH RD TO W OF WHEELER CT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311371">
            <text:p>4311371</text:p>
          </table:table-cell>
          <table:table-cell office:value-type="string">
            <text:p>Railroad &amp; Utilites</text:p>
          </table:table-cell>
          <table:table-cell office:value-type="float" office:value="50">
            <text:p>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M E OF MCINTOSH RD TO W OF WHEELER CT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311371">
            <text:p>4311371</text:p>
          </table:table-cell>
          <table:table-cell office:value-type="string">
            <text:p>Construction</text:p>
          </table:table-cell>
          <table:table-cell office:value-type="float" office:value="1230">
            <text:p>123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ROM E OF ARMENIA AVE TO W OF NEBRASKA AVE</text:p>
          </table:table-cell>
          <table:table-cell office:value-type="string">
            <text:p>Resurfacing</text:p>
          </table:table-cell>
          <table:table-cell office:value-type="float" office:value="2.037">
            <text:p>2.037</text:p>
          </table:table-cell>
          <table:table-cell office:value-type="float" office:value="4065531">
            <text:p>4065531</text:p>
          </table:table-cell>
          <table:table-cell office:value-type="string">
            <text:p>Right Of Way</text:p>
          </table:table-cell>
          <table:table-cell office:value-type="float" office:value="14">
            <text:p>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ROM E OF NEBRASKA AVE TO N 42ND STREET</text:p>
          </table:table-cell>
          <table:table-cell office:value-type="string">
            <text:p>Resurfacing</text:p>
          </table:table-cell>
          <table:table-cell office:value-type="float" office:value="2.343">
            <text:p>2.343</text:p>
          </table:table-cell>
          <table:table-cell office:value-type="float" office:value="4253351">
            <text:p>4253351</text:p>
          </table:table-cell>
          <table:table-cell office:value-type="string">
            <text:p>Construction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ROM E OF PARSONS AVE TO E OF KINGSWAY RD</text:p>
          </table:table-cell>
          <table:table-cell office:value-type="string">
            <text:p>Add Lanes &amp; Reconstruct</text:p>
          </table:table-cell>
          <table:table-cell office:value-type="float" office:value="0.8">
            <text:p>0.8</text:p>
          </table:table-cell>
          <table:table-cell office:value-type="float" office:value="2558933">
            <text:p>2558933</text:p>
          </table:table-cell>
          <table:table-cell office:value-type="string">
            <text:p>Preliminary Engineering</text:p>
          </table:table-cell>
          <table:table-cell office:value-type="float" office:value="8">
            <text:p>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ROM E OF PARSONS AVE TO E OF KINGSWAY RD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2558933">
            <text:p>2558933</text:p>
          </table:table-cell>
          <table:table-cell office:value-type="string">
            <text:p>Right Of Way</text:p>
          </table:table-cell>
          <table:table-cell office:value-type="float" office:value="10186">
            <text:p>10186</text:p>
          </table:table-cell>
          <table:table-cell office:value-type="float" office:value="3622" table:number-columns-spanned="2" table:number-rows-spanned="1">
            <text:p>3622</text:p>
          </table:table-cell>
          <table:covered-table-cell/>
          <table:table-cell office:value-type="float" office:value="1629">
            <text:p>162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ROM E OF PARSONS AVE TO E OF KINGSWAY RD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2558933">
            <text:p>2558933</text:p>
          </table:table-cell>
          <table:table-cell office:value-type="string">
            <text:p>Railroad &amp; Utilites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51">
            <text:p>5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ROM E OF PARSONS AVE TO E OF KINGSWAY RD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2558933">
            <text:p>2558933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4356">
            <text:p>43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ROM EAST OF KINGSWAY RD TO E OF MCINTOSH RD</text:p>
          </table:table-cell>
          <table:table-cell office:value-type="string">
            <text:p>Add Lanes &amp; Reconstruct</text:p>
          </table:table-cell>
          <table:table-cell office:value-type="float" office:value="2.256">
            <text:p>2.256</text:p>
          </table:table-cell>
          <table:table-cell office:value-type="float" office:value="2558934">
            <text:p>2558934</text:p>
          </table:table-cell>
          <table:table-cell office:value-type="string">
            <text:p>Preliminary Engineering</text:p>
          </table:table-cell>
          <table:table-cell office:value-type="float" office:value="4">
            <text:p>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ROM EAST OF KINGSWAY RD TO E OF MCINTOSH RD</text:p>
          </table:table-cell>
          <table:table-cell office:value-type="string">
            <text:p>Add Lanes &amp; Reconstruct</text:p>
          </table:table-cell>
          <table:table-cell office:value-type="float" office:value="2.256">
            <text:p>2.256</text:p>
          </table:table-cell>
          <table:table-cell office:value-type="float" office:value="2558934">
            <text:p>2558934</text:p>
          </table:table-cell>
          <table:table-cell office:value-type="string">
            <text:p>Right Of Way</text:p>
          </table:table-cell>
          <table:table-cell office:value-type="float" office:value="0">
            <text:p>0</text:p>
          </table:table-cell>
          <table:table-cell office:value-type="float" office:value="9716" table:number-columns-spanned="2" table:number-rows-spanned="1">
            <text:p>9716</text:p>
          </table:table-cell>
          <table:covered-table-cell/>
          <table:table-cell office:value-type="float" office:value="5789">
            <text:p>5789</text:p>
          </table:table-cell>
          <table:table-cell office:value-type="float" office:value="5822" table:number-columns-spanned="2" table:number-rows-spanned="1">
            <text:p>5822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ROM EAST OF KINGSWAY RD TO E OF MCINTOSH RD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2558934">
            <text:p>2558934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2439">
            <text:p>22439</text:p>
          </table:table-cell>
          <table:table-cell table:number-columns-repeated="1011"/>
        </table:table-row>
        <table:table-row table:style-name="ro1">
          <table:table-cell office:value-type="string">
            <text:p>SR 574 (MLK BLVD) FROM I-4 TO LAURA ST</text:p>
          </table:table-cell>
          <table:table-cell office:value-type="string">
            <text:p>Resurfacing</text:p>
          </table:table-cell>
          <table:table-cell office:value-type="float" office:value="4.786">
            <text:p>4.786</text:p>
          </table:table-cell>
          <table:table-cell office:value-type="float" office:value="4271581">
            <text:p>4271581</text:p>
          </table:table-cell>
          <table:table-cell office:value-type="string">
            <text:p>Construction</text:p>
          </table:table-cell>
          <table:table-cell office:value-type="float" office:value="373">
            <text:p>37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ROM W OF HIGHVIEW RD TO E OF PARSONS AVE</text:p>
          </table:table-cell>
          <table:table-cell office:value-type="string">
            <text:p>Add Lanes &amp; Reconstruct</text:p>
          </table:table-cell>
          <table:table-cell office:value-type="float" office:value="0.913">
            <text:p>0.913</text:p>
          </table:table-cell>
          <table:table-cell office:value-type="float" office:value="2558932">
            <text:p>2558932</text:p>
          </table:table-cell>
          <table:table-cell office:value-type="string">
            <text:p>Right Of Way</text:p>
          </table:table-cell>
          <table:table-cell office:value-type="float" office:value="71">
            <text:p>7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ROM W OF HIGHVIEW RD TO E OF PARSONS AVE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2558932">
            <text:p>2558932</text:p>
          </table:table-cell>
          <table:table-cell office:value-type="string">
            <text:p>Railroad &amp; Utilites</text:p>
          </table:table-cell>
          <table:table-cell office:value-type="float" office:value="302">
            <text:p>30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ROM W OF HIGHVIEW RD TO E OF PARSONS AVE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2558932">
            <text:p>2558932</text:p>
          </table:table-cell>
          <table:table-cell office:value-type="string">
            <text:p>Construction</text:p>
          </table:table-cell>
          <table:table-cell office:value-type="float" office:value="232">
            <text:p>2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ROM W OF HIGHVIEW RD TO E OF PARSONS AVE</text:p>
          </table:table-cell>
          <table:table-cell office:value-type="string">
            <text:p>Add Lanes &amp; Reconstruct</text:p>
          </table:table-cell>
          <table:table-cell table:style-name="ce3"/>
          <table:table-cell office:value-type="float" office:value="2558932">
            <text:p>2558932</text:p>
          </table:table-cell>
          <table:table-cell office:value-type="string">
            <text:p>Environmental</text:p>
          </table:table-cell>
          <table:table-cell office:value-type="float" office:value="42">
            <text:p>4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ROM W OF VALRICO RD TO E OF MCINTOSH RD</text:p>
          </table:table-cell>
          <table:table-cell office:value-type="string">
            <text:p>Resurfacing</text:p>
          </table:table-cell>
          <table:table-cell office:value-type="float" office:value="0.76">
            <text:p>0.76</text:p>
          </table:table-cell>
          <table:table-cell office:value-type="float" office:value="4290721">
            <text:p>4290721</text:p>
          </table:table-cell>
          <table:table-cell office:value-type="string">
            <text:p>Preliminary Engineering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ROM W OF VALRICO RD TO E OF MCINTOSH RD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290721">
            <text:p>4290721</text:p>
          </table:table-cell>
          <table:table-cell office:value-type="string">
            <text:p>Railroad &amp; Utilites</text:p>
          </table:table-cell>
          <table:table-cell office:value-type="float" office:value="0">
            <text:p>0</text:p>
          </table:table-cell>
          <table:table-cell office:value-type="float" office:value="50" table:number-columns-spanned="2" table:number-rows-spanned="1">
            <text:p>5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 (MLK BLVD) FROM W OF VALRICO RD TO E OF MCINTOSH RD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290721">
            <text:p>429072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825" table:number-columns-spanned="2" table:number-rows-spanned="1">
            <text:p>825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74/W REYNOLDS ST FROM E OF TURKEY CREEK RD TO THONOTOSASSA RD</text:p>
          </table:table-cell>
          <table:table-cell office:value-type="string">
            <text:p>Resurfacing</text:p>
          </table:table-cell>
          <table:table-cell office:value-type="float" office:value="2.231">
            <text:p>2.231</text:p>
          </table:table-cell>
          <table:table-cell office:value-type="float" office:value="4347361">
            <text:p>434736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0 (BUSCH BLVD) FROM ARMENIA AVE TO FLORIDA AVE</text:p>
          </table:table-cell>
          <table:table-cell office:value-type="string">
            <text:p>Pedestrian Safety Improvement</text:p>
          </table:table-cell>
          <table:table-cell office:value-type="float" office:value="1.502">
            <text:p>1.502</text:p>
          </table:table-cell>
          <table:table-cell office:value-type="float" office:value="4134072">
            <text:p>4134072</text:p>
          </table:table-cell>
          <table:table-cell office:value-type="string">
            <text:p>Preliminary Engineering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0 (BUSCH BLVD) FROM ARMENIA AVE TO FLORIDA AVE</text:p>
          </table:table-cell>
          <table:table-cell office:value-type="string">
            <text:p>Pedestrian Safety Improvement</text:p>
          </table:table-cell>
          <table:table-cell table:style-name="ce3"/>
          <table:table-cell office:value-type="float" office:value="4134072">
            <text:p>4134072</text:p>
          </table:table-cell>
          <table:table-cell office:value-type="string">
            <text:p>Construction</text:p>
          </table:table-cell>
          <table:table-cell office:value-type="float" office:value="601">
            <text:p>60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0 (BUSCH BLVD) FROM DALE MABRY HWY TO E OF N ARMENIA AVE</text:p>
          </table:table-cell>
          <table:table-cell office:value-type="string">
            <text:p>Resurfacing</text:p>
          </table:table-cell>
          <table:table-cell office:value-type="float" office:value="1.326">
            <text:p>1.326</text:p>
          </table:table-cell>
          <table:table-cell office:value-type="float" office:value="4245571">
            <text:p>4245571</text:p>
          </table:table-cell>
          <table:table-cell office:value-type="string">
            <text:p>Construction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0 (HILLS AVE) FROM W OF GEORGE RD TO E OF BENJAMIN ROAD</text:p>
          </table:table-cell>
          <table:table-cell office:value-type="string">
            <text:p>Resurfacing</text:p>
          </table:table-cell>
          <table:table-cell office:value-type="float" office:value="0.624">
            <text:p>0.624</text:p>
          </table:table-cell>
          <table:table-cell office:value-type="float" office:value="4230891">
            <text:p>4230891</text:p>
          </table:table-cell>
          <table:table-cell office:value-type="string">
            <text:p>Construction</text:p>
          </table:table-cell>
          <table:table-cell office:value-type="float" office:value="27">
            <text:p>2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0(HILLSBOROUGH) FROM E OF AIR CARGO RD TO W OF N LEE PL</text:p>
          </table:table-cell>
          <table:table-cell office:value-type="string">
            <text:p>Resurfacing</text:p>
          </table:table-cell>
          <table:table-cell office:value-type="float" office:value="3.139">
            <text:p>3.139</text:p>
          </table:table-cell>
          <table:table-cell office:value-type="float" office:value="4290732">
            <text:p>4290732</text:p>
          </table:table-cell>
          <table:table-cell office:value-type="string">
            <text:p>Preliminary Engineering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0(HILLSBOROUGH) FROM E OF AIR CARGO RD TO W OF N LEE PL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290732">
            <text:p>4290732</text:p>
          </table:table-cell>
          <table:table-cell office:value-type="string">
            <text:p>Construction</text:p>
          </table:table-cell>
          <table:table-cell office:value-type="float" office:value="5940">
            <text:p>594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0(HILLSBOROUGH) FROM E OF AIR CARGO RD TO W OF N LEE PL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290732">
            <text:p>4290732</text:p>
          </table:table-cell>
          <table:table-cell office:value-type="string">
            <text:p>Environmental</text:p>
          </table:table-cell>
          <table:table-cell office:value-type="float" office:value="585">
            <text:p>58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0(HILLSBOROUGH) FROM W OF SILVERMILL DR TO E OF S LAGOON ST</text:p>
          </table:table-cell>
          <table:table-cell office:value-type="string">
            <text:p>Resurfacing</text:p>
          </table:table-cell>
          <table:table-cell office:value-type="float" office:value="2.15">
            <text:p>2.15</text:p>
          </table:table-cell>
          <table:table-cell office:value-type="float" office:value="4290731">
            <text:p>4290731</text:p>
          </table:table-cell>
          <table:table-cell office:value-type="string">
            <text:p>Preliminary Engineering</text:p>
          </table:table-cell>
          <table:table-cell office:value-type="float" office:value="11">
            <text:p>1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0(HILLSBOROUGH) FROM W OF SILVERMILL DR TO E OF S LAGOON ST</text:p>
          </table:table-cell>
          <table:table-cell office:value-type="string">
            <text:p>Resurfacing</text:p>
          </table:table-cell>
          <table:table-cell table:style-name="ce3"/>
          <table:table-cell office:value-type="float" office:value="4290731">
            <text:p>4290731</text:p>
          </table:table-cell>
          <table:table-cell office:value-type="string">
            <text:p>Construction</text:p>
          </table:table-cell>
          <table:table-cell office:value-type="float" office:value="5277">
            <text:p>527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2 (FOWLER AVE) FM W OF NEBRASKA AVE TO W OF BRUCE B DOWNS BLV</text:p>
          </table:table-cell>
          <table:table-cell office:value-type="string">
            <text:p>Resurfacing</text:p>
          </table:table-cell>
          <table:table-cell office:value-type="float" office:value="1.511">
            <text:p>1.511</text:p>
          </table:table-cell>
          <table:table-cell office:value-type="float" office:value="4290772">
            <text:p>4290772</text:p>
          </table:table-cell>
          <table:table-cell office:value-type="string">
            <text:p>Preliminary Engineering</text:p>
          </table:table-cell>
          <table:table-cell office:value-type="float" office:value="25">
            <text:p>2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2 (FOWLER AVE) FM W OF NEBRASKA AVE TO W OF BRUCE B DOWNS BLV</text:p>
          </table:table-cell>
          <table:table-cell office:value-type="string">
            <text:p>Resurfacing</text:p>
          </table:table-cell>
          <table:table-cell office:value-type="float" office:value="2.511">
            <text:p>2.511</text:p>
          </table:table-cell>
          <table:table-cell office:value-type="float" office:value="4290773">
            <text:p>4290773</text:p>
          </table:table-cell>
          <table:table-cell office:value-type="string">
            <text:p>Right Of Way</text:p>
          </table:table-cell>
          <table:table-cell office:value-type="float" office:value="25">
            <text:p>2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2 (FOWLER AVE) FM W OF NEBRASKA AVE TO W OF BRUCE B DOWNS BLV</text:p>
          </table:table-cell>
          <table:table-cell office:value-type="string">
            <text:p>Resurfacing</text:p>
          </table:table-cell>
          <table:table-cell office:value-type="float" office:value="3.511">
            <text:p>3.511</text:p>
          </table:table-cell>
          <table:table-cell office:value-type="float" office:value="4290774">
            <text:p>4290774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4982" table:number-columns-spanned="2" table:number-rows-spanned="1">
            <text:p>4982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2 (FOWLER AVE) FROM E OF N 9TH ST TO W OF N 12TH ST</text:p>
          </table:table-cell>
          <table:table-cell office:value-type="string">
            <text:p>Railroad Crossing</text:p>
          </table:table-cell>
          <table:table-cell office:value-type="float" office:value="0.059">
            <text:p>0.059</text:p>
          </table:table-cell>
          <table:table-cell office:value-type="float" office:value="4290773">
            <text:p>4290773</text:p>
          </table:table-cell>
          <table:table-cell office:value-type="string">
            <text:p>Preliminary Engineering</text:p>
          </table:table-cell>
          <table:table-cell office:value-type="float" office:value="15">
            <text:p>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SR 582 (FOWLER AVE) FROM E OF N 9TH ST TO W OF N 12TH ST</text:p>
          </table:table-cell>
          <table:table-cell office:value-type="string">
            <text:p>Railroad Crossing</text:p>
          </table:table-cell>
          <table:table-cell table:style-name="ce3"/>
          <table:table-cell office:value-type="float" office:value="4290773">
            <text:p>4290773</text:p>
          </table:table-cell>
          <table:table-cell office:value-type="string">
            <text:p>Railroad &amp; Utilites</text:p>
          </table:table-cell>
          <table:table-cell office:value-type="float" office:value="500">
            <text:p>5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SR 582 (FOWLER AVE) FROM E OF N 9TH ST TO W OF N 12TH ST</text:p>
          </table:table-cell>
          <table:table-cell office:value-type="string">
            <text:p>Railroad Crossing</text:p>
          </table:table-cell>
          <table:table-cell table:style-name="ce3"/>
          <table:table-cell office:value-type="float" office:value="4290773">
            <text:p>4290773</text:p>
          </table:table-cell>
          <table:table-cell office:value-type="string">
            <text:p>Construction</text:p>
          </table:table-cell>
          <table:table-cell office:value-type="float" office:value="217">
            <text:p>21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3 (N 56TH ST) FROM S OF E 23RD AVE TO SOUTH OF FOWLER AVE</text:p>
          </table:table-cell>
          <table:table-cell office:value-type="string">
            <text:p>Resurfacing</text:p>
          </table:table-cell>
          <table:table-cell office:value-type="float" office:value="5.901">
            <text:p>5.901</text:p>
          </table:table-cell>
          <table:table-cell office:value-type="float" office:value="4245531">
            <text:p>4245531</text:p>
          </table:table-cell>
          <table:table-cell office:value-type="string">
            <text:p>Construction</text:p>
          </table:table-cell>
          <table:table-cell office:value-type="float" office:value="187">
            <text:p>18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3 (56TH ST) FM N US92/SR600/HILLS AVE TO N OF HENRY AVENUE</text:p>
          </table:table-cell>
          <table:table-cell office:value-type="string">
            <text:p>Railroad Crossing</text:p>
          </table:table-cell>
          <table:table-cell office:value-type="float" office:value="0.133">
            <text:p>0.133</text:p>
          </table:table-cell>
          <table:table-cell office:value-type="float" office:value="4307111">
            <text:p>4307111</text:p>
          </table:table-cell>
          <table:table-cell office:value-type="string">
            <text:p>Preliminary Engineering</text:p>
          </table:table-cell>
          <table:table-cell office:value-type="float" office:value="126">
            <text:p>12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3" table:number-columns-repeated="3"/>
          <table:table-cell office:value-type="float" office:value="4307111">
            <text:p>4307111</text:p>
          </table:table-cell>
          <table:table-cell office:value-type="string">
            <text:p>Railroad &amp; Utilites</text:p>
          </table:table-cell>
          <table:table-cell office:value-type="float" office:value="10">
            <text:p>10</text:p>
          </table:table-cell>
          <table:table-cell office:value-type="float" office:value="350" table:number-columns-spanned="2" table:number-rows-spanned="1">
            <text:p>35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7111">
            <text:p>430711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13">
            <text:p>31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5(21ST/22ND ST) FROM SR 60 (ADAMO DRIVE) TO SR 600 (HILLSBOROUGH)</text:p>
          </table:table-cell>
          <table:table-cell office:value-type="string">
            <text:p>Urban Corridor Improvements</text:p>
          </table:table-cell>
          <table:table-cell office:value-type="float" office:value="3.874">
            <text:p>3.874</text:p>
          </table:table-cell>
          <table:table-cell office:value-type="float" office:value="4186851">
            <text:p>4186851</text:p>
          </table:table-cell>
          <table:table-cell office:value-type="string">
            <text:p>Preliminary Engineering</text:p>
          </table:table-cell>
          <table:table-cell office:value-type="float" office:value="214">
            <text:p>2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3" table:number-columns-repeated="3"/>
          <table:table-cell office:value-type="float" office:value="4186851">
            <text:p>4186851</text:p>
          </table:table-cell>
          <table:table-cell office:value-type="string">
            <text:p>Railroad &amp; Utilites</text:p>
          </table:table-cell>
          <table:table-cell office:value-type="float" office:value="1803">
            <text:p>180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86851">
            <text:p>4186851</text:p>
          </table:table-cell>
          <table:table-cell office:value-type="string">
            <text:p>Construction</text:p>
          </table:table-cell>
          <table:table-cell office:value-type="float" office:value="5826">
            <text:p>582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5/22ND ST NB @ NGCH: 626279-S MP: 7.105</text:p>
          </table:table-cell>
          <table:table-cell office:value-type="string">
            <text:p>Rail Safety Project</text:p>
          </table:table-cell>
          <table:table-cell office:value-type="float" office:value="0.105">
            <text:p>0.105</text:p>
          </table:table-cell>
          <table:table-cell office:value-type="float" office:value="4336791">
            <text:p>4336791</text:p>
          </table:table-cell>
          <table:table-cell office:value-type="string">
            <text:p>Railroad &amp; Utilites</text:p>
          </table:table-cell>
          <table:table-cell office:value-type="float" office:value="260">
            <text:p>26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97 (DALE MABRY) FROM HUMPHREY ST TO VAN DYKE RD</text:p>
          </table:table-cell>
          <table:table-cell office:value-type="string">
            <text:p>Traffic Signal Update</text:p>
          </table:table-cell>
          <table:table-cell office:value-type="float" office:value="7.139">
            <text:p>7.139</text:p>
          </table:table-cell>
          <table:table-cell office:value-type="float" office:value="4168161">
            <text:p>4168161</text:p>
          </table:table-cell>
          <table:table-cell office:value-type="string">
            <text:p>Construction</text:p>
          </table:table-cell>
          <table:table-cell office:value-type="float" office:value="71">
            <text:p>7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97 (DALE MABRY) FROM N LAKEVIEW DRIVE TO SOUTH OF VAN DYKE RD</text:p>
          </table:table-cell>
          <table:table-cell office:value-type="string">
            <text:p>Sidewalk</text:p>
          </table:table-cell>
          <table:table-cell office:value-type="float" office:value="1.045">
            <text:p>1.045</text:p>
          </table:table-cell>
          <table:table-cell office:value-type="float" office:value="4152349">
            <text:p>4152349</text:p>
          </table:table-cell>
          <table:table-cell office:value-type="string">
            <text:p>Construction</text:p>
          </table:table-cell>
          <table:table-cell office:value-type="float" office:value="315">
            <text:p>3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97 (DALE MABRY) FROM N OF CHEVAL BLVD TO COUNTY LINE RD</text:p>
          </table:table-cell>
          <table:table-cell office:value-type="string">
            <text:p>Resurfacing</text:p>
          </table:table-cell>
          <table:table-cell office:value-type="float" office:value="2.374">
            <text:p>2.374</text:p>
          </table:table-cell>
          <table:table-cell office:value-type="float" office:value="4289241">
            <text:p>4289241</text:p>
          </table:table-cell>
          <table:table-cell office:value-type="string">
            <text:p>Construction</text:p>
          </table:table-cell>
          <table:table-cell office:value-type="float" office:value="109">
            <text:p>10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89241">
            <text:p>4289241</text:p>
          </table:table-cell>
          <table:table-cell office:value-type="string">
            <text:p>Environmental</text:p>
          </table:table-cell>
          <table:table-cell office:value-type="float" office:value="44">
            <text:p>4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97 (DALE MABRY) FROM S OF VAN DYKE RD TO N OF CHEVAL BLVD</text:p>
          </table:table-cell>
          <table:table-cell office:value-type="string">
            <text:p>Resurfacing</text:p>
          </table:table-cell>
          <table:table-cell office:value-type="float" office:value="1.249">
            <text:p>1.249</text:p>
          </table:table-cell>
          <table:table-cell office:value-type="float" office:value="4245521">
            <text:p>4245521</text:p>
          </table:table-cell>
          <table:table-cell office:value-type="string">
            <text:p>Construction</text:p>
          </table:table-cell>
          <table:table-cell office:value-type="float" office:value="81">
            <text:p>8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SR 60 (ADAMO DR) FROM E OF FALKENBURG RD TO W OF LAKE KATHY ENTR</text:p>
          </table:table-cell>
          <table:table-cell office:value-type="string">
            <text:p>Resurfacing</text:p>
          </table:table-cell>
          <table:table-cell office:value-type="float" office:value="0.739">
            <text:p>0.739</text:p>
          </table:table-cell>
          <table:table-cell office:value-type="float" office:value="4347381">
            <text:p>434738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(ADAMO DR) FROM E OF US 301 TO W OF FALKENBURG RD</text:p>
          </table:table-cell>
          <table:table-cell office:value-type="string">
            <text:p>Add Lanes &amp; Reconstruct</text:p>
          </table:table-cell>
          <table:table-cell office:value-type="float" office:value="1.231">
            <text:p>1.231</text:p>
          </table:table-cell>
          <table:table-cell office:value-type="float" office:value="4055252">
            <text:p>4055252</text:p>
          </table:table-cell>
          <table:table-cell office:value-type="string">
            <text:p>Preliminary Engineering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055252">
            <text:p>4055252</text:p>
          </table:table-cell>
          <table:table-cell office:value-type="string">
            <text:p>Right Of Way</text:p>
          </table:table-cell>
          <table:table-cell office:value-type="float" office:value="14">
            <text:p>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055252">
            <text:p>4055252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5677" table:number-columns-spanned="2" table:number-rows-spanned="1">
            <text:p>15677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055252">
            <text:p>4055252</text:p>
          </table:table-cell>
          <table:table-cell office:value-type="string">
            <text:p>Environmental</text:p>
          </table:table-cell>
          <table:table-cell office:value-type="float" office:value="24">
            <text:p>2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(CCAMPBLL CWY) FM PINELLAS COUNTY LINE TO N OF ROCKY POINT DR</text:p>
          </table:table-cell>
          <table:table-cell office:value-type="string">
            <text:p>Its Freeway Management</text:p>
          </table:table-cell>
          <table:table-cell office:value-type="float" office:value="5.012">
            <text:p>5.012</text:p>
          </table:table-cell>
          <table:table-cell office:value-type="float" office:value="4245072">
            <text:p>4245072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872" table:number-columns-spanned="2" table:number-rows-spanned="1">
            <text:p>872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(CCAMPBLL CWY) FR PIN CTY/HILLS CTY LN TO W OF ROCKY PT CREEK</text:p>
          </table:table-cell>
          <table:table-cell office:value-type="string">
            <text:p>Landscaping</text:p>
          </table:table-cell>
          <table:table-cell office:value-type="float" office:value="5.363">
            <text:p>5.363</text:p>
          </table:table-cell>
          <table:table-cell office:value-type="float" office:value="4344281">
            <text:p>4344281</text:p>
          </table:table-cell>
          <table:table-cell office:value-type="string">
            <text:p>Preliminary Engineering</text:p>
          </table:table-cell>
          <table:table-cell office:value-type="float" office:value="255">
            <text:p>25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4"/>
          <table:table-cell office:value-type="string">
            <text:p>Construction</text:p>
          </table:table-cell>
          <table:table-cell office:value-type="float" office:value="1114">
            <text:p>11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(E ADAMO DR) FROM E OF N 22ND ST TO W OF 50TH ST</text:p>
          </table:table-cell>
          <table:table-cell office:value-type="string">
            <text:p>Resurfacing</text:p>
          </table:table-cell>
          <table:table-cell office:value-type="float" office:value="1.92">
            <text:p>1.92</text:p>
          </table:table-cell>
          <table:table-cell office:value-type="float" office:value="4289361">
            <text:p>4289361</text:p>
          </table:table-cell>
          <table:table-cell office:value-type="string">
            <text:p>Preliminary Engineering</text:p>
          </table:table-cell>
          <table:table-cell office:value-type="float" office:value="13">
            <text:p>1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89361">
            <text:p>4289361</text:p>
          </table:table-cell>
          <table:table-cell office:value-type="string">
            <text:p>Construction</text:p>
          </table:table-cell>
          <table:table-cell office:value-type="float" office:value="3664">
            <text:p>366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(E BRANDON BL) FROM E OF LITHIAPINECREST TO VALRICO RD</text:p>
          </table:table-cell>
          <table:table-cell office:value-type="string">
            <text:p>Resurfacing</text:p>
          </table:table-cell>
          <table:table-cell office:value-type="float" office:value="1.66">
            <text:p>1.66</text:p>
          </table:table-cell>
          <table:table-cell office:value-type="float" office:value="4230471">
            <text:p>4230471</text:p>
          </table:table-cell>
          <table:table-cell office:value-type="string">
            <text:p>Construction</text:p>
          </table:table-cell>
          <table:table-cell office:value-type="float" office:value="9">
            <text:p>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(KENNEDY BLVD) FR KENNEDY BLVD TO HILLSBOROUGH RIVER</text:p>
          </table:table-cell>
          <table:table-cell office:value-type="string">
            <text:p>Bridge-Repair/Rehabilitation</text:p>
          </table:table-cell>
          <table:table-cell office:value-type="float" office:value="0.06">
            <text:p>0.06</text:p>
          </table:table-cell>
          <table:table-cell office:value-type="float" office:value="4322211">
            <text:p>4322211</text:p>
          </table:table-cell>
          <table:table-cell office:value-type="string">
            <text:p>Preliminary Engineering</text:p>
          </table:table-cell>
          <table:table-cell office:value-type="float" office:value="20">
            <text:p>2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2211">
            <text:p>4322211</text:p>
          </table:table-cell>
          <table:table-cell office:value-type="string">
            <text:p>Construction</text:p>
          </table:table-cell>
          <table:table-cell office:value-type="float" office:value="2516">
            <text:p>25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(KENNEDY BLVD) FROM ARMENIA AVE TO BREVARD AVE</text:p>
          </table:table-cell>
          <table:table-cell office:value-type="string">
            <text:p>Traffic Signal Update</text:p>
          </table:table-cell>
          <table:table-cell office:value-type="float" office:value="1.122">
            <text:p>1.122</text:p>
          </table:table-cell>
          <table:table-cell office:value-type="float" office:value="4168561">
            <text:p>416856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(SR 685) FROM SR600 (DALE MABRY) TO S WOODLYNNE AVE</text:p>
          </table:table-cell>
          <table:table-cell office:value-type="string">
            <text:p>Resurfacing</text:p>
          </table:table-cell>
          <table:table-cell office:value-type="float" office:value="1.047">
            <text:p>1.047</text:p>
          </table:table-cell>
          <table:table-cell office:value-type="float" office:value="4289691">
            <text:p>4289691</text:p>
          </table:table-cell>
          <table:table-cell office:value-type="string">
            <text:p>Preliminary Engineering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89691">
            <text:p>428969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3194" table:number-columns-spanned="2" table:number-rows-spanned="1">
            <text:p>3194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SR 60 (W KENNEDY BL) FM W OF N/S CHURCH AVE TO SR685/HENDERSON/MANTANZAS</text:p>
          </table:table-cell>
          <table:table-cell office:value-type="string">
            <text:p>Resurfacing</text:p>
          </table:table-cell>
          <table:table-cell office:value-type="float" office:value="0.75">
            <text:p>0.75</text:p>
          </table:table-cell>
          <table:table-cell office:value-type="float" office:value="4311321">
            <text:p>4311321</text:p>
          </table:table-cell>
          <table:table-cell office:value-type="string">
            <text:p>Preliminary Engineering</text:p>
          </table:table-cell>
          <table:table-cell office:value-type="float" office:value="57">
            <text:p>5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11321">
            <text:p>431132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442" table:number-columns-spanned="2" table:number-rows-spanned="1">
            <text:p>1442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FROM BEGIN OF BRIDGE TO END OF BRIDGE</text:p>
          </table:table-cell>
          <table:table-cell office:value-type="string">
            <text:p>Bridge-Repair/Rehabilitation</text:p>
          </table:table-cell>
          <table:table-cell office:value-type="float" office:value="0.655">
            <text:p>0.655</text:p>
          </table:table-cell>
          <table:table-cell office:value-type="float" office:value="4234751">
            <text:p>4234751</text:p>
          </table:table-cell>
          <table:table-cell office:value-type="string">
            <text:p>Construction</text:p>
          </table:table-cell>
          <table:table-cell office:value-type="float" office:value="40">
            <text:p>4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FROM E OF ROCKY POINT DR TO E OF BRIDGE #064</text:p>
          </table:table-cell>
          <table:table-cell office:value-type="string">
            <text:p>Bike Path/Trail</text:p>
          </table:table-cell>
          <table:table-cell office:value-type="float" office:value="0.371">
            <text:p>0.371</text:p>
          </table:table-cell>
          <table:table-cell office:value-type="float" office:value="4245612">
            <text:p>4245612</text:p>
          </table:table-cell>
          <table:table-cell office:value-type="string">
            <text:p>Construction</text:p>
          </table:table-cell>
          <table:table-cell office:value-type="float" office:value="105">
            <text:p>10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FROM PINELLAS/HILLS CO/L TO ROCKY POINT DR</text:p>
          </table:table-cell>
          <table:table-cell office:value-type="string">
            <text:p>Resurfacing</text:p>
          </table:table-cell>
          <table:table-cell office:value-type="float" office:value="5.012">
            <text:p>5.012</text:p>
          </table:table-cell>
          <table:table-cell office:value-type="float" office:value="4245611">
            <text:p>4245611</text:p>
          </table:table-cell>
          <table:table-cell office:value-type="string">
            <text:p>Construction</text:p>
          </table:table-cell>
          <table:table-cell office:value-type="float" office:value="471">
            <text:p>47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FROM TURKEY CREEK RD TO CLARENCE GORDON JR</text:p>
          </table:table-cell>
          <table:table-cell office:value-type="string">
            <text:p>Resurfacing</text:p>
          </table:table-cell>
          <table:table-cell office:value-type="float" office:value="3.875">
            <text:p>3.875</text:p>
          </table:table-cell>
          <table:table-cell office:value-type="float" office:value="4230531">
            <text:p>423053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FROM VALRICO RD TO POLK COUNTY LINE RD</text:p>
          </table:table-cell>
          <table:table-cell office:value-type="string">
            <text:p>Pd&amp;E/Emo Study</text:p>
          </table:table-cell>
          <table:table-cell office:value-type="float" office:value="12.284">
            <text:p>12.284</text:p>
          </table:table-cell>
          <table:table-cell office:value-type="float" office:value="4300551">
            <text:p>4300551</text:p>
          </table:table-cell>
          <table:table-cell office:value-type="string">
            <text:p>P D &amp; E</text:p>
          </table:table-cell>
          <table:table-cell office:value-type="float" office:value="7">
            <text:p>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SR 60(CCAMPBELL CWY) FROM PINELLAS/HILLS CO/L TO BEN T DAVIS BEACH ENT</text:p>
          </table:table-cell>
          <table:table-cell office:value-type="string">
            <text:p>Bike Path/Trail</text:p>
          </table:table-cell>
          <table:table-cell office:value-type="float" office:value="4.332">
            <text:p>4.332</text:p>
          </table:table-cell>
          <table:table-cell office:value-type="float" office:value="4245615">
            <text:p>4245615</text:p>
          </table:table-cell>
          <table:table-cell office:value-type="string">
            <text:p>Design Build</text:p>
          </table:table-cell>
          <table:table-cell office:value-type="float" office:value="32">
            <text:p>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(KENNEDY BLVD) FR UNIV OF TAMPA ENTRANCE TO W END KENNEDY BRIDGE</text:p>
          </table:table-cell>
          <table:table-cell office:value-type="string">
            <text:p>Drainage Improvements</text:p>
          </table:table-cell>
          <table:table-cell office:value-type="float" office:value="0.253">
            <text:p>0.253</text:p>
          </table:table-cell>
          <table:table-cell office:value-type="float" office:value="4326171">
            <text:p>4326171</text:p>
          </table:table-cell>
          <table:table-cell office:value-type="string">
            <text:p>Construction</text:p>
          </table:table-cell>
          <table:table-cell office:value-type="float" office:value="124">
            <text:p>12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16 FROM E OF OBRIEN ST TO DALE MABRY HWY</text:p>
          </table:table-cell>
          <table:table-cell office:value-type="string">
            <text:p>Resurfacing</text:p>
          </table:table-cell>
          <table:table-cell office:value-type="float" office:value="1.731">
            <text:p>1.731</text:p>
          </table:table-cell>
          <table:table-cell office:value-type="float" office:value="4230881">
            <text:p>4230881</text:p>
          </table:table-cell>
          <table:table-cell office:value-type="string">
            <text:p>Preliminary Engineering</text:p>
          </table:table-cell>
          <table:table-cell office:value-type="float" office:value="19">
            <text:p>1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30881">
            <text:p>4230881</text:p>
          </table:table-cell>
          <table:table-cell office:value-type="string">
            <text:p>Construction</text:p>
          </table:table-cell>
          <table:table-cell office:value-type="float" office:value="4984">
            <text:p>49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30881">
            <text:p>4230881</text:p>
          </table:table-cell>
          <table:table-cell office:value-type="string">
            <text:p>Environmental</text:p>
          </table:table-cell>
          <table:table-cell office:value-type="float" office:value="14">
            <text:p>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16(SPRUCE EB/WB) FROM N O'BRIEN ST TO FISH CREEK</text:p>
          </table:table-cell>
          <table:table-cell office:value-type="string">
            <text:p>Landscaping</text:p>
          </table:table-cell>
          <table:table-cell office:value-type="float" office:value="0.911">
            <text:p>0.911</text:p>
          </table:table-cell>
          <table:table-cell office:value-type="float" office:value="4344361">
            <text:p>4344361</text:p>
          </table:table-cell>
          <table:table-cell office:value-type="string">
            <text:p>Preliminary Engineering</text:p>
          </table:table-cell>
          <table:table-cell office:value-type="float" office:value="157">
            <text:p>15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44361">
            <text:p>4344361</text:p>
          </table:table-cell>
          <table:table-cell office:value-type="string">
            <text:p>Construction</text:p>
          </table:table-cell>
          <table:table-cell office:value-type="float" office:value="627">
            <text:p>62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18 (SELMON XPWY) BEGIN BRDG @ W OF MORGAN TO END BRDG AT E OF 12TH</text:p>
          </table:table-cell>
          <table:table-cell office:value-type="string">
            <text:p>Bridge-Repair/Rehabilitation</text:p>
          </table:table-cell>
          <table:table-cell office:value-type="float" office:value="6.236">
            <text:p>6.236</text:p>
          </table:table-cell>
          <table:table-cell office:value-type="float" office:value="4163612">
            <text:p>4163612</text:p>
          </table:table-cell>
          <table:table-cell office:value-type="string">
            <text:p>Contract Incentives</text:p>
          </table:table-cell>
          <table:table-cell office:value-type="float" office:value="2500">
            <text:p>25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63612">
            <text:p>4163612</text:p>
          </table:table-cell>
          <table:table-cell office:value-type="string">
            <text:p>Design Build</text:p>
          </table:table-cell>
          <table:table-cell office:value-type="float" office:value="267">
            <text:p>26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18 (SELMON XPWY) FROM 50TH STREET TO W END MAYDELL DR</text:p>
          </table:table-cell>
          <table:table-cell office:value-type="string">
            <text:p>Resurfacing</text:p>
          </table:table-cell>
          <table:table-cell office:value-type="float" office:value="0.958">
            <text:p>0.958</text:p>
          </table:table-cell>
          <table:table-cell office:value-type="float" office:value="4247101">
            <text:p>4247101</text:p>
          </table:table-cell>
          <table:table-cell office:value-type="string">
            <text:p>Construction</text:p>
          </table:table-cell>
          <table:table-cell office:value-type="float" office:value="195">
            <text:p>19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74 FROM E OF US 301 (SR 43) TO E OF CR 579</text:p>
          </table:table-cell>
          <table:table-cell office:value-type="string">
            <text:p>Resurfacing</text:p>
          </table:table-cell>
          <table:table-cell office:value-type="float" office:value="2.43">
            <text:p>2.43</text:p>
          </table:table-cell>
          <table:table-cell office:value-type="float" office:value="4230481">
            <text:p>4230481</text:p>
          </table:table-cell>
          <table:table-cell office:value-type="string">
            <text:p>Construction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74 FROM KATIE STANALAND TO POLK CO/L</text:p>
          </table:table-cell>
          <table:table-cell office:value-type="string">
            <text:p>Resurfacing</text:p>
          </table:table-cell>
          <table:table-cell office:value-type="float" office:value="7.584">
            <text:p>7.584</text:p>
          </table:table-cell>
          <table:table-cell office:value-type="float" office:value="4230491">
            <text:p>4230491</text:p>
          </table:table-cell>
          <table:table-cell office:value-type="string">
            <text:p>Construction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76 (CAUSEWAY BL) FROM 1/4 MI W OF US 41 TO 1/4 E OF US 301</text:p>
          </table:table-cell>
          <table:table-cell office:value-type="string">
            <text:p>Add Lanes &amp; Reconstruct</text:p>
          </table:table-cell>
          <table:table-cell office:value-type="float" office:value="3.414">
            <text:p>3.414</text:p>
          </table:table-cell>
          <table:table-cell office:value-type="float" office:value="2555991">
            <text:p>2555991</text:p>
          </table:table-cell>
          <table:table-cell office:value-type="string">
            <text:p>Right Of Way</text:p>
          </table:table-cell>
          <table:table-cell office:value-type="float" office:value="3189">
            <text:p>3189</text:p>
          </table:table-cell>
          <table:table-cell office:value-type="float" office:value="1068" table:number-columns-spanned="2" table:number-rows-spanned="1">
            <text:p>1068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/CR 39 ALEXANDER FROM N OF I-4 (SR 400) TO N OF KNIGHTS GRIFFIN</text:p>
          </table:table-cell>
          <table:table-cell office:value-type="string">
            <text:p>New Road Construction</text:p>
          </table:table-cell>
          <table:table-cell office:value-type="float" office:value="3.193">
            <text:p>3.193</text:p>
          </table:table-cell>
          <table:table-cell office:value-type="float" office:value="2555851">
            <text:p>2555851</text:p>
          </table:table-cell>
          <table:table-cell office:value-type="string">
            <text:p>Construction</text:p>
          </table:table-cell>
          <table:table-cell office:value-type="float" office:value="146">
            <text:p>14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60 (MEMORIAL HWY) FROM CYPRESS ST TO FISH CREEK</text:p>
          </table:table-cell>
          <table:table-cell office:value-type="string">
            <text:p>Landscaping</text:p>
          </table:table-cell>
          <table:table-cell office:value-type="float" office:value="0.976">
            <text:p>0.976</text:p>
          </table:table-cell>
          <table:table-cell office:value-type="float" office:value="4344362">
            <text:p>4344362</text:p>
          </table:table-cell>
          <table:table-cell office:value-type="string">
            <text:p>Preliminary Engineering</text:p>
          </table:table-cell>
          <table:table-cell office:value-type="float" office:value="149">
            <text:p>14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44362">
            <text:p>4344362</text:p>
          </table:table-cell>
          <table:table-cell office:value-type="string">
            <text:p>Construction</text:p>
          </table:table-cell>
          <table:table-cell office:value-type="float" office:value="427">
            <text:p>42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UBSTRUCTURE REPAIR HILLSBOROUGH COUNTY VARIOUS LOCATIONS</text:p>
          </table:table-cell>
          <table:table-cell office:value-type="string">
            <text:p>Bridge-Repair/Rehabilitation</text:p>
          </table:table-cell>
          <table:table-cell office:value-type="float" office:value="7.728">
            <text:p>7.728</text:p>
          </table:table-cell>
          <table:table-cell office:value-type="float" office:value="4307512">
            <text:p>4307512</text:p>
          </table:table-cell>
          <table:table-cell office:value-type="string">
            <text:p>Preliminary Engineering</text:p>
          </table:table-cell>
          <table:table-cell office:value-type="float" office:value="95">
            <text:p>9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7512">
            <text:p>4307512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034" table:number-columns-spanned="2" table:number-rows-spanned="1">
            <text:p>1034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UBSTRUCTURE REPAIR HILLSBOROUGH COUNTY VARIOUS PROJECTS</text:p>
          </table:table-cell>
          <table:table-cell office:value-type="string">
            <text:p>Bridge-Repair/Rehabilitation</text:p>
          </table:table-cell>
          <table:table-cell office:value-type="float" office:value="13.114">
            <text:p>13.114</text:p>
          </table:table-cell>
          <table:table-cell office:value-type="float" office:value="4324322">
            <text:p>4324322</text:p>
          </table:table-cell>
          <table:table-cell office:value-type="string">
            <text:p>Preliminary Engineering</text:p>
          </table:table-cell>
          <table:table-cell office:value-type="float" office:value="113">
            <text:p>11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TOLL OPERATIONS TAMPA CROSSTOWN</text:p>
          </table:table-cell>
          <table:table-cell office:value-type="string">
            <text:p>Toll Plaza</text:p>
          </table:table-cell>
          <table:table-cell office:value-type="float" office:value="13.955">
            <text:p>13.955</text:p>
          </table:table-cell>
          <table:table-cell office:value-type="float" office:value="1061">
            <text:p>1061</text:p>
          </table:table-cell>
          <table:table-cell office:value-type="string">
            <text:p>Operations</text:p>
          </table:table-cell>
          <table:table-cell office:value-type="float" office:value="5522">
            <text:p>5522</text:p>
          </table:table-cell>
          <table:table-cell office:value-type="float" office:value="5619" table:number-columns-spanned="2" table:number-rows-spanned="1">
            <text:p>5619</text:p>
          </table:table-cell>
          <table:covered-table-cell/>
          <table:table-cell office:value-type="float" office:value="5811">
            <text:p>5811</text:p>
          </table:table-cell>
          <table:table-cell office:value-type="float" office:value="5096" table:number-columns-spanned="2" table:number-rows-spanned="1">
            <text:p>5096</text:p>
          </table:table-cell>
          <table:covered-table-cell/>
          <table:table-cell office:value-type="float" office:value="5383">
            <text:p>5383</text:p>
          </table:table-cell>
          <table:table-cell table:number-columns-repeated="1011"/>
        </table:table-row>
        <table:table-row table:style-name="ro2">
          <table:table-cell office:value-type="string">
            <text:p>TRAFFIC SIGNAL MAINTENANCE AND OPERATION FOR LOCAL GOVERNMENT</text:p>
          </table:table-cell>
          <table:table-cell office:value-type="string">
            <text:p>Traffic Signals</text:p>
          </table:table-cell>
          <table:table-cell office:value-type="float" office:value="0.001">
            <text:p>0.001</text:p>
          </table:table-cell>
          <table:table-cell office:value-type="float" office:value="4059204">
            <text:p>4059204</text:p>
          </table:table-cell>
          <table:table-cell office:value-type="string">
            <text:p>Operations</text:p>
          </table:table-cell>
          <table:table-cell office:value-type="float" office:value="850">
            <text:p>8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301 (SR 41) FROM S OF TPA BYPASS CNL TO N OF FOWLER AVE</text:p>
          </table:table-cell>
          <table:table-cell office:value-type="string">
            <text:p>Add Lanes &amp; Reconstruct</text:p>
          </table:table-cell>
          <table:table-cell office:value-type="float" office:value="1.903">
            <text:p>1.903</text:p>
          </table:table-cell>
          <table:table-cell office:value-type="float" office:value="2557931">
            <text:p>2557931</text:p>
          </table:table-cell>
          <table:table-cell office:value-type="string">
            <text:p>Railroad &amp; Utilites</text:p>
          </table:table-cell>
          <table:table-cell office:value-type="float" office:value="266">
            <text:p>26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57931">
            <text:p>2557931</text:p>
          </table:table-cell>
          <table:table-cell office:value-type="string">
            <text:p>Construction</text:p>
          </table:table-cell>
          <table:table-cell office:value-type="float" office:value="189">
            <text:p>18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301 (SR 43) FM N OF SR 676 (CAUSEWAY) TO S OF TPA BYPASS CANAL</text:p>
          </table:table-cell>
          <table:table-cell office:value-type="string">
            <text:p>Resurfacing</text:p>
          </table:table-cell>
          <table:table-cell office:value-type="float" office:value="3.666">
            <text:p>3.666</text:p>
          </table:table-cell>
          <table:table-cell office:value-type="float" office:value="4168421">
            <text:p>416842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301 (SR 43) FM SR 674/SUNCITY CTR BL TO CR 672/BALM ROAD</text:p>
          </table:table-cell>
          <table:table-cell office:value-type="string">
            <text:p>Add Lanes &amp; Reconstruct</text:p>
          </table:table-cell>
          <table:table-cell office:value-type="float" office:value="3.814">
            <text:p>3.814</text:p>
          </table:table-cell>
          <table:table-cell office:value-type="float" office:value="4154893">
            <text:p>4154893</text:p>
          </table:table-cell>
          <table:table-cell office:value-type="string">
            <text:p>Right Of Way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54893">
            <text:p>4154893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43876">
            <text:p>438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301 (SR 43) FROM S OF BALM RD TO N OF GIBSONTON DR</text:p>
          </table:table-cell>
          <table:table-cell office:value-type="string">
            <text:p>Add Lanes &amp; Reconstruct</text:p>
          </table:table-cell>
          <table:table-cell office:value-type="float" office:value="6.032">
            <text:p>6.032</text:p>
          </table:table-cell>
          <table:table-cell office:value-type="float" office:value="4154892">
            <text:p>4154892</text:p>
          </table:table-cell>
          <table:table-cell office:value-type="string">
            <text:p>Right Of Way</text:p>
          </table:table-cell>
          <table:table-cell office:value-type="float" office:value="4">
            <text:p>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3" table:number-columns-repeated="3"/>
          <table:table-cell office:value-type="float" office:value="4154892">
            <text:p>4154892</text:p>
          </table:table-cell>
          <table:table-cell office:value-type="string">
            <text:p>Railroad &amp; Utilites</text:p>
          </table:table-cell>
          <table:table-cell office:value-type="float" office:value="55">
            <text:p>5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54892">
            <text:p>4154892</text:p>
          </table:table-cell>
          <table:table-cell office:value-type="string">
            <text:p>Construction</text:p>
          </table:table-cell>
          <table:table-cell office:value-type="float" office:value="44">
            <text:p>4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301 (SR 43) FROM S OF BALM RD TO N OF GIBSONTON DR</text:p>
          </table:table-cell>
          <table:table-cell office:value-type="string">
            <text:p>Signing/Pavement Markings</text:p>
          </table:table-cell>
          <table:table-cell office:value-type="string">
            <text:p> </text:p>
          </table:table-cell>
          <table:table-cell office:value-type="float" office:value="4306156">
            <text:p>4306156</text:p>
          </table:table-cell>
          <table:table-cell office:value-type="string">
            <text:p>Construction</text:p>
          </table:table-cell>
          <table:table-cell office:value-type="float" office:value="39">
            <text:p>3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301 (SR 43) FROM S OF SUN CITY CENTER TO N OF GIBSONTON DR</text:p>
          </table:table-cell>
          <table:table-cell office:value-type="string">
            <text:p>Add Lanes &amp; Reconstruct</text:p>
          </table:table-cell>
          <table:table-cell office:value-type="float" office:value="9.787">
            <text:p>9.787</text:p>
          </table:table-cell>
          <table:table-cell office:value-type="float" office:value="4154891">
            <text:p>4154891</text:p>
          </table:table-cell>
          <table:table-cell office:value-type="string">
            <text:p>Preliminary Engineering</text:p>
          </table:table-cell>
          <table:table-cell office:value-type="float" office:value="500">
            <text:p>5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301 (SR41/43) FROM S OF MLK BLVD TO N OF SLIGH AVE</text:p>
          </table:table-cell>
          <table:table-cell office:value-type="string">
            <text:p>Resurfacing</text:p>
          </table:table-cell>
          <table:table-cell office:value-type="float" office:value="1.909">
            <text:p>1.909</text:p>
          </table:table-cell>
          <table:table-cell office:value-type="float" office:value="4284961">
            <text:p>4284961</text:p>
          </table:table-cell>
          <table:table-cell office:value-type="string">
            <text:p>Design Build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US 301 FROM SR 60 TO I-4</text:p>
          </table:table-cell>
          <table:table-cell office:value-type="string">
            <text:p>Pd&amp;E/Emo Study</text:p>
          </table:table-cell>
          <table:table-cell office:value-type="string">
            <text:p> </text:p>
          </table:table-cell>
          <table:table-cell office:value-type="float" office:value="4300501">
            <text:p>4300501</text:p>
          </table:table-cell>
          <table:table-cell office:value-type="string">
            <text:p>P D &amp; E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(SR 45) FROM MANATEE/HILLS CO/L TO N OF 15TH AVE</text:p>
          </table:table-cell>
          <table:table-cell office:value-type="string">
            <text:p>Resurfacing</text:p>
          </table:table-cell>
          <table:table-cell office:value-type="float" office:value="8.884">
            <text:p>8.884</text:p>
          </table:table-cell>
          <table:table-cell office:value-type="float" office:value="4245501">
            <text:p>424550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3" table:number-columns-repeated="3"/>
          <table:table-cell office:value-type="float" office:value="4245501">
            <text:p>4245501</text:p>
          </table:table-cell>
          <table:table-cell office:value-type="string">
            <text:p>Railroad &amp; Utilites</text:p>
          </table:table-cell>
          <table:table-cell office:value-type="float" office:value="25">
            <text:p>2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45501">
            <text:p>4245501</text:p>
          </table:table-cell>
          <table:table-cell office:value-type="string">
            <text:p>Construction</text:p>
          </table:table-cell>
          <table:table-cell office:value-type="float" office:value="10147">
            <text:p>1014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45501">
            <text:p>4245501</text:p>
          </table:table-cell>
          <table:table-cell office:value-type="string">
            <text:p>Environmental</text:p>
          </table:table-cell>
          <table:table-cell office:value-type="float" office:value="13">
            <text:p>1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(SR 45) FROM N OF BUSCH BLVD TO S OF FOWLER AVE</text:p>
          </table:table-cell>
          <table:table-cell office:value-type="string">
            <text:p>Resurfacing</text:p>
          </table:table-cell>
          <table:table-cell office:value-type="float" office:value="1.299">
            <text:p>1.299</text:p>
          </table:table-cell>
          <table:table-cell office:value-type="float" office:value="4255021">
            <text:p>4255021</text:p>
          </table:table-cell>
          <table:table-cell office:value-type="string">
            <text:p>Construction</text:p>
          </table:table-cell>
          <table:table-cell office:value-type="float" office:value="35">
            <text:p>3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(SR 45) FROM N OF LINNWOOD DR TO N OF COUNTY LINE RD</text:p>
          </table:table-cell>
          <table:table-cell office:value-type="string">
            <text:p>Resurfacing</text:p>
          </table:table-cell>
          <table:table-cell office:value-type="float" office:value="7.448">
            <text:p>7.448</text:p>
          </table:table-cell>
          <table:table-cell office:value-type="float" office:value="4255001">
            <text:p>4255001</text:p>
          </table:table-cell>
          <table:table-cell office:value-type="string">
            <text:p>Preliminary Engineering</text:p>
          </table:table-cell>
          <table:table-cell office:value-type="float" office:value="43">
            <text:p>4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3" table:number-columns-repeated="3"/>
          <table:table-cell office:value-type="float" office:value="4255001">
            <text:p>4255001</text:p>
          </table:table-cell>
          <table:table-cell office:value-type="string">
            <text:p>Railroad &amp; Utilites</text:p>
          </table:table-cell>
          <table:table-cell office:value-type="float" office:value="225">
            <text:p>22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55001">
            <text:p>4255001</text:p>
          </table:table-cell>
          <table:table-cell office:value-type="string">
            <text:p>Construction</text:p>
          </table:table-cell>
          <table:table-cell office:value-type="float" office:value="10626">
            <text:p>1062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(SR 45) FROM US 92/US 41/ SR 600 TO S OF E SLIGH AVE</text:p>
          </table:table-cell>
          <table:table-cell office:value-type="string">
            <text:p>Resurfacing</text:p>
          </table:table-cell>
          <table:table-cell office:value-type="float" office:value="1.014">
            <text:p>1.014</text:p>
          </table:table-cell>
          <table:table-cell office:value-type="float" office:value="4314951">
            <text:p>4314951</text:p>
          </table:table-cell>
          <table:table-cell office:value-type="string">
            <text:p>Preliminary Engineering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14951">
            <text:p>431495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2025" table:number-columns-spanned="2" table:number-rows-spanned="1">
            <text:p>2025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(SR 685) FROM KENNEDY BLVD TO NORTH OF E VIOLET ST</text:p>
          </table:table-cell>
          <table:table-cell office:value-type="string">
            <text:p>Resurfacing</text:p>
          </table:table-cell>
          <table:table-cell office:value-type="float" office:value="3.239">
            <text:p>3.239</text:p>
          </table:table-cell>
          <table:table-cell office:value-type="float" office:value="4245591">
            <text:p>4245591</text:p>
          </table:table-cell>
          <table:table-cell office:value-type="string">
            <text:p>Construction</text:p>
          </table:table-cell>
          <table:table-cell office:value-type="float" office:value="238">
            <text:p>23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FROM KRACKER AVE TO S OF CAUSEWAY BLVD</text:p>
          </table:table-cell>
          <table:table-cell office:value-type="string">
            <text:p>Pd&amp;E/Emo Study</text:p>
          </table:table-cell>
          <table:table-cell office:value-type="float" office:value="7.007">
            <text:p>7.007</text:p>
          </table:table-cell>
          <table:table-cell office:value-type="float" office:value="4300561">
            <text:p>4300561</text:p>
          </table:table-cell>
          <table:table-cell office:value-type="string">
            <text:p>P D &amp; E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NORTHBOUND AT HARTFORD ST (WB)</text:p>
          </table:table-cell>
          <table:table-cell office:value-type="string">
            <text:p>Intersection Improvement</text:p>
          </table:table-cell>
          <table:table-cell office:value-type="float" office:value="0.045">
            <text:p>0.045</text:p>
          </table:table-cell>
          <table:table-cell office:value-type="float" office:value="4330461">
            <text:p>4330461</text:p>
          </table:table-cell>
          <table:table-cell office:value-type="string">
            <text:p>Preliminary Engineering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NORTHBOUND AT HARTFORD ST (WB)</text:p>
          </table:table-cell>
          <table:table-cell office:value-type="string">
            <text:p>Intersection Improvement</text:p>
          </table:table-cell>
          <table:table-cell office:value-type="float" office:value="0.045">
            <text:p>0.045</text:p>
          </table:table-cell>
          <table:table-cell office:value-type="float" office:value="4330461">
            <text:p>4330461</text:p>
          </table:table-cell>
          <table:table-cell office:value-type="string">
            <text:p>Construction</text:p>
          </table:table-cell>
          <table:table-cell office:value-type="float" office:value="36">
            <text:p>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NORTHBOUND AT RALEIGH (WESTBOUND)</text:p>
          </table:table-cell>
          <table:table-cell office:value-type="string">
            <text:p>Intersection Improvement</text:p>
          </table:table-cell>
          <table:table-cell office:value-type="float" office:value="0.039">
            <text:p>0.039</text:p>
          </table:table-cell>
          <table:table-cell office:value-type="float" office:value="4330471">
            <text:p>4330471</text:p>
          </table:table-cell>
          <table:table-cell office:value-type="string">
            <text:p>Construction</text:p>
          </table:table-cell>
          <table:table-cell office:value-type="float" office:value="37">
            <text:p>3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NORTHBOUND AT S 34TH AVE (WESTBOUND)</text:p>
          </table:table-cell>
          <table:table-cell office:value-type="string">
            <text:p>Intersection Improvement</text:p>
          </table:table-cell>
          <table:table-cell office:value-type="float" office:value="0.041">
            <text:p>0.041</text:p>
          </table:table-cell>
          <table:table-cell office:value-type="float" office:value="4330491">
            <text:p>4330491</text:p>
          </table:table-cell>
          <table:table-cell office:value-type="string">
            <text:p>Construction</text:p>
          </table:table-cell>
          <table:table-cell office:value-type="float" office:value="34">
            <text:p>3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NORTHBOUND AT TOWAWAY AVE (WB)</text:p>
          </table:table-cell>
          <table:table-cell office:value-type="string">
            <text:p>Intersection Improvement</text:p>
          </table:table-cell>
          <table:table-cell office:value-type="float" office:value="0.045">
            <text:p>0.045</text:p>
          </table:table-cell>
          <table:table-cell office:value-type="float" office:value="4330481">
            <text:p>4330481</text:p>
          </table:table-cell>
          <table:table-cell office:value-type="string">
            <text:p>Preliminary Engineering</text:p>
          </table:table-cell>
          <table:table-cell office:value-type="float" office:value="14">
            <text:p>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30481">
            <text:p>4330481</text:p>
          </table:table-cell>
          <table:table-cell office:value-type="string">
            <text:p>Construction</text:p>
          </table:table-cell>
          <table:table-cell office:value-type="float" office:value="33">
            <text:p>3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SOUTHBOUND AT PEMBROKE RD WESTBOUND</text:p>
          </table:table-cell>
          <table:table-cell office:value-type="string">
            <text:p>Intersection Improvement</text:p>
          </table:table-cell>
          <table:table-cell office:value-type="float" office:value="0.481">
            <text:p>0.481</text:p>
          </table:table-cell>
          <table:table-cell office:value-type="float" office:value="4330451">
            <text:p>4330451</text:p>
          </table:table-cell>
          <table:table-cell office:value-type="string">
            <text:p>Preliminary Engineering</text:p>
          </table:table-cell>
          <table:table-cell office:value-type="float" office:value="35">
            <text:p>3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30451">
            <text:p>4330451</text:p>
          </table:table-cell>
          <table:table-cell office:value-type="string">
            <text:p>Construction</text:p>
          </table:table-cell>
          <table:table-cell office:value-type="float" office:value="503">
            <text:p>50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(SR 569/N 40TH) FROM S OF E 15TH AVE TO S OF E CONOVER ST</text:p>
          </table:table-cell>
          <table:table-cell office:value-type="string">
            <text:p>Resurfacing</text:p>
          </table:table-cell>
          <table:table-cell office:value-type="float" office:value="1.88">
            <text:p>1.88</text:p>
          </table:table-cell>
          <table:table-cell office:value-type="float" office:value="4314921">
            <text:p>4314921</text:p>
          </table:table-cell>
          <table:table-cell office:value-type="string">
            <text:p>Preliminary Engineering</text:p>
          </table:table-cell>
          <table:table-cell office:value-type="float" office:value="8">
            <text:p>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14921">
            <text:p>431492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4803">
            <text:p>480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(SR45/NEBRASKA) FROM N OF FOWLER AVE TO S OF LINNWOOD DR</text:p>
          </table:table-cell>
          <table:table-cell office:value-type="string">
            <text:p>Resurfacing</text:p>
          </table:table-cell>
          <table:table-cell office:value-type="float" office:value="0.883">
            <text:p>0.883</text:p>
          </table:table-cell>
          <table:table-cell office:value-type="float" office:value="4290771">
            <text:p>4290771</text:p>
          </table:table-cell>
          <table:table-cell office:value-type="string">
            <text:p>Preliminary Engineering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771">
            <text:p>429077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863" table:number-columns-spanned="2" table:number-rows-spanned="1">
            <text:p>863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(SR45/599/50TH) FROM N OF 27TH AVE S TO N OF E 10TH AVE</text:p>
          </table:table-cell>
          <table:table-cell office:value-type="string">
            <text:p>Resurfacing</text:p>
          </table:table-cell>
          <table:table-cell office:value-type="float" office:value="2.969">
            <text:p>2.969</text:p>
          </table:table-cell>
          <table:table-cell office:value-type="float" office:value="4290741">
            <text:p>4290741</text:p>
          </table:table-cell>
          <table:table-cell office:value-type="string">
            <text:p>Preliminary Engineering</text:p>
          </table:table-cell>
          <table:table-cell office:value-type="float" office:value="409">
            <text:p>40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741">
            <text:p>4290741</text:p>
          </table:table-cell>
          <table:table-cell office:value-type="string">
            <text:p>Construction</text:p>
          </table:table-cell>
          <table:table-cell office:value-type="float" office:value="13772">
            <text:p>137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92 (SR 600) FROM E OF HOWARD ST TO WEST OF POLK CO/L</text:p>
          </table:table-cell>
          <table:table-cell office:value-type="string">
            <text:p>Resurfacing</text:p>
          </table:table-cell>
          <table:table-cell office:value-type="float" office:value="4.395">
            <text:p>4.395</text:p>
          </table:table-cell>
          <table:table-cell office:value-type="float" office:value="4065541">
            <text:p>406554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92 (SR 600) FROM ORIENT RD TO W OF US 301/SR 43</text:p>
          </table:table-cell>
          <table:table-cell office:value-type="string">
            <text:p>Resurfacing</text:p>
          </table:table-cell>
          <table:table-cell office:value-type="float" office:value="1.258">
            <text:p>1.258</text:p>
          </table:table-cell>
          <table:table-cell office:value-type="float" office:value="4271691">
            <text:p>4271691</text:p>
          </table:table-cell>
          <table:table-cell office:value-type="string">
            <text:p>Construction</text:p>
          </table:table-cell>
          <table:table-cell office:value-type="float" office:value="100">
            <text:p>1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92 (SR600/DMABRY) FROM KENNEDY BLVD TO HILLSBOROUGH AVE RAMPS</text:p>
          </table:table-cell>
          <table:table-cell office:value-type="string">
            <text:p>Rigid Pavement Rehabilitation</text:p>
          </table:table-cell>
          <table:table-cell office:value-type="float" office:value="3.296">
            <text:p>3.296</text:p>
          </table:table-cell>
          <table:table-cell office:value-type="float" office:value="4215241">
            <text:p>4215241</text:p>
          </table:table-cell>
          <table:table-cell office:value-type="string">
            <text:p>Construction</text:p>
          </table:table-cell>
          <table:table-cell office:value-type="float" office:value="300">
            <text:p>3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92/(SR 600) EB GANDY BRIDGE OVER OLD TAMPA BAY</text:p>
          </table:table-cell>
          <table:table-cell office:value-type="string">
            <text:p>Bridge-Repair/Rehabilitation</text:p>
          </table:table-cell>
          <table:table-cell office:value-type="float" office:value="2.802">
            <text:p>2.802</text:p>
          </table:table-cell>
          <table:table-cell office:value-type="float" office:value="4274552">
            <text:p>4274552</text:p>
          </table:table-cell>
          <table:table-cell office:value-type="string">
            <text:p>Construction</text:p>
          </table:table-cell>
          <table:table-cell office:value-type="float" office:value="75">
            <text:p>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B 41 (SR 45) FROM E OF 47TH ST TO S END MCKAY BAY BRIDGE</text:p>
          </table:table-cell>
          <table:table-cell office:value-type="string">
            <text:p>Rigid Pavement Reconstruction</text:p>
          </table:table-cell>
          <table:table-cell office:value-type="float" office:value="1.662">
            <text:p>1.662</text:p>
          </table:table-cell>
          <table:table-cell office:value-type="float" office:value="4290001">
            <text:p>4290001</text:p>
          </table:table-cell>
          <table:table-cell office:value-type="string">
            <text:p>Preliminary Engineering</text:p>
          </table:table-cell>
          <table:table-cell office:value-type="float" office:value="136">
            <text:p>1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001">
            <text:p>4290001</text:p>
          </table:table-cell>
          <table:table-cell office:value-type="string">
            <text:p>Construction</text:p>
          </table:table-cell>
          <table:table-cell office:value-type="float" office:value="12117">
            <text:p>1211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001">
            <text:p>4290001</text:p>
          </table:table-cell>
          <table:table-cell office:value-type="string">
            <text:p>Environmental</text:p>
          </table:table-cell>
          <table:table-cell office:value-type="float" office:value="7">
            <text:p>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B 41 (SR 45/SR 60) FR W OF 14TH ST TO E OF 19TH ST</text:p>
          </table:table-cell>
          <table:table-cell office:value-type="string">
            <text:p>Traffic Signal Update</text:p>
          </table:table-cell>
          <table:table-cell office:value-type="float" office:value="0.452">
            <text:p>0.452</text:p>
          </table:table-cell>
          <table:table-cell office:value-type="float" office:value="4271712">
            <text:p>4271712</text:p>
          </table:table-cell>
          <table:table-cell office:value-type="string">
            <text:p>Preliminary Engineering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71712">
            <text:p>4271712</text:p>
          </table:table-cell>
          <table:table-cell office:value-type="string">
            <text:p>Right Of Way</text:p>
          </table:table-cell>
          <table:table-cell office:value-type="float" office:value="973">
            <text:p>97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71712">
            <text:p>4271712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441">
            <text:p>44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B 41 (SR 60/SR 45) FROM W OF 14TH ST TO E OF 22ND ST</text:p>
          </table:table-cell>
          <table:table-cell office:value-type="string">
            <text:p>Resurfacing</text:p>
          </table:table-cell>
          <table:table-cell office:value-type="float" office:value="0.671">
            <text:p>0.671</text:p>
          </table:table-cell>
          <table:table-cell office:value-type="float" office:value="4271711">
            <text:p>4271711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71711">
            <text:p>4271711</text:p>
          </table:table-cell>
          <table:table-cell office:value-type="string">
            <text:p>Construction</text:p>
          </table:table-cell>
          <table:table-cell office:value-type="float" office:value="75">
            <text:p>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B 41 (SR 685) FROM N OF E VIOLET ST TO SOUTH OF E SLIGH AVE</text:p>
          </table:table-cell>
          <table:table-cell office:value-type="string">
            <text:p>Resurfacing</text:p>
          </table:table-cell>
          <table:table-cell office:value-type="float" office:value="1.481">
            <text:p>1.481</text:p>
          </table:table-cell>
          <table:table-cell office:value-type="float" office:value="4271701">
            <text:p>4271701</text:p>
          </table:table-cell>
          <table:table-cell office:value-type="string">
            <text:p>Construction</text:p>
          </table:table-cell>
          <table:table-cell office:value-type="float" office:value="114">
            <text:p>1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B 41(SR60/685/45) FROM E MERIDIAN AVE TO W OF N 14TH ST</text:p>
          </table:table-cell>
          <table:table-cell office:value-type="string">
            <text:p>Resurfacing</text:p>
          </table:table-cell>
          <table:table-cell office:value-type="float" office:value="0.635">
            <text:p>0.635</text:p>
          </table:table-cell>
          <table:table-cell office:value-type="float" office:value="4289681">
            <text:p>4289681</text:p>
          </table:table-cell>
          <table:table-cell office:value-type="string">
            <text:p>Preliminary Engineering</text:p>
          </table:table-cell>
          <table:table-cell office:value-type="float" office:value="85">
            <text:p>8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89681">
            <text:p>428968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941" table:number-columns-spanned="2" table:number-rows-spanned="1">
            <text:p>941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USB 41/SR685/FLORIDA FM N OF SR579/CR582A/FLET TO N OF SR678/BEARSS AVE</text:p>
          </table:table-cell>
          <table:table-cell office:value-type="string">
            <text:p>Resurfacing</text:p>
          </table:table-cell>
          <table:table-cell office:value-type="float" office:value="1.395">
            <text:p>1.395</text:p>
          </table:table-cell>
          <table:table-cell office:value-type="float" office:value="4230501">
            <text:p>4230501</text:p>
          </table:table-cell>
          <table:table-cell office:value-type="string">
            <text:p>Construction</text:p>
          </table:table-cell>
          <table:table-cell office:value-type="float" office:value="24">
            <text:p>2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B41(SR 685/FLA AV) FROM E WATERS AVE TO E LINEBAUGH</text:p>
          </table:table-cell>
          <table:table-cell office:value-type="string">
            <text:p>Resurfacing</text:p>
          </table:table-cell>
          <table:table-cell office:value-type="float" office:value="1.003">
            <text:p>1.003</text:p>
          </table:table-cell>
          <table:table-cell office:value-type="float" office:value="4271451">
            <text:p>4271451</text:p>
          </table:table-cell>
          <table:table-cell office:value-type="string">
            <text:p>Construction</text:p>
          </table:table-cell>
          <table:table-cell office:value-type="float" office:value="112">
            <text:p>1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B41(SR685/FLORIDA) FROM N OF BEARSS AVE TO NEBRASKA AVE</text:p>
          </table:table-cell>
          <table:table-cell office:value-type="string">
            <text:p>Resurfacing</text:p>
          </table:table-cell>
          <table:table-cell office:value-type="float" office:value="1.453">
            <text:p>1.453</text:p>
          </table:table-cell>
          <table:table-cell office:value-type="float" office:value="4314901">
            <text:p>4314901</text:p>
          </table:table-cell>
          <table:table-cell office:value-type="string">
            <text:p>Preliminary Engineering</text:p>
          </table:table-cell>
          <table:table-cell office:value-type="float" office:value="10">
            <text:p>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14901">
            <text:p>431490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510">
            <text:p>15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41/50TH STREET FROM E ACLINE RD TO N OF UCETA</text:p>
          </table:table-cell>
          <table:table-cell office:value-type="string">
            <text:p>Railroad Crossing</text:p>
          </table:table-cell>
          <table:table-cell office:value-type="float" office:value="2.272">
            <text:p>2.272</text:p>
          </table:table-cell>
          <table:table-cell office:value-type="float" office:value="4290742">
            <text:p>4290742</text:p>
          </table:table-cell>
          <table:table-cell office:value-type="string">
            <text:p>Construction</text:p>
          </table:table-cell>
          <table:table-cell office:value-type="float" office:value="94">
            <text:p>9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92(BAKER/REYNOLDS) FROM N MICHIGAN AVE TO PALMER ST</text:p>
          </table:table-cell>
          <table:table-cell office:value-type="string">
            <text:p>Railroad Crossing</text:p>
          </table:table-cell>
          <table:table-cell office:value-type="float" office:value="0.299">
            <text:p>0.299</text:p>
          </table:table-cell>
          <table:table-cell office:value-type="float" office:value="4065542">
            <text:p>4065542</text:p>
          </table:table-cell>
          <table:table-cell office:value-type="string">
            <text:p>Construction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92/SR580/SR600 FROM E OF BENJAMIN RD TO E OF WESTSHORE BLVD</text:p>
          </table:table-cell>
          <table:table-cell office:value-type="string">
            <text:p>Resurfacing</text:p>
          </table:table-cell>
          <table:table-cell office:value-type="float" office:value="1.242">
            <text:p>1.242</text:p>
          </table:table-cell>
          <table:table-cell office:value-type="float" office:value="4271591">
            <text:p>4271591</text:p>
          </table:table-cell>
          <table:table-cell office:value-type="string">
            <text:p>Construction</text:p>
          </table:table-cell>
          <table:table-cell office:value-type="float" office:value="172">
            <text:p>1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92/SR600/DALEMABRY FROM GOLD TRIANGLE ST TO N OF COLUMBUS</text:p>
          </table:table-cell>
          <table:table-cell office:value-type="string">
            <text:p>Intersection Improvement</text:p>
          </table:table-cell>
          <table:table-cell office:value-type="float" office:value="0.389">
            <text:p>0.389</text:p>
          </table:table-cell>
          <table:table-cell office:value-type="float" office:value="4244501">
            <text:p>4244501</text:p>
          </table:table-cell>
          <table:table-cell office:value-type="string">
            <text:p>Construction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92/SR600/DALEMABRY FROM W PLATT ST TO ROLAND ST</text:p>
          </table:table-cell>
          <table:table-cell office:value-type="string">
            <text:p>Widen/Resurface Exist Lanes</text:p>
          </table:table-cell>
          <table:table-cell office:value-type="float" office:value="0.143">
            <text:p>0.143</text:p>
          </table:table-cell>
          <table:table-cell office:value-type="float" office:value="4295001">
            <text:p>4295001</text:p>
          </table:table-cell>
          <table:table-cell office:value-type="string">
            <text:p>Railroad &amp; Utilites</text:p>
          </table:table-cell>
          <table:table-cell office:value-type="float" office:value="72">
            <text:p>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5001">
            <text:p>4295001</text:p>
          </table:table-cell>
          <table:table-cell office:value-type="string">
            <text:p>Construction</text:p>
          </table:table-cell>
          <table:table-cell office:value-type="float" office:value="651">
            <text:p>65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92/SR600/GANDY BLV AT E APPROACH GANDY BRDG</text:p>
          </table:table-cell>
          <table:table-cell office:value-type="string">
            <text:p>Landscaping</text:p>
          </table:table-cell>
          <table:table-cell office:value-type="float" office:value="0.24">
            <text:p>0.24</text:p>
          </table:table-cell>
          <table:table-cell office:value-type="float" office:value="4323302">
            <text:p>4323302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92/SR600/HILLS AVE FROM N 56TH ST TO ORIENT ROAD</text:p>
          </table:table-cell>
          <table:table-cell office:value-type="string">
            <text:p>Resurfacing</text:p>
          </table:table-cell>
          <table:table-cell office:value-type="float" office:value="1.29">
            <text:p>1.29</text:p>
          </table:table-cell>
          <table:table-cell office:value-type="float" office:value="4271491">
            <text:p>4271491</text:p>
          </table:table-cell>
          <table:table-cell office:value-type="string">
            <text:p>Construction</text:p>
          </table:table-cell>
          <table:table-cell office:value-type="float" office:value="87">
            <text:p>8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NDERSON RD IN TAMPA @NGCN: 621427S</text:p>
          </table:table-cell>
          <table:table-cell office:value-type="string">
            <text:p>Rail Safety Project</text:p>
          </table:table-cell>
          <table:table-cell office:value-type="float" office:value="0.001">
            <text:p>0.001</text:p>
          </table:table-cell>
          <table:table-cell office:value-type="float" office:value="4330991">
            <text:p>4330991</text:p>
          </table:table-cell>
          <table:table-cell office:value-type="string">
            <text:p>Railroad &amp; Utilites</text:p>
          </table:table-cell>
          <table:table-cell office:value-type="float" office:value="212">
            <text:p>2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AYSHORE BLVD FROM GANDY BLVD TO S HOWARD AVE</text:p>
          </table:table-cell>
          <table:table-cell office:value-type="string">
            <text:p>Bike Path/Trail</text:p>
          </table:table-cell>
          <table:table-cell office:value-type="float" office:value="2.455">
            <text:p>2.455</text:p>
          </table:table-cell>
          <table:table-cell office:value-type="float" office:value="4130923">
            <text:p>4130923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220">
            <text:p>1220</text:p>
          </table:table-cell>
          <table:table-cell table:number-columns-repeated="1011"/>
        </table:table-row>
        <table:table-row table:style-name="ro2">
          <table:table-cell office:value-type="string">
            <text:p>BAYSHORE BLVD FROM S OF S HOWARD AVE TO ROME AVE</text:p>
          </table:table-cell>
          <table:table-cell office:value-type="string">
            <text:p>Bike Path/Trail</text:p>
          </table:table-cell>
          <table:table-cell office:value-type="float" office:value="0.453">
            <text:p>0.453</text:p>
          </table:table-cell>
          <table:table-cell office:value-type="float" office:value="4130922">
            <text:p>4130922</text:p>
          </table:table-cell>
          <table:table-cell office:value-type="string">
            <text:p>Construction</text:p>
          </table:table-cell>
          <table:table-cell office:value-type="float" office:value="451">
            <text:p>45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OUGAINVILLEA AVE FROM 30TH STREET TO 46TH STREET</text:p>
          </table:table-cell>
          <table:table-cell office:value-type="string">
            <text:p>Bike Lane/Sidewalk</text:p>
          </table:table-cell>
          <table:table-cell office:value-type="float" office:value="0.998">
            <text:p>0.998</text:p>
          </table:table-cell>
          <table:table-cell office:value-type="float" office:value="4327151">
            <text:p>432715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7151">
            <text:p>432715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324" table:number-columns-spanned="2" table:number-rows-spanned="1">
            <text:p>324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ROADWAY FROM US 41 TO N 62ND ST CSX INTRMD</text:p>
          </table:table-cell>
          <table:table-cell office:value-type="string">
            <text:p>Intersection Improvement</text:p>
          </table:table-cell>
          <table:table-cell office:value-type="float" office:value="1.542">
            <text:p>1.542</text:p>
          </table:table-cell>
          <table:table-cell office:value-type="float" office:value="4330711">
            <text:p>4330711</text:p>
          </table:table-cell>
          <table:table-cell office:value-type="string">
            <text:p>Preliminary Engineering</text:p>
          </table:table-cell>
          <table:table-cell office:value-type="float" office:value="804">
            <text:p>80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OLUMBUS DR SWING BRIDGE OVER HILLSBOROUGH RIVER</text:p>
          </table:table-cell>
          <table:table-cell office:value-type="string">
            <text:p>Bridge-Repair/Rehabilitation</text:p>
          </table:table-cell>
          <table:table-cell office:value-type="float" office:value="0.129">
            <text:p>0.129</text:p>
          </table:table-cell>
          <table:table-cell office:value-type="float" office:value="4153862">
            <text:p>4153862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 580/SAM ALLEN RD FM W OF SR39/BUCHMAN HWY TO E OF PARK RD</text:p>
          </table:table-cell>
          <table:table-cell office:value-type="string">
            <text:p>Add Lanes &amp; Reconstruct</text:p>
          </table:table-cell>
          <table:table-cell office:value-type="float" office:value="1.682">
            <text:p>1.682</text:p>
          </table:table-cell>
          <table:table-cell office:value-type="float" office:value="2578623">
            <text:p>2578623</text:p>
          </table:table-cell>
          <table:table-cell office:value-type="string">
            <text:p>Preliminary Engineering</text:p>
          </table:table-cell>
          <table:table-cell office:value-type="float" office:value="38">
            <text:p>3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78623">
            <text:p>2578623</text:p>
          </table:table-cell>
          <table:table-cell office:value-type="string">
            <text:p>Right Of Way</text:p>
          </table:table-cell>
          <table:table-cell office:value-type="float" office:value="0">
            <text:p>0</text:p>
          </table:table-cell>
          <table:table-cell office:value-type="float" office:value="2105" table:number-columns-spanned="2" table:number-rows-spanned="1">
            <text:p>2105</text:p>
          </table:table-cell>
          <table:covered-table-cell/>
          <table:table-cell office:value-type="float" office:value="1658">
            <text:p>165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3" table:number-columns-repeated="3"/>
          <table:table-cell office:value-type="float" office:value="2578623">
            <text:p>2578623</text:p>
          </table:table-cell>
          <table:table-cell office:value-type="string">
            <text:p>Railroad &amp; Utilites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30" table:number-columns-spanned="2" table:number-rows-spanned="1">
            <text:p>30</text:p>
          </table:table-cell>
          <table:covered-table-cell/>
          <table:table-cell office:value-type="float" office:value="1000">
            <text:p>100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78623">
            <text:p>2578623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4321">
            <text:p>24321</text:p>
          </table:table-cell>
          <table:table-cell table:number-columns-repeated="1011"/>
        </table:table-row>
        <table:table-row table:style-name="ro2">
          <table:table-cell office:value-type="string">
            <text:p>CR 581 (BB DOWNS BL) FROM COMMERCE PALMS DR TO DONA MICHELLE DR</text:p>
          </table:table-cell>
          <table:table-cell office:value-type="string">
            <text:p>New Road Construction</text:p>
          </table:table-cell>
          <table:table-cell office:value-type="float" office:value="0.99">
            <text:p>0.99</text:p>
          </table:table-cell>
          <table:table-cell office:value-type="float" office:value="4054928">
            <text:p>4054928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 581 (BB DOWNS BL) FROM PEBBLE CREEK DR TO COUNTY LINE RD</text:p>
          </table:table-cell>
          <table:table-cell office:value-type="string">
            <text:p>Add Lanes &amp; Reconstruct</text:p>
          </table:table-cell>
          <table:table-cell office:value-type="float" office:value="1.439">
            <text:p>1.439</text:p>
          </table:table-cell>
          <table:table-cell office:value-type="float" office:value="4054924">
            <text:p>4054924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1026" table:number-columns-spanned="2" table:number-rows-spanned="1">
            <text:p>11026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 581 (BB DOWNS BL) FROM S OF BEARSS AVE TO S OF PALM SPRINGS BLVD</text:p>
          </table:table-cell>
          <table:table-cell office:value-type="string">
            <text:p>Add Lanes &amp; Reconstruct</text:p>
          </table:table-cell>
          <table:table-cell office:value-type="float" office:value="3.55">
            <text:p>3.55</text:p>
          </table:table-cell>
          <table:table-cell office:value-type="float" office:value="4054925">
            <text:p>4054925</text:p>
          </table:table-cell>
          <table:table-cell office:value-type="string">
            <text:p>Right Of Way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054925">
            <text:p>4054925</text:p>
          </table:table-cell>
          <table:table-cell office:value-type="string">
            <text:p>Construction</text:p>
          </table:table-cell>
          <table:table-cell office:value-type="float" office:value="26716">
            <text:p>267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OSS CREEK BLVD FROM W CORY LAKE BLVD TO MORRIS BRIDGE RD</text:p>
          </table:table-cell>
          <table:table-cell office:value-type="string">
            <text:p>Add Lanes &amp; Reconstruct</text:p>
          </table:table-cell>
          <table:table-cell office:value-type="float" office:value="2.285">
            <text:p>2.285</text:p>
          </table:table-cell>
          <table:table-cell office:value-type="float" office:value="4206251">
            <text:p>4206251</text:p>
          </table:table-cell>
          <table:table-cell office:value-type="string">
            <text:p>Construction</text:p>
          </table:table-cell>
          <table:table-cell office:value-type="float" office:value="6003">
            <text:p>600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YPRESS STREET FROM SR 60/U-PATH TO N WESTSHORE BLVD</text:p>
          </table:table-cell>
          <table:table-cell office:value-type="string">
            <text:p>Bike Lane/Sidewalk</text:p>
          </table:table-cell>
          <table:table-cell office:value-type="float" office:value="1.114">
            <text:p>1.114</text:p>
          </table:table-cell>
          <table:table-cell office:value-type="float" office:value="4327141">
            <text:p>432714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FALKENBURG RD IN BRANDON @ NGCN: 624462R</text:p>
          </table:table-cell>
          <table:table-cell office:value-type="string">
            <text:p>Rail Safety Project</text:p>
          </table:table-cell>
          <table:table-cell office:value-type="float" office:value="0.001">
            <text:p>0.001</text:p>
          </table:table-cell>
          <table:table-cell office:value-type="float" office:value="4330981">
            <text:p>4330981</text:p>
          </table:table-cell>
          <table:table-cell office:value-type="string">
            <text:p>Railroad &amp; Utilites</text:p>
          </table:table-cell>
          <table:table-cell office:value-type="float" office:value="137">
            <text:p>13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FALKENBURG RD IN MANGO @ NGCN: 624359D</text:p>
          </table:table-cell>
          <table:table-cell office:value-type="string">
            <text:p>Rail Safety Project</text:p>
          </table:table-cell>
          <table:table-cell office:value-type="float" office:value="0.001">
            <text:p>0.001</text:p>
          </table:table-cell>
          <table:table-cell office:value-type="float" office:value="4331031">
            <text:p>4331031</text:p>
          </table:table-cell>
          <table:table-cell office:value-type="string">
            <text:p>Railroad &amp; Utilites</text:p>
          </table:table-cell>
          <table:table-cell office:value-type="float" office:value="148">
            <text:p>14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FALKENBURG ROAD AT LEROY AVE/REEVES RD INTERSECTION IMPROVEMENT</text:p>
          </table:table-cell>
          <table:table-cell office:value-type="string">
            <text:p>Intersection Improvement</text:p>
          </table:table-cell>
          <table:table-cell office:value-type="float" office:value="0.14">
            <text:p>0.14</text:p>
          </table:table-cell>
          <table:table-cell office:value-type="float" office:value="4339261">
            <text:p>4339261</text:p>
          </table:table-cell>
          <table:table-cell office:value-type="string">
            <text:p>Construction</text:p>
          </table:table-cell>
          <table:table-cell office:value-type="float" office:value="700">
            <text:p>7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GATX DRIVE FROM MARITIME BOULEVARD TO GUY N VERGER BOULEVARD</text:p>
          </table:table-cell>
          <table:table-cell office:value-type="string">
            <text:p>Add Lanes &amp; Reconstruct</text:p>
          </table:table-cell>
          <table:table-cell office:value-type="string">
            <text:p> </text:p>
          </table:table-cell>
          <table:table-cell office:value-type="float" office:value="4335861">
            <text:p>433586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500">
            <text:p>25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GIBSONTON DR @ NGCN: 624791-P M.P. 0.052</text:p>
          </table:table-cell>
          <table:table-cell office:value-type="string">
            <text:p>Rail Safety Project</text:p>
          </table:table-cell>
          <table:table-cell office:value-type="float" office:value="0.002">
            <text:p>0.002</text:p>
          </table:table-cell>
          <table:table-cell office:value-type="float" office:value="4336811">
            <text:p>4336811</text:p>
          </table:table-cell>
          <table:table-cell office:value-type="string">
            <text:p>Railroad &amp; Utilites</text:p>
          </table:table-cell>
          <table:table-cell office:value-type="float" office:value="300">
            <text:p>3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MARITIME BOULEVARD FROM SHORELINE DRIVE TO GATX DRIVE</text:p>
          </table:table-cell>
          <table:table-cell office:value-type="string">
            <text:p>Road Reconstruction - 2 Lane</text:p>
          </table:table-cell>
          <table:table-cell office:value-type="string">
            <text:p> </text:p>
          </table:table-cell>
          <table:table-cell office:value-type="float" office:value="4335841">
            <text:p>433584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800" table:number-columns-spanned="2" table:number-rows-spanned="1">
            <text:p>180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MARITIME BOULEVARD FROM SOC ENTRANCE GATE TO SHORELINE DRIVE</text:p>
          </table:table-cell>
          <table:table-cell office:value-type="string">
            <text:p>Road Reconstruction - 2 Lane</text:p>
          </table:table-cell>
          <table:table-cell office:value-type="string">
            <text:p> </text:p>
          </table:table-cell>
          <table:table-cell office:value-type="float" office:value="4335851">
            <text:p>433585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700">
            <text:p>17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ALM AVENUE FROM NORTH BOULEVARD TO NEBRASKA AVENUE</text:p>
          </table:table-cell>
          <table:table-cell office:value-type="string">
            <text:p>Bike Lane/Sidewalk</text:p>
          </table:table-cell>
          <table:table-cell office:value-type="float" office:value="1.008">
            <text:p>1.008</text:p>
          </table:table-cell>
          <table:table-cell office:value-type="float" office:value="4327161">
            <text:p>432716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7161">
            <text:p>432716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624">
            <text:p>624</text:p>
          </table:table-cell>
          <table:table-cell table:number-columns-repeated="1011"/>
        </table:table-row>
        <table:table-row table:style-name="ro2">
          <table:table-cell office:value-type="string">
            <text:p>PARSONS AVE IN BRANDON @ NGCN: 624456M</text:p>
          </table:table-cell>
          <table:table-cell office:value-type="string">
            <text:p>Rail Safety Project</text:p>
          </table:table-cell>
          <table:table-cell office:value-type="float" office:value="0.001">
            <text:p>0.001</text:p>
          </table:table-cell>
          <table:table-cell office:value-type="float" office:value="4330881">
            <text:p>4330881</text:p>
          </table:table-cell>
          <table:table-cell office:value-type="string">
            <text:p>Railroad &amp; Utilites</text:p>
          </table:table-cell>
          <table:table-cell office:value-type="float" office:value="117">
            <text:p>11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LATT ST BRIDGE AT HILLSBOROUGH RIVER</text:p>
          </table:table-cell>
          <table:table-cell office:value-type="string">
            <text:p>Bridge-Repair/Rehabilitation</text:p>
          </table:table-cell>
          <table:table-cell office:value-type="float" office:value="1">
            <text:p>1</text:p>
          </table:table-cell>
          <table:table-cell office:value-type="float" office:value="4153872">
            <text:p>4153872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PORT OF TAMPA R/R CROSSING IMPROVEMENTS HOOKERS POINT PENINSULA</text:p>
          </table:table-cell>
          <table:table-cell office:value-type="string">
            <text:p>Railroad Crossing</text:p>
          </table:table-cell>
          <table:table-cell office:value-type="string">
            <text:p> </text:p>
          </table:table-cell>
          <table:table-cell office:value-type="float" office:value="4335831">
            <text:p>4335831</text:p>
          </table:table-cell>
          <table:table-cell office:value-type="string">
            <text:p>Construction</text:p>
          </table:table-cell>
          <table:table-cell office:value-type="float" office:value="1500">
            <text:p>15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AINT PAUL ST@(NGCN) NATL GRADE CROSSG NO 624813M SIGNAL SAFETY PGM</text:p>
          </table:table-cell>
          <table:table-cell office:value-type="string">
            <text:p>Rail Safety Project</text:p>
          </table:table-cell>
          <table:table-cell office:value-type="float" office:value="0.001">
            <text:p>0.001</text:p>
          </table:table-cell>
          <table:table-cell office:value-type="float" office:value="4240965">
            <text:p>4240965</text:p>
          </table:table-cell>
          <table:table-cell office:value-type="string">
            <text:p>Railroad &amp; Utilites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HELDON RD IN TAMPA @ NGCN: 626848V</text:p>
          </table:table-cell>
          <table:table-cell office:value-type="string">
            <text:p>Rail Safety Project</text:p>
          </table:table-cell>
          <table:table-cell office:value-type="float" office:value="0.001">
            <text:p>0.001</text:p>
          </table:table-cell>
          <table:table-cell office:value-type="float" office:value="4331011">
            <text:p>4331011</text:p>
          </table:table-cell>
          <table:table-cell office:value-type="string">
            <text:p>Railroad &amp; Utilites</text:p>
          </table:table-cell>
          <table:table-cell office:value-type="float" office:value="32">
            <text:p>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URKEY CREEK ROAD IN PLANT CITY @ NGCN: 624329L</text:p>
          </table:table-cell>
          <table:table-cell office:value-type="string">
            <text:p>Rail Safety Project</text:p>
          </table:table-cell>
          <table:table-cell office:value-type="float" office:value="0.001">
            <text:p>0.001</text:p>
          </table:table-cell>
          <table:table-cell office:value-type="float" office:value="4330861">
            <text:p>4330861</text:p>
          </table:table-cell>
          <table:table-cell office:value-type="string">
            <text:p>Railroad &amp; Utilites</text:p>
          </table:table-cell>
          <table:table-cell office:value-type="float" office:value="217">
            <text:p>21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PPER TAMPA BAY TRL PEDESTRIAN UNDERPASS</text:p>
          </table:table-cell>
          <table:table-cell office:value-type="string">
            <text:p>Pedestrian/Wildlife Underpass</text:p>
          </table:table-cell>
          <table:table-cell office:value-type="float" office:value="0.189">
            <text:p>0.189</text:p>
          </table:table-cell>
          <table:table-cell office:value-type="float" office:value="4188111">
            <text:p>4188111</text:p>
          </table:table-cell>
          <table:table-cell office:value-type="string">
            <text:p>Design Build</text:p>
          </table:table-cell>
          <table:table-cell office:value-type="float" office:value="4">
            <text:p>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VALRICO ROAD AT SYDNEY ROAD</text:p>
          </table:table-cell>
          <table:table-cell office:value-type="string">
            <text:p>Intersection Improvement</text:p>
          </table:table-cell>
          <table:table-cell office:value-type="float" office:value="0.038">
            <text:p>0.038</text:p>
          </table:table-cell>
          <table:table-cell office:value-type="float" office:value="4334371">
            <text:p>4334371</text:p>
          </table:table-cell>
          <table:table-cell office:value-type="string">
            <text:p>Construction</text:p>
          </table:table-cell>
          <table:table-cell office:value-type="float" office:value="261">
            <text:p>26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WILSKY BLVD IN TAMPA @ NGCN: 626850W</text:p>
          </table:table-cell>
          <table:table-cell office:value-type="string">
            <text:p>Rail Safety Project</text:p>
          </table:table-cell>
          <table:table-cell office:value-type="float" office:value="0.001">
            <text:p>0.001</text:p>
          </table:table-cell>
          <table:table-cell office:value-type="float" office:value="4331001">
            <text:p>4331001</text:p>
          </table:table-cell>
          <table:table-cell office:value-type="string">
            <text:p>Railroad &amp; Utilites</text:p>
          </table:table-cell>
          <table:table-cell office:value-type="float" office:value="31">
            <text:p>3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DOWNTOWN RIVERWALK FROM MACDILL PARK TO CURTIS HIXON WF PARK</text:p>
          </table:table-cell>
          <table:table-cell office:value-type="string">
            <text:p>Sidewalk</text:p>
          </table:table-cell>
          <table:table-cell office:value-type="string">
            <text:p> </text:p>
          </table:table-cell>
          <table:table-cell office:value-type="float" office:value="2578055">
            <text:p>2578055</text:p>
          </table:table-cell>
          <table:table-cell office:value-type="string">
            <text:p>Construction</text:p>
          </table:table-cell>
          <table:table-cell office:value-type="float" office:value="10211">
            <text:p>1021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PPER TAMPA BAY TRL FROM VAN DYKE ROAD TO SUNCOAST PKWY TRAIL</text:p>
          </table:table-cell>
          <table:table-cell office:value-type="string">
            <text:p>Bike Path/Trail</text:p>
          </table:table-cell>
          <table:table-cell office:value-type="string">
            <text:p> </text:p>
          </table:table-cell>
          <table:table-cell office:value-type="float" office:value="4130861">
            <text:p>4130861</text:p>
          </table:table-cell>
          <table:table-cell office:value-type="string">
            <text:p>Construction</text:p>
          </table:table-cell>
          <table:table-cell office:value-type="float" office:value="1942">
            <text:p>194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WILLOW AVENUE FROM SWANN AVENUE TO MAIN STREET</text:p>
          </table:table-cell>
          <table:table-cell office:value-type="string">
            <text:p>Bike Lane/Sidewalk</text:p>
          </table:table-cell>
          <table:table-cell office:value-type="float" office:value="1.367">
            <text:p>1.367</text:p>
          </table:table-cell>
          <table:table-cell office:value-type="float" office:value="4327171">
            <text:p>432717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LL ELECTRONIC TOLLI NG (AET) PHASE 6B VETERAN S</text:p>
          </table:table-cell>
          <table:table-cell office:value-type="string">
            <text:p>Toll Plaza</text:p>
          </table:table-cell>
          <table:table-cell office:value-type="float" office:value="41.429">
            <text:p>41.429</text:p>
          </table:table-cell>
          <table:table-cell office:value-type="float" office:value="4061514">
            <text:p>4061514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061514">
            <text:p>4061514</text:p>
          </table:table-cell>
          <table:table-cell office:value-type="string">
            <text:p>Construction</text:p>
          </table:table-cell>
          <table:table-cell office:value-type="float" office:value="5712">
            <text:p>57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4 / SELMON XWAY CONNECTOR, STRUCTURES MAINTENANCE</text:p>
          </table:table-cell>
          <table:table-cell office:value-type="string">
            <text:p>Periodic Maintenance</text:p>
          </table:table-cell>
          <table:table-cell office:value-type="string">
            <text:p> </text:p>
          </table:table-cell>
          <table:table-cell office:value-type="float" office:value="4319503">
            <text:p>4319503</text:p>
          </table:table-cell>
          <table:table-cell office:value-type="string">
            <text:p>Construction</text:p>
          </table:table-cell>
          <table:table-cell office:value-type="float" office:value="407">
            <text:p>407</text:p>
          </table:table-cell>
          <table:table-cell office:value-type="float" office:value="398" table:number-columns-spanned="2" table:number-rows-spanned="1">
            <text:p>398</text:p>
          </table:table-cell>
          <table:covered-table-cell/>
          <table:table-cell office:value-type="float" office:value="392">
            <text:p>392</text:p>
          </table:table-cell>
          <table:table-cell office:value-type="float" office:value="392" table:number-columns-spanned="2" table:number-rows-spanned="1">
            <text:p>392</text:p>
          </table:table-cell>
          <table:covered-table-cell/>
          <table:table-cell office:value-type="float" office:value="392">
            <text:p>392</text:p>
          </table:table-cell>
          <table:table-cell table:number-columns-repeated="1011"/>
        </table:table-row>
        <table:table-row table:style-name="ro2">
          <table:table-cell office:value-type="string">
            <text:p>LANDSCAPING OF WIDEN VETERANS SO OF LINEBAUGH TO SO OF GUNN, MP 6.9-9.2</text:p>
          </table:table-cell>
          <table:table-cell office:value-type="string">
            <text:p>Landscaping</text:p>
          </table:table-cell>
          <table:table-cell office:value-type="float" office:value="2.184">
            <text:p>2.184</text:p>
          </table:table-cell>
          <table:table-cell office:value-type="float" office:value="4312753">
            <text:p>4312753</text:p>
          </table:table-cell>
          <table:table-cell office:value-type="string">
            <text:p>Construction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LANDSCAPING VETERANS WIDEN FROM SUGARWOOD PLAZA TO VAN DYKE RD</text:p>
          </table:table-cell>
          <table:table-cell office:value-type="string">
            <text:p>Landscaping</text:p>
          </table:table-cell>
          <table:table-cell office:value-type="float" office:value="3.738">
            <text:p>3.738</text:p>
          </table:table-cell>
          <table:table-cell office:value-type="float" office:value="4293506">
            <text:p>4293506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990" table:number-columns-spanned="2" table:number-rows-spanned="1">
            <text:p>99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LANDSCAPING WIDEN VE TERANS EXPWY N OF BARRY RD TO S OF LINEBAUGH</text:p>
          </table:table-cell>
          <table:table-cell office:value-type="string">
            <text:p>Landscaping</text:p>
          </table:table-cell>
          <table:table-cell office:value-type="float" office:value="1.7">
            <text:p>1.7</text:p>
          </table:table-cell>
          <table:table-cell office:value-type="float" office:value="4061523">
            <text:p>4061523</text:p>
          </table:table-cell>
          <table:table-cell office:value-type="string">
            <text:p>Construction</text:p>
          </table:table-cell>
          <table:table-cell office:value-type="float" office:value="10">
            <text:p>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RESURFACE SUNCOAST PKWY FROM VAN DYKE RD TO PASCO C/L (MP 14.0-17.2)</text:p>
          </table:table-cell>
          <table:table-cell office:value-type="string">
            <text:p>Resurfacing</text:p>
          </table:table-cell>
          <table:table-cell office:value-type="float" office:value="3.25">
            <text:p>3.25</text:p>
          </table:table-cell>
          <table:table-cell office:value-type="float" office:value="4290251">
            <text:p>4290251</text:p>
          </table:table-cell>
          <table:table-cell office:value-type="string">
            <text:p>Preliminary Engineering</text:p>
          </table:table-cell>
          <table:table-cell office:value-type="float" office:value="12">
            <text:p>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251">
            <text:p>4290251</text:p>
          </table:table-cell>
          <table:table-cell office:value-type="string">
            <text:p>Construction</text:p>
          </table:table-cell>
          <table:table-cell office:value-type="float" office:value="2972">
            <text:p>2972</text:p>
          </table:table-cell>
          <table:table-cell office:value-type="float" office:value="60" table:number-columns-spanned="2" table:number-rows-spanned="1">
            <text:p>6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ROADSIDE IMPROVEMENT FOR SUNCOAST PKWY IN HILLSBOROUGH COUNTY</text:p>
          </table:table-cell>
          <table:table-cell office:value-type="string">
            <text:p>Guardrail</text:p>
          </table:table-cell>
          <table:table-cell office:value-type="float" office:value="3.25">
            <text:p>3.25</text:p>
          </table:table-cell>
          <table:table-cell office:value-type="float" office:value="4290253">
            <text:p>4290253</text:p>
          </table:table-cell>
          <table:table-cell office:value-type="string">
            <text:p>Construction</text:p>
          </table:table-cell>
          <table:table-cell office:value-type="float" office:value="1306">
            <text:p>130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IGNING &amp;STRIPING OF VETERAN'S EXPRESSWAY @ ANDERSON PLAZA</text:p>
          </table:table-cell>
          <table:table-cell office:value-type="string">
            <text:p>Signing/Pavement Markings</text:p>
          </table:table-cell>
          <table:table-cell office:value-type="float" office:value="0.02">
            <text:p>0.02</text:p>
          </table:table-cell>
          <table:table-cell office:value-type="float" office:value="4286421">
            <text:p>4286421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86421">
            <text:p>428642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HERMO FOR VETERANS WIDEN FROM S OF GUNN TO SUGARWOOD PLAZA (MP9-11)</text:p>
          </table:table-cell>
          <table:table-cell office:value-type="string">
            <text:p>Signing/Pavement Markings</text:p>
          </table:table-cell>
          <table:table-cell office:value-type="float" office:value="2.043">
            <text:p>2.043</text:p>
          </table:table-cell>
          <table:table-cell office:value-type="float" office:value="4293502">
            <text:p>4293502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99" table:number-columns-spanned="2" table:number-rows-spanned="1">
            <text:p>199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HERMO FOR VETERANS WIDENING FROM MEMORIAL TO N OF BARRY RD, MP 2.7-5.2</text:p>
          </table:table-cell>
          <table:table-cell office:value-type="string">
            <text:p>Signing/Pavement Markings</text:p>
          </table:table-cell>
          <table:table-cell office:value-type="float" office:value="2.513">
            <text:p>2.513</text:p>
          </table:table-cell>
          <table:table-cell office:value-type="float" office:value="4061512">
            <text:p>4061512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05">
            <text:p>30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HERMO FOR VETERANS WIDENING FROM SUGARWOOD PLAZA TO VAN DYKE RD</text:p>
          </table:table-cell>
          <table:table-cell office:value-type="string">
            <text:p>Signing/Pavement Markings</text:p>
          </table:table-cell>
          <table:table-cell office:value-type="float" office:value="3.738">
            <text:p>3.738</text:p>
          </table:table-cell>
          <table:table-cell office:value-type="float" office:value="4293505">
            <text:p>4293505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272" table:number-columns-spanned="2" table:number-rows-spanned="1">
            <text:p>272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HERMOPLASTIC FOR AET 6B VETERANS</text:p>
          </table:table-cell>
          <table:table-cell office:value-type="string">
            <text:p>Signing/Pavement Markings</text:p>
          </table:table-cell>
          <table:table-cell office:value-type="float" office:value="3.833">
            <text:p>3.833</text:p>
          </table:table-cell>
          <table:table-cell office:value-type="float" office:value="4061515">
            <text:p>4061515</text:p>
          </table:table-cell>
          <table:table-cell office:value-type="string">
            <text:p>Construction</text:p>
          </table:table-cell>
          <table:table-cell office:value-type="float" office:value="35">
            <text:p>3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HERMOPLASTIC FOR SUNCOAST RESURFACING IN HILLSBOROUGH COUNTY</text:p>
          </table:table-cell>
          <table:table-cell office:value-type="string">
            <text:p>Signing/Pavement Markings</text:p>
          </table:table-cell>
          <table:table-cell office:value-type="float" office:value="3.25">
            <text:p>3.25</text:p>
          </table:table-cell>
          <table:table-cell office:value-type="float" office:value="4290252">
            <text:p>4290252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1" table:number-columns-spanned="2" table:number-rows-spanned="1">
            <text:p>1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252">
            <text:p>4290252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76" table:number-columns-spanned="2" table:number-rows-spanned="1">
            <text:p>76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HERMOPLASTIC FOR WIDEN VETERANS FROM N OF BARRY TO S OF LINEBAUGH</text:p>
          </table:table-cell>
          <table:table-cell office:value-type="string">
            <text:p>Signing/Pavement Markings</text:p>
          </table:table-cell>
          <table:table-cell office:value-type="float" office:value="1.7">
            <text:p>1.7</text:p>
          </table:table-cell>
          <table:table-cell office:value-type="float" office:value="4061522">
            <text:p>4061522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04">
            <text:p>30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HERMOPLASTIC FOR WIDEN VETERANS FROM S OF LINEBAUGH TO S OF GUNN</text:p>
          </table:table-cell>
          <table:table-cell office:value-type="string">
            <text:p>Signing/Pavement Markings</text:p>
          </table:table-cell>
          <table:table-cell office:value-type="float" office:value="2.184">
            <text:p>2.184</text:p>
          </table:table-cell>
          <table:table-cell office:value-type="float" office:value="4312752">
            <text:p>4312752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01">
            <text:p>30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TOLL BY PLATE FOR TAMPA CROSSTOWN</text:p>
          </table:table-cell>
          <table:table-cell office:value-type="string">
            <text:p>Toll Collection</text:p>
          </table:table-cell>
          <table:table-cell office:value-type="string">
            <text:p> </text:p>
          </table:table-cell>
          <table:table-cell office:value-type="float" office:value="4330201">
            <text:p>4330201</text:p>
          </table:table-cell>
          <table:table-cell office:value-type="string">
            <text:p>Capital</text:p>
          </table:table-cell>
          <table:table-cell office:value-type="float" office:value="15">
            <text:p>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WIDEN VETERANS FROM S OF GUNN TO SUGARWOOD MAINLINE PLAZA (MP 9-11)</text:p>
          </table:table-cell>
          <table:table-cell office:value-type="string">
            <text:p>Add Lanes &amp; Reconstruct</text:p>
          </table:table-cell>
          <table:table-cell office:value-type="float" office:value="2.043">
            <text:p>2.043</text:p>
          </table:table-cell>
          <table:table-cell office:value-type="float" office:value="4293501">
            <text:p>4293501</text:p>
          </table:table-cell>
          <table:table-cell office:value-type="string">
            <text:p>Preliminary Engineering</text:p>
          </table:table-cell>
          <table:table-cell office:value-type="float" office:value="715">
            <text:p>7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3501">
            <text:p>4293501</text:p>
          </table:table-cell>
          <table:table-cell office:value-type="string">
            <text:p>Design Build</text:p>
          </table:table-cell>
          <table:table-cell office:value-type="float" office:value="50877">
            <text:p>5087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WIDEN VETERANS XWAY (SR 589),FROM MEMORIAL TO N OF BARRY RD(MP 2.7-5.2)</text:p>
          </table:table-cell>
          <table:table-cell office:value-type="string">
            <text:p>Add Lanes &amp; Reconstruct</text:p>
          </table:table-cell>
          <table:table-cell office:value-type="float" office:value="2.513">
            <text:p>2.513</text:p>
          </table:table-cell>
          <table:table-cell office:value-type="float" office:value="4061511">
            <text:p>4061511</text:p>
          </table:table-cell>
          <table:table-cell office:value-type="string">
            <text:p>Preliminary Engineering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061511">
            <text:p>4061511</text:p>
          </table:table-cell>
          <table:table-cell office:value-type="string">
            <text:p>Construction</text:p>
          </table:table-cell>
          <table:table-cell office:value-type="float" office:value="1693">
            <text:p>169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WIDEN VETERANS XWAY FROM N OF BARRY TO SO OF LINEBAUGH MP5.2-MP6.9</text:p>
          </table:table-cell>
          <table:table-cell office:value-type="string">
            <text:p>Add Lanes &amp; Reconstruct</text:p>
          </table:table-cell>
          <table:table-cell office:value-type="float" office:value="1.7">
            <text:p>1.7</text:p>
          </table:table-cell>
          <table:table-cell office:value-type="float" office:value="4061521">
            <text:p>4061521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061521">
            <text:p>4061521</text:p>
          </table:table-cell>
          <table:table-cell office:value-type="string">
            <text:p>Construction</text:p>
          </table:table-cell>
          <table:table-cell office:value-type="float" office:value="5137">
            <text:p>513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WIDEN VETERANS XWAY FROM S OF LINEBAUGH TO SO OF GUNN HWY MP6.9-MP9.2</text:p>
          </table:table-cell>
          <table:table-cell office:value-type="string">
            <text:p>Add Lanes &amp; Reconstruct</text:p>
          </table:table-cell>
          <table:table-cell office:value-type="float" office:value="2.184">
            <text:p>2.184</text:p>
          </table:table-cell>
          <table:table-cell office:value-type="float" office:value="4312751">
            <text:p>4312751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12751">
            <text:p>4312751</text:p>
          </table:table-cell>
          <table:table-cell office:value-type="string">
            <text:p>Construction</text:p>
          </table:table-cell>
          <table:table-cell office:value-type="float" office:value="2478">
            <text:p>247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WIDEN VETERANS XWAY- SUGARWOOD MAINLINE PLAZA TO VAN DYKE RD (MP 11-14)</text:p>
          </table:table-cell>
          <table:table-cell office:value-type="string">
            <text:p>Add Lanes &amp; Reconstruct</text:p>
          </table:table-cell>
          <table:table-cell office:value-type="float" office:value="3.738">
            <text:p>3.738</text:p>
          </table:table-cell>
          <table:table-cell office:value-type="float" office:value="4293504">
            <text:p>4293504</text:p>
          </table:table-cell>
          <table:table-cell office:value-type="string">
            <text:p>Preliminary Engineering</text:p>
          </table:table-cell>
          <table:table-cell office:value-type="float" office:value="254">
            <text:p>254</text:p>
          </table:table-cell>
          <table:table-cell office:value-type="float" office:value="371" table:number-columns-spanned="2" table:number-rows-spanned="1">
            <text:p>371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3504">
            <text:p>4293504</text:p>
          </table:table-cell>
          <table:table-cell office:value-type="string">
            <text:p>Design Build</text:p>
          </table:table-cell>
          <table:table-cell office:value-type="float" office:value="0">
            <text:p>0</text:p>
          </table:table-cell>
          <table:table-cell office:value-type="float" office:value="60499" table:number-columns-spanned="2" table:number-rows-spanned="1">
            <text:p>60499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DISTRICT 7 BRIDGE BUILDING RENOVATIONS</text:p>
          </table:table-cell>
          <table:table-cell office:value-type="string">
            <text:p>Fixed Capital Outlay</text:p>
          </table:table-cell>
          <table:table-cell office:value-type="string">
            <text:p> </text:p>
          </table:table-cell>
          <table:table-cell office:value-type="float" office:value="4322962">
            <text:p>4322962</text:p>
          </table:table-cell>
          <table:table-cell office:value-type="string">
            <text:p>Construction</text:p>
          </table:table-cell>
          <table:table-cell office:value-type="float" office:value="52">
            <text:p>5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TAMPA CONSTRUCTION RENOVATIONS</text:p>
          </table:table-cell>
          <table:table-cell office:value-type="string">
            <text:p>Fixed Capital Outlay</text:p>
          </table:table-cell>
          <table:table-cell office:value-type="string">
            <text:p> </text:p>
          </table:table-cell>
          <table:table-cell office:value-type="float" office:value="4322972">
            <text:p>4322972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DIST HEADQTRS CHILLER SYSTEM REPLACEMEN T [MAJOR PROJECT]</text:p>
          </table:table-cell>
          <table:table-cell office:value-type="string">
            <text:p>Fixed Capital Outlay</text:p>
          </table:table-cell>
          <table:table-cell office:value-type="string">
            <text:p> </text:p>
          </table:table-cell>
          <table:table-cell office:value-type="float" office:value="4332431">
            <text:p>433243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482">
            <text:p>3482</text:p>
          </table:table-cell>
          <table:table-cell table:number-columns-repeated="1011"/>
        </table:table-row>
        <table:table-row table:style-name="ro2">
          <table:table-cell office:value-type="string">
            <text:p>TAMPA DISTRICT HEAD QUARTERS ROOF REPLACEMENT</text:p>
          </table:table-cell>
          <table:table-cell office:value-type="string">
            <text:p>Fixed Capital Outlay</text:p>
          </table:table-cell>
          <table:table-cell office:value-type="string">
            <text:p> </text:p>
          </table:table-cell>
          <table:table-cell office:value-type="float" office:value="4337821">
            <text:p>4337821</text:p>
          </table:table-cell>
          <table:table-cell office:value-type="string">
            <text:p>Preliminary Engineering</text:p>
          </table:table-cell>
          <table:table-cell office:value-type="float" office:value="241">
            <text:p>24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37821">
            <text:p>4337821</text:p>
          </table:table-cell>
          <table:table-cell office:value-type="string">
            <text:p>Construction</text:p>
          </table:table-cell>
          <table:table-cell office:value-type="float" office:value="1312">
            <text:p>13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DISTRICT HEAD- QUARTERS OFC RENOVATIONS</text:p>
          </table:table-cell>
          <table:table-cell office:value-type="string">
            <text:p>Fixed Capital Outlay</text:p>
          </table:table-cell>
          <table:table-cell office:value-type="string">
            <text:p> </text:p>
          </table:table-cell>
          <table:table-cell office:value-type="float" office:value="4313802">
            <text:p>4313802</text:p>
          </table:table-cell>
          <table:table-cell office:value-type="string">
            <text:p>Construction</text:p>
          </table:table-cell>
          <table:table-cell office:value-type="float" office:value="30">
            <text:p>3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TAMPA LABORATORY RENOVATIONS</text:p>
          </table:table-cell>
          <table:table-cell office:value-type="string">
            <text:p>Fixed Capital Outlay</text:p>
          </table:table-cell>
          <table:table-cell office:value-type="string">
            <text:p> </text:p>
          </table:table-cell>
          <table:table-cell office:value-type="float" office:value="4329271">
            <text:p>4329271</text:p>
          </table:table-cell>
          <table:table-cell office:value-type="string">
            <text:p>Construction</text:p>
          </table:table-cell>
          <table:table-cell office:value-type="float" office:value="20">
            <text:p>2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9271">
            <text:p>4329271</text:p>
          </table:table-cell>
          <table:table-cell office:value-type="string">
            <text:p>Capital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TAMPA MAINTENANCE RENOVATIONS</text:p>
          </table:table-cell>
          <table:table-cell office:value-type="string">
            <text:p>Fixed Capital Outlay</text:p>
          </table:table-cell>
          <table:table-cell office:value-type="string">
            <text:p> </text:p>
          </table:table-cell>
          <table:table-cell office:value-type="float" office:value="4313772">
            <text:p>4313772</text:p>
          </table:table-cell>
          <table:table-cell office:value-type="string">
            <text:p>Construction</text:p>
          </table:table-cell>
          <table:table-cell office:value-type="float" office:value="18">
            <text:p>1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ILLSBOROUGH COUNTY MPO SVC TRANSPORTATION PROGRAM</text:p>
          </table:table-cell>
          <table:table-cell office:value-type="string">
            <text:p>Planning Models/Data Update</text:p>
          </table:table-cell>
          <table:table-cell office:value-type="string">
            <text:p> </text:p>
          </table:table-cell>
          <table:table-cell office:value-type="float" office:value="2592851">
            <text:p>2592851</text:p>
          </table:table-cell>
          <table:table-cell office:value-type="string">
            <text:p>Planning</text:p>
          </table:table-cell>
          <table:table-cell office:value-type="float" office:value="600">
            <text:p>600</text:p>
          </table:table-cell>
          <table:table-cell office:value-type="float" office:value="600" table:number-columns-spanned="2" table:number-rows-spanned="1">
            <text:p>600</text:p>
          </table:table-cell>
          <table:covered-table-cell/>
          <table:table-cell office:value-type="float" office:value="600">
            <text:p>600</text:p>
          </table:table-cell>
          <table:table-cell office:value-type="float" office:value="400" table:number-columns-spanned="2" table:number-rows-spanned="1">
            <text:p>400</text:p>
          </table:table-cell>
          <table:covered-table-cell/>
          <table:table-cell office:value-type="float" office:value="400">
            <text:p>400</text:p>
          </table:table-cell>
          <table:table-cell table:number-columns-repeated="1011"/>
        </table:table-row>
        <table:table-row table:style-name="ro2">
          <table:table-cell office:value-type="string">
            <text:p>HILLSBOROUGH COUNTY MPO UPWP</text:p>
          </table:table-cell>
          <table:table-cell office:value-type="string">
            <text:p>Transportation Planning</text:p>
          </table:table-cell>
          <table:table-cell office:value-type="string">
            <text:p> </text:p>
          </table:table-cell>
          <table:table-cell office:value-type="float" office:value="2592841">
            <text:p>2592841</text:p>
          </table:table-cell>
          <table:table-cell office:value-type="string">
            <text:p>Planning</text:p>
          </table:table-cell>
          <table:table-cell office:value-type="float" office:value="1029">
            <text:p>1029</text:p>
          </table:table-cell>
          <table:table-cell office:value-type="float" office:value="1032" table:number-columns-spanned="2" table:number-rows-spanned="1">
            <text:p>1032</text:p>
          </table:table-cell>
          <table:covered-table-cell/>
          <table:table-cell office:value-type="float" office:value="1032">
            <text:p>1032</text:p>
          </table:table-cell>
          <table:table-cell office:value-type="float" office:value="1032" table:number-columns-spanned="2" table:number-rows-spanned="1">
            <text:p>1032</text:p>
          </table:table-cell>
          <table:covered-table-cell/>
          <table:table-cell office:value-type="float" office:value="1032">
            <text:p>1032</text:p>
          </table:table-cell>
          <table:table-cell table:number-columns-repeated="1011"/>
        </table:table-row>
        <table:table-row table:style-name="ro2">
          <table:table-cell office:value-type="string">
            <text:p>HILLSBOROUGH CO (10)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14511">
            <text:p>4014511</text:p>
          </table:table-cell>
          <table:table-cell office:value-type="string">
            <text:p>Brdg/Rdwy/Contract Maint</text:p>
          </table:table-cell>
          <table:table-cell office:value-type="float" office:value="4197">
            <text:p>4197</text:p>
          </table:table-cell>
          <table:table-cell office:value-type="float" office:value="3822" table:number-columns-spanned="2" table:number-rows-spanned="1">
            <text:p>3822</text:p>
          </table:table-cell>
          <table:covered-table-cell/>
          <table:table-cell office:value-type="float" office:value="3997">
            <text:p>3997</text:p>
          </table:table-cell>
          <table:table-cell office:value-type="float" office:value="4188" table:number-columns-spanned="2" table:number-rows-spanned="1">
            <text:p>4188</text:p>
          </table:table-cell>
          <table:covered-table-cell/>
          <table:table-cell office:value-type="float" office:value="4163">
            <text:p>4163</text:p>
          </table:table-cell>
          <table:table-cell table:number-columns-repeated="1011"/>
        </table:table-row>
        <table:table-row table:style-name="ro2">
          <table:table-cell office:value-type="string">
            <text:p>ASSET MAINTENANCE SELMON CONNECTOR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70353">
            <text:p>4070353</text:p>
          </table:table-cell>
          <table:table-cell office:value-type="string">
            <text:p>Brdg/Rdwy/Contract Maint</text:p>
          </table:table-cell>
          <table:table-cell office:value-type="float" office:value="5">
            <text:p>5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5">
            <text:p>5</text:p>
          </table:table-cell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office:value-type="string">
            <text:p>ASSET MAINTENANCE TRAFFIC OPS INTERSTATE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70352">
            <text:p>4070352</text:p>
          </table:table-cell>
          <table:table-cell office:value-type="string">
            <text:p>Brdg/Rdwy/Contract Maint</text:p>
          </table:table-cell>
          <table:table-cell office:value-type="float" office:value="10">
            <text:p>10</text:p>
          </table:table-cell>
          <table:table-cell office:value-type="float" office:value="10" table:number-columns-spanned="2" table:number-rows-spanned="1">
            <text:p>10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10" table:number-columns-spanned="2" table:number-rows-spanned="1">
            <text:p>10</text:p>
          </table:table-cell>
          <table:covered-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2">
          <table:table-cell office:value-type="string">
            <text:p>HILLSBORO CO (10) ASSET MANAGEMENT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70351">
            <text:p>4070351</text:p>
          </table:table-cell>
          <table:table-cell office:value-type="string">
            <text:p>Brdg/Rdwy/Contract Maint</text:p>
          </table:table-cell>
          <table:table-cell office:value-type="float" office:value="3563">
            <text:p>3563</text:p>
          </table:table-cell>
          <table:table-cell office:value-type="float" office:value="3553" table:number-columns-spanned="2" table:number-rows-spanned="1">
            <text:p>3553</text:p>
          </table:table-cell>
          <table:covered-table-cell/>
          <table:table-cell office:value-type="float" office:value="3566">
            <text:p>3566</text:p>
          </table:table-cell>
          <table:table-cell office:value-type="float" office:value="3566" table:number-columns-spanned="2" table:number-rows-spanned="1">
            <text:p>3566</text:p>
          </table:table-cell>
          <table:covered-table-cell/>
          <table:table-cell office:value-type="float" office:value="4269">
            <text:p>4269</text:p>
          </table:table-cell>
          <table:table-cell table:number-columns-repeated="1011"/>
        </table:table-row>
        <table:table-row table:style-name="ro2">
          <table:table-cell office:value-type="string">
            <text:p>HILLSBORO COUNTY YOUTH PROGRAM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42291">
            <text:p>4142291</text:p>
          </table:table-cell>
          <table:table-cell office:value-type="string">
            <text:p>Brdg/Rdwy/Contract Maint</text:p>
          </table:table-cell>
          <table:table-cell office:value-type="float" office:value="200">
            <text:p>200</text:p>
          </table:table-cell>
          <table:table-cell office:value-type="float" office:value="150" table:number-columns-spanned="2" table:number-rows-spanned="1">
            <text:p>15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ILLSBORO COUNTY YOUTH WORK MAINTENANCE PROGRAM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42301">
            <text:p>4142301</text:p>
          </table:table-cell>
          <table:table-cell office:value-type="string">
            <text:p>Brdg/Rdwy/Contract Maint</text:p>
          </table:table-cell>
          <table:table-cell office:value-type="float" office:value="200">
            <text:p>200</text:p>
          </table:table-cell>
          <table:table-cell office:value-type="float" office:value="200" table:number-columns-spanned="2" table:number-rows-spanned="1">
            <text:p>200</text:p>
          </table:table-cell>
          <table:covered-table-cell/>
          <table:table-cell office:value-type="float" office:value="200">
            <text:p>200</text:p>
          </table:table-cell>
          <table:table-cell office:value-type="float" office:value="200" table:number-columns-spanned="2" table:number-rows-spanned="1">
            <text:p>200</text:p>
          </table:table-cell>
          <table:covered-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2">
          <table:table-cell office:value-type="string">
            <text:p>HILLSBOROUGH CO (10)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04571">
            <text:p>4004571</text:p>
          </table:table-cell>
          <table:table-cell office:value-type="string">
            <text:p>Brdg/Rdwy/Contract Maint</text:p>
          </table:table-cell>
          <table:table-cell office:value-type="float" office:value="6731">
            <text:p>6731</text:p>
          </table:table-cell>
          <table:table-cell office:value-type="float" office:value="7417" table:number-columns-spanned="2" table:number-rows-spanned="1">
            <text:p>7417</text:p>
          </table:table-cell>
          <table:covered-table-cell/>
          <table:table-cell office:value-type="float" office:value="7570">
            <text:p>7570</text:p>
          </table:table-cell>
          <table:table-cell office:value-type="float" office:value="7726" table:number-columns-spanned="2" table:number-rows-spanned="1">
            <text:p>7726</text:p>
          </table:table-cell>
          <table:covered-table-cell/>
          <table:table-cell office:value-type="float" office:value="8094">
            <text:p>8094</text:p>
          </table:table-cell>
          <table:table-cell table:number-columns-repeated="1011"/>
        </table:table-row>
        <table:table-row table:style-name="ro2">
          <table:table-cell office:value-type="string">
            <text:p>I-275/I-4 PATROL FROM HWD FRANKLAND BRIDGE TO BUSCH BLVD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82063">
            <text:p>4082063</text:p>
          </table:table-cell>
          <table:table-cell office:value-type="string">
            <text:p>Brdg/Rdwy/Contract Maint</text:p>
          </table:table-cell>
          <table:table-cell office:value-type="float" office:value="1280">
            <text:p>1280</text:p>
          </table:table-cell>
          <table:table-cell office:value-type="float" office:value="1317" table:number-columns-spanned="2" table:number-rows-spanned="1">
            <text:p>1317</text:p>
          </table:table-cell>
          <table:covered-table-cell/>
          <table:table-cell office:value-type="float" office:value="1355">
            <text:p>1355</text:p>
          </table:table-cell>
          <table:table-cell office:value-type="float" office:value="1395" table:number-columns-spanned="2" table:number-rows-spanned="1">
            <text:p>1395</text:p>
          </table:table-cell>
          <table:covered-table-cell/>
          <table:table-cell office:value-type="float" office:value="1435">
            <text:p>1435</text:p>
          </table:table-cell>
          <table:table-cell table:number-columns-repeated="1011"/>
        </table:table-row>
        <table:table-row table:style-name="ro4">
          <table:table-cell office:value-type="string">
            <text:p>SR 60(CCAMPBELL CWY) FROM PINELLAS/HILLS CO/L TO BEN T DAVIS BEACH ENT</text:p>
          </table:table-cell>
          <table:table-cell office:value-type="string">
            <text:p>Bike Path/Trail</text:p>
          </table:table-cell>
          <table:table-cell office:value-type="float" office:value="4.332">
            <text:p>4.332</text:p>
          </table:table-cell>
          <table:table-cell office:value-type="float" office:value="4245615">
            <text:p>4245615</text:p>
          </table:table-cell>
          <table:table-cell office:value-type="string">
            <text:p>Brdg/Rdwy/Contract Maint</text:p>
          </table:table-cell>
          <table:table-cell office:value-type="float" office:value="32">
            <text:p>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ILLSBOROUGH CO (10) EAST-WEST X-TOWN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09171">
            <text:p>4009171</text:p>
          </table:table-cell>
          <table:table-cell office:value-type="string">
            <text:p>Brdg/Rdwy/Contract Maint</text:p>
          </table:table-cell>
          <table:table-cell office:value-type="float" office:value="4">
            <text:p>4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3">
            <text:p>3</text:p>
          </table:table-cell>
          <table:table-cell office:value-type="float" office:value="3" table:number-columns-spanned="2" table:number-rows-spanned="1">
            <text:p>3</text:p>
          </table:table-cell>
          <table:covered-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I-4 / SELMON XWAY CONNECTOR, ROUTINE MAINT. (FACILITIES &amp; COMMUNIC.)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319501">
            <text:p>4319501</text:p>
          </table:table-cell>
          <table:table-cell office:value-type="string">
            <text:p>Brdg/Rdwy/Contract Maint</text:p>
          </table:table-cell>
          <table:table-cell office:value-type="float" office:value="85">
            <text:p>85</text:p>
          </table:table-cell>
          <table:table-cell office:value-type="float" office:value="85" table:number-columns-spanned="2" table:number-rows-spanned="1">
            <text:p>85</text:p>
          </table:table-cell>
          <table:covered-table-cell/>
          <table:table-cell office:value-type="float" office:value="85">
            <text:p>85</text:p>
          </table:table-cell>
          <table:table-cell office:value-type="float" office:value="85" table:number-columns-spanned="2" table:number-rows-spanned="1">
            <text:p>85</text:p>
          </table:table-cell>
          <table:covered-table-cell/>
          <table:table-cell office:value-type="float" office:value="85">
            <text:p>85</text:p>
          </table:table-cell>
          <table:table-cell table:number-columns-repeated="1011"/>
        </table:table-row>
        <table:table-row table:style-name="ro2">
          <table:table-cell office:value-type="string">
            <text:p>I-4 / SELMON XWAY CONNECTOR, ROUTINE MAINT. (ROADWAY)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319502">
            <text:p>4319502</text:p>
          </table:table-cell>
          <table:table-cell office:value-type="string">
            <text:p>Brdg/Rdwy/Contract Maint</text:p>
          </table:table-cell>
          <table:table-cell office:value-type="float" office:value="88">
            <text:p>88</text:p>
          </table:table-cell>
          <table:table-cell office:value-type="float" office:value="88" table:number-columns-spanned="2" table:number-rows-spanned="1">
            <text:p>88</text:p>
          </table:table-cell>
          <table:covered-table-cell/>
          <table:table-cell office:value-type="float" office:value="88">
            <text:p>88</text:p>
          </table:table-cell>
          <table:table-cell office:value-type="float" office:value="88" table:number-columns-spanned="2" table:number-rows-spanned="1">
            <text:p>88</text:p>
          </table:table-cell>
          <table:covered-table-cell/>
          <table:table-cell office:value-type="float" office:value="88">
            <text:p>88</text:p>
          </table:table-cell>
          <table:table-cell table:number-columns-repeated="1011"/>
        </table:table-row>
        <table:table-row table:style-name="ro2">
          <table:table-cell office:value-type="string">
            <text:p>ROAD RANGER SERVICES - I-4 / SELMON XWAY CROSSTOWN CONNECTOR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319504">
            <text:p>4319504</text:p>
          </table:table-cell>
          <table:table-cell office:value-type="string">
            <text:p>Brdg/Rdwy/Contract Maint</text:p>
          </table:table-cell>
          <table:table-cell office:value-type="float" office:value="429">
            <text:p>429</text:p>
          </table:table-cell>
          <table:table-cell office:value-type="float" office:value="429" table:number-columns-spanned="2" table:number-rows-spanned="1">
            <text:p>429</text:p>
          </table:table-cell>
          <table:covered-table-cell/>
          <table:table-cell office:value-type="float" office:value="429">
            <text:p>429</text:p>
          </table:table-cell>
          <table:table-cell office:value-type="float" office:value="429" table:number-columns-spanned="2" table:number-rows-spanned="1">
            <text:p>429</text:p>
          </table:table-cell>
          <table:covered-table-cell/>
          <table:table-cell office:value-type="float" office:value="429">
            <text:p>429</text:p>
          </table:table-cell>
          <table:table-cell table:number-columns-repeated="1011"/>
        </table:table-row>
        <table:table-row table:style-name="ro2">
          <table:table-cell office:value-type="string">
            <text:p>FERRY BOAT WATERBORNE TRANSPORTATION PROJECT</text:p>
          </table:table-cell>
          <table:table-cell office:value-type="string">
            <text:p>Intermodal Hub Capacity</text:p>
          </table:table-cell>
          <table:table-cell office:value-type="string">
            <text:p> </text:p>
          </table:table-cell>
          <table:table-cell office:value-type="float" office:value="4264721">
            <text:p>4264721</text:p>
          </table:table-cell>
          <table:table-cell office:value-type="string">
            <text:p>Capital</text:p>
          </table:table-cell>
          <table:table-cell office:value-type="float" office:value="570">
            <text:p>57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ORT OF TAMPA</text:p>
          </table:table-cell>
          <table:table-cell office:value-type="string">
            <text:p>Seaport Capacity Project</text:p>
          </table:table-cell>
          <table:table-cell office:value-type="string">
            <text:p> </text:p>
          </table:table-cell>
          <table:table-cell office:value-type="float" office:value="4127461">
            <text:p>4127461</text:p>
          </table:table-cell>
          <table:table-cell office:value-type="string">
            <text:p>Planning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316" table:number-columns-spanned="2" table:number-rows-spanned="1">
            <text:p>1316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ORT OF TAMPA INTERMODAL IMPROVEMENTS</text:p>
          </table:table-cell>
          <table:table-cell office:value-type="string">
            <text:p>Seaport Capacity Project</text:p>
          </table:table-cell>
          <table:table-cell office:value-type="string">
            <text:p> </text:p>
          </table:table-cell>
          <table:table-cell office:value-type="float" office:value="4348841">
            <text:p>4348841</text:p>
          </table:table-cell>
          <table:table-cell office:value-type="string">
            <text:p>Capital</text:p>
          </table:table-cell>
          <table:table-cell office:value-type="float" office:value="1000">
            <text:p>10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ORT OF TAMPA INTERMODAL IMPROVEMENTS</text:p>
          </table:table-cell>
          <table:table-cell office:value-type="string">
            <text:p>Seaport Capacity Project</text:p>
          </table:table-cell>
          <table:table-cell office:value-type="string">
            <text:p> </text:p>
          </table:table-cell>
          <table:table-cell office:value-type="float" office:value="4348842">
            <text:p>4348842</text:p>
          </table:table-cell>
          <table:table-cell office:value-type="string">
            <text:p>Capital</text:p>
          </table:table-cell>
          <table:table-cell office:value-type="float" office:value="907">
            <text:p>90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TAMPA PORT AUTHORITY</text:p>
          </table:table-cell>
          <table:table-cell office:value-type="string">
            <text:p>Aviation Safety Project</text:p>
          </table:table-cell>
          <table:table-cell office:value-type="string">
            <text:p> </text:p>
          </table:table-cell>
          <table:table-cell office:value-type="float" office:value="4330051">
            <text:p>433005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059">
            <text:p>2059</text:p>
          </table:table-cell>
          <table:table-cell table:number-columns-repeated="1011"/>
        </table:table-row>
        <table:table-row table:style-name="ro2">
          <table:table-cell office:value-type="string">
            <text:p>PETER O'KNIGHT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96411">
            <text:p>429641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652">
            <text:p>265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ETER O'KNIGHT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96421">
            <text:p>429642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415">
            <text:p>4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ETER O'KNIGHT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96491">
            <text:p>429649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04">
            <text:p>10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ETER O'KNIGHT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12691">
            <text:p>431269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600" table:number-columns-spanned="2" table:number-rows-spanned="1">
            <text:p>60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ETER O'KNIGHT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12701">
            <text:p>431270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79" table:number-columns-spanned="2" table:number-rows-spanned="1">
            <text:p>79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ETER O'KNIGHT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12711">
            <text:p>431271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34" table:number-columns-spanned="2" table:number-rows-spanned="1">
            <text:p>134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ETER O'KNIGHT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17921">
            <text:p>431792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2592" table:number-columns-spanned="2" table:number-rows-spanned="1">
            <text:p>2592</text:p>
          </table:table-cell>
          <table:covered-table-cell/>
          <table:table-cell office:value-type="float" office:value="208">
            <text:p>20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ETER O'KNIGHT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791">
            <text:p>432979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511">
            <text:p>511</text:p>
          </table:table-cell>
          <table:table-cell table:number-columns-repeated="1011"/>
        </table:table-row>
        <table:table-row table:style-name="ro2">
          <table:table-cell office:value-type="string">
            <text:p>PETER O'KNIGHT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801">
            <text:p>432980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82">
            <text:p>282</text:p>
          </table:table-cell>
          <table:table-cell table:number-columns-repeated="1011"/>
        </table:table-row>
        <table:table-row table:style-name="ro2">
          <table:table-cell office:value-type="string">
            <text:p>PLANT CITY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25512">
            <text:p>4225512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2639" table:number-columns-spanned="2" table:number-rows-spanned="1">
            <text:p>2639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LANT CITY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25513">
            <text:p>4225513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216" table:number-columns-spanned="2" table:number-rows-spanned="1">
            <text:p>216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LANT CITY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96141">
            <text:p>429614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14">
            <text:p>1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EXECUTIVE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59211">
            <text:p>4259211</text:p>
          </table:table-cell>
          <table:table-cell office:value-type="string">
            <text:p>Capital</text:p>
          </table:table-cell>
          <table:table-cell office:value-type="float" office:value="2616">
            <text:p>26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EXECUTIVE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80621">
            <text:p>428062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208" table:number-columns-spanned="2" table:number-rows-spanned="1">
            <text:p>208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EXECUTIVE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96151">
            <text:p>429615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438">
            <text:p>43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TAMPA EXECUTIVE AIRPORT</text:p>
          </table:table-cell>
          <table:table-cell office:value-type="string">
            <text:p>Aviation Safety Project</text:p>
          </table:table-cell>
          <table:table-cell office:value-type="string">
            <text:p> </text:p>
          </table:table-cell>
          <table:table-cell office:value-type="float" office:value="4296171">
            <text:p>429617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03">
            <text:p>20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EXECUTIVE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12551">
            <text:p>431255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3686" table:number-columns-spanned="2" table:number-rows-spanned="1">
            <text:p>3686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EXECUTIVE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12561">
            <text:p>431256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10" table:number-columns-spanned="2" table:number-rows-spanned="1">
            <text:p>11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EXECUTIVE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12571">
            <text:p>431257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267" table:number-columns-spanned="2" table:number-rows-spanned="1">
            <text:p>267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EXECUTIVE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811">
            <text:p>432981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16">
            <text:p>216</text:p>
          </table:table-cell>
          <table:table-cell table:number-columns-repeated="1011"/>
        </table:table-row>
        <table:table-row table:style-name="ro2">
          <table:table-cell office:value-type="string">
            <text:p>TAMPA EXECUTIVE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821">
            <text:p>432982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062">
            <text:p>1062</text:p>
          </table:table-cell>
          <table:table-cell table:number-columns-repeated="1011"/>
        </table:table-row>
        <table:table-row table:style-name="ro2">
          <table:table-cell office:value-type="string">
            <text:p>TAMPA EXECUTIVE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831">
            <text:p>432983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723">
            <text:p>723</text:p>
          </table:table-cell>
          <table:table-cell table:number-columns-repeated="1011"/>
        </table:table-row>
        <table:table-row table:style-name="ro2">
          <table:table-cell office:value-type="string">
            <text:p>TAMPA EXECUTIVE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841">
            <text:p>432984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830">
            <text:p>830</text:p>
          </table:table-cell>
          <table:table-cell table:number-columns-repeated="1011"/>
        </table:table-row>
        <table:table-row table:style-name="ro2">
          <table:table-cell office:value-type="string">
            <text:p>TAMPA EXECUTIVE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851">
            <text:p>432985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877">
            <text:p>877</text:p>
          </table:table-cell>
          <table:table-cell table:number-columns-repeated="1011"/>
        </table:table-row>
        <table:table-row table:style-name="ro2">
          <table:table-cell office:value-type="string">
            <text:p>TAMPA EXECUTIVE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861">
            <text:p>432986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60">
            <text:p>160</text:p>
          </table:table-cell>
          <table:table-cell table:number-columns-repeated="1011"/>
        </table:table-row>
        <table:table-row table:style-name="ro2">
          <table:table-cell office:value-type="string">
            <text:p>TAMPA EXECUTIVE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871">
            <text:p>432987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08">
            <text:p>208</text:p>
          </table:table-cell>
          <table:table-cell table:number-columns-repeated="1011"/>
        </table:table-row>
        <table:table-row table:style-name="ro2">
          <table:table-cell office:value-type="string">
            <text:p>TAMPA EXECUTIVE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881">
            <text:p>432988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911">
            <text:p>2911</text:p>
          </table:table-cell>
          <table:table-cell table:number-columns-repeated="1011"/>
        </table:table-row>
        <table:table-row table:style-name="ro2">
          <table:table-cell office:value-type="string">
            <text:p>TAMPA EXECUTIVE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891">
            <text:p>432989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69">
            <text:p>169</text:p>
          </table:table-cell>
          <table:table-cell table:number-columns-repeated="1011"/>
        </table:table-row>
        <table:table-row table:style-name="ro2">
          <table:table-cell office:value-type="string">
            <text:p>TAMPA EXECUTIVE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30011">
            <text:p>433001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482">
            <text:p>482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157591">
            <text:p>415759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359">
            <text:p>235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Capacity Project</text:p>
          </table:table-cell>
          <table:table-cell office:value-type="string">
            <text:p> </text:p>
          </table:table-cell>
          <table:table-cell office:value-type="float" office:value="4208081">
            <text:p>420808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0800">
            <text:p>108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Capacity Project</text:p>
          </table:table-cell>
          <table:table-cell office:value-type="string">
            <text:p> </text:p>
          </table:table-cell>
          <table:table-cell office:value-type="float" office:value="4259191">
            <text:p>4259191</text:p>
          </table:table-cell>
          <table:table-cell office:value-type="string">
            <text:p>Capital</text:p>
          </table:table-cell>
          <table:table-cell office:value-type="float" office:value="508">
            <text:p>50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Capacity Project</text:p>
          </table:table-cell>
          <table:table-cell office:value-type="string">
            <text:p> </text:p>
          </table:table-cell>
          <table:table-cell office:value-type="float" office:value="4259201">
            <text:p>4259201</text:p>
          </table:table-cell>
          <table:table-cell office:value-type="string">
            <text:p>Capital</text:p>
          </table:table-cell>
          <table:table-cell office:value-type="float" office:value="7472">
            <text:p>74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Security Project</text:p>
          </table:table-cell>
          <table:table-cell office:value-type="string">
            <text:p> </text:p>
          </table:table-cell>
          <table:table-cell office:value-type="float" office:value="4259202">
            <text:p>4259202</text:p>
          </table:table-cell>
          <table:table-cell office:value-type="string">
            <text:p>Capital</text:p>
          </table:table-cell>
          <table:table-cell office:value-type="float" office:value="5914">
            <text:p>59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6064" table:number-columns-spanned="2" table:number-rows-spanned="1">
            <text:p>6064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59203">
            <text:p>4259203</text:p>
          </table:table-cell>
          <table:table-cell office:value-type="string">
            <text:p>Capital</text:p>
          </table:table-cell>
          <table:table-cell office:value-type="float" office:value="200">
            <text:p>2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59204">
            <text:p>4259204</text:p>
          </table:table-cell>
          <table:table-cell office:value-type="string">
            <text:p>Capital</text:p>
          </table:table-cell>
          <table:table-cell office:value-type="float" office:value="4859">
            <text:p>485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59205">
            <text:p>4259205</text:p>
          </table:table-cell>
          <table:table-cell office:value-type="string">
            <text:p>Capital</text:p>
          </table:table-cell>
          <table:table-cell office:value-type="float" office:value="686">
            <text:p>68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59206">
            <text:p>4259206</text:p>
          </table:table-cell>
          <table:table-cell office:value-type="string">
            <text:p>Capital</text:p>
          </table:table-cell>
          <table:table-cell office:value-type="float" office:value="1767">
            <text:p>176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59207">
            <text:p>4259207</text:p>
          </table:table-cell>
          <table:table-cell office:value-type="string">
            <text:p>Capital</text:p>
          </table:table-cell>
          <table:table-cell office:value-type="float" office:value="171">
            <text:p>17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80571">
            <text:p>428057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1011" table:number-columns-spanned="2" table:number-rows-spanned="1">
            <text:p>1011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80572">
            <text:p>4280572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4058" table:number-columns-spanned="2" table:number-rows-spanned="1">
            <text:p>4058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80573">
            <text:p>4280573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309" table:number-columns-spanned="2" table:number-rows-spanned="1">
            <text:p>309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80574">
            <text:p>4280574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2012" table:number-columns-spanned="2" table:number-rows-spanned="1">
            <text:p>2012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80575">
            <text:p>4280575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322" table:number-columns-spanned="2" table:number-rows-spanned="1">
            <text:p>322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80576">
            <text:p>4280576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161" table:number-columns-spanned="2" table:number-rows-spanned="1">
            <text:p>161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80577">
            <text:p>4280577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198" table:number-columns-spanned="2" table:number-rows-spanned="1">
            <text:p>198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80578">
            <text:p>4280578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241" table:number-columns-spanned="2" table:number-rows-spanned="1">
            <text:p>241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80579">
            <text:p>4280579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402" table:number-columns-spanned="2" table:number-rows-spanned="1">
            <text:p>402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80781">
            <text:p>428078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4891" table:number-columns-spanned="2" table:number-rows-spanned="1">
            <text:p>4891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80782">
            <text:p>4280782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2000" table:number-columns-spanned="2" table:number-rows-spanned="1">
            <text:p>200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96001">
            <text:p>429600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444">
            <text:p>44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96011">
            <text:p>429601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646">
            <text:p>164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96021">
            <text:p>429602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239">
            <text:p>123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96031">
            <text:p>429603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442">
            <text:p>144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96041">
            <text:p>429604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100">
            <text:p>21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96071">
            <text:p>429607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7843">
            <text:p>784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12481">
            <text:p>431248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402" table:number-columns-spanned="2" table:number-rows-spanned="1">
            <text:p>1402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12491">
            <text:p>431249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593" table:number-columns-spanned="2" table:number-rows-spanned="1">
            <text:p>1593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12501">
            <text:p>431250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2430" table:number-columns-spanned="2" table:number-rows-spanned="1">
            <text:p>243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TAMPA INTERNATIONAL AIRPORT</text:p>
          </table:table-cell>
          <table:table-cell office:value-type="string">
            <text:p>Aviation Safety Project</text:p>
          </table:table-cell>
          <table:table-cell office:value-type="string">
            <text:p> </text:p>
          </table:table-cell>
          <table:table-cell office:value-type="float" office:value="4312511">
            <text:p>431251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6432" table:number-columns-spanned="2" table:number-rows-spanned="1">
            <text:p>6432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12521">
            <text:p>431252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740" table:number-columns-spanned="2" table:number-rows-spanned="1">
            <text:p>74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12531">
            <text:p>431253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740" table:number-columns-spanned="2" table:number-rows-spanned="1">
            <text:p>74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12541">
            <text:p>431254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849" table:number-columns-spanned="2" table:number-rows-spanned="1">
            <text:p>849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Capacity Project</text:p>
          </table:table-cell>
          <table:table-cell office:value-type="string">
            <text:p> </text:p>
          </table:table-cell>
          <table:table-cell office:value-type="float" office:value="4313001">
            <text:p>431300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0000" table:number-columns-spanned="2" table:number-rows-spanned="1">
            <text:p>1000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Capacity Project</text:p>
          </table:table-cell>
          <table:table-cell office:value-type="string">
            <text:p> </text:p>
          </table:table-cell>
          <table:table-cell office:value-type="float" office:value="4314971">
            <text:p>4314971</text:p>
          </table:table-cell>
          <table:table-cell office:value-type="string">
            <text:p>Capital</text:p>
          </table:table-cell>
          <table:table-cell office:value-type="float" office:value="7141">
            <text:p>714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661">
            <text:p>432966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660">
            <text:p>66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29681">
            <text:p>432968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623">
            <text:p>3623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691">
            <text:p>432969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970">
            <text:p>97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701">
            <text:p>432970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468">
            <text:p>468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711">
            <text:p>432971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700">
            <text:p>70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29721">
            <text:p>432972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840">
            <text:p>84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29731">
            <text:p>432973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870">
            <text:p>870</text:p>
          </table:table-cell>
          <table:table-cell table:number-columns-repeated="1011"/>
        </table:table-row>
        <table:table-row table:style-name="ro2">
          <table:table-cell office:value-type="string">
            <text:p>TAMPA INTERNATIONAL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29741">
            <text:p>432974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998">
            <text:p>3998</text:p>
          </table:table-cell>
          <table:table-cell table:number-columns-repeated="1011"/>
        </table:table-row>
        <table:table-row table:style-name="ro2">
          <table:table-cell office:value-type="string">
            <text:p>PORT OF TAMPA</text:p>
          </table:table-cell>
          <table:table-cell office:value-type="string">
            <text:p>Seaport Capacity Project</text:p>
          </table:table-cell>
          <table:table-cell office:value-type="string">
            <text:p> </text:p>
          </table:table-cell>
          <table:table-cell office:value-type="float" office:value="4313021">
            <text:p>431302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6250" table:number-columns-spanned="2" table:number-rows-spanned="1">
            <text:p>625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ORT OF TAMPA CONTAINER YARD IMPROVEMENTS</text:p>
          </table:table-cell>
          <table:table-cell office:value-type="string">
            <text:p>Seaport Capacity Project</text:p>
          </table:table-cell>
          <table:table-cell office:value-type="string">
            <text:p> </text:p>
          </table:table-cell>
          <table:table-cell office:value-type="float" office:value="4228262">
            <text:p>4228262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20800" table:number-columns-spanned="2" table:number-rows-spanned="1">
            <text:p>2080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PORT AUTHORITY</text:p>
          </table:table-cell>
          <table:table-cell office:value-type="string">
            <text:p>Seaport Capacity Project</text:p>
          </table:table-cell>
          <table:table-cell office:value-type="string">
            <text:p> </text:p>
          </table:table-cell>
          <table:table-cell office:value-type="float" office:value="4332401">
            <text:p>433240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0000">
            <text:p>10000</text:p>
          </table:table-cell>
          <table:table-cell table:number-columns-repeated="1011"/>
        </table:table-row>
        <table:table-row table:style-name="ro2">
          <table:table-cell office:value-type="string">
            <text:p>TAMPA PORT AUTHORITY DREDGING</text:p>
          </table:table-cell>
          <table:table-cell office:value-type="string">
            <text:p>Seaport Capacity Project</text:p>
          </table:table-cell>
          <table:table-cell office:value-type="string">
            <text:p> </text:p>
          </table:table-cell>
          <table:table-cell office:value-type="float" office:value="4333201">
            <text:p>4333201</text:p>
          </table:table-cell>
          <table:table-cell office:value-type="string">
            <text:p>Capital</text:p>
          </table:table-cell>
          <table:table-cell office:value-type="float" office:value="5033">
            <text:p>503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PORT AUTHORITY EASTPORT WATERSIDE DEVELO PMENT</text:p>
          </table:table-cell>
          <table:table-cell office:value-type="string">
            <text:p>Seaport Capacity Project</text:p>
          </table:table-cell>
          <table:table-cell office:value-type="string">
            <text:p> </text:p>
          </table:table-cell>
          <table:table-cell office:value-type="float" office:value="4333881">
            <text:p>4333881</text:p>
          </table:table-cell>
          <table:table-cell office:value-type="string">
            <text:p>Capital</text:p>
          </table:table-cell>
          <table:table-cell office:value-type="float" office:value="12000">
            <text:p>120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PORT AUTHORITY HOOKERS POINT IMPROVEMENT</text:p>
          </table:table-cell>
          <table:table-cell office:value-type="string">
            <text:p>Seaport Capacity Project</text:p>
          </table:table-cell>
          <table:table-cell office:value-type="string">
            <text:p> </text:p>
          </table:table-cell>
          <table:table-cell office:value-type="float" office:value="4333871">
            <text:p>4333871</text:p>
          </table:table-cell>
          <table:table-cell office:value-type="string">
            <text:p>Capital</text:p>
          </table:table-cell>
          <table:table-cell office:value-type="float" office:value="18372">
            <text:p>1837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PORT AUTHORITY PORT REDWING IMPROVEMENTS</text:p>
          </table:table-cell>
          <table:table-cell office:value-type="string">
            <text:p>Seaport Capacity Project</text:p>
          </table:table-cell>
          <table:table-cell office:value-type="string">
            <text:p> </text:p>
          </table:table-cell>
          <table:table-cell office:value-type="float" office:value="4333211">
            <text:p>4333211</text:p>
          </table:table-cell>
          <table:table-cell office:value-type="string">
            <text:p>Capital</text:p>
          </table:table-cell>
          <table:table-cell office:value-type="float" office:value="15000">
            <text:p>150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ART CORRIDOR PROGRAM 20X-OPERATING</text:p>
          </table:table-cell>
          <table:table-cell office:value-type="string">
            <text:p>Transit Improvement</text:p>
          </table:table-cell>
          <table:table-cell office:value-type="string">
            <text:p> </text:p>
          </table:table-cell>
          <table:table-cell office:value-type="float" office:value="4303221">
            <text:p>4303221</text:p>
          </table:table-cell>
          <table:table-cell office:value-type="string">
            <text:p>Operations</text:p>
          </table:table-cell>
          <table:table-cell office:value-type="float" office:value="241">
            <text:p>241</text:p>
          </table:table-cell>
          <table:table-cell office:value-type="float" office:value="400" table:number-columns-spanned="2" table:number-rows-spanned="1">
            <text:p>400</text:p>
          </table:table-cell>
          <table:covered-table-cell/>
          <table:table-cell office:value-type="float" office:value="241">
            <text:p>241</text:p>
          </table:table-cell>
          <table:table-cell office:value-type="float" office:value="241" table:number-columns-spanned="2" table:number-rows-spanned="1">
            <text:p>241</text:p>
          </table:table-cell>
          <table:covered-table-cell/>
          <table:table-cell office:value-type="float" office:value="241">
            <text:p>241</text:p>
          </table:table-cell>
          <table:table-cell table:number-columns-repeated="1011"/>
        </table:table-row>
        <table:table-row table:style-name="ro2">
          <table:table-cell office:value-type="string">
            <text:p>HART FIXED GUIDEWAY SECTION 5309</text:p>
          </table:table-cell>
          <table:table-cell office:value-type="string">
            <text:p>Fixed Guideway Improvements</text:p>
          </table:table-cell>
          <table:table-cell office:value-type="string">
            <text:p> </text:p>
          </table:table-cell>
          <table:table-cell office:value-type="float" office:value="4151721">
            <text:p>4151721</text:p>
          </table:table-cell>
          <table:table-cell office:value-type="string">
            <text:p>Capital</text:p>
          </table:table-cell>
          <table:table-cell office:value-type="float" office:value="353">
            <text:p>35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HART FTA SECTION 5307</text:p>
          </table:table-cell>
          <table:table-cell office:value-type="string">
            <text:p>Capital For Fixed Route</text:p>
          </table:table-cell>
          <table:table-cell office:value-type="string">
            <text:p> </text:p>
          </table:table-cell>
          <table:table-cell office:value-type="float" office:value="4081091">
            <text:p>4081091</text:p>
          </table:table-cell>
          <table:table-cell office:value-type="string">
            <text:p>Capital</text:p>
          </table:table-cell>
          <table:table-cell office:value-type="float" office:value="27810">
            <text:p>27810</text:p>
          </table:table-cell>
          <table:table-cell office:value-type="float" office:value="16100" table:number-columns-spanned="2" table:number-rows-spanned="1">
            <text:p>16100</text:p>
          </table:table-cell>
          <table:covered-table-cell/>
          <table:table-cell office:value-type="float" office:value="16287">
            <text:p>16287</text:p>
          </table:table-cell>
          <table:table-cell office:value-type="float" office:value="16528" table:number-columns-spanned="2" table:number-rows-spanned="1">
            <text:p>16528</text:p>
          </table:table-cell>
          <table:covered-table-cell/>
          <table:table-cell office:value-type="float" office:value="16528">
            <text:p>16528</text:p>
          </table:table-cell>
          <table:table-cell table:number-columns-repeated="1011"/>
        </table:table-row>
        <table:table-row table:style-name="ro2">
          <table:table-cell office:value-type="string">
            <text:p>HART HILLSBOROUGH BUS LIVABILTY CAPITAL</text:p>
          </table:table-cell>
          <table:table-cell office:value-type="string">
            <text:p>Capital For Fixed Route</text:p>
          </table:table-cell>
          <table:table-cell office:value-type="string">
            <text:p> </text:p>
          </table:table-cell>
          <table:table-cell office:value-type="float" office:value="4337631">
            <text:p>4337631</text:p>
          </table:table-cell>
          <table:table-cell office:value-type="string">
            <text:p>Capital</text:p>
          </table:table-cell>
          <table:table-cell office:value-type="float" office:value="4000">
            <text:p>40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ART HILLSBOROUGH STATE OF GOOD REPAIR CAPITAL</text:p>
          </table:table-cell>
          <table:table-cell office:value-type="string">
            <text:p>Capital For Fixed Route</text:p>
          </table:table-cell>
          <table:table-cell office:value-type="string">
            <text:p> </text:p>
          </table:table-cell>
          <table:table-cell office:value-type="float" office:value="4337641">
            <text:p>4337641</text:p>
          </table:table-cell>
          <table:table-cell office:value-type="string">
            <text:p>Capital</text:p>
          </table:table-cell>
          <table:table-cell office:value-type="float" office:value="4700">
            <text:p>47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ART PUBLIC TRANSIT BLOCK GRANT PROGRAM- OPERATING</text:p>
          </table:table-cell>
          <table:table-cell office:value-type="string">
            <text:p>Operating For Fixed Route</text:p>
          </table:table-cell>
          <table:table-cell office:value-type="string">
            <text:p> </text:p>
          </table:table-cell>
          <table:table-cell office:value-type="float" office:value="4022511">
            <text:p>4022511</text:p>
          </table:table-cell>
          <table:table-cell office:value-type="string">
            <text:p>Operations</text:p>
          </table:table-cell>
          <table:table-cell office:value-type="float" office:value="8622">
            <text:p>8622</text:p>
          </table:table-cell>
          <table:table-cell office:value-type="float" office:value="8549" table:number-columns-spanned="2" table:number-rows-spanned="1">
            <text:p>8549</text:p>
          </table:table-cell>
          <table:covered-table-cell/>
          <table:table-cell office:value-type="float" office:value="8748">
            <text:p>8748</text:p>
          </table:table-cell>
          <table:table-cell office:value-type="float" office:value="8744" table:number-columns-spanned="2" table:number-rows-spanned="1">
            <text:p>8744</text:p>
          </table:table-cell>
          <table:covered-table-cell/>
          <table:table-cell office:value-type="float" office:value="8962">
            <text:p>8962</text:p>
          </table:table-cell>
          <table:table-cell table:number-columns-repeated="1011"/>
        </table:table-row>
        <table:table-row table:style-name="ro2">
          <table:table-cell office:value-type="string">
            <text:p>HART SECTION 5339 CAPITAL ACTIVITIES</text:p>
          </table:table-cell>
          <table:table-cell office:value-type="string">
            <text:p>Purchase Vehicles/Equipment</text:p>
          </table:table-cell>
          <table:table-cell office:value-type="string">
            <text:p> </text:p>
          </table:table-cell>
          <table:table-cell office:value-type="float" office:value="4343661">
            <text:p>4343661</text:p>
          </table:table-cell>
          <table:table-cell office:value-type="string">
            <text:p>Capital</text:p>
          </table:table-cell>
          <table:table-cell office:value-type="float" office:value="1297">
            <text:p>129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ART SURFACE TRANSPORTATION PROGRAM</text:p>
          </table:table-cell>
          <table:table-cell office:value-type="string">
            <text:p>Purchase Vehicles/Equipment</text:p>
          </table:table-cell>
          <table:table-cell office:value-type="string">
            <text:p> </text:p>
          </table:table-cell>
          <table:table-cell office:value-type="float" office:value="4149632">
            <text:p>4149632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5000" table:number-columns-spanned="2" table:number-rows-spanned="1">
            <text:p>500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8200" table:number-columns-spanned="2" table:number-rows-spanned="1">
            <text:p>8200</text:p>
          </table:table-cell>
          <table:covered-table-cell/>
          <table:table-cell office:value-type="float" office:value="7150">
            <text:p>7150</text:p>
          </table:table-cell>
          <table:table-cell table:number-columns-repeated="1011"/>
        </table:table-row>
        <table:table-row table:style-name="ro1">
          <table:table-cell office:value-type="string">
            <text:p>HART TIGER III (CLEAN FUELS)</text:p>
          </table:table-cell>
          <table:table-cell office:value-type="string">
            <text:p>Transit Improvement</text:p>
          </table:table-cell>
          <table:table-cell office:value-type="string">
            <text:p> </text:p>
          </table:table-cell>
          <table:table-cell office:value-type="float" office:value="4320251">
            <text:p>4320251</text:p>
          </table:table-cell>
          <table:table-cell office:value-type="string">
            <text:p>Capital</text:p>
          </table:table-cell>
          <table:table-cell office:value-type="float" office:value="2320">
            <text:p>232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ART TRANSIT CORRIDOR PROGRAM 200X- OPERATING</text:p>
          </table:table-cell>
          <table:table-cell office:value-type="string">
            <text:p>Urban Corridor Improvements</text:p>
          </table:table-cell>
          <table:table-cell office:value-type="string">
            <text:p> </text:p>
          </table:table-cell>
          <table:table-cell office:value-type="float" office:value="4106931">
            <text:p>4106931</text:p>
          </table:table-cell>
          <table:table-cell office:value-type="string">
            <text:p>Operations</text:p>
          </table:table-cell>
          <table:table-cell office:value-type="float" office:value="132">
            <text:p>132</text:p>
          </table:table-cell>
          <table:table-cell office:value-type="float" office:value="172" table:number-columns-spanned="2" table:number-rows-spanned="1">
            <text:p>172</text:p>
          </table:table-cell>
          <table:covered-table-cell/>
          <table:table-cell office:value-type="float" office:value="172">
            <text:p>172</text:p>
          </table:table-cell>
          <table:table-cell office:value-type="float" office:value="172" table:number-columns-spanned="2" table:number-rows-spanned="1">
            <text:p>172</text:p>
          </table:table-cell>
          <table:covered-table-cell/>
          <table:table-cell office:value-type="float" office:value="172">
            <text:p>172</text:p>
          </table:table-cell>
          <table:table-cell table:number-columns-repeated="1011"/>
        </table:table-row>
        <table:table-row table:style-name="ro2">
          <table:table-cell office:value-type="string">
            <text:p>HART TRANSIT CORRIDOR PROGRAM 51X-OPERATING</text:p>
          </table:table-cell>
          <table:table-cell office:value-type="string">
            <text:p>Urban Corridor Improvements</text:p>
          </table:table-cell>
          <table:table-cell office:value-type="string">
            <text:p> </text:p>
          </table:table-cell>
          <table:table-cell office:value-type="float" office:value="4207411">
            <text:p>4207411</text:p>
          </table:table-cell>
          <table:table-cell office:value-type="string">
            <text:p>Operations</text:p>
          </table:table-cell>
          <table:table-cell office:value-type="float" office:value="240">
            <text:p>240</text:p>
          </table:table-cell>
          <table:table-cell office:value-type="float" office:value="240" table:number-columns-spanned="2" table:number-rows-spanned="1">
            <text:p>240</text:p>
          </table:table-cell>
          <table:covered-table-cell/>
          <table:table-cell office:value-type="float" office:value="240">
            <text:p>240</text:p>
          </table:table-cell>
          <table:table-cell office:value-type="float" office:value="240" table:number-columns-spanned="2" table:number-rows-spanned="1">
            <text:p>240</text:p>
          </table:table-cell>
          <table:covered-table-cell/>
          <table:table-cell office:value-type="float" office:value="240">
            <text:p>240</text:p>
          </table:table-cell>
          <table:table-cell table:number-columns-repeated="1011"/>
        </table:table-row>
        <table:table-row table:style-name="ro2">
          <table:table-cell office:value-type="string">
            <text:p>HILLSBOROUGH CTY MPO TRANSIT PLANNING SECTION 5305</text:p>
          </table:table-cell>
          <table:table-cell office:value-type="string">
            <text:p>Pto Studies</text:p>
          </table:table-cell>
          <table:table-cell office:value-type="string">
            <text:p> </text:p>
          </table:table-cell>
          <table:table-cell office:value-type="float" office:value="4022551">
            <text:p>4022551</text:p>
          </table:table-cell>
          <table:table-cell office:value-type="string">
            <text:p>Planning</text:p>
          </table:table-cell>
          <table:table-cell office:value-type="float" office:value="478">
            <text:p>478</text:p>
          </table:table-cell>
          <table:table-cell office:value-type="float" office:value="367" table:number-columns-spanned="2" table:number-rows-spanned="1">
            <text:p>367</text:p>
          </table:table-cell>
          <table:covered-table-cell/>
          <table:table-cell office:value-type="float" office:value="367">
            <text:p>367</text:p>
          </table:table-cell>
          <table:table-cell office:value-type="float" office:value="367" table:number-columns-spanned="2" table:number-rows-spanned="1">
            <text:p>367</text:p>
          </table:table-cell>
          <table:covered-table-cell/>
          <table:table-cell office:value-type="float" office:value="367">
            <text:p>367</text:p>
          </table:table-cell>
          <table:table-cell table:number-columns-repeated="1011"/>
        </table:table-row>
        <table:table-row table:style-name="ro2">
          <table:table-cell office:value-type="string">
            <text:p>HILLSBOROUGH NON URBAN MAP 21</text:p>
          </table:table-cell>
          <table:table-cell office:value-type="string">
            <text:p>Operating/Admin. Assistance</text:p>
          </table:table-cell>
          <table:table-cell office:value-type="string">
            <text:p> </text:p>
          </table:table-cell>
          <table:table-cell office:value-type="float" office:value="4299261">
            <text:p>4299261</text:p>
          </table:table-cell>
          <table:table-cell office:value-type="string">
            <text:p>Operations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85">
            <text:p>285</text:p>
          </table:table-cell>
          <table:table-cell table:number-columns-repeated="1011"/>
        </table:table-row>
        <table:table-row table:style-name="ro1">
          <table:table-cell office:value-type="string">
            <text:p>HILLSBOROUGH RURAL MAP 21 ADA</text:p>
          </table:table-cell>
          <table:table-cell office:value-type="string">
            <text:p>Transit Improvement</text:p>
          </table:table-cell>
          <table:table-cell office:value-type="string">
            <text:p> </text:p>
          </table:table-cell>
          <table:table-cell office:value-type="float" office:value="4299251">
            <text:p>4299251</text:p>
          </table:table-cell>
          <table:table-cell office:value-type="string">
            <text:p>Operations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217" table:number-columns-spanned="2" table:number-rows-spanned="1">
            <text:p>217</text:p>
          </table:table-cell>
          <table:covered-table-cell/>
          <table:table-cell office:value-type="float" office:value="570">
            <text:p>570</text:p>
          </table:table-cell>
          <table:table-cell table:number-columns-repeated="1011"/>
        </table:table-row>
        <table:table-row table:style-name="ro2">
          <table:table-cell office:value-type="string">
            <text:p>I-275 CARPOOL INCENTIVE PROGRAM</text:p>
          </table:table-cell>
          <table:table-cell office:value-type="string">
            <text:p>Commuter Trans. Assistance</text:p>
          </table:table-cell>
          <table:table-cell office:value-type="string">
            <text:p> </text:p>
          </table:table-cell>
          <table:table-cell office:value-type="float" office:value="4337561">
            <text:p>4337561</text:p>
          </table:table-cell>
          <table:table-cell office:value-type="string">
            <text:p>Operations</text:p>
          </table:table-cell>
          <table:table-cell office:value-type="float" office:value="125">
            <text:p>12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NEW NORTH TRANSPORTATION ALLIANCE (NNTA)</text:p>
          </table:table-cell>
          <table:table-cell office:value-type="string">
            <text:p>Commuter Trans. Assistance</text:p>
          </table:table-cell>
          <table:table-cell office:value-type="string">
            <text:p> </text:p>
          </table:table-cell>
          <table:table-cell office:value-type="float" office:value="4240931">
            <text:p>4240931</text:p>
          </table:table-cell>
          <table:table-cell office:value-type="string">
            <text:p>Operations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00">
            <text:p>3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78">
            <text:p>78</text:p>
          </table:table-cell>
          <table:table-cell table:number-columns-repeated="1011"/>
        </table:table-row>
        <table:table-row table:style-name="ro2">
          <table:table-cell office:value-type="string">
            <text:p>NEW NORTH TRANSPORTATION ALLIANCE (NNTA)</text:p>
          </table:table-cell>
          <table:table-cell office:value-type="string">
            <text:p>Commuter Trans. Assistance</text:p>
          </table:table-cell>
          <table:table-cell office:value-type="string">
            <text:p> </text:p>
          </table:table-cell>
          <table:table-cell office:value-type="float" office:value="4242121">
            <text:p>424212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195" table:number-columns-spanned="2" table:number-rows-spanned="1">
            <text:p>195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DOWNTOWN PARTNERSHIP</text:p>
          </table:table-cell>
          <table:table-cell office:value-type="string">
            <text:p>Commuter Trans. Assistance</text:p>
          </table:table-cell>
          <table:table-cell office:value-type="string">
            <text:p> </text:p>
          </table:table-cell>
          <table:table-cell office:value-type="float" office:value="4242111">
            <text:p>424211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195" table:number-columns-spanned="2" table:number-rows-spanned="1">
            <text:p>195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BARTA SERVICE TRANSPORTATION</text:p>
          </table:table-cell>
          <table:table-cell office:value-type="string">
            <text:p>Purchase Vehicles/Equipment</text:p>
          </table:table-cell>
          <table:table-cell office:value-type="string">
            <text:p> </text:p>
          </table:table-cell>
          <table:table-cell office:value-type="float" office:value="4301751">
            <text:p>430175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311" table:number-columns-spanned="2" table:number-rows-spanned="1">
            <text:p>311</text:p>
          </table:table-cell>
          <table:covered-table-cell/>
          <table:table-cell office:value-type="float" office:value="0">
            <text:p>0</text:p>
          </table:table-cell>
          <table:table-cell office:value-type="float" office:value="386" table:number-columns-spanned="2" table:number-rows-spanned="1">
            <text:p>386</text:p>
          </table:table-cell>
          <table:covered-table-cell/>
          <table:table-cell office:value-type="float" office:value="800">
            <text:p>800</text:p>
          </table:table-cell>
          <table:table-cell table:number-columns-repeated="1011"/>
        </table:table-row>
        <table:table-row table:style-name="ro2">
          <table:table-cell office:value-type="string">
            <text:p>TBARTA TAMPA BAY AREA TRANSPORTATION AUTHORITY</text:p>
          </table:table-cell>
          <table:table-cell office:value-type="string">
            <text:p>Commuter Trans. Assistance</text:p>
          </table:table-cell>
          <table:table-cell office:value-type="string">
            <text:p> </text:p>
          </table:table-cell>
          <table:table-cell office:value-type="float" office:value="4082052">
            <text:p>4082052</text:p>
          </table:table-cell>
          <table:table-cell office:value-type="string">
            <text:p>Operations</text:p>
          </table:table-cell>
          <table:table-cell office:value-type="float" office:value="0">
            <text:p>0</text:p>
          </table:table-cell>
          <table:table-cell office:value-type="float" office:value="230" table:number-columns-spanned="2" table:number-rows-spanned="1">
            <text:p>23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RANSPORTATION MGMT ORGANIZATION COORDIN GROUP</text:p>
          </table:table-cell>
          <table:table-cell office:value-type="string">
            <text:p>Commuter Trans. Assistance</text:p>
          </table:table-cell>
          <table:table-cell office:value-type="string">
            <text:p> </text:p>
          </table:table-cell>
          <table:table-cell office:value-type="float" office:value="4125331">
            <text:p>4125331</text:p>
          </table:table-cell>
          <table:table-cell office:value-type="string">
            <text:p>Operations</text:p>
          </table:table-cell>
          <table:table-cell office:value-type="float" office:value="0">
            <text:p>0</text:p>
          </table:table-cell>
          <table:table-cell office:value-type="float" office:value="320" table:number-columns-spanned="2" table:number-rows-spanned="1">
            <text:p>32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430" table:number-columns-spanned="2" table:number-rows-spanned="1">
            <text:p>430</text:p>
          </table:table-cell>
          <table:covered-table-cell/>
          <table:table-cell office:value-type="float" office:value="430">
            <text:p>430</text:p>
          </table:table-cell>
          <table:table-cell table:number-columns-repeated="1011"/>
        </table:table-row>
        <table:table-row table:style-name="ro2">
          <table:table-cell office:value-type="string">
            <text:p>CITY OF TAMPA TRAFFIC SIGNAL MANAGEMENT PHASE 1</text:p>
          </table:table-cell>
          <table:table-cell office:value-type="string">
            <text:p>Atms - Arterial Traffic Mgmt</text:p>
          </table:table-cell>
          <table:table-cell office:value-type="string">
            <text:p> </text:p>
          </table:table-cell>
          <table:table-cell office:value-type="float" office:value="4242131">
            <text:p>4242131</text:p>
          </table:table-cell>
          <table:table-cell office:value-type="string">
            <text:p>Preliminary Engineering</text:p>
          </table:table-cell>
          <table:table-cell office:value-type="float" office:value="10">
            <text:p>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42131">
            <text:p>424213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2597" table:number-columns-spanned="2" table:number-rows-spanned="1">
            <text:p>2597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NRY CANAL FROM ANDERSON RD TO HESPERIDES ST</text:p>
          </table:table-cell>
          <table:table-cell office:value-type="string">
            <text:p>Drainage Improvements</text:p>
          </table:table-cell>
          <table:table-cell office:value-type="float" office:value="0.257">
            <text:p>0.257</text:p>
          </table:table-cell>
          <table:table-cell office:value-type="float" office:value="4229295">
            <text:p>4229295</text:p>
          </table:table-cell>
          <table:table-cell office:value-type="string">
            <text:p>Preliminary Engineering</text:p>
          </table:table-cell>
          <table:table-cell office:value-type="float" office:value="297">
            <text:p>29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NRY CANAL FROM BENJAMIN ROAD TO NORTH HIMES AVENUE</text:p>
          </table:table-cell>
          <table:table-cell office:value-type="string">
            <text:p>Drainage Improvements</text:p>
          </table:table-cell>
          <table:table-cell office:value-type="string">
            <text:p> </text:p>
          </table:table-cell>
          <table:table-cell office:value-type="float" office:value="4229291">
            <text:p>4229291</text:p>
          </table:table-cell>
          <table:table-cell office:value-type="string">
            <text:p>Preliminary Engineering</text:p>
          </table:table-cell>
          <table:table-cell office:value-type="float" office:value="9">
            <text:p>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NRY CANAL FROM BENJAMIN ROAD TO W OF HOOVER BLVD</text:p>
          </table:table-cell>
          <table:table-cell office:value-type="string">
            <text:p>Drainage Improvements</text:p>
          </table:table-cell>
          <table:table-cell office:value-type="string">
            <text:p> </text:p>
          </table:table-cell>
          <table:table-cell office:value-type="float" office:value="4229292">
            <text:p>4229292</text:p>
          </table:table-cell>
          <table:table-cell office:value-type="string">
            <text:p>Construction</text:p>
          </table:table-cell>
          <table:table-cell office:value-type="float" office:value="49">
            <text:p>4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NRY CANAL FROM CHURCH AVE TO HIMES AVE</text:p>
          </table:table-cell>
          <table:table-cell office:value-type="string">
            <text:p>Drainage Improvements</text:p>
          </table:table-cell>
          <table:table-cell office:value-type="float" office:value="0.384">
            <text:p>0.384</text:p>
          </table:table-cell>
          <table:table-cell office:value-type="float" office:value="4229298">
            <text:p>4229298</text:p>
          </table:table-cell>
          <table:table-cell office:value-type="string">
            <text:p>Preliminary Engineering</text:p>
          </table:table-cell>
          <table:table-cell office:value-type="float" office:value="283">
            <text:p>28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NRY CANAL FROM HESPERIDES ST TO LOIS AVE</text:p>
          </table:table-cell>
          <table:table-cell office:value-type="string">
            <text:p>Drainage Improvements</text:p>
          </table:table-cell>
          <table:table-cell office:value-type="float" office:value="0.368">
            <text:p>0.368</text:p>
          </table:table-cell>
          <table:table-cell office:value-type="float" office:value="4229296">
            <text:p>4229296</text:p>
          </table:table-cell>
          <table:table-cell office:value-type="string">
            <text:p>Preliminary Engineering</text:p>
          </table:table-cell>
          <table:table-cell office:value-type="float" office:value="260">
            <text:p>26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NRY CANAL FROM HOOVER BLVD TO ANDERSON RD</text:p>
          </table:table-cell>
          <table:table-cell office:value-type="string">
            <text:p>Drainage Improvements</text:p>
          </table:table-cell>
          <table:table-cell office:value-type="float" office:value="0.616">
            <text:p>0.616</text:p>
          </table:table-cell>
          <table:table-cell office:value-type="float" office:value="4229294">
            <text:p>4229294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NRY CANAL FROM LOIS AVE TO CHURCH AVE</text:p>
          </table:table-cell>
          <table:table-cell office:value-type="string">
            <text:p>Drainage Improvements</text:p>
          </table:table-cell>
          <table:table-cell office:value-type="float" office:value="0.381">
            <text:p>0.381</text:p>
          </table:table-cell>
          <table:table-cell office:value-type="float" office:value="4229297">
            <text:p>4229297</text:p>
          </table:table-cell>
          <table:table-cell office:value-type="string">
            <text:p>Preliminary Engineering</text:p>
          </table:table-cell>
          <table:table-cell office:value-type="float" office:value="259">
            <text:p>25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ENRY CANAL FROM W OF HOOVER BLVD TO HOOVER BLVD</text:p>
          </table:table-cell>
          <table:table-cell office:value-type="string">
            <text:p>Drainage Improvements</text:p>
          </table:table-cell>
          <table:table-cell office:value-type="float" office:value="0.256">
            <text:p>0.256</text:p>
          </table:table-cell>
          <table:table-cell office:value-type="float" office:value="4229293">
            <text:p>4229293</text:p>
          </table:table-cell>
          <table:table-cell office:value-type="string">
            <text:p>Preliminary Engineering</text:p>
          </table:table-cell>
          <table:table-cell office:value-type="float" office:value="9">
            <text:p>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LEMON STREET DITCH FROM EAST OF I-275 TO WEST OF DALE MABRY</text:p>
          </table:table-cell>
          <table:table-cell office:value-type="string">
            <text:p>Drainage Improvements</text:p>
          </table:table-cell>
          <table:table-cell office:value-type="float" office:value="0.417">
            <text:p>0.417</text:p>
          </table:table-cell>
          <table:table-cell office:value-type="float" office:value="4271391">
            <text:p>4271391</text:p>
          </table:table-cell>
          <table:table-cell office:value-type="string">
            <text:p>Construction</text:p>
          </table:table-cell>
          <table:table-cell office:value-type="float" office:value="19">
            <text:p>1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ROJECT SUNRISE-EDTF SOUTH SHORE CORPORATE CTR TRANSP IMPROVEMENTS</text:p>
          </table:table-cell>
          <table:table-cell office:value-type="string">
            <text:p>New Road Construction</text:p>
          </table:table-cell>
          <table:table-cell office:value-type="string">
            <text:p> </text:p>
          </table:table-cell>
          <table:table-cell office:value-type="float" office:value="4344351">
            <text:p>4344351</text:p>
          </table:table-cell>
          <table:table-cell office:value-type="string">
            <text:p>Construction</text:p>
          </table:table-cell>
          <table:table-cell office:value-type="float" office:value="3000">
            <text:p>30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) FROM N OF SR 52 TO PASCO/HERNANDO CO/L</text:p>
          </table:table-cell>
          <table:table-cell office:value-type="string">
            <text:p>Add Lanes &amp; Reconstruct</text:p>
          </table:table-cell>
          <table:table-cell office:value-type="float" office:value="7.794">
            <text:p>7.794</text:p>
          </table:table-cell>
          <table:table-cell office:value-type="float" office:value="4110142">
            <text:p>4110142</text:p>
          </table:table-cell>
          <table:table-cell office:value-type="string">
            <text:p>Preliminary Engineering</text:p>
          </table:table-cell>
          <table:table-cell office:value-type="float" office:value="546">
            <text:p>54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10142">
            <text:p>4110142</text:p>
          </table:table-cell>
          <table:table-cell office:value-type="string">
            <text:p>Right Of Way</text:p>
          </table:table-cell>
          <table:table-cell office:value-type="float" office:value="4065">
            <text:p>4065</text:p>
          </table:table-cell>
          <table:table-cell office:value-type="float" office:value="736" table:number-columns-spanned="2" table:number-rows-spanned="1">
            <text:p>736</text:p>
          </table:table-cell>
          <table:covered-table-cell/>
          <table:table-cell office:value-type="float" office:value="2849">
            <text:p>284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10142">
            <text:p>4110142</text:p>
          </table:table-cell>
          <table:table-cell office:value-type="string">
            <text:p>Environmental</text:p>
          </table:table-cell>
          <table:table-cell office:value-type="float" office:value="1232">
            <text:p>12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10142">
            <text:p>4110142</text:p>
          </table:table-cell>
          <table:table-cell office:value-type="string">
            <text:p>Design Build</text:p>
          </table:table-cell>
          <table:table-cell office:value-type="float" office:value="50426">
            <text:p>5042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) FROM N OF SR 52 TO PASCO/HERNANDO CO/L</text:p>
          </table:table-cell>
          <table:table-cell office:value-type="string">
            <text:p>Landscaping</text:p>
          </table:table-cell>
          <table:table-cell office:value-type="float" office:value="7.794">
            <text:p>7.794</text:p>
          </table:table-cell>
          <table:table-cell office:value-type="float" office:value="4110144">
            <text:p>4110144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368" table:number-columns-spanned="2" table:number-rows-spanned="1">
            <text:p>368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10144">
            <text:p>4110144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751">
            <text:p>75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) FROM NORTH OF SR/CR 54 TO NORTH OF SR 52</text:p>
          </table:table-cell>
          <table:table-cell office:value-type="string">
            <text:p>Add Lanes &amp; Rehabilitate Pvmnt</text:p>
          </table:table-cell>
          <table:table-cell office:value-type="float" office:value="8.229">
            <text:p>8.229</text:p>
          </table:table-cell>
          <table:table-cell office:value-type="float" office:value="2587362">
            <text:p>2587362</text:p>
          </table:table-cell>
          <table:table-cell office:value-type="string">
            <text:p>Preliminary Engineering</text:p>
          </table:table-cell>
          <table:table-cell office:value-type="float" office:value="158">
            <text:p>15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87362">
            <text:p>2587362</text:p>
          </table:table-cell>
          <table:table-cell office:value-type="string">
            <text:p>Right Of Way</text:p>
          </table:table-cell>
          <table:table-cell office:value-type="float" office:value="9779">
            <text:p>9779</text:p>
          </table:table-cell>
          <table:table-cell office:value-type="float" office:value="8604" table:number-columns-spanned="2" table:number-rows-spanned="1">
            <text:p>8604</text:p>
          </table:table-cell>
          <table:covered-table-cell/>
          <table:table-cell office:value-type="float" office:value="4300">
            <text:p>43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3" table:number-columns-repeated="3"/>
          <table:table-cell office:value-type="float" office:value="2587362">
            <text:p>2587362</text:p>
          </table:table-cell>
          <table:table-cell office:value-type="string">
            <text:p>Railroad &amp; Utilites</text:p>
          </table:table-cell>
          <table:table-cell office:value-type="float" office:value="1415">
            <text:p>14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87362">
            <text:p>2587362</text:p>
          </table:table-cell>
          <table:table-cell office:value-type="string">
            <text:p>Environmental</text:p>
          </table:table-cell>
          <table:table-cell office:value-type="float" office:value="643">
            <text:p>64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87362">
            <text:p>2587362</text:p>
          </table:table-cell>
          <table:table-cell office:value-type="string">
            <text:p>Design Build</text:p>
          </table:table-cell>
          <table:table-cell office:value-type="float" office:value="76826">
            <text:p>7682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) FROM S OF I75/I275 INTCHG TO S OF SR 56</text:p>
          </table:table-cell>
          <table:table-cell office:value-type="string">
            <text:p>Interchange Ramp (New)</text:p>
          </table:table-cell>
          <table:table-cell office:value-type="float" office:value="1.43">
            <text:p>1.43</text:p>
          </table:table-cell>
          <table:table-cell office:value-type="float" office:value="4218311">
            <text:p>4218311</text:p>
          </table:table-cell>
          <table:table-cell office:value-type="string">
            <text:p>Construction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) FROM S OF SR 56 TO N OF CR 54</text:p>
          </table:table-cell>
          <table:table-cell office:value-type="string">
            <text:p>Add Lanes &amp; Reconstruct</text:p>
          </table:table-cell>
          <table:table-cell office:value-type="float" office:value="4.313">
            <text:p>4.313</text:p>
          </table:table-cell>
          <table:table-cell office:value-type="float" office:value="4084594">
            <text:p>4084594</text:p>
          </table:table-cell>
          <table:table-cell office:value-type="string">
            <text:p>Construction</text:p>
          </table:table-cell>
          <table:table-cell office:value-type="float" office:value="1017">
            <text:p>101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(SR 93) FROM SR 56 TO SR 54</text:p>
          </table:table-cell>
          <table:table-cell office:value-type="string">
            <text:p>Its Freeway Management</text:p>
          </table:table-cell>
          <table:table-cell office:value-type="float" office:value="3.446">
            <text:p>3.446</text:p>
          </table:table-cell>
          <table:table-cell office:value-type="float" office:value="4109094">
            <text:p>4109094</text:p>
          </table:table-cell>
          <table:table-cell office:value-type="string">
            <text:p>Preliminary Engineering</text:p>
          </table:table-cell>
          <table:table-cell office:value-type="float" office:value="107">
            <text:p>10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09094">
            <text:p>4109094</text:p>
          </table:table-cell>
          <table:table-cell office:value-type="string">
            <text:p>Design Build</text:p>
          </table:table-cell>
          <table:table-cell office:value-type="float" office:value="5281">
            <text:p>528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I-75 PASCO (SB) REST AREA REHABILITATION BY CM@RISK CONTINGENT</text:p>
          </table:table-cell>
          <table:table-cell office:value-type="string">
            <text:p>Rest Area</text:p>
          </table:table-cell>
          <table:table-cell office:value-type="float" office:value="0.309">
            <text:p>0.309</text:p>
          </table:table-cell>
          <table:table-cell office:value-type="float" office:value="4079442">
            <text:p>4079442</text:p>
          </table:table-cell>
          <table:table-cell office:value-type="string">
            <text:p>Construction</text:p>
          </table:table-cell>
          <table:table-cell office:value-type="float" office:value="13">
            <text:p>1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LT US 19 (SR 595) FROM PINELLAS CO/L TO US 19 (SR 55)</text:p>
          </table:table-cell>
          <table:table-cell office:value-type="string">
            <text:p>Add Turn Lane(S)</text:p>
          </table:table-cell>
          <table:table-cell office:value-type="float" office:value="0.859">
            <text:p>0.859</text:p>
          </table:table-cell>
          <table:table-cell office:value-type="float" office:value="4037661">
            <text:p>4037661</text:p>
          </table:table-cell>
          <table:table-cell office:value-type="string">
            <text:p>Construction</text:p>
          </table:table-cell>
          <table:table-cell office:value-type="float" office:value="4">
            <text:p>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RIDGE PAINTING PASCO COUNTY VARIOUS LOCATIONS</text:p>
          </table:table-cell>
          <table:table-cell office:value-type="string">
            <text:p>Bridge - Painting</text:p>
          </table:table-cell>
          <table:table-cell office:value-type="float" office:value="0.038">
            <text:p>0.038</text:p>
          </table:table-cell>
          <table:table-cell office:value-type="float" office:value="4308022">
            <text:p>4308022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40" table:number-columns-spanned="2" table:number-rows-spanned="1">
            <text:p>4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8022">
            <text:p>4308022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11">
            <text:p>11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LITTLE RD/RIDGE RD FROM SR54 TO EMBASSY BLVD TO CONGRESS ST TO BROAD</text:p>
          </table:table-cell>
          <table:table-cell office:value-type="string">
            <text:p>Atms - Arterial Traffic Mgmt</text:p>
          </table:table-cell>
          <table:table-cell office:value-type="float" office:value="3.109">
            <text:p>3.109</text:p>
          </table:table-cell>
          <table:table-cell office:value-type="float" office:value="4182352">
            <text:p>4182352</text:p>
          </table:table-cell>
          <table:table-cell office:value-type="string">
            <text:p>Design Build</text:p>
          </table:table-cell>
          <table:table-cell office:value-type="float" office:value="30">
            <text:p>3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2 (SCHRADER HWY) @ US 41/SR 45</text:p>
          </table:table-cell>
          <table:table-cell office:value-type="string">
            <text:p>Intersection Improvement</text:p>
          </table:table-cell>
          <table:table-cell office:value-type="float" office:value="1.052">
            <text:p>1.052</text:p>
          </table:table-cell>
          <table:table-cell office:value-type="float" office:value="4303811">
            <text:p>430381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3811">
            <text:p>4303811</text:p>
          </table:table-cell>
          <table:table-cell office:value-type="string">
            <text:p>Right Of Way</text:p>
          </table:table-cell>
          <table:table-cell office:value-type="float" office:value="0">
            <text:p>0</text:p>
          </table:table-cell>
          <table:table-cell office:value-type="float" office:value="6172" table:number-columns-spanned="2" table:number-rows-spanned="1">
            <text:p>6172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3811">
            <text:p>430381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960" table:number-columns-spanned="2" table:number-rows-spanned="1">
            <text:p>196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2 (SCHRADER HWY) FM E OF US 41 (SR 45) TO W OF CR 581/BELLAMY BR</text:p>
          </table:table-cell>
          <table:table-cell office:value-type="string">
            <text:p>Add Lanes &amp; Reconstruct</text:p>
          </table:table-cell>
          <table:table-cell office:value-type="float" office:value="8.523">
            <text:p>8.523</text:p>
          </table:table-cell>
          <table:table-cell office:value-type="float" office:value="2563341">
            <text:p>2563341</text:p>
          </table:table-cell>
          <table:table-cell office:value-type="string">
            <text:p>Preliminary Engineering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SR 52 (SCHRADER HWY) FROM CR 581 (BELLAMY BRO) TO EAST OF OLD PASCO RD</text:p>
          </table:table-cell>
          <table:table-cell office:value-type="string">
            <text:p>Add Lanes &amp; Reconstruct</text:p>
          </table:table-cell>
          <table:table-cell office:value-type="float" office:value="1.508">
            <text:p>1.508</text:p>
          </table:table-cell>
          <table:table-cell office:value-type="float" office:value="2562432">
            <text:p>2562432</text:p>
          </table:table-cell>
          <table:table-cell office:value-type="string">
            <text:p>Preliminary Engineering</text:p>
          </table:table-cell>
          <table:table-cell office:value-type="float" office:value="90">
            <text:p>9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2432">
            <text:p>2562432</text:p>
          </table:table-cell>
          <table:table-cell office:value-type="string">
            <text:p>Right Of Way</text:p>
          </table:table-cell>
          <table:table-cell office:value-type="float" office:value="404">
            <text:p>404</text:p>
          </table:table-cell>
          <table:table-cell office:value-type="float" office:value="2728" table:number-columns-spanned="2" table:number-rows-spanned="1">
            <text:p>2728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2432">
            <text:p>2562432</text:p>
          </table:table-cell>
          <table:table-cell office:value-type="string">
            <text:p>Environmental</text:p>
          </table:table-cell>
          <table:table-cell office:value-type="float" office:value="117">
            <text:p>11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2 (SCHRADER HWY) FROM W OF SUNCOAST PKWY TO E OF US 41 (SR 45)</text:p>
          </table:table-cell>
          <table:table-cell office:value-type="string">
            <text:p>Add Lanes &amp; Reconstruct</text:p>
          </table:table-cell>
          <table:table-cell office:value-type="float" office:value="4.769">
            <text:p>4.769</text:p>
          </table:table-cell>
          <table:table-cell office:value-type="float" office:value="2563231">
            <text:p>2563231</text:p>
          </table:table-cell>
          <table:table-cell office:value-type="string">
            <text:p>Preliminary Engineering</text:p>
          </table:table-cell>
          <table:table-cell office:value-type="float" office:value="593">
            <text:p>59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3231">
            <text:p>2563231</text:p>
          </table:table-cell>
          <table:table-cell office:value-type="string">
            <text:p>Right Of Way</text:p>
          </table:table-cell>
          <table:table-cell office:value-type="float" office:value="22">
            <text:p>22</text:p>
          </table:table-cell>
          <table:table-cell office:value-type="float" office:value="1100" table:number-columns-spanned="2" table:number-rows-spanned="1">
            <text:p>1100</text:p>
          </table:table-cell>
          <table:covered-table-cell/>
          <table:table-cell office:value-type="float" office:value="12223">
            <text:p>12223</text:p>
          </table:table-cell>
          <table:table-cell office:value-type="float" office:value="25373" table:number-columns-spanned="2" table:number-rows-spanned="1">
            <text:p>25373</text:p>
          </table:table-cell>
          <table:covered-table-cell/>
          <table:table-cell office:value-type="float" office:value="11475">
            <text:p>11475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3231">
            <text:p>2563231</text:p>
          </table:table-cell>
          <table:table-cell office:value-type="string">
            <text:p>Environmental</text:p>
          </table:table-cell>
          <table:table-cell office:value-type="float" office:value="0">
            <text:p>0</text:p>
          </table:table-cell>
          <table:table-cell office:value-type="float" office:value="616" table:number-columns-spanned="2" table:number-rows-spanned="1">
            <text:p>616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2 FROM E OF EHREN CUTOFF TO W OF OLD PASCO RD</text:p>
          </table:table-cell>
          <table:table-cell office:value-type="string">
            <text:p>Resurfacing</text:p>
          </table:table-cell>
          <table:table-cell office:value-type="float" office:value="4.515">
            <text:p>4.515</text:p>
          </table:table-cell>
          <table:table-cell office:value-type="float" office:value="4325831">
            <text:p>4325831</text:p>
          </table:table-cell>
          <table:table-cell office:value-type="string">
            <text:p>Preliminary Engineering</text:p>
          </table:table-cell>
          <table:table-cell office:value-type="float" office:value="487">
            <text:p>48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5831">
            <text:p>432583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731">
            <text:p>273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2 FROM E OF SMITH RD TO W OF CENTER AVE</text:p>
          </table:table-cell>
          <table:table-cell office:value-type="string">
            <text:p>Resurfacing</text:p>
          </table:table-cell>
          <table:table-cell office:value-type="float" office:value="2.136">
            <text:p>2.136</text:p>
          </table:table-cell>
          <table:table-cell office:value-type="float" office:value="4290761">
            <text:p>4290761</text:p>
          </table:table-cell>
          <table:table-cell office:value-type="string">
            <text:p>Preliminary Engineering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761">
            <text:p>429076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2460" table:number-columns-spanned="2" table:number-rows-spanned="1">
            <text:p>246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2 FROM US 19/SR 55 TO E OF INDIAN DR</text:p>
          </table:table-cell>
          <table:table-cell office:value-type="string">
            <text:p>Resurfacing</text:p>
          </table:table-cell>
          <table:table-cell office:value-type="float" office:value="3.149">
            <text:p>3.149</text:p>
          </table:table-cell>
          <table:table-cell office:value-type="float" office:value="4313151">
            <text:p>4313151</text:p>
          </table:table-cell>
          <table:table-cell office:value-type="string">
            <text:p>Preliminary Engineering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13151">
            <text:p>431315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7101">
            <text:p>710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2 WEST OF FRESCO LANE W OF STORCH LANE</text:p>
          </table:table-cell>
          <table:table-cell office:value-type="string">
            <text:p>Resurfacing</text:p>
          </table:table-cell>
          <table:table-cell office:value-type="float" office:value="5.43">
            <text:p>5.43</text:p>
          </table:table-cell>
          <table:table-cell office:value-type="float" office:value="4245511">
            <text:p>4245511</text:p>
          </table:table-cell>
          <table:table-cell office:value-type="string">
            <text:p>Construction</text:p>
          </table:table-cell>
          <table:table-cell office:value-type="float" office:value="36">
            <text:p>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4 FROM CR 577/CURLEY RD TO CR 579/MORRIS BRDG RD</text:p>
          </table:table-cell>
          <table:table-cell office:value-type="string">
            <text:p>Add Lanes &amp; Rehabilitate Pvmnt</text:p>
          </table:table-cell>
          <table:table-cell office:value-type="float" office:value="4.509">
            <text:p>4.509</text:p>
          </table:table-cell>
          <table:table-cell office:value-type="float" office:value="4165612">
            <text:p>4165612</text:p>
          </table:table-cell>
          <table:table-cell office:value-type="string">
            <text:p>Preliminary Engineering</text:p>
          </table:table-cell>
          <table:table-cell office:value-type="float" office:value="88">
            <text:p>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65612">
            <text:p>4165612</text:p>
          </table:table-cell>
          <table:table-cell office:value-type="string">
            <text:p>Right Of Way</text:p>
          </table:table-cell>
          <table:table-cell office:value-type="float" office:value="4660">
            <text:p>4660</text:p>
          </table:table-cell>
          <table:table-cell office:value-type="float" office:value="27135" table:number-columns-spanned="2" table:number-rows-spanned="1">
            <text:p>27135</text:p>
          </table:table-cell>
          <table:covered-table-cell/>
          <table:table-cell office:value-type="float" office:value="4959">
            <text:p>495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65612">
            <text:p>4165612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8698">
            <text:p>38698</text:p>
          </table:table-cell>
          <table:table-cell office:value-type="float" office:value="74" table:number-columns-spanned="2" table:number-rows-spanned="1">
            <text:p>74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4 FROM E OF MORRIS BRG RD TO W OF FLINT ST</text:p>
          </table:table-cell>
          <table:table-cell office:value-type="string">
            <text:p>Resurfacing</text:p>
          </table:table-cell>
          <table:table-cell office:value-type="float" office:value="2.892">
            <text:p>2.892</text:p>
          </table:table-cell>
          <table:table-cell office:value-type="float" office:value="4290281">
            <text:p>4290281</text:p>
          </table:table-cell>
          <table:table-cell office:value-type="string">
            <text:p>Preliminary Engineering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281">
            <text:p>429028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2671" table:number-columns-spanned="2" table:number-rows-spanned="1">
            <text:p>2671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4 FROM E OF SUNCOAST PKWY TO WEST OF US 41(SR45)</text:p>
          </table:table-cell>
          <table:table-cell office:value-type="string">
            <text:p>Add Lanes &amp; Rehabilitate Pvmnt</text:p>
          </table:table-cell>
          <table:table-cell office:value-type="float" office:value="4.076">
            <text:p>4.076</text:p>
          </table:table-cell>
          <table:table-cell office:value-type="float" office:value="2563392">
            <text:p>2563392</text:p>
          </table:table-cell>
          <table:table-cell office:value-type="string">
            <text:p>Preliminary Engineering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69">
            <text:p>269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3392">
            <text:p>2563392</text:p>
          </table:table-cell>
          <table:table-cell office:value-type="string">
            <text:p>Design Build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7273">
            <text:p>17273</text:p>
          </table:table-cell>
          <table:table-cell table:number-columns-repeated="1011"/>
        </table:table-row>
        <table:table-row table:style-name="ro2">
          <table:table-cell office:value-type="string">
            <text:p>SR 54 FROM US 19 (SR 55) TO CR 587 (GUNN HIGHWAY)</text:p>
          </table:table-cell>
          <table:table-cell office:value-type="string">
            <text:p>Traffic Control Devices/System</text:p>
          </table:table-cell>
          <table:table-cell office:value-type="float" office:value="11.865">
            <text:p>11.865</text:p>
          </table:table-cell>
          <table:table-cell office:value-type="float" office:value="4182351">
            <text:p>4182351</text:p>
          </table:table-cell>
          <table:table-cell office:value-type="string">
            <text:p>Design Build</text:p>
          </table:table-cell>
          <table:table-cell office:value-type="float" office:value="7">
            <text:p>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4 SR 581 TO CR 577</text:p>
          </table:table-cell>
          <table:table-cell office:value-type="string">
            <text:p>Add Lanes &amp; Rehabilitate Pvmnt</text:p>
          </table:table-cell>
          <table:table-cell office:value-type="float" office:value="0.242">
            <text:p>0.242</text:p>
          </table:table-cell>
          <table:table-cell office:value-type="float" office:value="4281801">
            <text:p>428180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4/SR 56 FROM NEW PORT RICHEY/US19 TO ZEPHYRHILLS/US 301</text:p>
          </table:table-cell>
          <table:table-cell office:value-type="string">
            <text:p>Feasibility Study</text:p>
          </table:table-cell>
          <table:table-cell office:value-type="float" office:value="0.001">
            <text:p>0.001</text:p>
          </table:table-cell>
          <table:table-cell office:value-type="float" office:value="4347441">
            <text:p>4347441</text:p>
          </table:table-cell>
          <table:table-cell office:value-type="string">
            <text:p>P D &amp; E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3" table:number-columns-repeated="3"/>
          <table:table-cell office:value-type="float" office:value="4347441">
            <text:p>4347441</text:p>
          </table:table-cell>
          <table:table-cell office:value-type="string">
            <text:p>Preliminary Engineering</text:p>
          </table:table-cell>
          <table:table-cell office:value-type="float" office:value="200">
            <text:p>2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6 FROM W OF I-75 TO CR 581/BRUCE B DOWNS</text:p>
          </table:table-cell>
          <table:table-cell office:value-type="string">
            <text:p>Resurfacing</text:p>
          </table:table-cell>
          <table:table-cell office:value-type="float" office:value="2.242">
            <text:p>2.242</text:p>
          </table:table-cell>
          <table:table-cell office:value-type="float" office:value="4308981">
            <text:p>4308981</text:p>
          </table:table-cell>
          <table:table-cell office:value-type="string">
            <text:p>Preliminary Engineering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8981">
            <text:p>430898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6079" table:number-columns-spanned="2" table:number-rows-spanned="1">
            <text:p>6079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97 (DALE MABRY) FROM COUNTY LINE RD TO N OF BRINSON RD</text:p>
          </table:table-cell>
          <table:table-cell office:value-type="string">
            <text:p>Resurfacing</text:p>
          </table:table-cell>
          <table:table-cell office:value-type="float" office:value="0.916">
            <text:p>0.916</text:p>
          </table:table-cell>
          <table:table-cell office:value-type="float" office:value="4290081">
            <text:p>4290081</text:p>
          </table:table-cell>
          <table:table-cell office:value-type="string">
            <text:p>Construction</text:p>
          </table:table-cell>
          <table:table-cell office:value-type="float" office:value="1678">
            <text:p>167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97/DALE MABRY HW FM N OF BRINSON RD TO US 41/SR 45/LAND O LKS</text:p>
          </table:table-cell>
          <table:table-cell office:value-type="string">
            <text:p>Resurfacing</text:p>
          </table:table-cell>
          <table:table-cell office:value-type="float" office:value="0.343">
            <text:p>0.343</text:p>
          </table:table-cell>
          <table:table-cell office:value-type="float" office:value="4290082">
            <text:p>4290082</text:p>
          </table:table-cell>
          <table:table-cell office:value-type="string">
            <text:p>Railroad &amp; Utilites</text:p>
          </table:table-cell>
          <table:table-cell office:value-type="float" office:value="225">
            <text:p>22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97/DALE MABRY HW FM N OF BRINSON RD TO US 41/SR 45/LAND O LKS</text:p>
          </table:table-cell>
          <table:table-cell office:value-type="string">
            <text:p>Resurfacing</text:p>
          </table:table-cell>
          <table:table-cell office:value-type="float" office:value="0.343">
            <text:p>0.343</text:p>
          </table:table-cell>
          <table:table-cell office:value-type="float" office:value="4290082">
            <text:p>4290082</text:p>
          </table:table-cell>
          <table:table-cell office:value-type="string">
            <text:p>Construction</text:p>
          </table:table-cell>
          <table:table-cell office:value-type="float" office:value="61">
            <text:p>6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45 (US41) @ SR54 FM OF WILSON RD/SR 54 INT TO E OF OSPREY LN/SR54</text:p>
          </table:table-cell>
          <table:table-cell office:value-type="string">
            <text:p>Interchange (New)</text:p>
          </table:table-cell>
          <table:table-cell office:value-type="float" office:value="3.6">
            <text:p>3.6</text:p>
          </table:table-cell>
          <table:table-cell office:value-type="float" office:value="4191822">
            <text:p>4191822</text:p>
          </table:table-cell>
          <table:table-cell office:value-type="string">
            <text:p>Preliminary Engineering</text:p>
          </table:table-cell>
          <table:table-cell office:value-type="float" office:value="3466">
            <text:p>346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45 (US41) @ SR54 FROM S OF INTERSECTION TO N OF INTERSECTION</text:p>
          </table:table-cell>
          <table:table-cell office:value-type="string">
            <text:p>Pd&amp;E/Emo Study</text:p>
          </table:table-cell>
          <table:table-cell office:value-type="float" office:value="0.97">
            <text:p>0.97</text:p>
          </table:table-cell>
          <table:table-cell office:value-type="float" office:value="4191821">
            <text:p>4191821</text:p>
          </table:table-cell>
          <table:table-cell office:value-type="string">
            <text:p>P D &amp; E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RAFFIC SIGNAL MAINTENANCE AND OPERATION FOR LOCAL GOVERNMENT</text:p>
          </table:table-cell>
          <table:table-cell office:value-type="string">
            <text:p>Traffic Signals</text:p>
          </table:table-cell>
          <table:table-cell office:value-type="float" office:value="0.001">
            <text:p>0.001</text:p>
          </table:table-cell>
          <table:table-cell office:value-type="float" office:value="4059205">
            <text:p>4059205</text:p>
          </table:table-cell>
          <table:table-cell office:value-type="string">
            <text:p>Operations</text:p>
          </table:table-cell>
          <table:table-cell office:value-type="float" office:value="214">
            <text:p>2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NEW YORK AVE TO PASCO/HERNANDO CO/L</text:p>
          </table:table-cell>
          <table:table-cell office:value-type="string">
            <text:p>Resurfacing</text:p>
          </table:table-cell>
          <table:table-cell office:value-type="float" office:value="4.9">
            <text:p>4.9</text:p>
          </table:table-cell>
          <table:table-cell office:value-type="float" office:value="4271571">
            <text:p>4271571</text:p>
          </table:table-cell>
          <table:table-cell office:value-type="string">
            <text:p>Railroad &amp; Utilites</text:p>
          </table:table-cell>
          <table:table-cell office:value-type="float" office:value="213">
            <text:p>21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71571">
            <text:p>4271571</text:p>
          </table:table-cell>
          <table:table-cell office:value-type="string">
            <text:p>Construction</text:p>
          </table:table-cell>
          <table:table-cell office:value-type="float" office:value="247">
            <text:p>24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PINELLAS CO/L TO MARINE PARKWAY</text:p>
          </table:table-cell>
          <table:table-cell office:value-type="string">
            <text:p>Add Right Turn Lane(S)</text:p>
          </table:table-cell>
          <table:table-cell office:value-type="float" office:value="4.171">
            <text:p>4.171</text:p>
          </table:table-cell>
          <table:table-cell office:value-type="float" office:value="4188602">
            <text:p>4188602</text:p>
          </table:table-cell>
          <table:table-cell office:value-type="string">
            <text:p>Construction</text:p>
          </table:table-cell>
          <table:table-cell office:value-type="float" office:value="24">
            <text:p>2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PINELLAS/PASCO CO/L TO MARINE PARKWAY</text:p>
          </table:table-cell>
          <table:table-cell office:value-type="string">
            <text:p>Resurfacing</text:p>
          </table:table-cell>
          <table:table-cell office:value-type="float" office:value="4.202">
            <text:p>4.202</text:p>
          </table:table-cell>
          <table:table-cell office:value-type="float" office:value="4290021">
            <text:p>4290021</text:p>
          </table:table-cell>
          <table:table-cell office:value-type="string">
            <text:p>Construction</text:p>
          </table:table-cell>
          <table:table-cell office:value-type="float" office:value="68">
            <text:p>6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SR 52 TO HERNANDO COUNTY LINE</text:p>
          </table:table-cell>
          <table:table-cell office:value-type="string">
            <text:p>Add Left Turn Lane(S)</text:p>
          </table:table-cell>
          <table:table-cell office:value-type="float" office:value="7.923">
            <text:p>7.923</text:p>
          </table:table-cell>
          <table:table-cell office:value-type="float" office:value="4188609">
            <text:p>4188609</text:p>
          </table:table-cell>
          <table:table-cell office:value-type="string">
            <text:p>Construction</text:p>
          </table:table-cell>
          <table:table-cell office:value-type="float" office:value="348">
            <text:p>34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SR 52 TO NEW YORK AVE</text:p>
          </table:table-cell>
          <table:table-cell office:value-type="string">
            <text:p>Add Right Turn Lane(S)</text:p>
          </table:table-cell>
          <table:table-cell office:value-type="float" office:value="3.302">
            <text:p>3.302</text:p>
          </table:table-cell>
          <table:table-cell office:value-type="float" office:value="4188607">
            <text:p>4188607</text:p>
          </table:table-cell>
          <table:table-cell office:value-type="string">
            <text:p>Railroad &amp; Utilites</text:p>
          </table:table-cell>
          <table:table-cell office:value-type="float" office:value="257">
            <text:p>25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88607">
            <text:p>4188607</text:p>
          </table:table-cell>
          <table:table-cell office:value-type="string">
            <text:p>Construction</text:p>
          </table:table-cell>
          <table:table-cell office:value-type="float" office:value="150">
            <text:p>1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/SR 55 FROM MARINE PARKWAY TO SR 52</text:p>
          </table:table-cell>
          <table:table-cell office:value-type="string">
            <text:p>Add Left Turn Lane(S)</text:p>
          </table:table-cell>
          <table:table-cell office:value-type="float" office:value="7.273">
            <text:p>7.273</text:p>
          </table:table-cell>
          <table:table-cell office:value-type="float" office:value="4188605">
            <text:p>4188605</text:p>
          </table:table-cell>
          <table:table-cell office:value-type="string">
            <text:p>Construction</text:p>
          </table:table-cell>
          <table:table-cell office:value-type="float" office:value="8">
            <text:p>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/SR 55 FROM MARINE PARKWAY TO SR 52</text:p>
          </table:table-cell>
          <table:table-cell office:value-type="string">
            <text:p>Add Right Turn Lane(S)</text:p>
          </table:table-cell>
          <table:table-cell office:value-type="float" office:value="7.273">
            <text:p>7.273</text:p>
          </table:table-cell>
          <table:table-cell office:value-type="float" office:value="4188606">
            <text:p>4188606</text:p>
          </table:table-cell>
          <table:table-cell office:value-type="string">
            <text:p>Railroad &amp; Utilites</text:p>
          </table:table-cell>
          <table:table-cell office:value-type="float" office:value="50">
            <text:p>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88606">
            <text:p>4188606</text:p>
          </table:table-cell>
          <table:table-cell office:value-type="string">
            <text:p>Construction</text:p>
          </table:table-cell>
          <table:table-cell office:value-type="float" office:value="116">
            <text:p>1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301 (SR 35) FROM MOSSTOWN TO PASCO/HERNANDO CO/L</text:p>
          </table:table-cell>
          <table:table-cell office:value-type="string">
            <text:p>Maintenance Resurfacing (Flex)</text:p>
          </table:table-cell>
          <table:table-cell office:value-type="float" office:value="1.389">
            <text:p>1.389</text:p>
          </table:table-cell>
          <table:table-cell office:value-type="float" office:value="4215261">
            <text:p>4215261</text:p>
          </table:table-cell>
          <table:table-cell office:value-type="string">
            <text:p>Construction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301 (SR 39) FM S OF CR 54/EILAND BLVD TO N OF KOSSIK RD</text:p>
          </table:table-cell>
          <table:table-cell office:value-type="string">
            <text:p>Add Lanes &amp; Reconstruct</text:p>
          </table:table-cell>
          <table:table-cell office:value-type="float" office:value="2.027">
            <text:p>2.027</text:p>
          </table:table-cell>
          <table:table-cell office:value-type="float" office:value="4080752">
            <text:p>4080752</text:p>
          </table:table-cell>
          <table:table-cell office:value-type="string">
            <text:p>Preliminary Engineering</text:p>
          </table:table-cell>
          <table:table-cell office:value-type="float" office:value="3356">
            <text:p>33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301 (SR 41/GALL) FROM SR 39 TO S OF CR 54</text:p>
          </table:table-cell>
          <table:table-cell office:value-type="string">
            <text:p>Add Lanes &amp; Reconstruct</text:p>
          </table:table-cell>
          <table:table-cell office:value-type="float" office:value="2.623">
            <text:p>2.623</text:p>
          </table:table-cell>
          <table:table-cell office:value-type="float" office:value="2564222">
            <text:p>2564222</text:p>
          </table:table-cell>
          <table:table-cell office:value-type="string">
            <text:p>Preliminary Engineering</text:p>
          </table:table-cell>
          <table:table-cell office:value-type="float" office:value="8">
            <text:p>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4"/>
          <table:table-cell office:value-type="string">
            <text:p>Right Of Way</text:p>
          </table:table-cell>
          <table:table-cell office:value-type="float" office:value="1244">
            <text:p>1244</text:p>
          </table:table-cell>
          <table:table-cell office:value-type="float" office:value="16734" table:number-columns-spanned="2" table:number-rows-spanned="1">
            <text:p>16734</text:p>
          </table:table-cell>
          <table:covered-table-cell/>
          <table:table-cell office:value-type="float" office:value="7251">
            <text:p>725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301 FROM N OF GEIGER ROAD TO N OF KOSSIK ROAD</text:p>
          </table:table-cell>
          <table:table-cell office:value-type="string">
            <text:p>Resurfacing</text:p>
          </table:table-cell>
          <table:table-cell office:value-type="float" office:value="1.91">
            <text:p>1.91</text:p>
          </table:table-cell>
          <table:table-cell office:value-type="float" office:value="4337601">
            <text:p>4337601</text:p>
          </table:table-cell>
          <table:table-cell office:value-type="string">
            <text:p>Preliminary Engineering</text:p>
          </table:table-cell>
          <table:table-cell office:value-type="float" office:value="17">
            <text:p>1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301/SR39/41/GALL FROM N OF TUCKER RD TO N OF GEIGER RD</text:p>
          </table:table-cell>
          <table:table-cell office:value-type="string">
            <text:p>Resurfacing</text:p>
          </table:table-cell>
          <table:table-cell office:value-type="float" office:value="2.205">
            <text:p>2.205</text:p>
          </table:table-cell>
          <table:table-cell office:value-type="float" office:value="4271601">
            <text:p>4271601</text:p>
          </table:table-cell>
          <table:table-cell office:value-type="string">
            <text:p>Construction</text:p>
          </table:table-cell>
          <table:table-cell office:value-type="float" office:value="188">
            <text:p>1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(SR 45) FROM N OF CONNERTON BLVD TO S OF SR 52</text:p>
          </table:table-cell>
          <table:table-cell office:value-type="string">
            <text:p>Add Lanes &amp; Reconstruct</text:p>
          </table:table-cell>
          <table:table-cell office:value-type="float" office:value="2.231">
            <text:p>2.231</text:p>
          </table:table-cell>
          <table:table-cell office:value-type="float" office:value="2563242">
            <text:p>2563242</text:p>
          </table:table-cell>
          <table:table-cell office:value-type="string">
            <text:p>Preliminary Engineering</text:p>
          </table:table-cell>
          <table:table-cell office:value-type="float" office:value="17">
            <text:p>1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3242">
            <text:p>2563242</text:p>
          </table:table-cell>
          <table:table-cell office:value-type="string">
            <text:p>Right Of Way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4726" table:number-columns-spanned="2" table:number-rows-spanned="1">
            <text:p>4726</text:p>
          </table:table-cell>
          <table:covered-table-cell/>
          <table:table-cell office:value-type="float" office:value="2595">
            <text:p>2595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3242">
            <text:p>2563242</text:p>
          </table:table-cell>
          <table:table-cell office:value-type="string">
            <text:p>Environmental</text:p>
          </table:table-cell>
          <table:table-cell office:value-type="float" office:value="1013">
            <text:p>101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(SR 45) FROM TOWER RD TO RIDGE RD</text:p>
          </table:table-cell>
          <table:table-cell office:value-type="string">
            <text:p>Add Lanes &amp; Reconstruct</text:p>
          </table:table-cell>
          <table:table-cell office:value-type="float" office:value="2.841">
            <text:p>2.841</text:p>
          </table:table-cell>
          <table:table-cell office:value-type="float" office:value="2563241">
            <text:p>256324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(SR 45) FROM TOWER RD TO RIDGE RD</text:p>
          </table:table-cell>
          <table:table-cell office:value-type="string">
            <text:p>Signing/Pavement Markings</text:p>
          </table:table-cell>
          <table:table-cell office:value-type="string">
            <text:p> </text:p>
          </table:table-cell>
          <table:table-cell office:value-type="float" office:value="4306157">
            <text:p>4306157</text:p>
          </table:table-cell>
          <table:table-cell office:value-type="string">
            <text:p>Construction</text:p>
          </table:table-cell>
          <table:table-cell office:value-type="float" office:value="19">
            <text:p>1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41 FR S OF CSX 624919 TO N OF CSX 624919</text:p>
          </table:table-cell>
          <table:table-cell office:value-type="string">
            <text:p>Railroad Crossing</text:p>
          </table:table-cell>
          <table:table-cell office:value-type="float" office:value="0.076">
            <text:p>0.076</text:p>
          </table:table-cell>
          <table:table-cell office:value-type="float" office:value="4307091">
            <text:p>4307091</text:p>
          </table:table-cell>
          <table:table-cell office:value-type="string">
            <text:p>Preliminary Engineering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3" table:number-columns-repeated="3"/>
          <table:table-cell office:value-type="float" office:value="4307091">
            <text:p>4307091</text:p>
          </table:table-cell>
          <table:table-cell office:value-type="string">
            <text:p>Railroad &amp; Utilites</text:p>
          </table:table-cell>
          <table:table-cell office:value-type="float" office:value="350">
            <text:p>3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7091">
            <text:p>4307091</text:p>
          </table:table-cell>
          <table:table-cell office:value-type="string">
            <text:p>Construction</text:p>
          </table:table-cell>
          <table:table-cell office:value-type="float" office:value="218">
            <text:p>21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98 (SR 700) FROM US98/US301/SR35/700 TO N OF OAK FOREST DR</text:p>
          </table:table-cell>
          <table:table-cell office:value-type="string">
            <text:p>Resurfacing</text:p>
          </table:table-cell>
          <table:table-cell office:value-type="float" office:value="1.342">
            <text:p>1.342</text:p>
          </table:table-cell>
          <table:table-cell office:value-type="float" office:value="4289601">
            <text:p>4289601</text:p>
          </table:table-cell>
          <table:table-cell office:value-type="string">
            <text:p>Construction</text:p>
          </table:table-cell>
          <table:table-cell office:value-type="float" office:value="1695">
            <text:p>169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98 FROM SEGNARO LANE TO THE PASCO/HERNANDO COL</text:p>
          </table:table-cell>
          <table:table-cell office:value-type="string">
            <text:p>Signing/Pavement Markings</text:p>
          </table:table-cell>
          <table:table-cell office:value-type="string">
            <text:p> </text:p>
          </table:table-cell>
          <table:table-cell office:value-type="float" office:value="4306158">
            <text:p>4306158</text:p>
          </table:table-cell>
          <table:table-cell office:value-type="string">
            <text:p>Construction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/USB 301(SR35/700) FM N OF PIONEER MUSEUM RD TO S OF MOSSTOWN RD</text:p>
          </table:table-cell>
          <table:table-cell office:value-type="string">
            <text:p>Resurfacing</text:p>
          </table:table-cell>
          <table:table-cell office:value-type="float" office:value="5.311">
            <text:p>5.311</text:p>
          </table:table-cell>
          <table:table-cell office:value-type="float" office:value="4271651">
            <text:p>4271651</text:p>
          </table:table-cell>
          <table:table-cell office:value-type="string">
            <text:p>Construction</text:p>
          </table:table-cell>
          <table:table-cell office:value-type="float" office:value="336">
            <text:p>3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301/US98/SR 533 AT RIVER RD</text:p>
          </table:table-cell>
          <table:table-cell office:value-type="string">
            <text:p>Add Right Turn Lane(S)</text:p>
          </table:table-cell>
          <table:table-cell office:value-type="float" office:value="0.075">
            <text:p>0.075</text:p>
          </table:table-cell>
          <table:table-cell office:value-type="float" office:value="4299241">
            <text:p>4299241</text:p>
          </table:table-cell>
          <table:table-cell office:value-type="string">
            <text:p>Construction</text:p>
          </table:table-cell>
          <table:table-cell office:value-type="float" office:value="10">
            <text:p>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98/US301/GALL BLVD FROM N OF KOSSIK RD TO S OF BOUGAINVILLEA AVE</text:p>
          </table:table-cell>
          <table:table-cell office:value-type="string">
            <text:p>Resurfacing</text:p>
          </table:table-cell>
          <table:table-cell office:value-type="float" office:value="5.611">
            <text:p>5.611</text:p>
          </table:table-cell>
          <table:table-cell office:value-type="float" office:value="4312431">
            <text:p>4312431</text:p>
          </table:table-cell>
          <table:table-cell office:value-type="string">
            <text:p>Preliminary Engineering</text:p>
          </table:table-cell>
          <table:table-cell office:value-type="float" office:value="106">
            <text:p>10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12431">
            <text:p>4312431</text:p>
          </table:table-cell>
          <table:table-cell office:value-type="string">
            <text:p>Construction</text:p>
          </table:table-cell>
          <table:table-cell office:value-type="float" office:value="13086">
            <text:p>1308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CR 77/ROWAN ROAD FROM MASSACHUSETTS AVE TO CR 524/RIDGE ROAD</text:p>
          </table:table-cell>
          <table:table-cell office:value-type="string">
            <text:p>Sidewalk</text:p>
          </table:table-cell>
          <table:table-cell office:value-type="float" office:value="1.515">
            <text:p>1.515</text:p>
          </table:table-cell>
          <table:table-cell office:value-type="float" office:value="4303581">
            <text:p>430358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289" table:number-columns-spanned="2" table:number-rows-spanned="1">
            <text:p>289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LAKE IOLA RD FR BLANTON RD TO HERNANDO COUNTY LINE</text:p>
          </table:table-cell>
          <table:table-cell office:value-type="string">
            <text:p>Pave Shoulders</text:p>
          </table:table-cell>
          <table:table-cell office:value-type="float" office:value="1.019">
            <text:p>1.019</text:p>
          </table:table-cell>
          <table:table-cell office:value-type="float" office:value="4334381">
            <text:p>4334381</text:p>
          </table:table-cell>
          <table:table-cell office:value-type="string">
            <text:p>Construction</text:p>
          </table:table-cell>
          <table:table-cell office:value-type="float" office:value="291">
            <text:p>29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MOON LAKE RD AT SR 52</text:p>
          </table:table-cell>
          <table:table-cell office:value-type="string">
            <text:p>Intersection Improvement</text:p>
          </table:table-cell>
          <table:table-cell office:value-type="float" office:value="0.048">
            <text:p>0.048</text:p>
          </table:table-cell>
          <table:table-cell office:value-type="float" office:value="4303831">
            <text:p>4303831</text:p>
          </table:table-cell>
          <table:table-cell office:value-type="string">
            <text:p>Construction</text:p>
          </table:table-cell>
          <table:table-cell office:value-type="float" office:value="1917">
            <text:p>191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ROUBLE CREEK ROAD FROM RUSTIC DR TO EAGLE POINT PARK</text:p>
          </table:table-cell>
          <table:table-cell office:value-type="string">
            <text:p>Sidewalk</text:p>
          </table:table-cell>
          <table:table-cell office:value-type="float" office:value="0.332">
            <text:p>0.332</text:p>
          </table:table-cell>
          <table:table-cell office:value-type="float" office:value="4303591">
            <text:p>430359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216" table:number-columns-spanned="2" table:number-rows-spanned="1">
            <text:p>216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FLORAMAR TERRACE FROM RAINBOW RACE TO US 19</text:p>
          </table:table-cell>
          <table:table-cell office:value-type="string">
            <text:p>Sidewalk</text:p>
          </table:table-cell>
          <table:table-cell office:value-type="string">
            <text:p> </text:p>
          </table:table-cell>
          <table:table-cell office:value-type="float" office:value="4303601">
            <text:p>430360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FOGGY RIDGE PARKWAY FROM TIMBERLAWN COURT TO SOUTH OF CROSS LANE</text:p>
          </table:table-cell>
          <table:table-cell office:value-type="string">
            <text:p>Sidewalk</text:p>
          </table:table-cell>
          <table:table-cell office:value-type="string">
            <text:p> </text:p>
          </table:table-cell>
          <table:table-cell office:value-type="float" office:value="4282571">
            <text:p>428257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HADY HILLS ROAD FROM SR 52 TO 1 MILE N OF SR 52</text:p>
          </table:table-cell>
          <table:table-cell office:value-type="string">
            <text:p>Traffic Ops Improvement</text:p>
          </table:table-cell>
          <table:table-cell office:value-type="float" office:value="1">
            <text:p>1</text:p>
          </table:table-cell>
          <table:table-cell office:value-type="float" office:value="4331071">
            <text:p>433107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VILLA ENTRADA FM LITTLE RD TO RIVERSIDE VILLAS</text:p>
          </table:table-cell>
          <table:table-cell office:value-type="string">
            <text:p>Sidewalk</text:p>
          </table:table-cell>
          <table:table-cell office:value-type="string">
            <text:p> </text:p>
          </table:table-cell>
          <table:table-cell office:value-type="float" office:value="4282561">
            <text:p>428256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RESURFACE SUNCOAST PKWY IN PASCO (HILLSBOROU GH C/L - SR52) (MP17-27)</text:p>
          </table:table-cell>
          <table:table-cell office:value-type="string">
            <text:p>Resurfacing</text:p>
          </table:table-cell>
          <table:table-cell office:value-type="float" office:value="11.066">
            <text:p>11.066</text:p>
          </table:table-cell>
          <table:table-cell office:value-type="float" office:value="4247921">
            <text:p>424792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4"/>
          <table:table-cell office:value-type="string">
            <text:p>Construction</text:p>
          </table:table-cell>
          <table:table-cell office:value-type="float" office:value="129">
            <text:p>12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RESURFACE SUNCOAST PKWY IN PASCO (SR 52 - HERNANDO C/L) (MP 27-37)</text:p>
          </table:table-cell>
          <table:table-cell office:value-type="string">
            <text:p>Resurfacing</text:p>
          </table:table-cell>
          <table:table-cell office:value-type="float" office:value="8.766">
            <text:p>8.766</text:p>
          </table:table-cell>
          <table:table-cell office:value-type="float" office:value="4247924">
            <text:p>4247924</text:p>
          </table:table-cell>
          <table:table-cell office:value-type="string">
            <text:p>Construction</text:p>
          </table:table-cell>
          <table:table-cell office:value-type="float" office:value="122">
            <text:p>12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RIDGE RD / SUNCOAST PKWY (SR 589) INTERCHANGE (MP 24.7)</text:p>
          </table:table-cell>
          <table:table-cell office:value-type="string">
            <text:p>Interchange (New)</text:p>
          </table:table-cell>
          <table:table-cell office:value-type="float" office:value="0.5">
            <text:p>0.5</text:p>
          </table:table-cell>
          <table:table-cell office:value-type="float" office:value="2589581">
            <text:p>2589581</text:p>
          </table:table-cell>
          <table:table-cell office:value-type="string">
            <text:p>P D &amp; E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3" table:number-columns-repeated="3"/>
          <table:table-cell office:value-type="float" office:value="2589581">
            <text:p>258958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RIDGE RD / SUNCOAST PKWY (SR 589) INTERCHANGE - SUNPASS ONLY LANES</text:p>
          </table:table-cell>
          <table:table-cell office:value-type="string">
            <text:p>Its Freeway Management</text:p>
          </table:table-cell>
          <table:table-cell office:value-type="float" office:value="0.5">
            <text:p>0.5</text:p>
          </table:table-cell>
          <table:table-cell office:value-type="float" office:value="2589582">
            <text:p>2589582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ROADSIDE IMPROVEMENT SUNCOAST PARKWAY IN PASCO COUNTY (MP 17 - 27)</text:p>
          </table:table-cell>
          <table:table-cell office:value-type="string">
            <text:p>Guardrail</text:p>
          </table:table-cell>
          <table:table-cell office:value-type="float" office:value="11.066">
            <text:p>11.066</text:p>
          </table:table-cell>
          <table:table-cell office:value-type="float" office:value="4247923">
            <text:p>4247923</text:p>
          </table:table-cell>
          <table:table-cell office:value-type="string">
            <text:p>Construction</text:p>
          </table:table-cell>
          <table:table-cell office:value-type="float" office:value="7">
            <text:p>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THERMOPLASTIC FOR RESURFACE SUNCOAST PKWY SR 52 - HERNANDO CO. LINE</text:p>
          </table:table-cell>
          <table:table-cell office:value-type="string">
            <text:p>Signing/Pavement Markings</text:p>
          </table:table-cell>
          <table:table-cell office:value-type="float" office:value="8.766">
            <text:p>8.766</text:p>
          </table:table-cell>
          <table:table-cell office:value-type="float" office:value="4247926">
            <text:p>4247926</text:p>
          </table:table-cell>
          <table:table-cell office:value-type="string">
            <text:p>Construction</text:p>
          </table:table-cell>
          <table:table-cell office:value-type="float" office:value="255">
            <text:p>25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HERMOPLASTIC FOR SUNCOAST PKWY RESURFACING IN PASCO (MP 17 - 27)</text:p>
          </table:table-cell>
          <table:table-cell office:value-type="string">
            <text:p>Signing/Pavement Markings</text:p>
          </table:table-cell>
          <table:table-cell office:value-type="float" office:value="11.066">
            <text:p>11.066</text:p>
          </table:table-cell>
          <table:table-cell office:value-type="float" office:value="4247922">
            <text:p>4247922</text:p>
          </table:table-cell>
          <table:table-cell office:value-type="string">
            <text:p>Construction</text:p>
          </table:table-cell>
          <table:table-cell office:value-type="float" office:value="286">
            <text:p>28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ASCO COUNTY MPO UPWP</text:p>
          </table:table-cell>
          <table:table-cell office:value-type="string">
            <text:p>Transportation Planning</text:p>
          </table:table-cell>
          <table:table-cell office:value-type="string">
            <text:p> </text:p>
          </table:table-cell>
          <table:table-cell office:value-type="float" office:value="2593421">
            <text:p>2593421</text:p>
          </table:table-cell>
          <table:table-cell office:value-type="string">
            <text:p>Planning</text:p>
          </table:table-cell>
          <table:table-cell office:value-type="float" office:value="590">
            <text:p>590</text:p>
          </table:table-cell>
          <table:table-cell office:value-type="float" office:value="589" table:number-columns-spanned="2" table:number-rows-spanned="1">
            <text:p>589</text:p>
          </table:table-cell>
          <table:covered-table-cell/>
          <table:table-cell office:value-type="float" office:value="589">
            <text:p>589</text:p>
          </table:table-cell>
          <table:table-cell office:value-type="float" office:value="589" table:number-columns-spanned="2" table:number-rows-spanned="1">
            <text:p>589</text:p>
          </table:table-cell>
          <table:covered-table-cell/>
          <table:table-cell office:value-type="float" office:value="589">
            <text:p>589</text:p>
          </table:table-cell>
          <table:table-cell table:number-columns-repeated="1011"/>
        </table:table-row>
        <table:table-row table:style-name="ro2">
          <table:table-cell office:value-type="string">
            <text:p>PASCO CO (14)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16921">
            <text:p>4016921</text:p>
          </table:table-cell>
          <table:table-cell office:value-type="string">
            <text:p>Brdg/Rdwy/Contract Maint</text:p>
          </table:table-cell>
          <table:table-cell office:value-type="float" office:value="355">
            <text:p>355</text:p>
          </table:table-cell>
          <table:table-cell office:value-type="float" office:value="366" table:number-columns-spanned="2" table:number-rows-spanned="1">
            <text:p>366</text:p>
          </table:table-cell>
          <table:covered-table-cell/>
          <table:table-cell office:value-type="float" office:value="370">
            <text:p>370</text:p>
          </table:table-cell>
          <table:table-cell office:value-type="float" office:value="374" table:number-columns-spanned="2" table:number-rows-spanned="1">
            <text:p>374</text:p>
          </table:table-cell>
          <table:covered-table-cell/>
          <table:table-cell office:value-type="float" office:value="385">
            <text:p>385</text:p>
          </table:table-cell>
          <table:table-cell table:number-columns-repeated="1011"/>
        </table:table-row>
        <table:table-row table:style-name="ro2">
          <table:table-cell office:value-type="string">
            <text:p>PASCO CO (14)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06571">
            <text:p>4006571</text:p>
          </table:table-cell>
          <table:table-cell office:value-type="string">
            <text:p>Brdg/Rdwy/Contract Maint</text:p>
          </table:table-cell>
          <table:table-cell office:value-type="float" office:value="3002">
            <text:p>3002</text:p>
          </table:table-cell>
          <table:table-cell office:value-type="float" office:value="3026" table:number-columns-spanned="2" table:number-rows-spanned="1">
            <text:p>3026</text:p>
          </table:table-cell>
          <table:covered-table-cell/>
          <table:table-cell office:value-type="float" office:value="3015">
            <text:p>3015</text:p>
          </table:table-cell>
          <table:table-cell office:value-type="float" office:value="2988" table:number-columns-spanned="2" table:number-rows-spanned="1">
            <text:p>2988</text:p>
          </table:table-cell>
          <table:covered-table-cell/>
          <table:table-cell office:value-type="float" office:value="3134">
            <text:p>3134</text:p>
          </table:table-cell>
          <table:table-cell table:number-columns-repeated="1011"/>
        </table:table-row>
        <table:table-row table:style-name="ro2">
          <table:table-cell office:value-type="string">
            <text:p>ZEPHYRHILLS AIRPORT</text:p>
          </table:table-cell>
          <table:table-cell office:value-type="string">
            <text:p>Aviation Capacity Project</text:p>
          </table:table-cell>
          <table:table-cell office:value-type="string">
            <text:p> </text:p>
          </table:table-cell>
          <table:table-cell office:value-type="float" office:value="4181391">
            <text:p>418139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150" table:number-columns-spanned="2" table:number-rows-spanned="1">
            <text:p>15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ZEPHYRHILLS AIRPORT</text:p>
          </table:table-cell>
          <table:table-cell office:value-type="string">
            <text:p>Aviation Capacity Project</text:p>
          </table:table-cell>
          <table:table-cell office:value-type="string">
            <text:p> </text:p>
          </table:table-cell>
          <table:table-cell office:value-type="float" office:value="4225493">
            <text:p>4225493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140" table:number-columns-spanned="2" table:number-rows-spanned="1">
            <text:p>14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ZEPHYRHILLS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95811">
            <text:p>4295811</text:p>
          </table:table-cell>
          <table:table-cell office:value-type="string">
            <text:p>Capital</text:p>
          </table:table-cell>
          <table:table-cell office:value-type="float" office:value="469">
            <text:p>46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646">
            <text:p>364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ZEPHYRHILLS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12591">
            <text:p>431259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20" table:number-columns-spanned="2" table:number-rows-spanned="1">
            <text:p>12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ZEPHYRHILLS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12601">
            <text:p>431260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200" table:number-columns-spanned="2" table:number-rows-spanned="1">
            <text:p>20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ZEPHYRHILLS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471">
            <text:p>432947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435">
            <text:p>43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ZEPHYRHILLS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931">
            <text:p>432993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50">
            <text:p>150</text:p>
          </table:table-cell>
          <table:table-cell table:number-columns-repeated="1011"/>
        </table:table-row>
        <table:table-row table:style-name="ro2">
          <table:table-cell office:value-type="string">
            <text:p>ZEPHYRHILLS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29941">
            <text:p>432994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2">
            <text:p>12</text:p>
          </table:table-cell>
          <table:table-cell table:number-columns-repeated="1011"/>
        </table:table-row>
        <table:table-row table:style-name="ro2">
          <table:table-cell office:value-type="string">
            <text:p>ZEPHYRHILLS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29951">
            <text:p>432995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70">
            <text:p>370</text:p>
          </table:table-cell>
          <table:table-cell table:number-columns-repeated="1011"/>
        </table:table-row>
        <table:table-row table:style-name="ro2">
          <table:table-cell office:value-type="string">
            <text:p>PASCO COUNTY MPO TRANSIT PLANNING SECTION 5305</text:p>
          </table:table-cell>
          <table:table-cell office:value-type="string">
            <text:p>Pto Studies</text:p>
          </table:table-cell>
          <table:table-cell office:value-type="string">
            <text:p> </text:p>
          </table:table-cell>
          <table:table-cell office:value-type="float" office:value="4024141">
            <text:p>4024141</text:p>
          </table:table-cell>
          <table:table-cell office:value-type="string">
            <text:p>Planning</text:p>
          </table:table-cell>
          <table:table-cell office:value-type="float" office:value="117">
            <text:p>117</text:p>
          </table:table-cell>
          <table:table-cell office:value-type="float" office:value="116" table:number-columns-spanned="2" table:number-rows-spanned="1">
            <text:p>116</text:p>
          </table:table-cell>
          <table:covered-table-cell/>
          <table:table-cell office:value-type="float" office:value="116">
            <text:p>116</text:p>
          </table:table-cell>
          <table:table-cell office:value-type="float" office:value="116" table:number-columns-spanned="2" table:number-rows-spanned="1">
            <text:p>116</text:p>
          </table:table-cell>
          <table:covered-table-cell/>
          <table:table-cell office:value-type="float" office:value="120">
            <text:p>120</text:p>
          </table:table-cell>
          <table:table-cell table:number-columns-repeated="1011"/>
        </table:table-row>
        <table:table-row table:style-name="ro2">
          <table:table-cell office:value-type="string">
            <text:p>PCPT CORRIDOR PROGRAM ROUTE 54 OPERATING</text:p>
          </table:table-cell>
          <table:table-cell office:value-type="string">
            <text:p>Urban Corridor Improvements</text:p>
          </table:table-cell>
          <table:table-cell office:value-type="string">
            <text:p> </text:p>
          </table:table-cell>
          <table:table-cell office:value-type="float" office:value="4299401">
            <text:p>4299401</text:p>
          </table:table-cell>
          <table:table-cell office:value-type="string">
            <text:p>Operations</text:p>
          </table:table-cell>
          <table:table-cell office:value-type="float" office:value="330">
            <text:p>330</text:p>
          </table:table-cell>
          <table:table-cell office:value-type="float" office:value="329" table:number-columns-spanned="2" table:number-rows-spanned="1">
            <text:p>329</text:p>
          </table:table-cell>
          <table:covered-table-cell/>
          <table:table-cell office:value-type="float" office:value="225">
            <text:p>225</text:p>
          </table:table-cell>
          <table:table-cell office:value-type="float" office:value="225" table:number-columns-spanned="2" table:number-rows-spanned="1">
            <text:p>225</text:p>
          </table:table-cell>
          <table:covered-table-cell/>
          <table:table-cell office:value-type="float" office:value="285">
            <text:p>285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9401">
            <text:p>4299401</text:p>
          </table:table-cell>
          <table:table-cell office:value-type="string">
            <text:p>Capital</text:p>
          </table:table-cell>
          <table:table-cell office:value-type="float" office:value="1032">
            <text:p>103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PCPT FTA SECTION 5307</text:p>
          </table:table-cell>
          <table:table-cell office:value-type="string">
            <text:p>Capital For Fixed Route</text:p>
          </table:table-cell>
          <table:table-cell office:value-type="string">
            <text:p> </text:p>
          </table:table-cell>
          <table:table-cell office:value-type="float" office:value="4023971">
            <text:p>4023971</text:p>
          </table:table-cell>
          <table:table-cell office:value-type="string">
            <text:p>Capital</text:p>
          </table:table-cell>
          <table:table-cell office:value-type="float" office:value="5163">
            <text:p>5163</text:p>
          </table:table-cell>
          <table:table-cell office:value-type="float" office:value="3072" table:number-columns-spanned="2" table:number-rows-spanned="1">
            <text:p>3072</text:p>
          </table:table-cell>
          <table:covered-table-cell/>
          <table:table-cell office:value-type="float" office:value="3472">
            <text:p>3472</text:p>
          </table:table-cell>
          <table:table-cell office:value-type="float" office:value="3872" table:number-columns-spanned="2" table:number-rows-spanned="1">
            <text:p>3872</text:p>
          </table:table-cell>
          <table:covered-table-cell/>
          <table:table-cell office:value-type="float" office:value="3125">
            <text:p>3125</text:p>
          </table:table-cell>
          <table:table-cell table:number-columns-repeated="1011"/>
        </table:table-row>
        <table:table-row table:style-name="ro1">
          <table:table-cell office:value-type="string">
            <text:p>PCPT PASCO RURAL 5311</text:p>
          </table:table-cell>
          <table:table-cell office:value-type="string">
            <text:p>Capital For Fixed Route</text:p>
          </table:table-cell>
          <table:table-cell office:value-type="string">
            <text:p> </text:p>
          </table:table-cell>
          <table:table-cell office:value-type="float" office:value="4223141">
            <text:p>4223141</text:p>
          </table:table-cell>
          <table:table-cell office:value-type="string">
            <text:p>Operations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992" table:number-columns-spanned="2" table:number-rows-spanned="1">
            <text:p>992</text:p>
          </table:table-cell>
          <table:covered-table-cell/>
          <table:table-cell office:value-type="float" office:value="153">
            <text:p>153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23141">
            <text:p>4223141</text:p>
          </table:table-cell>
          <table:table-cell office:value-type="string">
            <text:p>Capital</text:p>
          </table:table-cell>
          <table:table-cell office:value-type="float" office:value="320">
            <text:p>320</text:p>
          </table:table-cell>
          <table:table-cell office:value-type="float" office:value="178" table:number-columns-spanned="2" table:number-rows-spanned="1">
            <text:p>178</text:p>
          </table:table-cell>
          <table:covered-table-cell/>
          <table:table-cell office:value-type="float" office:value="1591">
            <text:p>1591</text:p>
          </table:table-cell>
          <table:table-cell office:value-type="float" office:value="136" table:number-columns-spanned="2" table:number-rows-spanned="1">
            <text:p>136</text:p>
          </table:table-cell>
          <table:covered-table-cell/>
          <table:table-cell office:value-type="float" office:value="248">
            <text:p>248</text:p>
          </table:table-cell>
          <table:table-cell table:number-columns-repeated="1011"/>
        </table:table-row>
        <table:table-row table:style-name="ro2">
          <table:table-cell office:value-type="string">
            <text:p>PCPT PUBLIC TRANSIT BLOCK GRANT PROGRAM - OPERATING</text:p>
          </table:table-cell>
          <table:table-cell office:value-type="string">
            <text:p>Operating/Admin. Assistance</text:p>
          </table:table-cell>
          <table:table-cell office:value-type="string">
            <text:p> </text:p>
          </table:table-cell>
          <table:table-cell office:value-type="float" office:value="4024131">
            <text:p>4024131</text:p>
          </table:table-cell>
          <table:table-cell office:value-type="string">
            <text:p>Operations</text:p>
          </table:table-cell>
          <table:table-cell office:value-type="float" office:value="1947">
            <text:p>1947</text:p>
          </table:table-cell>
          <table:table-cell office:value-type="float" office:value="2003" table:number-columns-spanned="2" table:number-rows-spanned="1">
            <text:p>2003</text:p>
          </table:table-cell>
          <table:covered-table-cell/>
          <table:table-cell office:value-type="float" office:value="2050">
            <text:p>2050</text:p>
          </table:table-cell>
          <table:table-cell office:value-type="float" office:value="2049" table:number-columns-spanned="2" table:number-rows-spanned="1">
            <text:p>2049</text:p>
          </table:table-cell>
          <table:covered-table-cell/>
          <table:table-cell office:value-type="float" office:value="2102">
            <text:p>2102</text:p>
          </table:table-cell>
          <table:table-cell table:number-columns-repeated="1011"/>
        </table:table-row>
        <table:table-row table:style-name="ro2">
          <table:table-cell office:value-type="string">
            <text:p>PCPT PUBLIC TRANSIT CORRIDOR PROGRAM-ROUTE 19 OPERATING</text:p>
          </table:table-cell>
          <table:table-cell office:value-type="string">
            <text:p>Transit Improvement</text:p>
          </table:table-cell>
          <table:table-cell office:value-type="string">
            <text:p> </text:p>
          </table:table-cell>
          <table:table-cell office:value-type="float" office:value="4083191">
            <text:p>4083191</text:p>
          </table:table-cell>
          <table:table-cell office:value-type="string">
            <text:p>Operations</text:p>
          </table:table-cell>
          <table:table-cell office:value-type="float" office:value="350">
            <text:p>350</text:p>
          </table:table-cell>
          <table:table-cell office:value-type="float" office:value="250" table:number-columns-spanned="2" table:number-rows-spanned="1">
            <text:p>250</text:p>
          </table:table-cell>
          <table:covered-table-cell/>
          <table:table-cell office:value-type="float" office:value="350">
            <text:p>350</text:p>
          </table:table-cell>
          <table:table-cell office:value-type="float" office:value="350" table:number-columns-spanned="2" table:number-rows-spanned="1">
            <text:p>350</text:p>
          </table:table-cell>
          <table:covered-table-cell/>
          <table:table-cell office:value-type="float" office:value="350">
            <text:p>350</text:p>
          </table:table-cell>
          <table:table-cell table:number-columns-repeated="1011"/>
        </table:table-row>
        <table:table-row table:style-name="ro2">
          <table:table-cell office:value-type="string">
            <text:p>CYPRESS KNOLL DRIVE FROM ROWAN ROAD TO RUNNEL DRIVE</text:p>
          </table:table-cell>
          <table:table-cell office:value-type="string">
            <text:p>Sidewalk</text:p>
          </table:table-cell>
          <table:table-cell office:value-type="string">
            <text:p> </text:p>
          </table:table-cell>
          <table:table-cell office:value-type="float" office:value="4282581">
            <text:p>428258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ASCO COUNTY STATE EDTF PROJECT ID#12-MP081 RAYMOND JAMES</text:p>
          </table:table-cell>
          <table:table-cell office:value-type="string">
            <text:p>Miscellaneous Construction</text:p>
          </table:table-cell>
          <table:table-cell office:value-type="string">
            <text:p> </text:p>
          </table:table-cell>
          <table:table-cell office:value-type="float" office:value="4324901">
            <text:p>4324901</text:p>
          </table:table-cell>
          <table:table-cell office:value-type="string">
            <text:p>Construction</text:p>
          </table:table-cell>
          <table:table-cell office:value-type="float" office:value="4000">
            <text:p>40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ASCO COUNTY STATE PROJECT ID#08-00293 T. ROWE PRICE ASSOC</text:p>
          </table:table-cell>
          <table:table-cell office:value-type="string">
            <text:p>Miscellaneous Construction</text:p>
          </table:table-cell>
          <table:table-cell office:value-type="string">
            <text:p> </text:p>
          </table:table-cell>
          <table:table-cell office:value-type="float" office:value="4324881">
            <text:p>4324881</text:p>
          </table:table-cell>
          <table:table-cell office:value-type="string">
            <text:p>Construction</text:p>
          </table:table-cell>
          <table:table-cell office:value-type="float" office:value="3000">
            <text:p>30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ITY OF ST PETE LANDSCAPING VARIOUS LOCATIONS</text:p>
          </table:table-cell>
          <table:table-cell office:value-type="string">
            <text:p>Landscaping</text:p>
          </table:table-cell>
          <table:table-cell office:value-type="float" office:value="39.191">
            <text:p>39.191</text:p>
          </table:table-cell>
          <table:table-cell office:value-type="float" office:value="4289141">
            <text:p>4289141</text:p>
          </table:table-cell>
          <table:table-cell office:value-type="string">
            <text:p>Construction</text:p>
          </table:table-cell>
          <table:table-cell office:value-type="float" office:value="1000">
            <text:p>1000</text:p>
          </table:table-cell>
          <table:table-cell office:value-type="float" office:value="1000" table:number-columns-spanned="2" table:number-rows-spanned="1">
            <text:p>100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M N END DICK MISENER BDG TO 54TH AVE SOUTH</text:p>
          </table:table-cell>
          <table:table-cell office:value-type="string">
            <text:p>Resurfacing</text:p>
          </table:table-cell>
          <table:table-cell office:value-type="float" office:value="1.524">
            <text:p>1.524</text:p>
          </table:table-cell>
          <table:table-cell office:value-type="float" office:value="4251461">
            <text:p>4251461</text:p>
          </table:table-cell>
          <table:table-cell office:value-type="string">
            <text:p>Construction</text:p>
          </table:table-cell>
          <table:table-cell office:value-type="float" office:value="128">
            <text:p>1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 OVER 5TH AVE N/S TO BR# 150121 AND 150122</text:p>
          </table:table-cell>
          <table:table-cell office:value-type="string">
            <text:p>Bridge-Repair/Rehabilitation</text:p>
          </table:table-cell>
          <table:table-cell office:value-type="float" office:value="0.86">
            <text:p>0.86</text:p>
          </table:table-cell>
          <table:table-cell office:value-type="float" office:value="4327081">
            <text:p>4327081</text:p>
          </table:table-cell>
          <table:table-cell office:value-type="string">
            <text:p>Preliminary Engineering</text:p>
          </table:table-cell>
          <table:table-cell office:value-type="float" office:value="7">
            <text:p>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7081">
            <text:p>4327081</text:p>
          </table:table-cell>
          <table:table-cell office:value-type="string">
            <text:p>Construction</text:p>
          </table:table-cell>
          <table:table-cell office:value-type="float" office:value="565">
            <text:p>56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7081">
            <text:p>4327081</text:p>
          </table:table-cell>
          <table:table-cell office:value-type="string">
            <text:p>Environmental</text:p>
          </table:table-cell>
          <table:table-cell office:value-type="float" office:value="9">
            <text:p>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OM 54TH AVE S TO N OF 4TH ST NORTH</text:p>
          </table:table-cell>
          <table:table-cell office:value-type="string">
            <text:p>Pd&amp;E/Emo Study</text:p>
          </table:table-cell>
          <table:table-cell office:value-type="float" office:value="13.796">
            <text:p>13.796</text:p>
          </table:table-cell>
          <table:table-cell office:value-type="float" office:value="4245011">
            <text:p>4245011</text:p>
          </table:table-cell>
          <table:table-cell office:value-type="string">
            <text:p>P D &amp; E</text:p>
          </table:table-cell>
          <table:table-cell office:value-type="float" office:value="4">
            <text:p>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FROM 54TH AVE SOUTH TO S OF 26TH AVE S</text:p>
          </table:table-cell>
          <table:table-cell office:value-type="string">
            <text:p>Rigid Pavement Rehabilitation</text:p>
          </table:table-cell>
          <table:table-cell office:value-type="float" office:value="1.787">
            <text:p>1.787</text:p>
          </table:table-cell>
          <table:table-cell office:value-type="float" office:value="4325191">
            <text:p>4325191</text:p>
          </table:table-cell>
          <table:table-cell office:value-type="string">
            <text:p>Preliminary Engineering</text:p>
          </table:table-cell>
          <table:table-cell office:value-type="float" office:value="694">
            <text:p>69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5191">
            <text:p>432519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858">
            <text:p>285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NB HOWARD FRANKLAND BRIDGE OVER TAMPA BAY</text:p>
          </table:table-cell>
          <table:table-cell office:value-type="string">
            <text:p>Bridge-Repair/Rehabilitation</text:p>
          </table:table-cell>
          <table:table-cell office:value-type="float" office:value="3.051">
            <text:p>3.051</text:p>
          </table:table-cell>
          <table:table-cell office:value-type="float" office:value="4274551">
            <text:p>4274551</text:p>
          </table:table-cell>
          <table:table-cell office:value-type="string">
            <text:p>Construction</text:p>
          </table:table-cell>
          <table:table-cell office:value-type="float" office:value="31">
            <text:p>3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I-275 (SR 93) SOUTHBOUND @ BUNCES PASS</text:p>
          </table:table-cell>
          <table:table-cell office:value-type="string">
            <text:p>Bridge Replacement</text:p>
          </table:table-cell>
          <table:table-cell office:value-type="float" office:value="0.439">
            <text:p>0.439</text:p>
          </table:table-cell>
          <table:table-cell office:value-type="float" office:value="4230801">
            <text:p>4230801</text:p>
          </table:table-cell>
          <table:table-cell office:value-type="string">
            <text:p>Environmental</text:p>
          </table:table-cell>
          <table:table-cell office:value-type="float" office:value="22">
            <text:p>2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 (SR 93) SUNSHINE SKYWAY PATROL</text:p>
          </table:table-cell>
          <table:table-cell office:value-type="string">
            <text:p>Its Communication System</text:p>
          </table:table-cell>
          <table:table-cell office:value-type="string">
            <text:p> </text:p>
          </table:table-cell>
          <table:table-cell office:value-type="float" office:value="4086713">
            <text:p>4086713</text:p>
          </table:table-cell>
          <table:table-cell office:value-type="string">
            <text:p>Operations</text:p>
          </table:table-cell>
          <table:table-cell office:value-type="float" office:value="319">
            <text:p>319</text:p>
          </table:table-cell>
          <table:table-cell office:value-type="float" office:value="325" table:number-columns-spanned="2" table:number-rows-spanned="1">
            <text:p>325</text:p>
          </table:table-cell>
          <table:covered-table-cell/>
          <table:table-cell office:value-type="float" office:value="332">
            <text:p>332</text:p>
          </table:table-cell>
          <table:table-cell office:value-type="float" office:value="338" table:number-columns-spanned="2" table:number-rows-spanned="1">
            <text:p>338</text:p>
          </table:table-cell>
          <table:covered-table-cell/>
          <table:table-cell office:value-type="float" office:value="345">
            <text:p>345</text:p>
          </table:table-cell>
          <table:table-cell table:number-columns-repeated="1011"/>
        </table:table-row>
        <table:table-row table:style-name="ro2">
          <table:table-cell office:value-type="string">
            <text:p>I-275(SR 93) @ SR694 /GANDY NB RAMP #1520046 (SR 93 MP 10.429 -10.552)</text:p>
          </table:table-cell>
          <table:table-cell office:value-type="string">
            <text:p>Emergency Operations</text:p>
          </table:table-cell>
          <table:table-cell office:value-type="float" office:value="0.123">
            <text:p>0.123</text:p>
          </table:table-cell>
          <table:table-cell office:value-type="float" office:value="4327191">
            <text:p>4327191</text:p>
          </table:table-cell>
          <table:table-cell office:value-type="string">
            <text:p>Construction</text:p>
          </table:table-cell>
          <table:table-cell office:value-type="float" office:value="40">
            <text:p>4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275/NB/SB RAMP BRIDGES TO SR 682/EB/WB BRIDGE PAINTING</text:p>
          </table:table-cell>
          <table:table-cell office:value-type="string">
            <text:p>Bridge - Painting</text:p>
          </table:table-cell>
          <table:table-cell office:value-type="float" office:value="0.518">
            <text:p>0.518</text:p>
          </table:table-cell>
          <table:table-cell office:value-type="float" office:value="4303341">
            <text:p>430334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275 SUNSHINE SKYWAY FR BRIDGE # 150189 TO OVER TAMPA BAY</text:p>
          </table:table-cell>
          <table:table-cell office:value-type="string">
            <text:p>Bridge-Repair/Rehabilitation</text:p>
          </table:table-cell>
          <table:table-cell office:value-type="float" office:value="6.692">
            <text:p>6.692</text:p>
          </table:table-cell>
          <table:table-cell office:value-type="float" office:value="4322701">
            <text:p>4322701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346" table:number-columns-spanned="2" table:number-rows-spanned="1">
            <text:p>346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2701">
            <text:p>432270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3860" table:number-columns-spanned="2" table:number-rows-spanned="1">
            <text:p>386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275(SR93/22ND AV N) FROM 22ND ST NORTH TO 19TH ST NORTH</text:p>
          </table:table-cell>
          <table:table-cell office:value-type="string">
            <text:p>Interchange Improvement</text:p>
          </table:table-cell>
          <table:table-cell office:value-type="float" office:value="0.315">
            <text:p>0.315</text:p>
          </table:table-cell>
          <table:table-cell office:value-type="float" office:value="4331111">
            <text:p>4331111</text:p>
          </table:table-cell>
          <table:table-cell office:value-type="string">
            <text:p>Preliminary Engineering</text:p>
          </table:table-cell>
          <table:table-cell office:value-type="float" office:value="71">
            <text:p>7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31111">
            <text:p>433111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806" table:number-columns-spanned="2" table:number-rows-spanned="1">
            <text:p>1806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I275(US19/SR93/SR55) FROM N END SUNSHINE SKYWY TO S END OF MEISNER BRDG</text:p>
          </table:table-cell>
          <table:table-cell office:value-type="string">
            <text:p>Fencing</text:p>
          </table:table-cell>
          <table:table-cell office:value-type="float" office:value="3.415">
            <text:p>3.415</text:p>
          </table:table-cell>
          <table:table-cell office:value-type="float" office:value="4247091">
            <text:p>4247091</text:p>
          </table:table-cell>
          <table:table-cell office:value-type="string">
            <text:p>Preliminary Engineering</text:p>
          </table:table-cell>
          <table:table-cell office:value-type="float" office:value="11">
            <text:p>1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47091">
            <text:p>424709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684" table:number-columns-spanned="2" table:number-rows-spanned="1">
            <text:p>684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NB HOWARD FRANKLAND BR# 150107 OVER OLD TAMPA BAY</text:p>
          </table:table-cell>
          <table:table-cell office:value-type="string">
            <text:p>Bridge-Repair/Rehabilitation</text:p>
          </table:table-cell>
          <table:table-cell office:value-type="float" office:value="3.006">
            <text:p>3.006</text:p>
          </table:table-cell>
          <table:table-cell office:value-type="float" office:value="4307062">
            <text:p>4307062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230" table:number-columns-spanned="2" table:number-rows-spanned="1">
            <text:p>23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7062">
            <text:p>4307062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705">
            <text:p>270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INELLAS COUNTY BRIDGE PAINTING VARIOUS LOCATIONS</text:p>
          </table:table-cell>
          <table:table-cell office:value-type="string">
            <text:p>Bridge - Painting</text:p>
          </table:table-cell>
          <table:table-cell office:value-type="float" office:value="0.276">
            <text:p>0.276</text:p>
          </table:table-cell>
          <table:table-cell office:value-type="float" office:value="4308021">
            <text:p>4308021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8021">
            <text:p>4308021</text:p>
          </table:table-cell>
          <table:table-cell office:value-type="string">
            <text:p>Construction</text:p>
          </table:table-cell>
          <table:table-cell office:value-type="float" office:value="1318">
            <text:p>131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KYWAY AND BUNCES PASS BRIDGE REPAIR BR# 150189 &amp; 150038</text:p>
          </table:table-cell>
          <table:table-cell office:value-type="string">
            <text:p>Bridge-Repair/Rehabilitation</text:p>
          </table:table-cell>
          <table:table-cell office:value-type="float" office:value="4.143">
            <text:p>4.143</text:p>
          </table:table-cell>
          <table:table-cell office:value-type="float" office:value="4234741">
            <text:p>4234741</text:p>
          </table:table-cell>
          <table:table-cell office:value-type="string">
            <text:p>Preliminary Engineering</text:p>
          </table:table-cell>
          <table:table-cell office:value-type="float" office:value="9">
            <text:p>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34741">
            <text:p>423474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5258" table:number-columns-spanned="2" table:number-rows-spanned="1">
            <text:p>5258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LT US 19 (SR 595) FM S OF SR 586/CURLEW RD TO N OF WHISPER LAKE RD</text:p>
          </table:table-cell>
          <table:table-cell office:value-type="string">
            <text:p>Resurfacing</text:p>
          </table:table-cell>
          <table:table-cell office:value-type="float" office:value="1.322">
            <text:p>1.322</text:p>
          </table:table-cell>
          <table:table-cell office:value-type="float" office:value="4306601">
            <text:p>4306601</text:p>
          </table:table-cell>
          <table:table-cell office:value-type="string">
            <text:p>Preliminary Engineering</text:p>
          </table:table-cell>
          <table:table-cell office:value-type="float" office:value="7">
            <text:p>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6601">
            <text:p>430660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544" table:number-columns-spanned="2" table:number-rows-spanned="1">
            <text:p>1544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6601">
            <text:p>4306601</text:p>
          </table:table-cell>
          <table:table-cell office:value-type="string">
            <text:p>Environmental</text:p>
          </table:table-cell>
          <table:table-cell office:value-type="float" office:value="88">
            <text:p>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LT US 19 (SR 595) FROM N OF WHISPER LAKE RD TO HARRY ST</text:p>
          </table:table-cell>
          <table:table-cell office:value-type="string">
            <text:p>Resurfacing</text:p>
          </table:table-cell>
          <table:table-cell office:value-type="float" office:value="3.407">
            <text:p>3.407</text:p>
          </table:table-cell>
          <table:table-cell office:value-type="float" office:value="4037251">
            <text:p>403725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LT US 19 (SR 595) FROM S OF PARK ST N TO LONG BAYOU BRIDGE</text:p>
          </table:table-cell>
          <table:table-cell office:value-type="string">
            <text:p>Resurfacing</text:p>
          </table:table-cell>
          <table:table-cell office:value-type="float" office:value="0.72">
            <text:p>0.72</text:p>
          </table:table-cell>
          <table:table-cell office:value-type="float" office:value="4326981">
            <text:p>4326981</text:p>
          </table:table-cell>
          <table:table-cell office:value-type="string">
            <text:p>Preliminary Engineering</text:p>
          </table:table-cell>
          <table:table-cell office:value-type="float" office:value="388">
            <text:p>3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6981">
            <text:p>432698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166">
            <text:p>116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LT US 19 (SR 595) SEMINOLE FROM N OF 54TH TO N OF 102ND AVE</text:p>
          </table:table-cell>
          <table:table-cell office:value-type="string">
            <text:p>Landscaping</text:p>
          </table:table-cell>
          <table:table-cell office:value-type="float" office:value="3.019">
            <text:p>3.019</text:p>
          </table:table-cell>
          <table:table-cell office:value-type="float" office:value="4294685">
            <text:p>4294685</text:p>
          </table:table-cell>
          <table:table-cell office:value-type="string">
            <text:p>Construction</text:p>
          </table:table-cell>
          <table:table-cell office:value-type="float" office:value="21">
            <text:p>2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LT US 19 (SR60/595) FROM E PALM/W OF MISSOURI TO W MISSOURI/END MEM BRG</text:p>
          </table:table-cell>
          <table:table-cell office:value-type="string">
            <text:p>Resurfacing</text:p>
          </table:table-cell>
          <table:table-cell office:value-type="float" office:value="1.557">
            <text:p>1.557</text:p>
          </table:table-cell>
          <table:table-cell office:value-type="float" office:value="4290561">
            <text:p>4290561</text:p>
          </table:table-cell>
          <table:table-cell office:value-type="string">
            <text:p>Preliminary Engineering</text:p>
          </table:table-cell>
          <table:table-cell office:value-type="float" office:value="16">
            <text:p>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561">
            <text:p>4290561</text:p>
          </table:table-cell>
          <table:table-cell office:value-type="string">
            <text:p>Right Of Way</text:p>
          </table:table-cell>
          <table:table-cell office:value-type="float" office:value="277">
            <text:p>277</text:p>
          </table:table-cell>
          <table:table-cell office:value-type="float" office:value="608" table:number-columns-spanned="2" table:number-rows-spanned="1">
            <text:p>608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3" table:number-columns-repeated="3"/>
          <table:table-cell office:value-type="float" office:value="4290561">
            <text:p>4290561</text:p>
          </table:table-cell>
          <table:table-cell office:value-type="string">
            <text:p>Railroad &amp; Utilites</text:p>
          </table:table-cell>
          <table:table-cell office:value-type="float" office:value="20">
            <text:p>20</text:p>
          </table:table-cell>
          <table:table-cell office:value-type="float" office:value="480" table:number-columns-spanned="2" table:number-rows-spanned="1">
            <text:p>48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561">
            <text:p>429056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2077" table:number-columns-spanned="2" table:number-rows-spanned="1">
            <text:p>2077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RIDGE PAINTING PINELLAS COUNTY VARIOUS LOCATIONS</text:p>
          </table:table-cell>
          <table:table-cell office:value-type="string">
            <text:p>Bridge - Painting</text:p>
          </table:table-cell>
          <table:table-cell office:value-type="float" office:value="0.497">
            <text:p>0.497</text:p>
          </table:table-cell>
          <table:table-cell office:value-type="float" office:value="4274561">
            <text:p>4274561</text:p>
          </table:table-cell>
          <table:table-cell office:value-type="string">
            <text:p>Preliminary Engineering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74561">
            <text:p>4274561</text:p>
          </table:table-cell>
          <table:table-cell office:value-type="string">
            <text:p>Construction</text:p>
          </table:table-cell>
          <table:table-cell office:value-type="float" office:value="1938">
            <text:p>193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CITY OF CLEARWATER LANDSCAPING</text:p>
          </table:table-cell>
          <table:table-cell office:value-type="string">
            <text:p>Landscaping</text:p>
          </table:table-cell>
          <table:table-cell office:value-type="float" office:value="3.553">
            <text:p>3.553</text:p>
          </table:table-cell>
          <table:table-cell office:value-type="float" office:value="4294682">
            <text:p>4294682</text:p>
          </table:table-cell>
          <table:table-cell office:value-type="string">
            <text:p>Construction</text:p>
          </table:table-cell>
          <table:table-cell office:value-type="float" office:value="100">
            <text:p>1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CITY OF DUNEDIN LANDSCAPING</text:p>
          </table:table-cell>
          <table:table-cell office:value-type="string">
            <text:p>Landscaping</text:p>
          </table:table-cell>
          <table:table-cell office:value-type="float" office:value="5.33">
            <text:p>5.33</text:p>
          </table:table-cell>
          <table:table-cell office:value-type="float" office:value="4294681">
            <text:p>4294681</text:p>
          </table:table-cell>
          <table:table-cell office:value-type="string">
            <text:p>Construction</text:p>
          </table:table-cell>
          <table:table-cell office:value-type="float" office:value="30">
            <text:p>3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CITY OF LARGO LANDSCAPING</text:p>
          </table:table-cell>
          <table:table-cell office:value-type="string">
            <text:p>Landscaping</text:p>
          </table:table-cell>
          <table:table-cell office:value-type="float" office:value="7.725">
            <text:p>7.725</text:p>
          </table:table-cell>
          <table:table-cell office:value-type="float" office:value="4294683">
            <text:p>4294683</text:p>
          </table:table-cell>
          <table:table-cell office:value-type="string">
            <text:p>Construction</text:p>
          </table:table-cell>
          <table:table-cell office:value-type="float" office:value="100">
            <text:p>1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CITY OF MADEIRA BCH LANDSCAPING</text:p>
          </table:table-cell>
          <table:table-cell office:value-type="string">
            <text:p>Landscaping</text:p>
          </table:table-cell>
          <table:table-cell office:value-type="float" office:value="6.787">
            <text:p>6.787</text:p>
          </table:table-cell>
          <table:table-cell office:value-type="float" office:value="4294687">
            <text:p>4294687</text:p>
          </table:table-cell>
          <table:table-cell office:value-type="string">
            <text:p>Construction</text:p>
          </table:table-cell>
          <table:table-cell office:value-type="float" office:value="10">
            <text:p>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CITY OF OLDSMAR LANDSCAPING</text:p>
          </table:table-cell>
          <table:table-cell office:value-type="string">
            <text:p>Landscaping</text:p>
          </table:table-cell>
          <table:table-cell office:value-type="float" office:value="4.724">
            <text:p>4.724</text:p>
          </table:table-cell>
          <table:table-cell office:value-type="float" office:value="4294688">
            <text:p>4294688</text:p>
          </table:table-cell>
          <table:table-cell office:value-type="string">
            <text:p>Construction</text:p>
          </table:table-cell>
          <table:table-cell office:value-type="float" office:value="90">
            <text:p>9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CITY OF ST PETE BCH LANDSCAPING</text:p>
          </table:table-cell>
          <table:table-cell office:value-type="string">
            <text:p>Landscaping</text:p>
          </table:table-cell>
          <table:table-cell office:value-type="float" office:value="3.036">
            <text:p>3.036</text:p>
          </table:table-cell>
          <table:table-cell office:value-type="float" office:value="4294686">
            <text:p>4294686</text:p>
          </table:table-cell>
          <table:table-cell office:value-type="string">
            <text:p>Construction</text:p>
          </table:table-cell>
          <table:table-cell office:value-type="float" office:value="60">
            <text:p>6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ITY OF ST PETE ON STREET BICYCLE LN PH II - VARIOUS LOCATIONS</text:p>
          </table:table-cell>
          <table:table-cell office:value-type="string">
            <text:p>Bike Lane/Sidewalk</text:p>
          </table:table-cell>
          <table:table-cell office:value-type="float" office:value="5.421">
            <text:p>5.421</text:p>
          </table:table-cell>
          <table:table-cell office:value-type="float" office:value="4245321">
            <text:p>424532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674" table:number-columns-spanned="2" table:number-rows-spanned="1">
            <text:p>674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 296 (SR 690)(SIS) FROM US 19 (SR55) TO E OF ROOSEVELT (CR296)</text:p>
          </table:table-cell>
          <table:table-cell office:value-type="string">
            <text:p>Add Lanes &amp; Reconstruct</text:p>
          </table:table-cell>
          <table:table-cell office:value-type="string">
            <text:p> </text:p>
          </table:table-cell>
          <table:table-cell office:value-type="float" office:value="4290491">
            <text:p>429049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0000" table:number-columns-spanned="2" table:number-rows-spanned="1">
            <text:p>10000</text:p>
          </table:table-cell>
          <table:covered-table-cell/>
          <table:table-cell office:value-type="float" office:value="12393">
            <text:p>12393</text:p>
          </table:table-cell>
          <table:table-cell office:value-type="float" office:value="52053" table:number-columns-spanned="2" table:number-rows-spanned="1">
            <text:p>52053</text:p>
          </table:table-cell>
          <table:covered-table-cell/>
          <table:table-cell office:value-type="float" office:value="38233">
            <text:p>38233</text:p>
          </table:table-cell>
          <table:table-cell table:number-columns-repeated="1011"/>
        </table:table-row>
        <table:table-row table:style-name="ro2">
          <table:table-cell office:value-type="string">
            <text:p>I-275 (SR 93) SB HOWARD FRANKLAND BRIDGE #150210</text:p>
          </table:table-cell>
          <table:table-cell office:value-type="string">
            <text:p>Bridge-Repair/Rehabilitation</text:p>
          </table:table-cell>
          <table:table-cell office:value-type="float" office:value="3.006">
            <text:p>3.006</text:p>
          </table:table-cell>
          <table:table-cell office:value-type="float" office:value="4270491">
            <text:p>4270491</text:p>
          </table:table-cell>
          <table:table-cell office:value-type="string">
            <text:p>Construction</text:p>
          </table:table-cell>
          <table:table-cell office:value-type="float" office:value="54">
            <text:p>5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275 SUNSHINE SKYWAY BR# 150189 OVER TAMPA BAY</text:p>
          </table:table-cell>
          <table:table-cell office:value-type="string">
            <text:p>Bridge-Repair/Rehabilitation</text:p>
          </table:table-cell>
          <table:table-cell office:value-type="float" office:value="4.143">
            <text:p>4.143</text:p>
          </table:table-cell>
          <table:table-cell office:value-type="float" office:value="4166413">
            <text:p>4166413</text:p>
          </table:table-cell>
          <table:table-cell office:value-type="string">
            <text:p>Construction</text:p>
          </table:table-cell>
          <table:table-cell office:value-type="float" office:value="340">
            <text:p>34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INELLAS BAYWAY GENERAL CONSULTANT</text:p>
          </table:table-cell>
          <table:table-cell office:value-type="string">
            <text:p>Toll Collection</text:p>
          </table:table-cell>
          <table:table-cell office:value-type="string">
            <text:p> </text:p>
          </table:table-cell>
          <table:table-cell office:value-type="float" office:value="4153653">
            <text:p>4153653</text:p>
          </table:table-cell>
          <table:table-cell office:value-type="string">
            <text:p>Preliminary Engineering</text:p>
          </table:table-cell>
          <table:table-cell office:value-type="float" office:value="78">
            <text:p>78</text:p>
          </table:table-cell>
          <table:table-cell office:value-type="float" office:value="78" table:number-columns-spanned="2" table:number-rows-spanned="1">
            <text:p>78</text:p>
          </table:table-cell>
          <table:covered-table-cell/>
          <table:table-cell office:value-type="float" office:value="78">
            <text:p>78</text:p>
          </table:table-cell>
          <table:table-cell office:value-type="float" office:value="78" table:number-columns-spanned="2" table:number-rows-spanned="1">
            <text:p>78</text:p>
          </table:table-cell>
          <table:covered-table-cell/>
          <table:table-cell office:value-type="float" office:value="78">
            <text:p>78</text:p>
          </table:table-cell>
          <table:table-cell table:number-columns-repeated="1011"/>
        </table:table-row>
        <table:table-row table:style-name="ro2">
          <table:table-cell office:value-type="string">
            <text:p>PINELLAS COUNTY TRAFFIC SIGNAL MAINTENANCE AND OPERATION</text:p>
          </table:table-cell>
          <table:table-cell office:value-type="string">
            <text:p>Traffic Signals</text:p>
          </table:table-cell>
          <table:table-cell office:value-type="float" office:value="0.001">
            <text:p>0.001</text:p>
          </table:table-cell>
          <table:table-cell office:value-type="float" office:value="4059206">
            <text:p>4059206</text:p>
          </table:table-cell>
          <table:table-cell office:value-type="string">
            <text:p>Operations</text:p>
          </table:table-cell>
          <table:table-cell office:value-type="float" office:value="564">
            <text:p>56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INELLAS COUNTY VARIOUS LOCATIONS LANDSCAPING</text:p>
          </table:table-cell>
          <table:table-cell office:value-type="string">
            <text:p>Landscaping</text:p>
          </table:table-cell>
          <table:table-cell office:value-type="string">
            <text:p> </text:p>
          </table:table-cell>
          <table:table-cell office:value-type="float" office:value="4304161">
            <text:p>4304161</text:p>
          </table:table-cell>
          <table:table-cell office:value-type="string">
            <text:p>Construction</text:p>
          </table:table-cell>
          <table:table-cell office:value-type="float" office:value="152">
            <text:p>15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IGNS/POLES MAINT VARIOUS LOCATIONS PINELLAS COUNTY</text:p>
          </table:table-cell>
          <table:table-cell office:value-type="string">
            <text:p>Overhead Signing</text:p>
          </table:table-cell>
          <table:table-cell office:value-type="string">
            <text:p> </text:p>
          </table:table-cell>
          <table:table-cell office:value-type="float" office:value="4288822">
            <text:p>4288822</text:p>
          </table:table-cell>
          <table:table-cell office:value-type="string">
            <text:p>Preliminary Engineering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88822">
            <text:p>4288822</text:p>
          </table:table-cell>
          <table:table-cell office:value-type="string">
            <text:p>Construction</text:p>
          </table:table-cell>
          <table:table-cell office:value-type="float" office:value="395">
            <text:p>39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0 (MAIN ST) FROM E OF ENTERPRISE DR TO E OF COUNTRYSIDE BLVD</text:p>
          </table:table-cell>
          <table:table-cell office:value-type="string">
            <text:p>Resurfacing</text:p>
          </table:table-cell>
          <table:table-cell office:value-type="float" office:value="0.996">
            <text:p>0.996</text:p>
          </table:table-cell>
          <table:table-cell office:value-type="float" office:value="4271631">
            <text:p>4271631</text:p>
          </table:table-cell>
          <table:table-cell office:value-type="string">
            <text:p>Construction</text:p>
          </table:table-cell>
          <table:table-cell office:value-type="float" office:value="37">
            <text:p>3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0 (MAIN ST) FROM E OVERCASH DR K-MART ENTRANCE</text:p>
          </table:table-cell>
          <table:table-cell office:value-type="string">
            <text:p>Resurfacing</text:p>
          </table:table-cell>
          <table:table-cell office:value-type="float" office:value="0.883">
            <text:p>0.883</text:p>
          </table:table-cell>
          <table:table-cell office:value-type="float" office:value="4113271">
            <text:p>4113271</text:p>
          </table:table-cell>
          <table:table-cell office:value-type="string">
            <text:p>Construction</text:p>
          </table:table-cell>
          <table:table-cell office:value-type="float" office:value="58">
            <text:p>5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0 FM W OF N BAY HILLS BLVD TO WEST OF ST CLAIR AVE</text:p>
          </table:table-cell>
          <table:table-cell office:value-type="string">
            <text:p>Resurfacing</text:p>
          </table:table-cell>
          <table:table-cell office:value-type="float" office:value="1.25">
            <text:p>1.25</text:p>
          </table:table-cell>
          <table:table-cell office:value-type="float" office:value="4289351">
            <text:p>4289351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89351">
            <text:p>4289351</text:p>
          </table:table-cell>
          <table:table-cell office:value-type="string">
            <text:p>Construction</text:p>
          </table:table-cell>
          <table:table-cell office:value-type="float" office:value="2279">
            <text:p>227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80 FROM BASS BLVD TO W OF PINEHURST ROAD</text:p>
          </table:table-cell>
          <table:table-cell office:value-type="string">
            <text:p>Resurfacing</text:p>
          </table:table-cell>
          <table:table-cell office:value-type="float" office:value="0.66">
            <text:p>0.66</text:p>
          </table:table-cell>
          <table:table-cell office:value-type="float" office:value="4326991">
            <text:p>4326991</text:p>
          </table:table-cell>
          <table:table-cell office:value-type="string">
            <text:p>Preliminary Engineering</text:p>
          </table:table-cell>
          <table:table-cell office:value-type="float" office:value="433">
            <text:p>43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6991">
            <text:p>432699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178">
            <text:p>117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SR 586 (CURLEW RD) FM OF COUNTRYBROOK DRV TO E OF COUNTRYSIDE BLVD</text:p>
          </table:table-cell>
          <table:table-cell office:value-type="string">
            <text:p>Flexible Pavement Reconstruct.</text:p>
          </table:table-cell>
          <table:table-cell office:value-type="float" office:value="0.176">
            <text:p>0.176</text:p>
          </table:table-cell>
          <table:table-cell office:value-type="float" office:value="4271421">
            <text:p>4271421</text:p>
          </table:table-cell>
          <table:table-cell office:value-type="string">
            <text:p>Preliminary Engineering</text:p>
          </table:table-cell>
          <table:table-cell office:value-type="float" office:value="181">
            <text:p>18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71421">
            <text:p>427142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846" table:number-columns-spanned="2" table:number-rows-spanned="1">
            <text:p>846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90 (DREW ST) FM ALT US 19/SR595/MYRTLE TO MARIVA AVE</text:p>
          </table:table-cell>
          <table:table-cell office:value-type="string">
            <text:p>Resurfacing</text:p>
          </table:table-cell>
          <table:table-cell office:value-type="float" office:value="1.193">
            <text:p>1.193</text:p>
          </table:table-cell>
          <table:table-cell office:value-type="float" office:value="4271661">
            <text:p>4271661</text:p>
          </table:table-cell>
          <table:table-cell office:value-type="string">
            <text:p>Construction</text:p>
          </table:table-cell>
          <table:table-cell office:value-type="float" office:value="149">
            <text:p>14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90 (NE COACHMAN) FROM E OF GRAHAM DR TO W OF MARILYN ST</text:p>
          </table:table-cell>
          <table:table-cell office:value-type="string">
            <text:p>Drainage Improvements</text:p>
          </table:table-cell>
          <table:table-cell office:value-type="float" office:value="0.038">
            <text:p>0.038</text:p>
          </table:table-cell>
          <table:table-cell office:value-type="float" office:value="4325361">
            <text:p>432536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81" table:number-columns-spanned="2" table:number-rows-spanned="1">
            <text:p>81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90 (NE COACHMAN) FROM W OF MARILYN ST TO E OF AUDREY DR</text:p>
          </table:table-cell>
          <table:table-cell office:value-type="string">
            <text:p>Resurfacing</text:p>
          </table:table-cell>
          <table:table-cell office:value-type="float" office:value="1.633">
            <text:p>1.633</text:p>
          </table:table-cell>
          <table:table-cell office:value-type="float" office:value="4314911">
            <text:p>4314911</text:p>
          </table:table-cell>
          <table:table-cell office:value-type="string">
            <text:p>Preliminary Engineering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14911">
            <text:p>431491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2664" table:number-columns-spanned="2" table:number-rows-spanned="1">
            <text:p>2664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90 (14TH AVE S) FROM W OF FERN TERRACE DR TO OAK HAVEN DR</text:p>
          </table:table-cell>
          <table:table-cell office:value-type="string">
            <text:p>Drainage Improvements</text:p>
          </table:table-cell>
          <table:table-cell office:value-type="float" office:value="0.33">
            <text:p>0.33</text:p>
          </table:table-cell>
          <table:table-cell office:value-type="float" office:value="4325351">
            <text:p>432535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5351">
            <text:p>4325351</text:p>
          </table:table-cell>
          <table:table-cell office:value-type="string">
            <text:p>Right Of Way</text:p>
          </table:table-cell>
          <table:table-cell office:value-type="float" office:value="0">
            <text:p>0</text:p>
          </table:table-cell>
          <table:table-cell office:value-type="float" office:value="267" table:number-columns-spanned="2" table:number-rows-spanned="1">
            <text:p>267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5351">
            <text:p>432535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259" table:number-columns-spanned="2" table:number-rows-spanned="1">
            <text:p>259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95 (SEMINOLE BL) FROM N OF 1ST ST TO S OF EAST BAY DR</text:p>
          </table:table-cell>
          <table:table-cell office:value-type="string">
            <text:p>Railroad Crossing</text:p>
          </table:table-cell>
          <table:table-cell office:value-type="float" office:value="0.127">
            <text:p>0.127</text:p>
          </table:table-cell>
          <table:table-cell office:value-type="float" office:value="4274971">
            <text:p>4274971</text:p>
          </table:table-cell>
          <table:table-cell office:value-type="string">
            <text:p>Construction</text:p>
          </table:table-cell>
          <table:table-cell office:value-type="float" office:value="11">
            <text:p>1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(CCAMPBLL CWY) FM MCMULLEN BOOTH RD TO HILLSBOROUGH CO/L</text:p>
          </table:table-cell>
          <table:table-cell office:value-type="string">
            <text:p>Its Freeway Management</text:p>
          </table:table-cell>
          <table:table-cell office:value-type="float" office:value="3.717">
            <text:p>3.717</text:p>
          </table:table-cell>
          <table:table-cell office:value-type="float" office:value="4245073">
            <text:p>4245073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740" table:number-columns-spanned="2" table:number-rows-spanned="1">
            <text:p>74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(CCAMPBLL CWY) FROM BAYSHORE BLVD TO E OF TAMPA BAY BRIDGE</text:p>
          </table:table-cell>
          <table:table-cell office:value-type="string">
            <text:p>Bike Path/Trail</text:p>
          </table:table-cell>
          <table:table-cell office:value-type="float" office:value="1.769">
            <text:p>1.769</text:p>
          </table:table-cell>
          <table:table-cell office:value-type="float" office:value="4245613">
            <text:p>4245613</text:p>
          </table:table-cell>
          <table:table-cell office:value-type="string">
            <text:p>Preliminary Engineering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45613">
            <text:p>4245613</text:p>
          </table:table-cell>
          <table:table-cell office:value-type="string">
            <text:p>Construction</text:p>
          </table:table-cell>
          <table:table-cell office:value-type="float" office:value="4767">
            <text:p>476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45613">
            <text:p>4245613</text:p>
          </table:table-cell>
          <table:table-cell office:value-type="string">
            <text:p>Environmental</text:p>
          </table:table-cell>
          <table:table-cell office:value-type="float" office:value="4">
            <text:p>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(CCAMPBLL CWY) FROM E OF BRIDGE #138 TO PINELLAS/HILLS CO/L</text:p>
          </table:table-cell>
          <table:table-cell office:value-type="string">
            <text:p>Bike Path/Trail</text:p>
          </table:table-cell>
          <table:table-cell office:value-type="float" office:value="1.739">
            <text:p>1.739</text:p>
          </table:table-cell>
          <table:table-cell office:value-type="float" office:value="4245614">
            <text:p>4245614</text:p>
          </table:table-cell>
          <table:table-cell office:value-type="string">
            <text:p>Construction</text:p>
          </table:table-cell>
          <table:table-cell office:value-type="float" office:value="3404">
            <text:p>340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(CCAMPBLL CWY) FROM W OF DAMASCUS RD TO PINELLAS/HILLS CO/L</text:p>
          </table:table-cell>
          <table:table-cell office:value-type="string">
            <text:p>Resurfacing</text:p>
          </table:table-cell>
          <table:table-cell office:value-type="float" office:value="3.067">
            <text:p>3.067</text:p>
          </table:table-cell>
          <table:table-cell office:value-type="float" office:value="4289621">
            <text:p>4289621</text:p>
          </table:table-cell>
          <table:table-cell office:value-type="string">
            <text:p>Preliminary Engineering</text:p>
          </table:table-cell>
          <table:table-cell office:value-type="float" office:value="8">
            <text:p>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89621">
            <text:p>4289621</text:p>
          </table:table-cell>
          <table:table-cell office:value-type="string">
            <text:p>Construction</text:p>
          </table:table-cell>
          <table:table-cell office:value-type="float" office:value="4092">
            <text:p>409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SR 60 (GULF TO BAY) FR COURT ST/HIGHLAND AVE TO W OF DAMASCUS RD</text:p>
          </table:table-cell>
          <table:table-cell office:value-type="string">
            <text:p>Drainage Improvements</text:p>
          </table:table-cell>
          <table:table-cell office:value-type="float" office:value="4.614">
            <text:p>4.614</text:p>
          </table:table-cell>
          <table:table-cell office:value-type="float" office:value="4326161">
            <text:p>4326161</text:p>
          </table:table-cell>
          <table:table-cell office:value-type="string">
            <text:p>Preliminary Engineering</text:p>
          </table:table-cell>
          <table:table-cell office:value-type="float" office:value="1481">
            <text:p>148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6161">
            <text:p>432616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2424" table:number-columns-spanned="2" table:number-rows-spanned="1">
            <text:p>2424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0 (GULF TO BAY) FR COURT ST/S HIGHLAND AV TO W OF BYPASS DRIVE</text:p>
          </table:table-cell>
          <table:table-cell office:value-type="string">
            <text:p>Resurfacing</text:p>
          </table:table-cell>
          <table:table-cell office:value-type="float" office:value="2.558">
            <text:p>2.558</text:p>
          </table:table-cell>
          <table:table-cell office:value-type="float" office:value="4325861">
            <text:p>4325861</text:p>
          </table:table-cell>
          <table:table-cell office:value-type="string">
            <text:p>Preliminary Engineering</text:p>
          </table:table-cell>
          <table:table-cell office:value-type="float" office:value="1108">
            <text:p>110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5861">
            <text:p>4325861</text:p>
          </table:table-cell>
          <table:table-cell office:value-type="string">
            <text:p>Right Of Way</text:p>
          </table:table-cell>
          <table:table-cell office:value-type="float" office:value="60">
            <text:p>60</text:p>
          </table:table-cell>
          <table:table-cell office:value-type="float" office:value="445" table:number-columns-spanned="2" table:number-rows-spanned="1">
            <text:p>445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5861">
            <text:p>432586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7009">
            <text:p>700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66 WELCH CAUSEWAY BR# 150028 INTRACOASTAL WATERWAY</text:p>
          </table:table-cell>
          <table:table-cell office:value-type="string">
            <text:p>Bridge-Repair/Rehabilitation</text:p>
          </table:table-cell>
          <table:table-cell office:value-type="float" office:value="0.142">
            <text:p>0.142</text:p>
          </table:table-cell>
          <table:table-cell office:value-type="float" office:value="4307071">
            <text:p>4307071</text:p>
          </table:table-cell>
          <table:table-cell office:value-type="string">
            <text:p>Preliminary Engineering</text:p>
          </table:table-cell>
          <table:table-cell office:value-type="float" office:value="233">
            <text:p>23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7071">
            <text:p>430707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2607" table:number-columns-spanned="2" table:number-rows-spanned="1">
            <text:p>2607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79 (BAYWAY) FR N END BOCA CIEGA BRG TO SR 682 (54TH AVE S)</text:p>
          </table:table-cell>
          <table:table-cell office:value-type="string">
            <text:p>Resurfacing</text:p>
          </table:table-cell>
          <table:table-cell office:value-type="float" office:value="1.221">
            <text:p>1.221</text:p>
          </table:table-cell>
          <table:table-cell office:value-type="float" office:value="4325871">
            <text:p>4325871</text:p>
          </table:table-cell>
          <table:table-cell office:value-type="string">
            <text:p>Preliminary Engineering</text:p>
          </table:table-cell>
          <table:table-cell office:value-type="float" office:value="488">
            <text:p>4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5871">
            <text:p>432587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727">
            <text:p>172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79 (BAYWAY) TIERRA VERDE SEAWALL 1260' S OF THE BRIDGE</text:p>
          </table:table-cell>
          <table:table-cell office:value-type="string">
            <text:p>Miscellaneous Structure</text:p>
          </table:table-cell>
          <table:table-cell office:value-type="float" office:value="0.095">
            <text:p>0.095</text:p>
          </table:table-cell>
          <table:table-cell office:value-type="float" office:value="4271431">
            <text:p>4271431</text:p>
          </table:table-cell>
          <table:table-cell office:value-type="string">
            <text:p>Preliminary Engineering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71431">
            <text:p>4271431</text:p>
          </table:table-cell>
          <table:table-cell office:value-type="string">
            <text:p>Construction</text:p>
          </table:table-cell>
          <table:table-cell office:value-type="float" office:value="942">
            <text:p>94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79 (PIN BAYWAY) STRUCTURE E INTERCOASTAL WATERWAY</text:p>
          </table:table-cell>
          <table:table-cell office:value-type="string">
            <text:p>Bridge Replacement</text:p>
          </table:table-cell>
          <table:table-cell office:value-type="float" office:value="0.984">
            <text:p>0.984</text:p>
          </table:table-cell>
          <table:table-cell office:value-type="float" office:value="4107552">
            <text:p>4107552</text:p>
          </table:table-cell>
          <table:table-cell office:value-type="string">
            <text:p>Preliminary Engineering</text:p>
          </table:table-cell>
          <table:table-cell office:value-type="float" office:value="11">
            <text:p>1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07552">
            <text:p>4107552</text:p>
          </table:table-cell>
          <table:table-cell office:value-type="string">
            <text:p>Right Of Way</text:p>
          </table:table-cell>
          <table:table-cell office:value-type="float" office:value="23">
            <text:p>2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07552">
            <text:p>4107552</text:p>
          </table:table-cell>
          <table:table-cell office:value-type="string">
            <text:p>Environmental</text:p>
          </table:table-cell>
          <table:table-cell office:value-type="float" office:value="86">
            <text:p>8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2 (BAYWAY) GULF INTERCSTL DRAW BR PINELLAS BYWY TOLL PLAZA</text:p>
          </table:table-cell>
          <table:table-cell office:value-type="string">
            <text:p>Bike Path/Trail</text:p>
          </table:table-cell>
          <table:table-cell office:value-type="float" office:value="1.915">
            <text:p>1.915</text:p>
          </table:table-cell>
          <table:table-cell office:value-type="float" office:value="4245325">
            <text:p>4245325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45325">
            <text:p>4245325</text:p>
          </table:table-cell>
          <table:table-cell office:value-type="string">
            <text:p>Construction</text:p>
          </table:table-cell>
          <table:table-cell office:value-type="float" office:value="1123">
            <text:p>112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6 (ROOSEVELT) FROM W OF 28TH ST N TO W OF GANDY BLVD</text:p>
          </table:table-cell>
          <table:table-cell office:value-type="string">
            <text:p>Resurfacing</text:p>
          </table:table-cell>
          <table:table-cell office:value-type="float" office:value="2.28">
            <text:p>2.28</text:p>
          </table:table-cell>
          <table:table-cell office:value-type="float" office:value="4290601">
            <text:p>4290601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601">
            <text:p>429060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5677">
            <text:p>567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601">
            <text:p>4290601</text:p>
          </table:table-cell>
          <table:table-cell office:value-type="string">
            <text:p>Environmental</text:p>
          </table:table-cell>
          <table:table-cell office:value-type="float" office:value="88">
            <text:p>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6 (ROOSEVELT) FROM 49TH ST BRIDGE TO N OF SR 688(ULMERTON)</text:p>
          </table:table-cell>
          <table:table-cell office:value-type="string">
            <text:p>New Road Construction</text:p>
          </table:table-cell>
          <table:table-cell office:value-type="float" office:value="1.232">
            <text:p>1.232</text:p>
          </table:table-cell>
          <table:table-cell office:value-type="float" office:value="2569971">
            <text:p>2569971</text:p>
          </table:table-cell>
          <table:table-cell office:value-type="string">
            <text:p>Preliminary Engineering</text:p>
          </table:table-cell>
          <table:table-cell office:value-type="float" office:value="36">
            <text:p>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9971">
            <text:p>2569971</text:p>
          </table:table-cell>
          <table:table-cell office:value-type="string">
            <text:p>Right Of Way</text:p>
          </table:table-cell>
          <table:table-cell office:value-type="float" office:value="14746">
            <text:p>14746</text:p>
          </table:table-cell>
          <table:table-cell office:value-type="float" office:value="5725" table:number-columns-spanned="2" table:number-rows-spanned="1">
            <text:p>5725</text:p>
          </table:table-cell>
          <table:covered-table-cell/>
          <table:table-cell office:value-type="float" office:value="5326">
            <text:p>532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6 (ROOSEVELT) FROM 49TH ST BRIDGE TO N OF SR 688(ULMERTON)</text:p>
          </table:table-cell>
          <table:table-cell office:value-type="string">
            <text:p>New Road Construction</text:p>
          </table:table-cell>
          <table:table-cell office:value-type="float" office:value="1.232">
            <text:p>1.232</text:p>
          </table:table-cell>
          <table:table-cell office:value-type="float" office:value="2569971">
            <text:p>2569971</text:p>
          </table:table-cell>
          <table:table-cell office:value-type="string">
            <text:p>Environmental</text:p>
          </table:table-cell>
          <table:table-cell office:value-type="float" office:value="46">
            <text:p>4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6 FM SR595/651/MISSOURI AVE TO E OF HIGHLAND AVE</text:p>
          </table:table-cell>
          <table:table-cell office:value-type="string">
            <text:p>Resurfacing</text:p>
          </table:table-cell>
          <table:table-cell office:value-type="float" office:value="0.824">
            <text:p>0.824</text:p>
          </table:table-cell>
          <table:table-cell office:value-type="float" office:value="4309011">
            <text:p>430901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9011">
            <text:p>430901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945" table:number-columns-spanned="2" table:number-rows-spanned="1">
            <text:p>1945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6 FROM N OF SR 688/ULMERTON TO E OF 40TH ST</text:p>
          </table:table-cell>
          <table:table-cell office:value-type="string">
            <text:p>New Road Construction</text:p>
          </table:table-cell>
          <table:table-cell office:value-type="float" office:value="1.654">
            <text:p>1.654</text:p>
          </table:table-cell>
          <table:table-cell office:value-type="float" office:value="2569951">
            <text:p>2569951</text:p>
          </table:table-cell>
          <table:table-cell office:value-type="string">
            <text:p>Preliminary Engineering</text:p>
          </table:table-cell>
          <table:table-cell office:value-type="float" office:value="42">
            <text:p>4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9951">
            <text:p>2569951</text:p>
          </table:table-cell>
          <table:table-cell office:value-type="string">
            <text:p>Right Of Way</text:p>
          </table:table-cell>
          <table:table-cell office:value-type="float" office:value="1610">
            <text:p>1610</text:p>
          </table:table-cell>
          <table:table-cell office:value-type="float" office:value="1254" table:number-columns-spanned="2" table:number-rows-spanned="1">
            <text:p>1254</text:p>
          </table:table-cell>
          <table:covered-table-cell/>
          <table:table-cell office:value-type="float" office:value="3564">
            <text:p>356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9951">
            <text:p>2569951</text:p>
          </table:table-cell>
          <table:table-cell office:value-type="string">
            <text:p>Environmental</text:p>
          </table:table-cell>
          <table:table-cell office:value-type="float" office:value="260">
            <text:p>26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6 FROM W OF I-275 TO W OF 9TH ST N</text:p>
          </table:table-cell>
          <table:table-cell office:value-type="string">
            <text:p>New Road Construction</text:p>
          </table:table-cell>
          <table:table-cell office:value-type="float" office:value="1.633">
            <text:p>1.633</text:p>
          </table:table-cell>
          <table:table-cell office:value-type="float" office:value="2569981">
            <text:p>2569981</text:p>
          </table:table-cell>
          <table:table-cell office:value-type="string">
            <text:p>Preliminary Engineering</text:p>
          </table:table-cell>
          <table:table-cell office:value-type="float" office:value="11">
            <text:p>1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9981">
            <text:p>2569981</text:p>
          </table:table-cell>
          <table:table-cell office:value-type="string">
            <text:p>Right Of Way</text:p>
          </table:table-cell>
          <table:table-cell office:value-type="float" office:value="438">
            <text:p>43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9981">
            <text:p>2569981</text:p>
          </table:table-cell>
          <table:table-cell office:value-type="string">
            <text:p>Environmental</text:p>
          </table:table-cell>
          <table:table-cell office:value-type="float" office:value="12">
            <text:p>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7 FROM 106TH AVE N TO E OF BIG ISLAND GAP</text:p>
          </table:table-cell>
          <table:table-cell office:value-type="string">
            <text:p>Resurfacing</text:p>
          </table:table-cell>
          <table:table-cell office:value-type="float" office:value="1.917">
            <text:p>1.917</text:p>
          </table:table-cell>
          <table:table-cell office:value-type="float" office:value="4309001">
            <text:p>4309001</text:p>
          </table:table-cell>
          <table:table-cell office:value-type="string">
            <text:p>Preliminary Engineering</text:p>
          </table:table-cell>
          <table:table-cell office:value-type="float" office:value="4">
            <text:p>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9001">
            <text:p>430900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3437" table:number-columns-spanned="2" table:number-rows-spanned="1">
            <text:p>3437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8 (ULMERTON RD) FM E OF 49TH STREET TO W OF 38TH STREET NORTH</text:p>
          </table:table-cell>
          <table:table-cell office:value-type="string">
            <text:p>Add Lanes &amp; Reconstruct</text:p>
          </table:table-cell>
          <table:table-cell office:value-type="float" office:value="0.79">
            <text:p>0.79</text:p>
          </table:table-cell>
          <table:table-cell office:value-type="float" office:value="2569953">
            <text:p>2569953</text:p>
          </table:table-cell>
          <table:table-cell office:value-type="string">
            <text:p>Railroad &amp; Utilites</text:p>
          </table:table-cell>
          <table:table-cell office:value-type="float" office:value="0">
            <text:p>0</text:p>
          </table:table-cell>
          <table:table-cell office:value-type="float" office:value="1667" table:number-columns-spanned="2" table:number-rows-spanned="1">
            <text:p>1667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9953">
            <text:p>2569953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5068" table:number-columns-spanned="2" table:number-rows-spanned="1">
            <text:p>15068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9953">
            <text:p>2569953</text:p>
          </table:table-cell>
          <table:table-cell office:value-type="string">
            <text:p>Environmental</text:p>
          </table:table-cell>
          <table:table-cell office:value-type="float" office:value="107">
            <text:p>10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8 (ULMERTON RD) FR LK SEMINOLE BYPASS CNL TO WILD ACRES RD</text:p>
          </table:table-cell>
          <table:table-cell office:value-type="string">
            <text:p>Add Lanes &amp; Rehabilitate Pvmnt</text:p>
          </table:table-cell>
          <table:table-cell office:value-type="float" office:value="1.406">
            <text:p>1.406</text:p>
          </table:table-cell>
          <table:table-cell office:value-type="float" office:value="4091551">
            <text:p>4091551</text:p>
          </table:table-cell>
          <table:table-cell office:value-type="string">
            <text:p>Right Of Way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3" table:number-columns-repeated="3"/>
          <table:table-cell office:value-type="float" office:value="4091551">
            <text:p>4091551</text:p>
          </table:table-cell>
          <table:table-cell office:value-type="string">
            <text:p>Railroad &amp; Utilites</text:p>
          </table:table-cell>
          <table:table-cell office:value-type="float" office:value="716">
            <text:p>7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091551">
            <text:p>4091551</text:p>
          </table:table-cell>
          <table:table-cell office:value-type="string">
            <text:p>Construction</text:p>
          </table:table-cell>
          <table:table-cell office:value-type="float" office:value="997">
            <text:p>99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8 (ULMERTON RD) FROM CR694/OAKHURST RD TO 119TH AVENUE</text:p>
          </table:table-cell>
          <table:table-cell office:value-type="string">
            <text:p>Traffic Control Devices/System</text:p>
          </table:table-cell>
          <table:table-cell office:value-type="float" office:value="2.34">
            <text:p>2.34</text:p>
          </table:table-cell>
          <table:table-cell office:value-type="float" office:value="2570502">
            <text:p>2570502</text:p>
          </table:table-cell>
          <table:table-cell office:value-type="string">
            <text:p>Construction</text:p>
          </table:table-cell>
          <table:table-cell office:value-type="float" office:value="701">
            <text:p>70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8 (ULMERTON RD) FROM E OF WILD ACRES RD TO ELCENTRO/RANCHERO</text:p>
          </table:table-cell>
          <table:table-cell office:value-type="string">
            <text:p>Add Lanes &amp; Rehabilitate Pvmnt</text:p>
          </table:table-cell>
          <table:table-cell office:value-type="float" office:value="0.883">
            <text:p>0.883</text:p>
          </table:table-cell>
          <table:table-cell office:value-type="float" office:value="4091541">
            <text:p>4091541</text:p>
          </table:table-cell>
          <table:table-cell office:value-type="string">
            <text:p>Railroad &amp; Utilites</text:p>
          </table:table-cell>
          <table:table-cell office:value-type="float" office:value="319">
            <text:p>31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091541">
            <text:p>4091541</text:p>
          </table:table-cell>
          <table:table-cell office:value-type="string">
            <text:p>Construction</text:p>
          </table:table-cell>
          <table:table-cell office:value-type="float" office:value="790">
            <text:p>79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8 (ULMERTON RD) FROM E OF 119TH ST TO W OF SEMINOLE BYPASS</text:p>
          </table:table-cell>
          <table:table-cell office:value-type="string">
            <text:p>Add Lanes &amp; Reconstruct</text:p>
          </table:table-cell>
          <table:table-cell office:value-type="float" office:value="1.539">
            <text:p>1.539</text:p>
          </table:table-cell>
          <table:table-cell office:value-type="float" office:value="2571551">
            <text:p>2571551</text:p>
          </table:table-cell>
          <table:table-cell office:value-type="string">
            <text:p>Railroad &amp; Utilites</text:p>
          </table:table-cell>
          <table:table-cell office:value-type="float" office:value="58">
            <text:p>5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71551">
            <text:p>2571551</text:p>
          </table:table-cell>
          <table:table-cell office:value-type="string">
            <text:p>Construction</text:p>
          </table:table-cell>
          <table:table-cell office:value-type="float" office:value="83">
            <text:p>8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8 (ULMERTON RD) FROM W OF 38TH ST NORTH TO W OF INTERSTATE 275</text:p>
          </table:table-cell>
          <table:table-cell office:value-type="string">
            <text:p>Add Lanes &amp; Reconstruct</text:p>
          </table:table-cell>
          <table:table-cell office:value-type="float" office:value="2.075">
            <text:p>2.075</text:p>
          </table:table-cell>
          <table:table-cell office:value-type="float" office:value="2571471">
            <text:p>2571471</text:p>
          </table:table-cell>
          <table:table-cell office:value-type="string">
            <text:p>Right Of Way</text:p>
          </table:table-cell>
          <table:table-cell office:value-type="float" office:value="150">
            <text:p>1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3" table:number-columns-repeated="3"/>
          <table:table-cell office:value-type="float" office:value="2571471">
            <text:p>2571471</text:p>
          </table:table-cell>
          <table:table-cell office:value-type="string">
            <text:p>Railroad &amp; Utilites</text:p>
          </table:table-cell>
          <table:table-cell office:value-type="float" office:value="390">
            <text:p>39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71471">
            <text:p>2571471</text:p>
          </table:table-cell>
          <table:table-cell office:value-type="string">
            <text:p>Construction</text:p>
          </table:table-cell>
          <table:table-cell office:value-type="float" office:value="795">
            <text:p>79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8 (ULMERTON RD) FROM 500' E OAKHURST RD TO 500' E 119TH ST</text:p>
          </table:table-cell>
          <table:table-cell office:value-type="string">
            <text:p>Add Lanes &amp; Reconstruct</text:p>
          </table:table-cell>
          <table:table-cell office:value-type="float" office:value="2.384">
            <text:p>2.384</text:p>
          </table:table-cell>
          <table:table-cell office:value-type="float" office:value="2570501">
            <text:p>2570501</text:p>
          </table:table-cell>
          <table:table-cell office:value-type="string">
            <text:p>Right Of Way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8 (WALSINGHAM) POND SEAWALL BTWN 2ND ST &amp; 6TH AVE</text:p>
          </table:table-cell>
          <table:table-cell office:value-type="string">
            <text:p>Miscellaneous Construction</text:p>
          </table:table-cell>
          <table:table-cell office:value-type="float" office:value="0.048">
            <text:p>0.048</text:p>
          </table:table-cell>
          <table:table-cell office:value-type="float" office:value="4247071">
            <text:p>4247071</text:p>
          </table:table-cell>
          <table:table-cell office:value-type="string">
            <text:p>Construction</text:p>
          </table:table-cell>
          <table:table-cell office:value-type="float" office:value="66">
            <text:p>6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90 (SR 686) FROM EAST OF 34TH ST TO WEST OF 28TH ST</text:p>
          </table:table-cell>
          <table:table-cell office:value-type="string">
            <text:p>New Road Construction</text:p>
          </table:table-cell>
          <table:table-cell office:value-type="float" office:value="0.269">
            <text:p>0.269</text:p>
          </table:table-cell>
          <table:table-cell office:value-type="float" office:value="2569944">
            <text:p>2569944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9944">
            <text:p>2569944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671">
            <text:p>367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90 (SR 686) FROM EAST OF 40TH ST TO EAST OF 28TH ST</text:p>
          </table:table-cell>
          <table:table-cell office:value-type="string">
            <text:p>New Road Construction</text:p>
          </table:table-cell>
          <table:table-cell office:value-type="float" office:value="1.194">
            <text:p>1.194</text:p>
          </table:table-cell>
          <table:table-cell office:value-type="float" office:value="2569943">
            <text:p>2569943</text:p>
          </table:table-cell>
          <table:table-cell office:value-type="string">
            <text:p>Preliminary Engineering</text:p>
          </table:table-cell>
          <table:table-cell office:value-type="float" office:value="23">
            <text:p>2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9943">
            <text:p>2569943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2433">
            <text:p>2243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93 (PASADENA AV) AT MAJESTIC WAY, GULFPORT BLVD, PARK ST</text:p>
          </table:table-cell>
          <table:table-cell office:value-type="string">
            <text:p>Traffic Signals</text:p>
          </table:table-cell>
          <table:table-cell office:value-type="float" office:value="0.389">
            <text:p>0.389</text:p>
          </table:table-cell>
          <table:table-cell office:value-type="float" office:value="4200611">
            <text:p>4200611</text:p>
          </table:table-cell>
          <table:table-cell office:value-type="string">
            <text:p>Preliminary Engineering</text:p>
          </table:table-cell>
          <table:table-cell office:value-type="float" office:value="21">
            <text:p>2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00611">
            <text:p>420061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162" table:number-columns-spanned="2" table:number-rows-spanned="1">
            <text:p>1162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93 (66TH ST) FROM CR 694/PARK BLVD TO CR 376/142ND AVE</text:p>
          </table:table-cell>
          <table:table-cell office:value-type="string">
            <text:p>Resurfacing</text:p>
          </table:table-cell>
          <table:table-cell office:value-type="float" office:value="4.238">
            <text:p>4.238</text:p>
          </table:table-cell>
          <table:table-cell office:value-type="float" office:value="4290581">
            <text:p>4290581</text:p>
          </table:table-cell>
          <table:table-cell office:value-type="string">
            <text:p>Preliminary Engineering</text:p>
          </table:table-cell>
          <table:table-cell office:value-type="float" office:value="8">
            <text:p>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581">
            <text:p>429058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7806" table:number-columns-spanned="2" table:number-rows-spanned="1">
            <text:p>7806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93 (66TH ST) FROM N OF 87TH AVE TO N OF 90TH AVE</text:p>
          </table:table-cell>
          <table:table-cell office:value-type="string">
            <text:p>Railroad Crossing</text:p>
          </table:table-cell>
          <table:table-cell office:value-type="float" office:value="0.1">
            <text:p>0.1</text:p>
          </table:table-cell>
          <table:table-cell office:value-type="float" office:value="4275861">
            <text:p>4275861</text:p>
          </table:table-cell>
          <table:table-cell office:value-type="string">
            <text:p>Railroad &amp; Utilites</text:p>
          </table:table-cell>
          <table:table-cell office:value-type="float" office:value="25">
            <text:p>2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93 (66TH ST) FROM N OF 87TH AVE TO N OF 90TH AVE</text:p>
          </table:table-cell>
          <table:table-cell office:value-type="string">
            <text:p>Railroad Crossing</text:p>
          </table:table-cell>
          <table:table-cell office:value-type="float" office:value="0.1">
            <text:p>0.1</text:p>
          </table:table-cell>
          <table:table-cell office:value-type="float" office:value="4275861">
            <text:p>4275861</text:p>
          </table:table-cell>
          <table:table-cell office:value-type="string">
            <text:p>Construction</text:p>
          </table:table-cell>
          <table:table-cell office:value-type="float" office:value="71">
            <text:p>7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94 (CR 694) FROM SR 687 (4TH ST) TO SR 699 (GULF BLVD)</text:p>
          </table:table-cell>
          <table:table-cell office:value-type="string">
            <text:p>Its Communication System</text:p>
          </table:table-cell>
          <table:table-cell office:value-type="float" office:value="11.221">
            <text:p>11.221</text:p>
          </table:table-cell>
          <table:table-cell office:value-type="float" office:value="4240121">
            <text:p>4240121</text:p>
          </table:table-cell>
          <table:table-cell office:value-type="string">
            <text:p>Preliminary Engineering</text:p>
          </table:table-cell>
          <table:table-cell office:value-type="float" office:value="300">
            <text:p>3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40121">
            <text:p>4240121</text:p>
          </table:table-cell>
          <table:table-cell office:value-type="string">
            <text:p>Construction</text:p>
          </table:table-cell>
          <table:table-cell office:value-type="float" office:value="3517">
            <text:p>351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94 (GANDY BLVD) FROM EAST US19 (SR55) TO E OF I-275 (SR93)</text:p>
          </table:table-cell>
          <table:table-cell office:value-type="string">
            <text:p>Widen/Resurface Exist Lanes</text:p>
          </table:table-cell>
          <table:table-cell office:value-type="float" office:value="1.808">
            <text:p>1.808</text:p>
          </table:table-cell>
          <table:table-cell office:value-type="float" office:value="2570861">
            <text:p>2570861</text:p>
          </table:table-cell>
          <table:table-cell office:value-type="string">
            <text:p>Preliminary Engineering</text:p>
          </table:table-cell>
          <table:table-cell office:value-type="float" office:value="3387">
            <text:p>338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70861">
            <text:p>2570861</text:p>
          </table:table-cell>
          <table:table-cell office:value-type="string">
            <text:p>Right Of Way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890">
            <text:p>3890</text:p>
          </table:table-cell>
          <table:table-cell office:value-type="float" office:value="9000" table:number-columns-spanned="2" table:number-rows-spanned="1">
            <text:p>900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70861">
            <text:p>2570861</text:p>
          </table:table-cell>
          <table:table-cell office:value-type="string">
            <text:p>Environmen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7">
            <text:p>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94 (GANDY BLVD) FROM W OF 9TH ST NORTH E OF 4TH ST NORTH</text:p>
          </table:table-cell>
          <table:table-cell office:value-type="string">
            <text:p>Add Lanes &amp; Reconstruct</text:p>
          </table:table-cell>
          <table:table-cell office:value-type="float" office:value="1.766">
            <text:p>1.766</text:p>
          </table:table-cell>
          <table:table-cell office:value-type="float" office:value="2569312">
            <text:p>2569312</text:p>
          </table:table-cell>
          <table:table-cell office:value-type="string">
            <text:p>Preliminary Engineering</text:p>
          </table:table-cell>
          <table:table-cell office:value-type="float" office:value="325">
            <text:p>32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3" table:number-columns-repeated="3"/>
          <table:table-cell office:value-type="float" office:value="2569312">
            <text:p>2569312</text:p>
          </table:table-cell>
          <table:table-cell office:value-type="string">
            <text:p>Railroad &amp; Utilites</text:p>
          </table:table-cell>
          <table:table-cell office:value-type="float" office:value="9275">
            <text:p>92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9312">
            <text:p>2569312</text:p>
          </table:table-cell>
          <table:table-cell office:value-type="string">
            <text:p>Design Build</text:p>
          </table:table-cell>
          <table:table-cell office:value-type="float" office:value="976">
            <text:p>97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94 (PARK BLVD N) FROM US 19 (SR 55) TO 66TH ST N</text:p>
          </table:table-cell>
          <table:table-cell office:value-type="string">
            <text:p>Resurfacing</text:p>
          </table:table-cell>
          <table:table-cell office:value-type="float" office:value="2.493">
            <text:p>2.493</text:p>
          </table:table-cell>
          <table:table-cell office:value-type="float" office:value="4290571">
            <text:p>4290571</text:p>
          </table:table-cell>
          <table:table-cell office:value-type="string">
            <text:p>Preliminary Engineering</text:p>
          </table:table-cell>
          <table:table-cell office:value-type="float" office:value="9">
            <text:p>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3" table:number-columns-repeated="3"/>
          <table:table-cell office:value-type="float" office:value="4290571">
            <text:p>4290571</text:p>
          </table:table-cell>
          <table:table-cell office:value-type="string">
            <text:p>Railroad &amp; Utilites</text:p>
          </table:table-cell>
          <table:table-cell office:value-type="float" office:value="75">
            <text:p>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571">
            <text:p>4290571</text:p>
          </table:table-cell>
          <table:table-cell office:value-type="string">
            <text:p>Construction</text:p>
          </table:table-cell>
          <table:table-cell office:value-type="float" office:value="4259">
            <text:p>425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571">
            <text:p>4290571</text:p>
          </table:table-cell>
          <table:table-cell office:value-type="string">
            <text:p>Environmental</text:p>
          </table:table-cell>
          <table:table-cell office:value-type="float" office:value="29">
            <text:p>2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99 (GULF BLVD) FROM S OF 131ST AVE TO S OF SR666/TOM STUART</text:p>
          </table:table-cell>
          <table:table-cell office:value-type="string">
            <text:p>Resurfacing</text:p>
          </table:table-cell>
          <table:table-cell office:value-type="float" office:value="1.383">
            <text:p>1.383</text:p>
          </table:table-cell>
          <table:table-cell office:value-type="float" office:value="4289591">
            <text:p>4289591</text:p>
          </table:table-cell>
          <table:table-cell office:value-type="string">
            <text:p>Preliminary Engineering</text:p>
          </table:table-cell>
          <table:table-cell office:value-type="float" office:value="14">
            <text:p>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89591">
            <text:p>4289591</text:p>
          </table:table-cell>
          <table:table-cell office:value-type="string">
            <text:p>Construction</text:p>
          </table:table-cell>
          <table:table-cell office:value-type="float" office:value="2237">
            <text:p>223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SR 699 (GULF BLVD) FROM COLONY CIR/SHOAL CIR TO NORTH OF 183RD TERR W</text:p>
          </table:table-cell>
          <table:table-cell office:value-type="string">
            <text:p>Resurfacing</text:p>
          </table:table-cell>
          <table:table-cell office:value-type="float" office:value="1.886">
            <text:p>1.886</text:p>
          </table:table-cell>
          <table:table-cell office:value-type="float" office:value="4271611">
            <text:p>4271611</text:p>
          </table:table-cell>
          <table:table-cell office:value-type="string">
            <text:p>Construction</text:p>
          </table:table-cell>
          <table:table-cell office:value-type="float" office:value="128">
            <text:p>12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99 (GULF BLVD) FROM N OF SR 682 TO N OF SR 693</text:p>
          </table:table-cell>
          <table:table-cell office:value-type="string">
            <text:p>Resurfacing</text:p>
          </table:table-cell>
          <table:table-cell office:value-type="float" office:value="2.513">
            <text:p>2.513</text:p>
          </table:table-cell>
          <table:table-cell office:value-type="float" office:value="4306621">
            <text:p>4306621</text:p>
          </table:table-cell>
          <table:table-cell office:value-type="string">
            <text:p>Preliminary Engineering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6621">
            <text:p>430662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3228" table:number-columns-spanned="2" table:number-rows-spanned="1">
            <text:p>3228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99 (GULF BLVD) FROM S OF 105TH AVE TO N OF 125TH AVE</text:p>
          </table:table-cell>
          <table:table-cell office:value-type="string">
            <text:p>Resurfacing</text:p>
          </table:table-cell>
          <table:table-cell office:value-type="float" office:value="1.174">
            <text:p>1.174</text:p>
          </table:table-cell>
          <table:table-cell office:value-type="float" office:value="4306611">
            <text:p>430661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6611">
            <text:p>430661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751" table:number-columns-spanned="2" table:number-rows-spanned="1">
            <text:p>1751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99 (GULF BLVD) FROM SE OF 99TH AVE TO S OF 105TH AVE</text:p>
          </table:table-cell>
          <table:table-cell office:value-type="string">
            <text:p>Resurfacing</text:p>
          </table:table-cell>
          <table:table-cell office:value-type="float" office:value="0.734">
            <text:p>0.734</text:p>
          </table:table-cell>
          <table:table-cell office:value-type="float" office:value="4314041">
            <text:p>4314041</text:p>
          </table:table-cell>
          <table:table-cell office:value-type="string">
            <text:p>Preliminary Engineering</text:p>
          </table:table-cell>
          <table:table-cell office:value-type="float" office:value="7">
            <text:p>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14041">
            <text:p>431404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989" table:number-columns-spanned="2" table:number-rows-spanned="1">
            <text:p>989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99 (GULF BLVD) FROM 99TH AVE TO 106TH AVE</text:p>
          </table:table-cell>
          <table:table-cell office:value-type="string">
            <text:p>Drainage Improvements</text:p>
          </table:table-cell>
          <table:table-cell office:value-type="float" office:value="0.778">
            <text:p>0.778</text:p>
          </table:table-cell>
          <table:table-cell office:value-type="float" office:value="4247251">
            <text:p>4247251</text:p>
          </table:table-cell>
          <table:table-cell office:value-type="string">
            <text:p>Construction</text:p>
          </table:table-cell>
          <table:table-cell office:value-type="float" office:value="8">
            <text:p>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SR60/SR651(COURT ST) FROM E OF MISSOURI AVE TO W OF SR60/GULF TO BAY</text:p>
          </table:table-cell>
          <table:table-cell office:value-type="string">
            <text:p>Resurfacing</text:p>
          </table:table-cell>
          <table:table-cell office:value-type="float" office:value="0.733">
            <text:p>0.733</text:p>
          </table:table-cell>
          <table:table-cell office:value-type="float" office:value="4290071">
            <text:p>429007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071">
            <text:p>4290071</text:p>
          </table:table-cell>
          <table:table-cell office:value-type="string">
            <text:p>Construction</text:p>
          </table:table-cell>
          <table:table-cell office:value-type="float" office:value="1056">
            <text:p>105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693(66TH/PASADENA) FROM US 19 (SR55) TO SR 699 (GULF BLVD)</text:p>
          </table:table-cell>
          <table:table-cell office:value-type="string">
            <text:p>Its Communication System</text:p>
          </table:table-cell>
          <table:table-cell office:value-type="float" office:value="11.606">
            <text:p>11.606</text:p>
          </table:table-cell>
          <table:table-cell office:value-type="float" office:value="4240111">
            <text:p>4240111</text:p>
          </table:table-cell>
          <table:table-cell office:value-type="string">
            <text:p>Construction</text:p>
          </table:table-cell>
          <table:table-cell office:value-type="float" office:value="5841">
            <text:p>584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693/694/PARK/66TH FROM 46TH ST/82ND AVE TO 49TH ST N/86TH AVE</text:p>
          </table:table-cell>
          <table:table-cell office:value-type="string">
            <text:p>Drainage Improvements</text:p>
          </table:table-cell>
          <table:table-cell office:value-type="float" office:value="2.75">
            <text:p>2.75</text:p>
          </table:table-cell>
          <table:table-cell office:value-type="float" office:value="4114573">
            <text:p>4114573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14573">
            <text:p>4114573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3419" table:number-columns-spanned="2" table:number-rows-spanned="1">
            <text:p>3419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UBSTRUCTURE REPAIR PINELLAS COUNTY VARIOUS LOCATIONS</text:p>
          </table:table-cell>
          <table:table-cell office:value-type="string">
            <text:p>Bridge-Repair/Rehabilitation</text:p>
          </table:table-cell>
          <table:table-cell office:value-type="float" office:value="2.617">
            <text:p>2.617</text:p>
          </table:table-cell>
          <table:table-cell office:value-type="float" office:value="4274891">
            <text:p>4274891</text:p>
          </table:table-cell>
          <table:table-cell office:value-type="string">
            <text:p>Construction</text:p>
          </table:table-cell>
          <table:table-cell office:value-type="float" office:value="26">
            <text:p>2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UBSTRUCTURE REPAIR PINELLAS COUNTY VARIOUS LOCATIONS</text:p>
          </table:table-cell>
          <table:table-cell office:value-type="string">
            <text:p>Bridge-Repair/Rehabilitation</text:p>
          </table:table-cell>
          <table:table-cell office:value-type="float" office:value="0.344">
            <text:p>0.344</text:p>
          </table:table-cell>
          <table:table-cell office:value-type="float" office:value="4307511">
            <text:p>4307511</text:p>
          </table:table-cell>
          <table:table-cell office:value-type="string">
            <text:p>Preliminary Engineering</text:p>
          </table:table-cell>
          <table:table-cell office:value-type="float" office:value="88">
            <text:p>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7511">
            <text:p>430751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973" table:number-columns-spanned="2" table:number-rows-spanned="1">
            <text:p>973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TOLL OPERATIONS SUNSHINE SKYWAY</text:p>
          </table:table-cell>
          <table:table-cell office:value-type="string">
            <text:p>Toll Plaza</text:p>
          </table:table-cell>
          <table:table-cell office:value-type="float" office:value="4.288">
            <text:p>4.288</text:p>
          </table:table-cell>
          <table:table-cell office:value-type="float" office:value="1011">
            <text:p>1011</text:p>
          </table:table-cell>
          <table:table-cell office:value-type="string">
            <text:p>Operations</text:p>
          </table:table-cell>
          <table:table-cell office:value-type="float" office:value="5860">
            <text:p>5860</text:p>
          </table:table-cell>
          <table:table-cell office:value-type="float" office:value="5939" table:number-columns-spanned="2" table:number-rows-spanned="1">
            <text:p>5939</text:p>
          </table:table-cell>
          <table:covered-table-cell/>
          <table:table-cell office:value-type="float" office:value="6100">
            <text:p>6100</text:p>
          </table:table-cell>
          <table:table-cell office:value-type="float" office:value="6210" table:number-columns-spanned="2" table:number-rows-spanned="1">
            <text:p>6210</text:p>
          </table:table-cell>
          <table:covered-table-cell/>
          <table:table-cell office:value-type="float" office:value="6315">
            <text:p>6315</text:p>
          </table:table-cell>
          <table:table-cell table:number-columns-repeated="1011"/>
        </table:table-row>
        <table:table-row table:style-name="ro2">
          <table:table-cell office:value-type="string">
            <text:p>US 19 (SR 55) FM N OF CR576/SUNSET PNT TO S OF COUNTRYSIDE BLVD</text:p>
          </table:table-cell>
          <table:table-cell office:value-type="string">
            <text:p>Add Lanes &amp; Reconstruct</text:p>
          </table:table-cell>
          <table:table-cell office:value-type="float" office:value="1.055">
            <text:p>1.055</text:p>
          </table:table-cell>
          <table:table-cell office:value-type="float" office:value="2568901">
            <text:p>2568901</text:p>
          </table:table-cell>
          <table:table-cell office:value-type="string">
            <text:p>Preliminary Engineering</text:p>
          </table:table-cell>
          <table:table-cell office:value-type="float" office:value="46">
            <text:p>4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3" table:number-columns-repeated="3"/>
          <table:table-cell office:value-type="float" office:value="2568901">
            <text:p>2568901</text:p>
          </table:table-cell>
          <table:table-cell office:value-type="string">
            <text:p>Railroad &amp; Utilites</text:p>
          </table:table-cell>
          <table:table-cell office:value-type="float" office:value="390">
            <text:p>39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8901">
            <text:p>2568901</text:p>
          </table:table-cell>
          <table:table-cell office:value-type="string">
            <text:p>Construction</text:p>
          </table:table-cell>
          <table:table-cell office:value-type="float" office:value="834">
            <text:p>83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BECKETT WAY TO PINELLAS/PASCO CO LINE</text:p>
          </table:table-cell>
          <table:table-cell office:value-type="string">
            <text:p>Traffic Control Devices/System</text:p>
          </table:table-cell>
          <table:table-cell office:value-type="float" office:value="0.453">
            <text:p>0.453</text:p>
          </table:table-cell>
          <table:table-cell office:value-type="float" office:value="4062553">
            <text:p>4062553</text:p>
          </table:table-cell>
          <table:table-cell office:value-type="string">
            <text:p>Preliminary Engineering</text:p>
          </table:table-cell>
          <table:table-cell office:value-type="float" office:value="4">
            <text:p>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BECKETT WAY TO PINELLAS/PASCO CO LINE</text:p>
          </table:table-cell>
          <table:table-cell office:value-type="string">
            <text:p>Traffic Control Devices/System</text:p>
          </table:table-cell>
          <table:table-cell office:value-type="float" office:value="0.453">
            <text:p>0.453</text:p>
          </table:table-cell>
          <table:table-cell office:value-type="float" office:value="4062553">
            <text:p>4062553</text:p>
          </table:table-cell>
          <table:table-cell office:value-type="string">
            <text:p>Construction</text:p>
          </table:table-cell>
          <table:table-cell office:value-type="float" office:value="361">
            <text:p>36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N OF CROSS BAYOU CN TO N OF WHITNEY RD</text:p>
          </table:table-cell>
          <table:table-cell office:value-type="string">
            <text:p>Resurfacing</text:p>
          </table:table-cell>
          <table:table-cell office:value-type="float" office:value="3.031">
            <text:p>3.031</text:p>
          </table:table-cell>
          <table:table-cell office:value-type="float" office:value="4308991">
            <text:p>4308991</text:p>
          </table:table-cell>
          <table:table-cell office:value-type="string">
            <text:p>Preliminary Engineering</text:p>
          </table:table-cell>
          <table:table-cell office:value-type="float" office:value="12">
            <text:p>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08991">
            <text:p>430899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9434">
            <text:p>943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N OF GANDY BLVD TO 49TH ST NORTH</text:p>
          </table:table-cell>
          <table:table-cell office:value-type="string">
            <text:p>Resurfacing</text:p>
          </table:table-cell>
          <table:table-cell office:value-type="float" office:value="1.86">
            <text:p>1.86</text:p>
          </table:table-cell>
          <table:table-cell office:value-type="float" office:value="4314961">
            <text:p>4314961</text:p>
          </table:table-cell>
          <table:table-cell office:value-type="string">
            <text:p>Preliminary Engineering</text:p>
          </table:table-cell>
          <table:table-cell office:value-type="float" office:value="8">
            <text:p>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14961">
            <text:p>431496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5062">
            <text:p>506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N OF SR 580(MAIN ST) TO NORTHSIDE DR</text:p>
          </table:table-cell>
          <table:table-cell office:value-type="string">
            <text:p>Flexible Pavement Reconstruct.</text:p>
          </table:table-cell>
          <table:table-cell office:value-type="float" office:value="1.028">
            <text:p>1.028</text:p>
          </table:table-cell>
          <table:table-cell office:value-type="float" office:value="2567742">
            <text:p>2567742</text:p>
          </table:table-cell>
          <table:table-cell office:value-type="string">
            <text:p>Preliminary Engineering</text:p>
          </table:table-cell>
          <table:table-cell office:value-type="float" office:value="10">
            <text:p>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7742">
            <text:p>2567742</text:p>
          </table:table-cell>
          <table:table-cell office:value-type="string">
            <text:p>Environmental</text:p>
          </table:table-cell>
          <table:table-cell office:value-type="float" office:value="41">
            <text:p>4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N OF WHITNEY RD TO N OF SR 60</text:p>
          </table:table-cell>
          <table:table-cell office:value-type="string">
            <text:p>Interchange (New)</text:p>
          </table:table-cell>
          <table:table-cell office:value-type="float" office:value="2.643">
            <text:p>2.643</text:p>
          </table:table-cell>
          <table:table-cell office:value-type="float" office:value="2568811">
            <text:p>2568811</text:p>
          </table:table-cell>
          <table:table-cell office:value-type="string">
            <text:p>Construction</text:p>
          </table:table-cell>
          <table:table-cell office:value-type="float" office:value="306">
            <text:p>30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8811">
            <text:p>2568811</text:p>
          </table:table-cell>
          <table:table-cell office:value-type="string">
            <text:p>Environmental</text:p>
          </table:table-cell>
          <table:table-cell office:value-type="float" office:value="1277">
            <text:p>127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N OF 22ND AVE N TO S END OF BRIDGE #061</text:p>
          </table:table-cell>
          <table:table-cell office:value-type="string">
            <text:p>Resurfacing</text:p>
          </table:table-cell>
          <table:table-cell office:value-type="float" office:value="1.452">
            <text:p>1.452</text:p>
          </table:table-cell>
          <table:table-cell office:value-type="float" office:value="4037311">
            <text:p>4037311</text:p>
          </table:table-cell>
          <table:table-cell office:value-type="string">
            <text:p>Construction</text:p>
          </table:table-cell>
          <table:table-cell office:value-type="float" office:value="73">
            <text:p>7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N OF 49TH ST TO S OF 126TH AVE N</text:p>
          </table:table-cell>
          <table:table-cell office:value-type="string">
            <text:p>Add Lanes &amp; Reconstruct</text:p>
          </table:table-cell>
          <table:table-cell office:value-type="float" office:value="1.777">
            <text:p>1.777</text:p>
          </table:table-cell>
          <table:table-cell office:value-type="float" office:value="2570701">
            <text:p>2570701</text:p>
          </table:table-cell>
          <table:table-cell office:value-type="string">
            <text:p>Right Of Way</text:p>
          </table:table-cell>
          <table:table-cell office:value-type="float" office:value="373">
            <text:p>37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NORTHSIDE DR TO NORTH OF CR 95</text:p>
          </table:table-cell>
          <table:table-cell office:value-type="string">
            <text:p>Flexible Pavement Reconstruct.</text:p>
          </table:table-cell>
          <table:table-cell office:value-type="float" office:value="1.282">
            <text:p>1.282</text:p>
          </table:table-cell>
          <table:table-cell office:value-type="float" office:value="2567743">
            <text:p>2567743</text:p>
          </table:table-cell>
          <table:table-cell office:value-type="string">
            <text:p>Preliminary Engineering</text:p>
          </table:table-cell>
          <table:table-cell office:value-type="float" office:value="9">
            <text:p>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S OF COUNTRYSIDE BLD TO S OF E LIVE OAK ST</text:p>
          </table:table-cell>
          <table:table-cell office:value-type="string">
            <text:p>Resurfacing</text:p>
          </table:table-cell>
          <table:table-cell office:value-type="float" office:value="9.848">
            <text:p>9.848</text:p>
          </table:table-cell>
          <table:table-cell office:value-type="float" office:value="4290051">
            <text:p>4290051</text:p>
          </table:table-cell>
          <table:table-cell office:value-type="string">
            <text:p>Construction</text:p>
          </table:table-cell>
          <table:table-cell office:value-type="float" office:value="349">
            <text:p>34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051">
            <text:p>4290051</text:p>
          </table:table-cell>
          <table:table-cell office:value-type="string">
            <text:p>Environmental</text:p>
          </table:table-cell>
          <table:table-cell office:value-type="float" office:value="270">
            <text:p>27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S OF LIVE OAK ST TO N OF BRITTANY PARK BLV</text:p>
          </table:table-cell>
          <table:table-cell office:value-type="string">
            <text:p>Resurfacing</text:p>
          </table:table-cell>
          <table:table-cell office:value-type="float" office:value="1.32">
            <text:p>1.32</text:p>
          </table:table-cell>
          <table:table-cell office:value-type="float" office:value="4348071">
            <text:p>4348071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S OF NE COACHMAN RD TO N OF SUNSET POINT</text:p>
          </table:table-cell>
          <table:table-cell office:value-type="string">
            <text:p>Add Lanes &amp; Reconstruct</text:p>
          </table:table-cell>
          <table:table-cell office:value-type="float" office:value="1.327">
            <text:p>1.327</text:p>
          </table:table-cell>
          <table:table-cell office:value-type="float" office:value="2568881">
            <text:p>2568881</text:p>
          </table:table-cell>
          <table:table-cell office:value-type="string">
            <text:p>Right Of Way</text:p>
          </table:table-cell>
          <table:table-cell office:value-type="float" office:value="2919">
            <text:p>2919</text:p>
          </table:table-cell>
          <table:table-cell office:value-type="float" office:value="3600" table:number-columns-spanned="2" table:number-rows-spanned="1">
            <text:p>360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SR 682(54TH AVE S) TO 44TH AVE N</text:p>
          </table:table-cell>
          <table:table-cell office:value-type="string">
            <text:p>Traffic Control Devices/System</text:p>
          </table:table-cell>
          <table:table-cell office:value-type="float" office:value="6.463">
            <text:p>6.463</text:p>
          </table:table-cell>
          <table:table-cell office:value-type="float" office:value="4062556">
            <text:p>4062556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062556">
            <text:p>4062556</text:p>
          </table:table-cell>
          <table:table-cell office:value-type="string">
            <text:p>Construction</text:p>
          </table:table-cell>
          <table:table-cell office:value-type="float" office:value="2980">
            <text:p>298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38TH AVE N TO PINELLAS/PASCO CTY LN</text:p>
          </table:table-cell>
          <table:table-cell office:value-type="string">
            <text:p>Road/Slope Protection</text:p>
          </table:table-cell>
          <table:table-cell office:value-type="float" office:value="26.263">
            <text:p>26.263</text:p>
          </table:table-cell>
          <table:table-cell office:value-type="float" office:value="4228001">
            <text:p>4228001</text:p>
          </table:table-cell>
          <table:table-cell office:value-type="string">
            <text:p>Construction</text:p>
          </table:table-cell>
          <table:table-cell office:value-type="float" office:value="8">
            <text:p>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FROM 49TH STREET N TO 126TH AVE N</text:p>
          </table:table-cell>
          <table:table-cell office:value-type="string">
            <text:p>Traffic Control Devices/System</text:p>
          </table:table-cell>
          <table:table-cell office:value-type="float" office:value="1.965">
            <text:p>1.965</text:p>
          </table:table-cell>
          <table:table-cell office:value-type="float" office:value="4062555">
            <text:p>4062555</text:p>
          </table:table-cell>
          <table:table-cell office:value-type="string">
            <text:p>Construction</text:p>
          </table:table-cell>
          <table:table-cell office:value-type="float" office:value="767">
            <text:p>76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(SR 55) SB FROM 54TH AVE S TO I-275 SOUTHBOUND</text:p>
          </table:table-cell>
          <table:table-cell office:value-type="string">
            <text:p>Resurfacing</text:p>
          </table:table-cell>
          <table:table-cell office:value-type="float" office:value="1.102">
            <text:p>1.102</text:p>
          </table:table-cell>
          <table:table-cell office:value-type="float" office:value="4256661">
            <text:p>4256661</text:p>
          </table:table-cell>
          <table:table-cell office:value-type="string">
            <text:p>Construction</text:p>
          </table:table-cell>
          <table:table-cell office:value-type="float" office:value="83">
            <text:p>8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19 FROM 38TH AVENUE NORTH TO 44TH AVENUE NORTH</text:p>
          </table:table-cell>
          <table:table-cell office:value-type="string">
            <text:p>Drainage Improvements</text:p>
          </table:table-cell>
          <table:table-cell office:value-type="float" office:value="0.427">
            <text:p>0.427</text:p>
          </table:table-cell>
          <table:table-cell office:value-type="float" office:value="4325341">
            <text:p>4325341</text:p>
          </table:table-cell>
          <table:table-cell office:value-type="string">
            <text:p>Preliminary Engineering</text:p>
          </table:table-cell>
          <table:table-cell office:value-type="float" office:value="9">
            <text:p>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5341">
            <text:p>4325341</text:p>
          </table:table-cell>
          <table:table-cell office:value-type="string">
            <text:p>Right Of Way</text:p>
          </table:table-cell>
          <table:table-cell office:value-type="float" office:value="75">
            <text:p>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5341">
            <text:p>4325341</text:p>
          </table:table-cell>
          <table:table-cell office:value-type="string">
            <text:p>Construction</text:p>
          </table:table-cell>
          <table:table-cell office:value-type="float" office:value="375">
            <text:p>3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25341">
            <text:p>4325341</text:p>
          </table:table-cell>
          <table:table-cell office:value-type="string">
            <text:p>Environmental</text:p>
          </table:table-cell>
          <table:table-cell office:value-type="float" office:value="7">
            <text:p>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 92/SR687/4TH ST N FROM 5TH AVE N TO N OF KOGER BLVD</text:p>
          </table:table-cell>
          <table:table-cell office:value-type="string">
            <text:p>Resurfacing</text:p>
          </table:table-cell>
          <table:table-cell office:value-type="float" office:value="5.775">
            <text:p>5.775</text:p>
          </table:table-cell>
          <table:table-cell office:value-type="float" office:value="4271621">
            <text:p>4271621</text:p>
          </table:table-cell>
          <table:table-cell office:value-type="string">
            <text:p>Construction</text:p>
          </table:table-cell>
          <table:table-cell office:value-type="float" office:value="312">
            <text:p>3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ELCHER ROAD AND BELLEAIR RD</text:p>
          </table:table-cell>
          <table:table-cell office:value-type="string">
            <text:p>Intersection Improvement</text:p>
          </table:table-cell>
          <table:table-cell office:value-type="float" office:value="0.303">
            <text:p>0.303</text:p>
          </table:table-cell>
          <table:table-cell office:value-type="float" office:value="4303731">
            <text:p>430373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2750" table:number-columns-spanned="2" table:number-rows-spanned="1">
            <text:p>275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ELCHER ROAD FROM DRUID RD TO PARK BLVD</text:p>
          </table:table-cell>
          <table:table-cell office:value-type="string">
            <text:p>Atms - Arterial Traffic Mgmt</text:p>
          </table:table-cell>
          <table:table-cell office:value-type="float" office:value="8.31">
            <text:p>8.31</text:p>
          </table:table-cell>
          <table:table-cell office:value-type="float" office:value="4290671">
            <text:p>4290671</text:p>
          </table:table-cell>
          <table:table-cell office:value-type="string">
            <text:p>Preliminary Engineering</text:p>
          </table:table-cell>
          <table:table-cell office:value-type="float" office:value="275">
            <text:p>2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671">
            <text:p>429067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2555" table:number-columns-spanned="2" table:number-rows-spanned="1">
            <text:p>2555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LIND PASS ROAD FROM 75TH AVE TO GULF BLVD</text:p>
          </table:table-cell>
          <table:table-cell office:value-type="string">
            <text:p>Bike Lane/Sidewalk</text:p>
          </table:table-cell>
          <table:table-cell office:value-type="float" office:value="0.001">
            <text:p>0.001</text:p>
          </table:table-cell>
          <table:table-cell office:value-type="float" office:value="4266251">
            <text:p>4266251</text:p>
          </table:table-cell>
          <table:table-cell office:value-type="string">
            <text:p>Preliminary Engineering</text:p>
          </table:table-cell>
          <table:table-cell office:value-type="float" office:value="75">
            <text:p>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RYAN DAIRY RD FROM STARKEY RD TO 72ND ST NORTH</text:p>
          </table:table-cell>
          <table:table-cell office:value-type="string">
            <text:p>Add Lanes &amp; Reconstruct</text:p>
          </table:table-cell>
          <table:table-cell office:value-type="float" office:value="1.463">
            <text:p>1.463</text:p>
          </table:table-cell>
          <table:table-cell office:value-type="float" office:value="4206291">
            <text:p>420629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RYAN DAIRY/118TH AV FROM 28TH ST TO ALT US 19</text:p>
          </table:table-cell>
          <table:table-cell office:value-type="string">
            <text:p>Its Communication System</text:p>
          </table:table-cell>
          <table:table-cell office:value-type="float" office:value="7.38">
            <text:p>7.38</text:p>
          </table:table-cell>
          <table:table-cell office:value-type="float" office:value="4230861">
            <text:p>4230861</text:p>
          </table:table-cell>
          <table:table-cell office:value-type="string">
            <text:p>Preliminary Engineering</text:p>
          </table:table-cell>
          <table:table-cell office:value-type="float" office:value="200">
            <text:p>2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30861">
            <text:p>4230861</text:p>
          </table:table-cell>
          <table:table-cell office:value-type="string">
            <text:p>Construction</text:p>
          </table:table-cell>
          <table:table-cell office:value-type="float" office:value="2430">
            <text:p>243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ITY OF ST PETE PED CROSSG ENHANCEMENT 64 CROSSWALKS</text:p>
          </table:table-cell>
          <table:table-cell office:value-type="string">
            <text:p>Traffic Control Devices/System</text:p>
          </table:table-cell>
          <table:table-cell office:value-type="string">
            <text:p> </text:p>
          </table:table-cell>
          <table:table-cell office:value-type="float" office:value="4245326">
            <text:p>4245326</text:p>
          </table:table-cell>
          <table:table-cell office:value-type="string">
            <text:p>Construction</text:p>
          </table:table-cell>
          <table:table-cell office:value-type="float" office:value="894">
            <text:p>89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ITY OF ST PETE TR FM WALTER FULLER PK TR TO 22ND AV N/72 N/26AV N</text:p>
          </table:table-cell>
          <table:table-cell office:value-type="string">
            <text:p>Bike Path/Trail</text:p>
          </table:table-cell>
          <table:table-cell office:value-type="float" office:value="0.517">
            <text:p>0.517</text:p>
          </table:table-cell>
          <table:table-cell office:value-type="float" office:value="4304351">
            <text:p>4304351</text:p>
          </table:table-cell>
          <table:table-cell office:value-type="string">
            <text:p>Construction</text:p>
          </table:table-cell>
          <table:table-cell office:value-type="float" office:value="482">
            <text:p>48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 1 (KEENE RD) FROM SR 580/MAIN ST TO SR 586/CURLEW RD</text:p>
          </table:table-cell>
          <table:table-cell office:value-type="string">
            <text:p>Sidewalk</text:p>
          </table:table-cell>
          <table:table-cell office:value-type="float" office:value="1.931">
            <text:p>1.931</text:p>
          </table:table-cell>
          <table:table-cell office:value-type="float" office:value="4245643">
            <text:p>4245643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594" table:number-columns-spanned="2" table:number-rows-spanned="1">
            <text:p>594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 1(KEENE RD/OMAHA) FROM SR 60 TO ALDERMAN ROAD</text:p>
          </table:table-cell>
          <table:table-cell office:value-type="string">
            <text:p>Its Communication System</text:p>
          </table:table-cell>
          <table:table-cell office:value-type="float" office:value="8.325">
            <text:p>8.325</text:p>
          </table:table-cell>
          <table:table-cell office:value-type="float" office:value="4335811">
            <text:p>433581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3600" table:number-columns-spanned="2" table:number-rows-spanned="1">
            <text:p>360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 296(FUTURE SR690) FROM US 19 (SR 55) TO E OF ROOSEVELT/CR 296</text:p>
          </table:table-cell>
          <table:table-cell office:value-type="string">
            <text:p>New Bridge Construction</text:p>
          </table:table-cell>
          <table:table-cell office:value-type="float" office:value="3.688">
            <text:p>3.688</text:p>
          </table:table-cell>
          <table:table-cell office:value-type="float" office:value="4136222">
            <text:p>4136222</text:p>
          </table:table-cell>
          <table:table-cell office:value-type="string">
            <text:p>Preliminary Engineering</text:p>
          </table:table-cell>
          <table:table-cell office:value-type="float" office:value="16">
            <text:p>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136222">
            <text:p>4136222</text:p>
          </table:table-cell>
          <table:table-cell office:value-type="string">
            <text:p>Right Of Way</text:p>
          </table:table-cell>
          <table:table-cell office:value-type="float" office:value="17069">
            <text:p>17069</text:p>
          </table:table-cell>
          <table:table-cell office:value-type="float" office:value="2195" table:number-columns-spanned="2" table:number-rows-spanned="1">
            <text:p>2195</text:p>
          </table:table-cell>
          <table:covered-table-cell/>
          <table:table-cell office:value-type="float" office:value="6221">
            <text:p>622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R 694 (PARK BLVD) FROM STARKEY RD TO 66TH ST N</text:p>
          </table:table-cell>
          <table:table-cell office:value-type="string">
            <text:p>Sidewalk</text:p>
          </table:table-cell>
          <table:table-cell office:value-type="float" office:value="2.058">
            <text:p>2.058</text:p>
          </table:table-cell>
          <table:table-cell office:value-type="float" office:value="4245644">
            <text:p>4245644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465" table:number-columns-spanned="2" table:number-rows-spanned="1">
            <text:p>465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45644">
            <text:p>4245644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770" table:number-columns-spanned="2" table:number-rows-spanned="1">
            <text:p>77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GULF BLVD @ SR682/107 AVE/PARK BLVD SR688/BELLEAIR CSWY</text:p>
          </table:table-cell>
          <table:table-cell office:value-type="string">
            <text:p>Atms - Arterial Traffic Mgmt</text:p>
          </table:table-cell>
          <table:table-cell office:value-type="float" office:value="7.911">
            <text:p>7.911</text:p>
          </table:table-cell>
          <table:table-cell office:value-type="float" office:value="4290681">
            <text:p>4290681</text:p>
          </table:table-cell>
          <table:table-cell office:value-type="string">
            <text:p>Preliminary Engineering</text:p>
          </table:table-cell>
          <table:table-cell office:value-type="float" office:value="370">
            <text:p>37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90681">
            <text:p>429068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4055" table:number-columns-spanned="2" table:number-rows-spanned="1">
            <text:p>4055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HAINES-BAYSHORE RD FROM US 19 N TO SUNRISE BLVD</text:p>
          </table:table-cell>
          <table:table-cell office:value-type="string">
            <text:p>Sidewalk</text:p>
          </table:table-cell>
          <table:table-cell office:value-type="float" office:value="0.947">
            <text:p>0.947</text:p>
          </table:table-cell>
          <table:table-cell office:value-type="float" office:value="4245646">
            <text:p>4245646</text:p>
          </table:table-cell>
          <table:table-cell office:value-type="string">
            <text:p>Preliminary Engineering</text:p>
          </table:table-cell>
          <table:table-cell office:value-type="float" office:value="267">
            <text:p>26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45646">
            <text:p>4245646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728">
            <text:p>728</text:p>
          </table:table-cell>
          <table:table-cell table:number-columns-repeated="1011"/>
        </table:table-row>
        <table:table-row table:style-name="ro2">
          <table:table-cell office:value-type="string">
            <text:p>HERCULES/GREENBRIAR FM SUNSET POINT RD TO BELCHER RD</text:p>
          </table:table-cell>
          <table:table-cell office:value-type="string">
            <text:p>Sidewalk</text:p>
          </table:table-cell>
          <table:table-cell office:value-type="float" office:value="1.2">
            <text:p>1.2</text:p>
          </table:table-cell>
          <table:table-cell office:value-type="float" office:value="4245642">
            <text:p>4245642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45642">
            <text:p>4245642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752">
            <text:p>75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NURSERY ROAD FROM E OAKADIA DRIVE TO BELCHER RD</text:p>
          </table:table-cell>
          <table:table-cell office:value-type="string">
            <text:p>Sidewalk</text:p>
          </table:table-cell>
          <table:table-cell office:value-type="float" office:value="0.29">
            <text:p>0.29</text:p>
          </table:table-cell>
          <table:table-cell office:value-type="float" office:value="4304052">
            <text:p>4304052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NURSERY ROAD FROM E OF S HAVEN DRIVE TO CHATEAU DE VILLE CT</text:p>
          </table:table-cell>
          <table:table-cell office:value-type="string">
            <text:p>Sidewalk</text:p>
          </table:table-cell>
          <table:table-cell office:value-type="float" office:value="0.115">
            <text:p>0.115</text:p>
          </table:table-cell>
          <table:table-cell office:value-type="float" office:value="4304061">
            <text:p>4304061</text:p>
          </table:table-cell>
          <table:table-cell office:value-type="string">
            <text:p>Construction</text:p>
          </table:table-cell>
          <table:table-cell office:value-type="float" office:value="220">
            <text:p>22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INELLAS BAYWAY II DEDICATED TOLL LANE CONVERSION</text:p>
          </table:table-cell>
          <table:table-cell office:value-type="string">
            <text:p>Toll Collection</text:p>
          </table:table-cell>
          <table:table-cell office:value-type="float" office:value="0.02">
            <text:p>0.02</text:p>
          </table:table-cell>
          <table:table-cell office:value-type="float" office:value="4337741">
            <text:p>4337741</text:p>
          </table:table-cell>
          <table:table-cell office:value-type="string">
            <text:p>Capital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PINELLAS COUNTY ADV TRAFFIC MANAGEMENT SYSTEM ITS PRIMARY CONTROL CTR</text:p>
          </table:table-cell>
          <table:table-cell office:value-type="string">
            <text:p>Its Communication System</text:p>
          </table:table-cell>
          <table:table-cell office:value-type="string">
            <text:p> </text:p>
          </table:table-cell>
          <table:table-cell office:value-type="float" office:value="4206281">
            <text:p>4206281</text:p>
          </table:table-cell>
          <table:table-cell office:value-type="string">
            <text:p>Construction</text:p>
          </table:table-cell>
          <table:table-cell office:value-type="float" office:value="536">
            <text:p>5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ANDY LANE ELEM/SCH SUNSET PT FM DOUGLAS AVE TO KINGS HWY</text:p>
          </table:table-cell>
          <table:table-cell office:value-type="string">
            <text:p>Sidewalk</text:p>
          </table:table-cell>
          <table:table-cell office:value-type="float" office:value="0.485">
            <text:p>0.485</text:p>
          </table:table-cell>
          <table:table-cell office:value-type="float" office:value="4302461">
            <text:p>430246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79 PINELLAS BAYWAY STRUCTURE E</text:p>
          </table:table-cell>
          <table:table-cell office:value-type="string">
            <text:p>Bridge-Repair/Rehabilitation</text:p>
          </table:table-cell>
          <table:table-cell office:value-type="float" office:value="0.263">
            <text:p>0.263</text:p>
          </table:table-cell>
          <table:table-cell office:value-type="float" office:value="4270481">
            <text:p>4270481</text:p>
          </table:table-cell>
          <table:table-cell office:value-type="string">
            <text:p>Construction</text:p>
          </table:table-cell>
          <table:table-cell office:value-type="float" office:value="63">
            <text:p>6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2 (PIN BAYWAY) FROM E OF GULF BLVD TO W OF SR 679</text:p>
          </table:table-cell>
          <table:table-cell office:value-type="string">
            <text:p>Bridge Replacement</text:p>
          </table:table-cell>
          <table:table-cell office:value-type="float" office:value="0.475">
            <text:p>0.475</text:p>
          </table:table-cell>
          <table:table-cell office:value-type="float" office:value="2569031">
            <text:p>2569031</text:p>
          </table:table-cell>
          <table:table-cell office:value-type="string">
            <text:p>Railroad &amp; Utilites</text:p>
          </table:table-cell>
          <table:table-cell office:value-type="float" office:value="9">
            <text:p>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9031">
            <text:p>2569031</text:p>
          </table:table-cell>
          <table:table-cell office:value-type="string">
            <text:p>Construction</text:p>
          </table:table-cell>
          <table:table-cell office:value-type="float" office:value="169">
            <text:p>16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6 AT CR 611 (49TH ST)</text:p>
          </table:table-cell>
          <table:table-cell office:value-type="string">
            <text:p>New Bridge Construction</text:p>
          </table:table-cell>
          <table:table-cell office:value-type="float" office:value="1.247">
            <text:p>1.247</text:p>
          </table:table-cell>
          <table:table-cell office:value-type="float" office:value="2569961">
            <text:p>2569961</text:p>
          </table:table-cell>
          <table:table-cell office:value-type="string">
            <text:p>Preliminary Engineering</text:p>
          </table:table-cell>
          <table:table-cell office:value-type="float" office:value="7">
            <text:p>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9961">
            <text:p>2569961</text:p>
          </table:table-cell>
          <table:table-cell office:value-type="string">
            <text:p>Right Of Way</text:p>
          </table:table-cell>
          <table:table-cell office:value-type="float" office:value="98">
            <text:p>98</text:p>
          </table:table-cell>
          <table:table-cell office:value-type="float" office:value="44" table:number-columns-spanned="2" table:number-rows-spanned="1">
            <text:p>44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9961">
            <text:p>2569961</text:p>
          </table:table-cell>
          <table:table-cell office:value-type="string">
            <text:p>Environmental</text:p>
          </table:table-cell>
          <table:table-cell office:value-type="float" office:value="314">
            <text:p>3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TARKEY ROAD @ NGCN: 626659-Y M.P. 0.762</text:p>
          </table:table-cell>
          <table:table-cell office:value-type="string">
            <text:p>Rail Safety Project</text:p>
          </table:table-cell>
          <table:table-cell office:value-type="float" office:value="0.012">
            <text:p>0.012</text:p>
          </table:table-cell>
          <table:table-cell office:value-type="float" office:value="4336821">
            <text:p>4336821</text:p>
          </table:table-cell>
          <table:table-cell office:value-type="string">
            <text:p>Railroad &amp; Utilites</text:p>
          </table:table-cell>
          <table:table-cell office:value-type="float" office:value="275">
            <text:p>2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TARKEY ROAD FROM TYRONE BOULEVARD TO SR 60</text:p>
          </table:table-cell>
          <table:table-cell office:value-type="string">
            <text:p>Its Communication System</text:p>
          </table:table-cell>
          <table:table-cell office:value-type="float" office:value="10.64">
            <text:p>10.64</text:p>
          </table:table-cell>
          <table:table-cell office:value-type="float" office:value="4335801">
            <text:p>433580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600">
            <text:p>36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TOLL OPERATIONS PINELLAS BAYWAY</text:p>
          </table:table-cell>
          <table:table-cell office:value-type="string">
            <text:p>Toll Plaza</text:p>
          </table:table-cell>
          <table:table-cell office:value-type="float" office:value="1.016">
            <text:p>1.016</text:p>
          </table:table-cell>
          <table:table-cell office:value-type="float" office:value="1531">
            <text:p>1531</text:p>
          </table:table-cell>
          <table:table-cell office:value-type="string">
            <text:p>Operations</text:p>
          </table:table-cell>
          <table:table-cell office:value-type="float" office:value="3177">
            <text:p>3177</text:p>
          </table:table-cell>
          <table:table-cell office:value-type="float" office:value="3226" table:number-columns-spanned="2" table:number-rows-spanned="1">
            <text:p>3226</text:p>
          </table:table-cell>
          <table:covered-table-cell/>
          <table:table-cell office:value-type="float" office:value="3330">
            <text:p>3330</text:p>
          </table:table-cell>
          <table:table-cell office:value-type="float" office:value="3411" table:number-columns-spanned="2" table:number-rows-spanned="1">
            <text:p>3411</text:p>
          </table:table-cell>
          <table:covered-table-cell/>
          <table:table-cell office:value-type="float" office:value="3517">
            <text:p>3517</text:p>
          </table:table-cell>
          <table:table-cell table:number-columns-repeated="1011"/>
        </table:table-row>
        <table:table-row table:style-name="ro2">
          <table:table-cell office:value-type="string">
            <text:p>TREASURE ISLAND CSWY FM W END OF TREASURE LANE TO PINELLAS TRAIL</text:p>
          </table:table-cell>
          <table:table-cell office:value-type="string">
            <text:p>Bike Path/Trail</text:p>
          </table:table-cell>
          <table:table-cell office:value-type="float" office:value="1.792">
            <text:p>1.792</text:p>
          </table:table-cell>
          <table:table-cell office:value-type="float" office:value="4157431">
            <text:p>415743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597" table:number-columns-spanned="2" table:number-rows-spanned="1">
            <text:p>597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113TH STREET FROM 54TH AVENUE NORTH TO EAST BAY DRIVE</text:p>
          </table:table-cell>
          <table:table-cell office:value-type="string">
            <text:p>Its Communication System</text:p>
          </table:table-cell>
          <table:table-cell office:value-type="float" office:value="6.574">
            <text:p>6.574</text:p>
          </table:table-cell>
          <table:table-cell office:value-type="float" office:value="4335821">
            <text:p>433582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2700" table:number-columns-spanned="2" table:number-rows-spanned="1">
            <text:p>270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30TH AVENUE NORTH BICYCLE FACILITY FM 58TH ST TO MLK ST</text:p>
          </table:table-cell>
          <table:table-cell office:value-type="string">
            <text:p>Bike Lane/Sidewalk</text:p>
          </table:table-cell>
          <table:table-cell office:value-type="float" office:value="4">
            <text:p>4</text:p>
          </table:table-cell>
          <table:table-cell office:value-type="float" office:value="4245328">
            <text:p>4245328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243">
            <text:p>224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38TH/40TH AVE N FR 4TH ST N TO 1ST ST N</text:p>
          </table:table-cell>
          <table:table-cell office:value-type="string">
            <text:p>Road Reconstruction - 2 Lane</text:p>
          </table:table-cell>
          <table:table-cell office:value-type="float" office:value="0.299">
            <text:p>0.299</text:p>
          </table:table-cell>
          <table:table-cell office:value-type="float" office:value="4337861">
            <text:p>4337861</text:p>
          </table:table-cell>
          <table:table-cell office:value-type="string">
            <text:p>Construction</text:p>
          </table:table-cell>
          <table:table-cell office:value-type="float" office:value="439">
            <text:p>43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43RD ST N EXTENSION FROM CR 296 (118TH AVE N) TO 40TH STREET N</text:p>
          </table:table-cell>
          <table:table-cell office:value-type="string">
            <text:p>New Road Construction</text:p>
          </table:table-cell>
          <table:table-cell office:value-type="float" office:value="0.494">
            <text:p>0.494</text:p>
          </table:table-cell>
          <table:table-cell office:value-type="float" office:value="2569952">
            <text:p>2569952</text:p>
          </table:table-cell>
          <table:table-cell office:value-type="string">
            <text:p>Railroad &amp; Utilites</text:p>
          </table:table-cell>
          <table:table-cell office:value-type="float" office:value="34">
            <text:p>3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9952">
            <text:p>2569952</text:p>
          </table:table-cell>
          <table:table-cell office:value-type="string">
            <text:p>Construction</text:p>
          </table:table-cell>
          <table:table-cell office:value-type="float" office:value="4952">
            <text:p>495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2569952">
            <text:p>2569952</text:p>
          </table:table-cell>
          <table:table-cell office:value-type="string">
            <text:p>Environmental</text:p>
          </table:table-cell>
          <table:table-cell office:value-type="float" office:value="8">
            <text:p>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54TH AVENUE S AT 31ST ST</text:p>
          </table:table-cell>
          <table:table-cell office:value-type="string">
            <text:p>Add Right Turn Lane(S)</text:p>
          </table:table-cell>
          <table:table-cell office:value-type="float" office:value="0.227">
            <text:p>0.227</text:p>
          </table:table-cell>
          <table:table-cell office:value-type="float" office:value="4337871">
            <text:p>4337871</text:p>
          </table:table-cell>
          <table:table-cell office:value-type="string">
            <text:p>Construction</text:p>
          </table:table-cell>
          <table:table-cell office:value-type="float" office:value="271">
            <text:p>27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ITY OF LARGO SIDEWALKS ON ADRIAN AND GLADYS</text:p>
          </table:table-cell>
          <table:table-cell office:value-type="string">
            <text:p>Sidewalk</text:p>
          </table:table-cell>
          <table:table-cell office:value-type="float" office:value="0.881">
            <text:p>0.881</text:p>
          </table:table-cell>
          <table:table-cell office:value-type="float" office:value="4245329">
            <text:p>4245329</text:p>
          </table:table-cell>
          <table:table-cell office:value-type="string">
            <text:p>Preliminary Engineering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245329">
            <text:p>4245329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522" table:number-columns-spanned="2" table:number-rows-spanned="1">
            <text:p>522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DUNEDIN MIDDLE SCH UNION ST FROM BETTY LANE TO PATRICA ST</text:p>
          </table:table-cell>
          <table:table-cell office:value-type="string">
            <text:p>Bike Lane/Sidewalk</text:p>
          </table:table-cell>
          <table:table-cell office:value-type="float" office:value="0.001">
            <text:p>0.001</text:p>
          </table:table-cell>
          <table:table-cell office:value-type="float" office:value="4294651">
            <text:p>429465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LEARWATER CONSTRUCT ION RENOVATIONS</text:p>
          </table:table-cell>
          <table:table-cell office:value-type="string">
            <text:p>Fixed Capital Outlay</text:p>
          </table:table-cell>
          <table:table-cell office:value-type="string">
            <text:p> </text:p>
          </table:table-cell>
          <table:table-cell office:value-type="float" office:value="4279072">
            <text:p>4279072</text:p>
          </table:table-cell>
          <table:table-cell office:value-type="string">
            <text:p>Construction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PINELLAS MIANTENANCE RENOVATIONS</text:p>
          </table:table-cell>
          <table:table-cell office:value-type="string">
            <text:p>Fixed Capital Outlay</text:p>
          </table:table-cell>
          <table:table-cell office:value-type="string">
            <text:p> </text:p>
          </table:table-cell>
          <table:table-cell office:value-type="float" office:value="4325022">
            <text:p>4325022</text:p>
          </table:table-cell>
          <table:table-cell office:value-type="string">
            <text:p>Construction</text:p>
          </table:table-cell>
          <table:table-cell office:value-type="float" office:value="34">
            <text:p>3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INELLAS COUNTY MPO PLANNING/UPDATES</text:p>
          </table:table-cell>
          <table:table-cell office:value-type="string">
            <text:p>Planning Models/Data Update</text:p>
          </table:table-cell>
          <table:table-cell office:value-type="string">
            <text:p> </text:p>
          </table:table-cell>
          <table:table-cell office:value-type="float" office:value="4300151">
            <text:p>4300151</text:p>
          </table:table-cell>
          <table:table-cell office:value-type="string">
            <text:p>Planning</text:p>
          </table:table-cell>
          <table:table-cell office:value-type="float" office:value="350">
            <text:p>350</text:p>
          </table:table-cell>
          <table:table-cell office:value-type="float" office:value="350" table:number-columns-spanned="2" table:number-rows-spanned="1">
            <text:p>350</text:p>
          </table:table-cell>
          <table:covered-table-cell/>
          <table:table-cell office:value-type="float" office:value="350">
            <text:p>350</text:p>
          </table:table-cell>
          <table:table-cell office:value-type="float" office:value="350" table:number-columns-spanned="2" table:number-rows-spanned="1">
            <text:p>350</text:p>
          </table:table-cell>
          <table:covered-table-cell/>
          <table:table-cell office:value-type="float" office:value="350">
            <text:p>350</text:p>
          </table:table-cell>
          <table:table-cell table:number-columns-repeated="1011"/>
        </table:table-row>
        <table:table-row table:style-name="ro2">
          <table:table-cell office:value-type="string">
            <text:p>PINELLAS COUNTY UPWP</text:p>
          </table:table-cell>
          <table:table-cell office:value-type="string">
            <text:p>Transportation Planning</text:p>
          </table:table-cell>
          <table:table-cell office:value-type="string">
            <text:p> </text:p>
          </table:table-cell>
          <table:table-cell office:value-type="float" office:value="2593971">
            <text:p>2593971</text:p>
          </table:table-cell>
          <table:table-cell office:value-type="string">
            <text:p>Planning</text:p>
          </table:table-cell>
          <table:table-cell office:value-type="float" office:value="870">
            <text:p>870</text:p>
          </table:table-cell>
          <table:table-cell office:value-type="float" office:value="866" table:number-columns-spanned="2" table:number-rows-spanned="1">
            <text:p>866</text:p>
          </table:table-cell>
          <table:covered-table-cell/>
          <table:table-cell office:value-type="float" office:value="866">
            <text:p>866</text:p>
          </table:table-cell>
          <table:table-cell office:value-type="float" office:value="866" table:number-columns-spanned="2" table:number-rows-spanned="1">
            <text:p>866</text:p>
          </table:table-cell>
          <table:covered-table-cell/>
          <table:table-cell office:value-type="float" office:value="866">
            <text:p>866</text:p>
          </table:table-cell>
          <table:table-cell table:number-columns-repeated="1011"/>
        </table:table-row>
        <table:table-row table:style-name="ro2">
          <table:table-cell office:value-type="string">
            <text:p>PINELLAS CO (15)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16931">
            <text:p>4016931</text:p>
          </table:table-cell>
          <table:table-cell office:value-type="string">
            <text:p>Brdg/Rdwy/Contract Maint</text:p>
          </table:table-cell>
          <table:table-cell office:value-type="float" office:value="442">
            <text:p>442</text:p>
          </table:table-cell>
          <table:table-cell office:value-type="float" office:value="259" table:number-columns-spanned="2" table:number-rows-spanned="1">
            <text:p>259</text:p>
          </table:table-cell>
          <table:covered-table-cell/>
          <table:table-cell office:value-type="float" office:value="349">
            <text:p>349</text:p>
          </table:table-cell>
          <table:table-cell office:value-type="float" office:value="447" table:number-columns-spanned="2" table:number-rows-spanned="1">
            <text:p>447</text:p>
          </table:table-cell>
          <table:covered-table-cell/>
          <table:table-cell office:value-type="float" office:value="432">
            <text:p>432</text:p>
          </table:table-cell>
          <table:table-cell table:number-columns-repeated="1011"/>
        </table:table-row>
        <table:table-row table:style-name="ro2">
          <table:table-cell office:value-type="string">
            <text:p>PINELLAS BAYWAY TOLL FACILITIES MAINTENANCE</text:p>
          </table:table-cell>
          <table:table-cell office:value-type="string">
            <text:p>Toll Plaza</text:p>
          </table:table-cell>
          <table:table-cell office:value-type="string">
            <text:p> </text:p>
          </table:table-cell>
          <table:table-cell office:value-type="float" office:value="4168101">
            <text:p>4168101</text:p>
          </table:table-cell>
          <table:table-cell office:value-type="string">
            <text:p>Brdg/Rdwy/Contract Maint</text:p>
          </table:table-cell>
          <table:table-cell office:value-type="float" office:value="87">
            <text:p>87</text:p>
          </table:table-cell>
          <table:table-cell office:value-type="float" office:value="84" table:number-columns-spanned="2" table:number-rows-spanned="1">
            <text:p>84</text:p>
          </table:table-cell>
          <table:covered-table-cell/>
          <table:table-cell office:value-type="float" office:value="84">
            <text:p>84</text:p>
          </table:table-cell>
          <table:table-cell office:value-type="float" office:value="84" table:number-columns-spanned="2" table:number-rows-spanned="1">
            <text:p>84</text:p>
          </table:table-cell>
          <table:covered-table-cell/>
          <table:table-cell office:value-type="float" office:value="84">
            <text:p>84</text:p>
          </table:table-cell>
          <table:table-cell table:number-columns-repeated="1011"/>
        </table:table-row>
        <table:table-row table:style-name="ro2">
          <table:table-cell office:value-type="string">
            <text:p>PINELLAS CO (15)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05751">
            <text:p>4005751</text:p>
          </table:table-cell>
          <table:table-cell office:value-type="string">
            <text:p>Brdg/Rdwy/Contract Maint</text:p>
          </table:table-cell>
          <table:table-cell office:value-type="float" office:value="2707">
            <text:p>2707</text:p>
          </table:table-cell>
          <table:table-cell office:value-type="float" office:value="2600" table:number-columns-spanned="2" table:number-rows-spanned="1">
            <text:p>2600</text:p>
          </table:table-cell>
          <table:covered-table-cell/>
          <table:table-cell office:value-type="float" office:value="2724">
            <text:p>2724</text:p>
          </table:table-cell>
          <table:table-cell office:value-type="float" office:value="2811" table:number-columns-spanned="2" table:number-rows-spanned="1">
            <text:p>2811</text:p>
          </table:table-cell>
          <table:covered-table-cell/>
          <table:table-cell office:value-type="float" office:value="2903">
            <text:p>2903</text:p>
          </table:table-cell>
          <table:table-cell table:number-columns-repeated="1011"/>
        </table:table-row>
        <table:table-row table:style-name="ro2">
          <table:table-cell office:value-type="string">
            <text:p>PINELLAS FENCE &amp; HANDRAIL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231692">
            <text:p>4231692</text:p>
          </table:table-cell>
          <table:table-cell office:value-type="string">
            <text:p>Brdg/Rdwy/Contract Maint</text:p>
          </table:table-cell>
          <table:table-cell office:value-type="float" office:value="93">
            <text:p>93</text:p>
          </table:table-cell>
          <table:table-cell office:value-type="float" office:value="74" table:number-columns-spanned="2" table:number-rows-spanned="1">
            <text:p>74</text:p>
          </table:table-cell>
          <table:covered-table-cell/>
          <table:table-cell office:value-type="float" office:value="29">
            <text:p>2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INELLAS CO (15) BAYWAY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10721">
            <text:p>4010721</text:p>
          </table:table-cell>
          <table:table-cell office:value-type="string">
            <text:p>Brdg/Rdwy/Contract Maint</text:p>
          </table:table-cell>
          <table:table-cell office:value-type="float" office:value="174">
            <text:p>174</text:p>
          </table:table-cell>
          <table:table-cell office:value-type="float" office:value="179" table:number-columns-spanned="2" table:number-rows-spanned="1">
            <text:p>179</text:p>
          </table:table-cell>
          <table:covered-table-cell/>
          <table:table-cell office:value-type="float" office:value="184">
            <text:p>184</text:p>
          </table:table-cell>
          <table:table-cell office:value-type="float" office:value="189" table:number-columns-spanned="2" table:number-rows-spanned="1">
            <text:p>189</text:p>
          </table:table-cell>
          <table:covered-table-cell/>
          <table:table-cell office:value-type="float" office:value="188">
            <text:p>188</text:p>
          </table:table-cell>
          <table:table-cell table:number-columns-repeated="1011"/>
        </table:table-row>
        <table:table-row table:style-name="ro2">
          <table:table-cell office:value-type="string">
            <text:p>PINELLAS CO (15) SKYWAY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10731">
            <text:p>4010731</text:p>
          </table:table-cell>
          <table:table-cell office:value-type="string">
            <text:p>Brdg/Rdwy/Contract Maint</text:p>
          </table:table-cell>
          <table:table-cell office:value-type="float" office:value="254">
            <text:p>254</text:p>
          </table:table-cell>
          <table:table-cell office:value-type="float" office:value="262" table:number-columns-spanned="2" table:number-rows-spanned="1">
            <text:p>262</text:p>
          </table:table-cell>
          <table:covered-table-cell/>
          <table:table-cell office:value-type="float" office:value="265">
            <text:p>265</text:p>
          </table:table-cell>
          <table:table-cell office:value-type="float" office:value="273" table:number-columns-spanned="2" table:number-rows-spanned="1">
            <text:p>273</text:p>
          </table:table-cell>
          <table:covered-table-cell/>
          <table:table-cell office:value-type="float" office:value="273">
            <text:p>273</text:p>
          </table:table-cell>
          <table:table-cell table:number-columns-repeated="1011"/>
        </table:table-row>
        <table:table-row table:style-name="ro2">
          <table:table-cell office:value-type="string">
            <text:p>ASSET MAINTENANCE PINELLAS COUNTY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328951">
            <text:p>4328951</text:p>
          </table:table-cell>
          <table:table-cell office:value-type="string">
            <text:p>Brdg/Rdwy/Contract Maint</text:p>
          </table:table-cell>
          <table:table-cell office:value-type="float" office:value="933">
            <text:p>933</text:p>
          </table:table-cell>
          <table:table-cell office:value-type="float" office:value="2728" table:number-columns-spanned="2" table:number-rows-spanned="1">
            <text:p>2728</text:p>
          </table:table-cell>
          <table:covered-table-cell/>
          <table:table-cell office:value-type="float" office:value="4407">
            <text:p>4407</text:p>
          </table:table-cell>
          <table:table-cell office:value-type="float" office:value="5069" table:number-columns-spanned="2" table:number-rows-spanned="1">
            <text:p>5069</text:p>
          </table:table-cell>
          <table:covered-table-cell/>
          <table:table-cell office:value-type="float" office:value="4884">
            <text:p>4884</text:p>
          </table:table-cell>
          <table:table-cell table:number-columns-repeated="1011"/>
        </table:table-row>
        <table:table-row table:style-name="ro2">
          <table:table-cell office:value-type="string">
            <text:p>ALBERT WHITTED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59171">
            <text:p>4259171</text:p>
          </table:table-cell>
          <table:table-cell office:value-type="string">
            <text:p>Capital</text:p>
          </table:table-cell>
          <table:table-cell office:value-type="float" office:value="189">
            <text:p>18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LBERT WHITTED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59172">
            <text:p>4259172</text:p>
          </table:table-cell>
          <table:table-cell office:value-type="string">
            <text:p>Capital</text:p>
          </table:table-cell>
          <table:table-cell office:value-type="float" office:value="1668">
            <text:p>166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LBERT WHITTED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80661">
            <text:p>428066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1500" table:number-columns-spanned="2" table:number-rows-spanned="1">
            <text:p>150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LBERT WHITTED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96221">
            <text:p>429622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1500" table:number-columns-spanned="2" table:number-rows-spanned="1">
            <text:p>150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LBERT WHITTED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96251">
            <text:p>429625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000">
            <text:p>20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LBERT WHITTED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17911">
            <text:p>431791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750">
            <text:p>750</text:p>
          </table:table-cell>
          <table:table-cell office:value-type="float" office:value="750" table:number-columns-spanned="2" table:number-rows-spanned="1">
            <text:p>75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LBERT WHITTED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29781">
            <text:p>432978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string">
            <text:p>CLEARWATER AIRPARK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59221">
            <text:p>4259221</text:p>
          </table:table-cell>
          <table:table-cell office:value-type="string">
            <text:p>Capital</text:p>
          </table:table-cell>
          <table:table-cell office:value-type="float" office:value="200">
            <text:p>2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LEARWATER AIRPARK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59222">
            <text:p>4259222</text:p>
          </table:table-cell>
          <table:table-cell office:value-type="string">
            <text:p>Capital</text:p>
          </table:table-cell>
          <table:table-cell office:value-type="float" office:value="500">
            <text:p>5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CLEARWATER AIRPARK</text:p>
          </table:table-cell>
          <table:table-cell office:value-type="string">
            <text:p>Aviation Safety Project</text:p>
          </table:table-cell>
          <table:table-cell office:value-type="string">
            <text:p> </text:p>
          </table:table-cell>
          <table:table-cell office:value-type="float" office:value="4317931">
            <text:p>431793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00">
            <text:p>1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LEARWATER AIRPARK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17941">
            <text:p>431794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700" table:number-columns-spanned="2" table:number-rows-spanned="1">
            <text:p>70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LEARWATER AIRPARK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329771">
            <text:p>432977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00">
            <text:p>100</text:p>
          </table:table-cell>
          <table:table-cell table:number-columns-repeated="1011"/>
        </table:table-row>
        <table:table-row table:style-name="ro2">
          <table:table-cell office:value-type="string">
            <text:p>ST PETERSBURG CLEARWATER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124421">
            <text:p>412442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3025" table:number-columns-spanned="2" table:number-rows-spanned="1">
            <text:p>3025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T PETERSBURG CLEARWATER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143431">
            <text:p>4143431</text:p>
          </table:table-cell>
          <table:table-cell office:value-type="string">
            <text:p>Capital</text:p>
          </table:table-cell>
          <table:table-cell office:value-type="float" office:value="330">
            <text:p>33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T PETERSBURG CLEARWATER INTERNATIONAL AIRPORT</text:p>
          </table:table-cell>
          <table:table-cell office:value-type="string">
            <text:p>Aviation Capacity Project</text:p>
          </table:table-cell>
          <table:table-cell office:value-type="string">
            <text:p> </text:p>
          </table:table-cell>
          <table:table-cell office:value-type="float" office:value="4296051">
            <text:p>429605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2437" table:number-columns-spanned="2" table:number-rows-spanned="1">
            <text:p>2437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T PETERSBURG CLEARWATER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296121">
            <text:p>429612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7050" table:number-columns-spanned="2" table:number-rows-spanned="1">
            <text:p>705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5798" table:number-columns-spanned="2" table:number-rows-spanned="1">
            <text:p>5798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T PETERSBURG CLEARWATER INTERNATIONAL AIRPORT</text:p>
          </table:table-cell>
          <table:table-cell office:value-type="string">
            <text:p>Aviation Revenue/Operational</text:p>
          </table:table-cell>
          <table:table-cell office:value-type="string">
            <text:p> </text:p>
          </table:table-cell>
          <table:table-cell office:value-type="float" office:value="4296131">
            <text:p>429613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500">
            <text:p>15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T PETERSBURG CLEARWATER INTERNATIONAL AIRPORT</text:p>
          </table:table-cell>
          <table:table-cell office:value-type="string">
            <text:p>Aviation Preservation Project</text:p>
          </table:table-cell>
          <table:table-cell office:value-type="string">
            <text:p> </text:p>
          </table:table-cell>
          <table:table-cell office:value-type="float" office:value="4317951">
            <text:p>431795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416" table:number-columns-spanned="2" table:number-rows-spanned="1">
            <text:p>1416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ORT ST. PETERSBURG INFRASTRUCTURE/TERMINAL REPAIR</text:p>
          </table:table-cell>
          <table:table-cell office:value-type="string">
            <text:p>Seaport Capacity Project</text:p>
          </table:table-cell>
          <table:table-cell office:value-type="string">
            <text:p> </text:p>
          </table:table-cell>
          <table:table-cell office:value-type="float" office:value="4333851">
            <text:p>4333851</text:p>
          </table:table-cell>
          <table:table-cell office:value-type="string">
            <text:p>Capital</text:p>
          </table:table-cell>
          <table:table-cell office:value-type="float" office:value="100">
            <text:p>1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CPT FTA SECTION 5339 CAPITAL PROJECTS</text:p>
          </table:table-cell>
          <table:table-cell office:value-type="string">
            <text:p>Purchase Vehicles/Equipment</text:p>
          </table:table-cell>
          <table:table-cell office:value-type="string">
            <text:p> </text:p>
          </table:table-cell>
          <table:table-cell office:value-type="float" office:value="4344161">
            <text:p>4344161</text:p>
          </table:table-cell>
          <table:table-cell office:value-type="string">
            <text:p>Operations</text:p>
          </table:table-cell>
          <table:table-cell office:value-type="float" office:value="261">
            <text:p>26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INELLAS COUNTY JOBS ACCESS REVERSE COMMUTE (JARC) SECTION 5316</text:p>
          </table:table-cell>
          <table:table-cell office:value-type="string">
            <text:p>Operating For Fixed Route</text:p>
          </table:table-cell>
          <table:table-cell office:value-type="string">
            <text:p> </text:p>
          </table:table-cell>
          <table:table-cell office:value-type="float" office:value="4216251">
            <text:p>4216251</text:p>
          </table:table-cell>
          <table:table-cell office:value-type="string">
            <text:p>Operations</text:p>
          </table:table-cell>
          <table:table-cell office:value-type="float" office:value="1448">
            <text:p>144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INELLAS COUNTY MPO NEW FREEDOM 5317</text:p>
          </table:table-cell>
          <table:table-cell office:value-type="string">
            <text:p>Operating For Fixed Route</text:p>
          </table:table-cell>
          <table:table-cell office:value-type="string">
            <text:p> </text:p>
          </table:table-cell>
          <table:table-cell office:value-type="float" office:value="4216261">
            <text:p>4216261</text:p>
          </table:table-cell>
          <table:table-cell office:value-type="string">
            <text:p>Operations</text:p>
          </table:table-cell>
          <table:table-cell office:value-type="float" office:value="1565">
            <text:p>156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INELLAS COUNTY MPO TRANSIT PLANNING SECTION 5305</text:p>
          </table:table-cell>
          <table:table-cell office:value-type="string">
            <text:p>Pto Studies</text:p>
          </table:table-cell>
          <table:table-cell office:value-type="string">
            <text:p> </text:p>
          </table:table-cell>
          <table:table-cell office:value-type="float" office:value="4025141">
            <text:p>4025141</text:p>
          </table:table-cell>
          <table:table-cell office:value-type="string">
            <text:p>Planning</text:p>
          </table:table-cell>
          <table:table-cell office:value-type="float" office:value="361">
            <text:p>361</text:p>
          </table:table-cell>
          <table:table-cell office:value-type="float" office:value="359" table:number-columns-spanned="2" table:number-rows-spanned="1">
            <text:p>359</text:p>
          </table:table-cell>
          <table:covered-table-cell/>
          <table:table-cell office:value-type="float" office:value="355">
            <text:p>355</text:p>
          </table:table-cell>
          <table:table-cell office:value-type="float" office:value="355" table:number-columns-spanned="2" table:number-rows-spanned="1">
            <text:p>355</text:p>
          </table:table-cell>
          <table:covered-table-cell/>
          <table:table-cell office:value-type="float" office:value="368">
            <text:p>368</text:p>
          </table:table-cell>
          <table:table-cell table:number-columns-repeated="1011"/>
        </table:table-row>
        <table:table-row table:style-name="ro2">
          <table:table-cell office:value-type="string">
            <text:p>PINELLAS MPO TBARTA OUTREACH</text:p>
          </table:table-cell>
          <table:table-cell office:value-type="string">
            <text:p>Transportation Statistics</text:p>
          </table:table-cell>
          <table:table-cell office:value-type="string">
            <text:p> </text:p>
          </table:table-cell>
          <table:table-cell office:value-type="float" office:value="4334671">
            <text:p>4334671</text:p>
          </table:table-cell>
          <table:table-cell office:value-type="string">
            <text:p>Planning</text:p>
          </table:table-cell>
          <table:table-cell office:value-type="float" office:value="50">
            <text:p>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PSTA FTA-SECTION 5307</text:p>
          </table:table-cell>
          <table:table-cell office:value-type="string">
            <text:p>Capital For Fixed Route</text:p>
          </table:table-cell>
          <table:table-cell office:value-type="string">
            <text:p> </text:p>
          </table:table-cell>
          <table:table-cell office:value-type="float" office:value="4025201">
            <text:p>4025201</text:p>
          </table:table-cell>
          <table:table-cell office:value-type="string">
            <text:p>Capital</text:p>
          </table:table-cell>
          <table:table-cell office:value-type="float" office:value="12356">
            <text:p>12356</text:p>
          </table:table-cell>
          <table:table-cell office:value-type="float" office:value="12965" table:number-columns-spanned="2" table:number-rows-spanned="1">
            <text:p>12965</text:p>
          </table:table-cell>
          <table:covered-table-cell/>
          <table:table-cell office:value-type="float" office:value="13565">
            <text:p>13565</text:p>
          </table:table-cell>
          <table:table-cell office:value-type="float" office:value="14009" table:number-columns-spanned="2" table:number-rows-spanned="1">
            <text:p>14009</text:p>
          </table:table-cell>
          <table:covered-table-cell/>
          <table:table-cell office:value-type="float" office:value="14609">
            <text:p>14609</text:p>
          </table:table-cell>
          <table:table-cell table:number-columns-repeated="1011"/>
        </table:table-row>
        <table:table-row table:style-name="ro2">
          <table:table-cell office:value-type="string">
            <text:p>PSTA PUBLIC TRANSIT BLOCK GRANT PROGRAM</text:p>
          </table:table-cell>
          <table:table-cell office:value-type="string">
            <text:p>Operating For Fixed Route</text:p>
          </table:table-cell>
          <table:table-cell office:value-type="string">
            <text:p> </text:p>
          </table:table-cell>
          <table:table-cell office:value-type="float" office:value="4025131">
            <text:p>4025131</text:p>
          </table:table-cell>
          <table:table-cell office:value-type="string">
            <text:p>Operations</text:p>
          </table:table-cell>
          <table:table-cell office:value-type="float" office:value="8033">
            <text:p>8033</text:p>
          </table:table-cell>
          <table:table-cell office:value-type="float" office:value="8173" table:number-columns-spanned="2" table:number-rows-spanned="1">
            <text:p>8173</text:p>
          </table:table-cell>
          <table:covered-table-cell/>
          <table:table-cell office:value-type="float" office:value="8363">
            <text:p>8363</text:p>
          </table:table-cell>
          <table:table-cell office:value-type="float" office:value="8359" table:number-columns-spanned="2" table:number-rows-spanned="1">
            <text:p>8359</text:p>
          </table:table-cell>
          <table:covered-table-cell/>
          <table:table-cell office:value-type="float" office:value="8575">
            <text:p>8575</text:p>
          </table:table-cell>
          <table:table-cell table:number-columns-repeated="1011"/>
        </table:table-row>
        <table:table-row table:style-name="ro2">
          <table:table-cell office:value-type="string">
            <text:p>PSTA SECTION 5339 CAPITAL ACTIVITIES</text:p>
          </table:table-cell>
          <table:table-cell office:value-type="string">
            <text:p>Purchase Vehicles/Equipment</text:p>
          </table:table-cell>
          <table:table-cell office:value-type="string">
            <text:p> </text:p>
          </table:table-cell>
          <table:table-cell office:value-type="float" office:value="4343041">
            <text:p>4343041</text:p>
          </table:table-cell>
          <table:table-cell office:value-type="string">
            <text:p>Capital</text:p>
          </table:table-cell>
          <table:table-cell office:value-type="float" office:value="1384">
            <text:p>13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STA TRANSIT CORRIDOR PROGRAM CURLEW RD &amp; HILLS. COUNTY</text:p>
          </table:table-cell>
          <table:table-cell office:value-type="string">
            <text:p>Transit Improvement</text:p>
          </table:table-cell>
          <table:table-cell office:value-type="string">
            <text:p> </text:p>
          </table:table-cell>
          <table:table-cell office:value-type="float" office:value="4303201">
            <text:p>4303201</text:p>
          </table:table-cell>
          <table:table-cell office:value-type="string">
            <text:p>Operations</text:p>
          </table:table-cell>
          <table:table-cell office:value-type="float" office:value="211">
            <text:p>211</text:p>
          </table:table-cell>
          <table:table-cell office:value-type="float" office:value="333" table:number-columns-spanned="2" table:number-rows-spanned="1">
            <text:p>333</text:p>
          </table:table-cell>
          <table:covered-table-cell/>
          <table:table-cell office:value-type="float" office:value="211">
            <text:p>211</text:p>
          </table:table-cell>
          <table:table-cell office:value-type="float" office:value="211" table:number-columns-spanned="2" table:number-rows-spanned="1">
            <text:p>211</text:p>
          </table:table-cell>
          <table:covered-table-cell/>
          <table:table-cell office:value-type="float" office:value="211">
            <text:p>211</text:p>
          </table:table-cell>
          <table:table-cell table:number-columns-repeated="1011"/>
        </table:table-row>
        <table:table-row table:style-name="ro2">
          <table:table-cell office:value-type="string">
            <text:p>PSTA TRANSIT CORRIDOR PROGRAM FLEX E. LAKE &amp; PASCO CTY</text:p>
          </table:table-cell>
          <table:table-cell office:value-type="string">
            <text:p>Transit Improvement</text:p>
          </table:table-cell>
          <table:table-cell office:value-type="string">
            <text:p> </text:p>
          </table:table-cell>
          <table:table-cell office:value-type="float" office:value="4303191">
            <text:p>4303191</text:p>
          </table:table-cell>
          <table:table-cell office:value-type="string">
            <text:p>Operations</text:p>
          </table:table-cell>
          <table:table-cell office:value-type="float" office:value="10">
            <text:p>10</text:p>
          </table:table-cell>
          <table:table-cell office:value-type="float" office:value="400" table:number-columns-spanned="2" table:number-rows-spanned="1">
            <text:p>400</text:p>
          </table:table-cell>
          <table:covered-table-cell/>
          <table:table-cell office:value-type="float" office:value="234">
            <text:p>234</text:p>
          </table:table-cell>
          <table:table-cell office:value-type="float" office:value="234" table:number-columns-spanned="2" table:number-rows-spanned="1">
            <text:p>234</text:p>
          </table:table-cell>
          <table:covered-table-cell/>
          <table:table-cell office:value-type="float" office:value="234">
            <text:p>234</text:p>
          </table:table-cell>
          <table:table-cell table:number-columns-repeated="1011"/>
        </table:table-row>
        <table:table-row table:style-name="ro2">
          <table:table-cell office:value-type="string">
            <text:p>PSTA TRANSIT CORRIDOR PROGRAM 100X-OPERATING</text:p>
          </table:table-cell>
          <table:table-cell office:value-type="string">
            <text:p>Urban Corridor Improvements</text:p>
          </table:table-cell>
          <table:table-cell office:value-type="string">
            <text:p> </text:p>
          </table:table-cell>
          <table:table-cell office:value-type="float" office:value="4106951">
            <text:p>4106951</text:p>
          </table:table-cell>
          <table:table-cell office:value-type="string">
            <text:p>Operations</text:p>
          </table:table-cell>
          <table:table-cell office:value-type="float" office:value="155">
            <text:p>155</text:p>
          </table:table-cell>
          <table:table-cell office:value-type="float" office:value="155" table:number-columns-spanned="2" table:number-rows-spanned="1">
            <text:p>155</text:p>
          </table:table-cell>
          <table:covered-table-cell/>
          <table:table-cell office:value-type="float" office:value="155">
            <text:p>155</text:p>
          </table:table-cell>
          <table:table-cell office:value-type="float" office:value="155" table:number-columns-spanned="2" table:number-rows-spanned="1">
            <text:p>155</text:p>
          </table:table-cell>
          <table:covered-table-cell/>
          <table:table-cell office:value-type="float" office:value="155">
            <text:p>155</text:p>
          </table:table-cell>
          <table:table-cell table:number-columns-repeated="1011"/>
        </table:table-row>
        <table:table-row table:style-name="ro2">
          <table:table-cell office:value-type="string">
            <text:p>PSTA TRANSIT CORRIDOR PROGRAM 300X-OPERATING</text:p>
          </table:table-cell>
          <table:table-cell office:value-type="string">
            <text:p>Urban Corridor Improvements</text:p>
          </table:table-cell>
          <table:table-cell office:value-type="string">
            <text:p> </text:p>
          </table:table-cell>
          <table:table-cell office:value-type="float" office:value="4182651">
            <text:p>4182651</text:p>
          </table:table-cell>
          <table:table-cell office:value-type="string">
            <text:p>Operations</text:p>
          </table:table-cell>
          <table:table-cell office:value-type="float" office:value="105">
            <text:p>105</text:p>
          </table:table-cell>
          <table:table-cell office:value-type="float" office:value="165" table:number-columns-spanned="2" table:number-rows-spanned="1">
            <text:p>165</text:p>
          </table:table-cell>
          <table:covered-table-cell/>
          <table:table-cell office:value-type="float" office:value="165">
            <text:p>165</text:p>
          </table:table-cell>
          <table:table-cell office:value-type="float" office:value="165" table:number-columns-spanned="2" table:number-rows-spanned="1">
            <text:p>165</text:p>
          </table:table-cell>
          <table:covered-table-cell/>
          <table:table-cell office:value-type="float" office:value="165">
            <text:p>165</text:p>
          </table:table-cell>
          <table:table-cell table:number-columns-repeated="1011"/>
        </table:table-row>
        <table:table-row table:style-name="ro2">
          <table:table-cell office:value-type="string">
            <text:p>ST PETERSBURG CENTRAL AVE BRT CORRDIOR ENHANCEMENT SECTION 5309</text:p>
          </table:table-cell>
          <table:table-cell office:value-type="string">
            <text:p>Urban Corridor Improvements</text:p>
          </table:table-cell>
          <table:table-cell office:value-type="string">
            <text:p> </text:p>
          </table:table-cell>
          <table:table-cell office:value-type="float" office:value="4264742">
            <text:p>4264742</text:p>
          </table:table-cell>
          <table:table-cell office:value-type="string">
            <text:p>Capital</text:p>
          </table:table-cell>
          <table:table-cell office:value-type="float" office:value="500">
            <text:p>5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T PETERSBURG CENTRAL AVE BRT CORRIDOR ENHANCEMENT SECTION 5309</text:p>
          </table:table-cell>
          <table:table-cell office:value-type="string">
            <text:p>Urban Corridor Improvements</text:p>
          </table:table-cell>
          <table:table-cell office:value-type="string">
            <text:p> </text:p>
          </table:table-cell>
          <table:table-cell office:value-type="float" office:value="4264741">
            <text:p>4264741</text:p>
          </table:table-cell>
          <table:table-cell office:value-type="string">
            <text:p>Capital</text:p>
          </table:table-cell>
          <table:table-cell office:value-type="float" office:value="475">
            <text:p>4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BARTA FTA SECTION 5307 CAPTIAL ACTIVITIES</text:p>
          </table:table-cell>
          <table:table-cell office:value-type="string">
            <text:p>Commuter Trans. Assistance</text:p>
          </table:table-cell>
          <table:table-cell office:value-type="string">
            <text:p> </text:p>
          </table:table-cell>
          <table:table-cell office:value-type="float" office:value="4343671">
            <text:p>4343671</text:p>
          </table:table-cell>
          <table:table-cell office:value-type="string">
            <text:p>Operations</text:p>
          </table:table-cell>
          <table:table-cell office:value-type="float" office:value="800">
            <text:p>8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VETERANS TRANSPORTA TION AND COMMUNITY LIVING INITIATIVE GRANT</text:p>
          </table:table-cell>
          <table:table-cell office:value-type="string">
            <text:p>Commuter Trans. Assistance</text:p>
          </table:table-cell>
          <table:table-cell office:value-type="string">
            <text:p> </text:p>
          </table:table-cell>
          <table:table-cell office:value-type="float" office:value="4320351">
            <text:p>4320351</text:p>
          </table:table-cell>
          <table:table-cell office:value-type="string">
            <text:p>Capital</text:p>
          </table:table-cell>
          <table:table-cell office:value-type="float" office:value="1098">
            <text:p>109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DRUID TRAIL PH IV FROM S BETTY LN TO PROGRESS ENERGY TRAIL</text:p>
          </table:table-cell>
          <table:table-cell office:value-type="string">
            <text:p>Bike Path/Trail</text:p>
          </table:table-cell>
          <table:table-cell office:value-type="float" office:value="2.807">
            <text:p>2.807</text:p>
          </table:table-cell>
          <table:table-cell office:value-type="float" office:value="4325801">
            <text:p>432580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885" table:number-columns-spanned="2" table:number-rows-spanned="1">
            <text:p>1885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OLDSMAR TRAIL 3 OF 5 FROM R E OLDS PARK TO CYPRESS FOREST PK</text:p>
          </table:table-cell>
          <table:table-cell office:value-type="string">
            <text:p>Bike Path/Trail</text:p>
          </table:table-cell>
          <table:table-cell office:value-type="string">
            <text:p> </text:p>
          </table:table-cell>
          <table:table-cell office:value-type="float" office:value="4157384">
            <text:p>4157384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OLDSMAR TRAIL 5 OF 5 FROM SHEFFIELD PARK TO CURLEW RD</text:p>
          </table:table-cell>
          <table:table-cell office:value-type="string">
            <text:p>Bike Path/Trail</text:p>
          </table:table-cell>
          <table:table-cell office:value-type="string">
            <text:p> </text:p>
          </table:table-cell>
          <table:table-cell office:value-type="float" office:value="4157386">
            <text:p>4157386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INELLAS TRAIL @ CENTRAL AVE W TO BAYSHORE DR</text:p>
          </table:table-cell>
          <table:table-cell office:value-type="string">
            <text:p>Landscaping</text:p>
          </table:table-cell>
          <table:table-cell office:value-type="float" office:value="6.5">
            <text:p>6.5</text:p>
          </table:table-cell>
          <table:table-cell office:value-type="float" office:value="4245651">
            <text:p>4245651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595 / SEMINOLE BL FM E OF SR 595 R/W TO E OF SR 595 R/W</text:p>
          </table:table-cell>
          <table:table-cell office:value-type="string">
            <text:p>Miscellaneous Structure</text:p>
          </table:table-cell>
          <table:table-cell office:value-type="string">
            <text:p> </text:p>
          </table:table-cell>
          <table:table-cell office:value-type="float" office:value="4348951">
            <text:p>4348951</text:p>
          </table:table-cell>
          <table:table-cell office:value-type="string">
            <text:p>Preliminary Engineering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UNSHINE SKYWAY PIER REPAIR BR# 159008</text:p>
          </table:table-cell>
          <table:table-cell office:value-type="string">
            <text:p>Fishing Pier</text:p>
          </table:table-cell>
          <table:table-cell office:value-type="string">
            <text:p> </text:p>
          </table:table-cell>
          <table:table-cell office:value-type="float" office:value="4317502">
            <text:p>4317502</text:p>
          </table:table-cell>
          <table:table-cell office:value-type="string">
            <text:p>Preliminary Engineering</text:p>
          </table:table-cell>
          <table:table-cell office:value-type="float" office:value="216">
            <text:p>2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BRIDGE INSPECTION MGMT - SKYWAY</text:p>
          </table:table-cell>
          <table:table-cell office:value-type="string">
            <text:p>Bridge Operations</text:p>
          </table:table-cell>
          <table:table-cell office:value-type="float" office:value="4.143">
            <text:p>4.143</text:p>
          </table:table-cell>
          <table:table-cell office:value-type="float" office:value="4125961">
            <text:p>4125961</text:p>
          </table:table-cell>
          <table:table-cell office:value-type="string">
            <text:p>Construction</text:p>
          </table:table-cell>
          <table:table-cell office:value-type="float" office:value="51">
            <text:p>51</text:p>
          </table:table-cell>
          <table:table-cell office:value-type="float" office:value="50" table:number-columns-spanned="2" table:number-rows-spanned="1">
            <text:p>50</text:p>
          </table:table-cell>
          <table:covered-table-cell/>
          <table:table-cell office:value-type="float" office:value="50">
            <text:p>50</text:p>
          </table:table-cell>
          <table:table-cell office:value-type="float" office:value="50" table:number-columns-spanned="2" table:number-rows-spanned="1">
            <text:p>50</text:p>
          </table:table-cell>
          <table:covered-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2">
          <table:table-cell office:value-type="string">
            <text:p>DISTRICT WIDE ROAD RANGER PATROL SERVICE FOR D7</text:p>
          </table:table-cell>
          <table:table-cell office:value-type="string">
            <text:p>Operating For Fixed Route</text:p>
          </table:table-cell>
          <table:table-cell office:value-type="float" office:value="0.001">
            <text:p>0.001</text:p>
          </table:table-cell>
          <table:table-cell office:value-type="float" office:value="4082064">
            <text:p>4082064</text:p>
          </table:table-cell>
          <table:table-cell office:value-type="string">
            <text:p>Operations</text:p>
          </table:table-cell>
          <table:table-cell office:value-type="float" office:value="2543">
            <text:p>2543</text:p>
          </table:table-cell>
          <table:table-cell office:value-type="float" office:value="3035" table:number-columns-spanned="2" table:number-rows-spanned="1">
            <text:p>3035</text:p>
          </table:table-cell>
          <table:covered-table-cell/>
          <table:table-cell office:value-type="float" office:value="2996">
            <text:p>2996</text:p>
          </table:table-cell>
          <table:table-cell office:value-type="float" office:value="2957" table:number-columns-spanned="2" table:number-rows-spanned="1">
            <text:p>2957</text:p>
          </table:table-cell>
          <table:covered-table-cell/>
          <table:table-cell office:value-type="float" office:value="2917">
            <text:p>2917</text:p>
          </table:table-cell>
          <table:table-cell table:number-columns-repeated="1011"/>
        </table:table-row>
        <table:table-row table:style-name="ro2">
          <table:table-cell office:value-type="string">
            <text:p>GENERAL ENGINEERING CONSULTANT FOR ITS</text:p>
          </table:table-cell>
          <table:table-cell office:value-type="string">
            <text:p>Its Freeway Management</text:p>
          </table:table-cell>
          <table:table-cell office:value-type="string">
            <text:p> </text:p>
          </table:table-cell>
          <table:table-cell office:value-type="float" office:value="2583721">
            <text:p>2583721</text:p>
          </table:table-cell>
          <table:table-cell office:value-type="string">
            <text:p>Preliminary Engineering</text:p>
          </table:table-cell>
          <table:table-cell office:value-type="float" office:value="712">
            <text:p>712</text:p>
          </table:table-cell>
          <table:table-cell office:value-type="float" office:value="673" table:number-columns-spanned="2" table:number-rows-spanned="1">
            <text:p>673</text:p>
          </table:table-cell>
          <table:covered-table-cell/>
          <table:table-cell office:value-type="float" office:value="673">
            <text:p>673</text:p>
          </table:table-cell>
          <table:table-cell office:value-type="float" office:value="673" table:number-columns-spanned="2" table:number-rows-spanned="1">
            <text:p>673</text:p>
          </table:table-cell>
          <table:covered-table-cell/>
          <table:table-cell office:value-type="float" office:value="673">
            <text:p>673</text:p>
          </table:table-cell>
          <table:table-cell table:number-columns-repeated="1011"/>
        </table:table-row>
        <table:table-row table:style-name="ro2">
          <table:table-cell office:value-type="string">
            <text:p>I-275 (SR 93) FROM S SUNSHINE SKYWAY BR TO 54TH AVE S</text:p>
          </table:table-cell>
          <table:table-cell office:value-type="string">
            <text:p>Its Freeway Management</text:p>
          </table:table-cell>
          <table:table-cell office:value-type="float" office:value="9.627">
            <text:p>9.627</text:p>
          </table:table-cell>
          <table:table-cell office:value-type="float" office:value="4072335">
            <text:p>4072335</text:p>
          </table:table-cell>
          <table:table-cell office:value-type="string">
            <text:p>Construction</text:p>
          </table:table-cell>
          <table:table-cell office:value-type="float" office:value="545">
            <text:p>54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NTERSTATE CONSTRUCTION MANAGER</text:p>
          </table:table-cell>
          <table:table-cell office:value-type="string">
            <text:p>Inspect Construction Projs.</text:p>
          </table:table-cell>
          <table:table-cell office:value-type="float" office:value="0.001">
            <text:p>0.001</text:p>
          </table:table-cell>
          <table:table-cell office:value-type="float" office:value="2584222">
            <text:p>2584222</text:p>
          </table:table-cell>
          <table:table-cell office:value-type="string">
            <text:p>Construction</text:p>
          </table:table-cell>
          <table:table-cell office:value-type="float" office:value="1000">
            <text:p>1000</text:p>
          </table:table-cell>
          <table:table-cell office:value-type="float" office:value="1000" table:number-columns-spanned="2" table:number-rows-spanned="1">
            <text:p>1000</text:p>
          </table:table-cell>
          <table:covered-table-cell/>
          <table:table-cell office:value-type="float" office:value="1000">
            <text:p>1000</text:p>
          </table:table-cell>
          <table:table-cell office:value-type="float" office:value="1000" table:number-columns-spanned="2" table:number-rows-spanned="1">
            <text:p>1000</text:p>
          </table:table-cell>
          <table:covered-table-cell/>
          <table:table-cell office:value-type="float" office:value="1000">
            <text:p>1000</text:p>
          </table:table-cell>
          <table:table-cell table:number-columns-repeated="1011"/>
        </table:table-row>
        <table:table-row table:style-name="ro2">
          <table:table-cell office:value-type="string">
            <text:p>INTERSTATE PROGRAM MANAGER TAMPA INTERSTATE STUDY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83551">
            <text:p>2583551</text:p>
          </table:table-cell>
          <table:table-cell office:value-type="string">
            <text:p>Preliminary Engineering</text:p>
          </table:table-cell>
          <table:table-cell office:value-type="float" office:value="560">
            <text:p>560</text:p>
          </table:table-cell>
          <table:table-cell office:value-type="float" office:value="560" table:number-columns-spanned="2" table:number-rows-spanned="1">
            <text:p>560</text:p>
          </table:table-cell>
          <table:covered-table-cell/>
          <table:table-cell office:value-type="float" office:value="560">
            <text:p>560</text:p>
          </table:table-cell>
          <table:table-cell office:value-type="float" office:value="560" table:number-columns-spanned="2" table:number-rows-spanned="1">
            <text:p>560</text:p>
          </table:table-cell>
          <table:covered-table-cell/>
          <table:table-cell office:value-type="float" office:value="560">
            <text:p>560</text:p>
          </table:table-cell>
          <table:table-cell table:number-columns-repeated="1011"/>
        </table:table-row>
        <table:table-row table:style-name="ro2">
          <table:table-cell office:value-type="string">
            <text:p>ITS EQUIPMENT REPLACEMENT - CONSULTANTS /GRANTS</text:p>
          </table:table-cell>
          <table:table-cell office:value-type="string">
            <text:p>Its Communication System</text:p>
          </table:table-cell>
          <table:table-cell office:value-type="string">
            <text:p> </text:p>
          </table:table-cell>
          <table:table-cell office:value-type="float" office:value="4177412">
            <text:p>4177412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496" table:number-columns-spanned="2" table:number-rows-spanned="1">
            <text:p>1496</text:p>
          </table:table-cell>
          <table:covered-table-cell/>
          <table:table-cell office:value-type="float" office:value="1072">
            <text:p>1072</text:p>
          </table:table-cell>
          <table:table-cell table:number-columns-repeated="1011"/>
        </table:table-row>
        <table:table-row table:style-name="ro1">
          <table:table-cell office:value-type="string">
            <text:p>RISC RAPID INCIDENT SCENE CLEARANCE</text:p>
          </table:table-cell>
          <table:table-cell office:value-type="string">
            <text:p>Other Its</text:p>
          </table:table-cell>
          <table:table-cell office:value-type="string">
            <text:p> </text:p>
          </table:table-cell>
          <table:table-cell office:value-type="float" office:value="4242091">
            <text:p>4242091</text:p>
          </table:table-cell>
          <table:table-cell office:value-type="string">
            <text:p>Operations</text:p>
          </table:table-cell>
          <table:table-cell office:value-type="float" office:value="75">
            <text:p>7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RAFFIC OPERATIONS DSPS DISTRICT WIDE</text:p>
          </table:table-cell>
          <table:table-cell office:value-type="string">
            <text:p>Traffic Signals</text:p>
          </table:table-cell>
          <table:table-cell office:value-type="string">
            <text:p> </text:p>
          </table:table-cell>
          <table:table-cell office:value-type="float" office:value="2546774">
            <text:p>2546774</text:p>
          </table:table-cell>
          <table:table-cell office:value-type="string">
            <text:p>Construction</text:p>
          </table:table-cell>
          <table:table-cell office:value-type="float" office:value="20">
            <text:p>2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RAVELER INFORMATION SENSOR OPERATION</text:p>
          </table:table-cell>
          <table:table-cell office:value-type="string">
            <text:p>Its Freeway Management</text:p>
          </table:table-cell>
          <table:table-cell office:value-type="string">
            <text:p> </text:p>
          </table:table-cell>
          <table:table-cell office:value-type="float" office:value="4146451">
            <text:p>4146451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80" table:number-columns-spanned="2" table:number-rows-spanned="1">
            <text:p>180</text:p>
          </table:table-cell>
          <table:covered-table-cell/>
          <table:table-cell office:value-type="float" office:value="180">
            <text:p>180</text:p>
          </table:table-cell>
          <table:table-cell table:number-columns-repeated="1011"/>
        </table:table-row>
        <table:table-row table:style-name="ro2">
          <table:table-cell office:value-type="string">
            <text:p>ACCESS MGMT CONSULT DISTRICT WIDE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46061">
            <text:p>2546061</text:p>
          </table:table-cell>
          <table:table-cell office:value-type="string">
            <text:p>Preliminary Engineering</text:p>
          </table:table-cell>
          <table:table-cell office:value-type="float" office:value="251">
            <text:p>251</text:p>
          </table:table-cell>
          <table:table-cell office:value-type="float" office:value="250" table:number-columns-spanned="2" table:number-rows-spanned="1">
            <text:p>250</text:p>
          </table:table-cell>
          <table:covered-table-cell/>
          <table:table-cell office:value-type="float" office:value="250">
            <text:p>250</text:p>
          </table:table-cell>
          <table:table-cell office:value-type="float" office:value="250" table:number-columns-spanned="2" table:number-rows-spanned="1">
            <text:p>250</text:p>
          </table:table-cell>
          <table:covered-table-cell/>
          <table:table-cell office:value-type="float" office:value="250">
            <text:p>250</text:p>
          </table:table-cell>
          <table:table-cell table:number-columns-repeated="1011"/>
        </table:table-row>
        <table:table-row table:style-name="ro2">
          <table:table-cell office:value-type="string">
            <text:p>AUTOMATED TITLE SEARCH DISTRICT WIDE</text:p>
          </table:table-cell>
          <table:table-cell office:value-type="string">
            <text:p>Right Of Way Activities</text:p>
          </table:table-cell>
          <table:table-cell office:value-type="string">
            <text:p> </text:p>
          </table:table-cell>
          <table:table-cell office:value-type="float" office:value="2546371">
            <text:p>2546371</text:p>
          </table:table-cell>
          <table:table-cell office:value-type="string">
            <text:p>Right Of Way</text:p>
          </table:table-cell>
          <table:table-cell office:value-type="float" office:value="30">
            <text:p>30</text:p>
          </table:table-cell>
          <table:table-cell office:value-type="float" office:value="60" table:number-columns-spanned="2" table:number-rows-spanned="1">
            <text:p>60</text:p>
          </table:table-cell>
          <table:covered-table-cell/>
          <table:table-cell office:value-type="float" office:value="30">
            <text:p>30</text:p>
          </table:table-cell>
          <table:table-cell office:value-type="float" office:value="30" table:number-columns-spanned="2" table:number-rows-spanned="1">
            <text:p>30</text:p>
          </table:table-cell>
          <table:covered-table-cell/>
          <table:table-cell office:value-type="float" office:value="30">
            <text:p>30</text:p>
          </table:table-cell>
          <table:table-cell table:number-columns-repeated="1011"/>
        </table:table-row>
        <table:table-row table:style-name="ro2">
          <table:table-cell office:value-type="string">
            <text:p>BRIDGE CONTINGENCY</text:p>
          </table:table-cell>
          <table:table-cell office:value-type="string">
            <text:p>Bridge-Repair/Rehabilitation</text:p>
          </table:table-cell>
          <table:table-cell office:value-type="string">
            <text:p> </text:p>
          </table:table-cell>
          <table:table-cell office:value-type="float" office:value="2544831">
            <text:p>2544831</text:p>
          </table:table-cell>
          <table:table-cell office:value-type="string">
            <text:p>Construction</text:p>
          </table:table-cell>
          <table:table-cell office:value-type="float" office:value="2679">
            <text:p>2679</text:p>
          </table:table-cell>
          <table:table-cell office:value-type="float" office:value="1483" table:number-columns-spanned="2" table:number-rows-spanned="1">
            <text:p>1483</text:p>
          </table:table-cell>
          <table:covered-table-cell/>
          <table:table-cell office:value-type="float" office:value="3142">
            <text:p>3142</text:p>
          </table:table-cell>
          <table:table-cell office:value-type="float" office:value="522" table:number-columns-spanned="2" table:number-rows-spanned="1">
            <text:p>522</text:p>
          </table:table-cell>
          <table:covered-table-cell/>
          <table:table-cell office:value-type="float" office:value="1439">
            <text:p>1439</text:p>
          </table:table-cell>
          <table:table-cell table:number-columns-repeated="1011"/>
        </table:table-row>
        <table:table-row table:style-name="ro2">
          <table:table-cell office:value-type="string">
            <text:p>BRIDGE DISTRICTWIDE PUSHBUTTON</text:p>
          </table:table-cell>
          <table:table-cell office:value-type="string">
            <text:p>Bridge-Repair/Rehabilitation</text:p>
          </table:table-cell>
          <table:table-cell office:value-type="float" office:value="6.939">
            <text:p>6.939</text:p>
          </table:table-cell>
          <table:table-cell office:value-type="float" office:value="4057441">
            <text:p>4057441</text:p>
          </table:table-cell>
          <table:table-cell office:value-type="string">
            <text:p>Construction</text:p>
          </table:table-cell>
          <table:table-cell office:value-type="float" office:value="502">
            <text:p>502</text:p>
          </table:table-cell>
          <table:table-cell office:value-type="float" office:value="500" table:number-columns-spanned="2" table:number-rows-spanned="1">
            <text:p>500</text:p>
          </table:table-cell>
          <table:covered-table-cell/>
          <table:table-cell office:value-type="float" office:value="500">
            <text:p>500</text:p>
          </table:table-cell>
          <table:table-cell office:value-type="float" office:value="500" table:number-columns-spanned="2" table:number-rows-spanned="1">
            <text:p>500</text:p>
          </table:table-cell>
          <table:covered-table-cell/>
          <table:table-cell office:value-type="float" office:value="500">
            <text:p>500</text:p>
          </table:table-cell>
          <table:table-cell table:number-columns-repeated="1011"/>
        </table:table-row>
        <table:table-row table:style-name="ro2">
          <table:table-cell office:value-type="string">
            <text:p>BRIDGE FENDER REPAIR VARIOUS LOCATIONS</text:p>
          </table:table-cell>
          <table:table-cell office:value-type="string">
            <text:p>Bridge-Repair/Rehabilitation</text:p>
          </table:table-cell>
          <table:table-cell office:value-type="float" office:value="7.843">
            <text:p>7.843</text:p>
          </table:table-cell>
          <table:table-cell office:value-type="float" office:value="4234771">
            <text:p>4234771</text:p>
          </table:table-cell>
          <table:table-cell office:value-type="string">
            <text:p>Construction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RIDGE INSPECTION MGMT NON-ROUTINE BRIDGE MAINTENANCE</text:p>
          </table:table-cell>
          <table:table-cell office:value-type="string">
            <text:p>Bridge Operations</text:p>
          </table:table-cell>
          <table:table-cell office:value-type="string">
            <text:p> </text:p>
          </table:table-cell>
          <table:table-cell office:value-type="float" office:value="4125951">
            <text:p>4125951</text:p>
          </table:table-cell>
          <table:table-cell office:value-type="string">
            <text:p>Construction</text:p>
          </table:table-cell>
          <table:table-cell office:value-type="float" office:value="200">
            <text:p>200</text:p>
          </table:table-cell>
          <table:table-cell office:value-type="float" office:value="200" table:number-columns-spanned="2" table:number-rows-spanned="1">
            <text:p>200</text:p>
          </table:table-cell>
          <table:covered-table-cell/>
          <table:table-cell office:value-type="float" office:value="200">
            <text:p>200</text:p>
          </table:table-cell>
          <table:table-cell office:value-type="float" office:value="200" table:number-columns-spanned="2" table:number-rows-spanned="1">
            <text:p>200</text:p>
          </table:table-cell>
          <table:covered-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BRIDGE PAINTING VARIOUS LOCATIONS</text:p>
          </table:table-cell>
          <table:table-cell office:value-type="string">
            <text:p>Bridge - Painting</text:p>
          </table:table-cell>
          <table:table-cell office:value-type="float" office:value="1.173">
            <text:p>1.173</text:p>
          </table:table-cell>
          <table:table-cell office:value-type="float" office:value="4082793">
            <text:p>4082793</text:p>
          </table:table-cell>
          <table:table-cell office:value-type="string">
            <text:p>Construction</text:p>
          </table:table-cell>
          <table:table-cell office:value-type="float" office:value="16">
            <text:p>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RIDGE PROGRAM RESERVE BOX FOR OUTER YEARS</text:p>
          </table:table-cell>
          <table:table-cell office:value-type="string">
            <text:p>Bridge-Repair/Rehabilitation</text:p>
          </table:table-cell>
          <table:table-cell office:value-type="string">
            <text:p> </text:p>
          </table:table-cell>
          <table:table-cell office:value-type="float" office:value="2544833">
            <text:p>2544833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567" table:number-columns-spanned="2" table:number-rows-spanned="1">
            <text:p>1567</text:p>
          </table:table-cell>
          <table:covered-table-cell/>
          <table:table-cell office:value-type="float" office:value="1241">
            <text:p>1241</text:p>
          </table:table-cell>
          <table:table-cell office:value-type="float" office:value="7725" table:number-columns-spanned="2" table:number-rows-spanned="1">
            <text:p>7725</text:p>
          </table:table-cell>
          <table:covered-table-cell/>
          <table:table-cell office:value-type="float" office:value="9110">
            <text:p>9110</text:p>
          </table:table-cell>
          <table:table-cell table:number-columns-repeated="1011"/>
        </table:table-row>
        <table:table-row table:style-name="ro2">
          <table:table-cell office:value-type="string">
            <text:p>CEI CONSTRUCTION CONTINGENCY</text:p>
          </table:table-cell>
          <table:table-cell office:value-type="string">
            <text:p>Inspect Construction Projs.</text:p>
          </table:table-cell>
          <table:table-cell office:value-type="string">
            <text:p> </text:p>
          </table:table-cell>
          <table:table-cell office:value-type="float" office:value="2545721">
            <text:p>2545721</text:p>
          </table:table-cell>
          <table:table-cell office:value-type="string">
            <text:p>Construction</text:p>
          </table:table-cell>
          <table:table-cell office:value-type="float" office:value="4074">
            <text:p>4074</text:p>
          </table:table-cell>
          <table:table-cell office:value-type="float" office:value="1627" table:number-columns-spanned="2" table:number-rows-spanned="1">
            <text:p>1627</text:p>
          </table:table-cell>
          <table:covered-table-cell/>
          <table:table-cell office:value-type="float" office:value="787">
            <text:p>787</text:p>
          </table:table-cell>
          <table:table-cell office:value-type="float" office:value="597" table:number-columns-spanned="2" table:number-rows-spanned="1">
            <text:p>597</text:p>
          </table:table-cell>
          <table:covered-table-cell/>
          <table:table-cell office:value-type="float" office:value="850">
            <text:p>850</text:p>
          </table:table-cell>
          <table:table-cell table:number-columns-repeated="1011"/>
        </table:table-row>
        <table:table-row table:style-name="ro4">
          <table:table-cell office:value-type="string">
            <text:p>CONSTRUCTION ENG. INSPECTION CONTRACT (CEI) DISTRICT WIDE INSPECTIONS</text:p>
          </table:table-cell>
          <table:table-cell office:value-type="string">
            <text:p>Inspect Construction Projs.</text:p>
          </table:table-cell>
          <table:table-cell office:value-type="string">
            <text:p> </text:p>
          </table:table-cell>
          <table:table-cell office:value-type="float" office:value="4045511">
            <text:p>4045511</text:p>
          </table:table-cell>
          <table:table-cell office:value-type="string">
            <text:p>Construction</text:p>
          </table:table-cell>
          <table:table-cell office:value-type="float" office:value="1643">
            <text:p>1643</text:p>
          </table:table-cell>
          <table:table-cell office:value-type="float" office:value="3600" table:number-columns-spanned="2" table:number-rows-spanned="1">
            <text:p>3600</text:p>
          </table:table-cell>
          <table:covered-table-cell/>
          <table:table-cell office:value-type="float" office:value="3600">
            <text:p>3600</text:p>
          </table:table-cell>
          <table:table-cell office:value-type="float" office:value="3600" table:number-columns-spanned="2" table:number-rows-spanned="1">
            <text:p>3600</text:p>
          </table:table-cell>
          <table:covered-table-cell/>
          <table:table-cell office:value-type="float" office:value="3600">
            <text:p>3600</text:p>
          </table:table-cell>
          <table:table-cell table:number-columns-repeated="1011"/>
        </table:table-row>
        <table:table-row table:style-name="ro2">
          <table:table-cell office:value-type="string">
            <text:p>CONSULTANT SUPPORT FOR SUBSURFACE UTILITY SYSTEM ANALYSIS</text:p>
          </table:table-cell>
          <table:table-cell office:value-type="string">
            <text:p>Utility Contracts</text:p>
          </table:table-cell>
          <table:table-cell office:value-type="string">
            <text:p> </text:p>
          </table:table-cell>
          <table:table-cell office:value-type="float" office:value="2545843">
            <text:p>2545843</text:p>
          </table:table-cell>
          <table:table-cell office:value-type="string">
            <text:p>Preliminary Engineering</text:p>
          </table:table-cell>
          <table:table-cell office:value-type="float" office:value="408">
            <text:p>408</text:p>
          </table:table-cell>
          <table:table-cell office:value-type="float" office:value="407" table:number-columns-spanned="2" table:number-rows-spanned="1">
            <text:p>407</text:p>
          </table:table-cell>
          <table:covered-table-cell/>
          <table:table-cell office:value-type="float" office:value="300">
            <text:p>300</text:p>
          </table:table-cell>
          <table:table-cell office:value-type="float" office:value="300" table:number-columns-spanned="2" table:number-rows-spanned="1">
            <text:p>300</text:p>
          </table:table-cell>
          <table:covered-table-cell/>
          <table:table-cell office:value-type="float" office:value="300">
            <text:p>300</text:p>
          </table:table-cell>
          <table:table-cell table:number-columns-repeated="1011"/>
        </table:table-row>
        <table:table-row table:style-name="ro2">
          <table:table-cell office:value-type="string">
            <text:p>CONSULTANT SUPPORT FOR UTILITY SYSTEM RELOCATIONS</text:p>
          </table:table-cell>
          <table:table-cell office:value-type="string">
            <text:p>Utility Contracts</text:p>
          </table:table-cell>
          <table:table-cell office:value-type="string">
            <text:p> </text:p>
          </table:table-cell>
          <table:table-cell office:value-type="float" office:value="2545841">
            <text:p>2545841</text:p>
          </table:table-cell>
          <table:table-cell office:value-type="string">
            <text:p>Preliminary Engineering</text:p>
          </table:table-cell>
          <table:table-cell office:value-type="float" office:value="375">
            <text:p>375</text:p>
          </table:table-cell>
          <table:table-cell office:value-type="float" office:value="300" table:number-columns-spanned="2" table:number-rows-spanned="1">
            <text:p>300</text:p>
          </table:table-cell>
          <table:covered-table-cell/>
          <table:table-cell office:value-type="float" office:value="300">
            <text:p>300</text:p>
          </table:table-cell>
          <table:table-cell office:value-type="float" office:value="300" table:number-columns-spanned="2" table:number-rows-spanned="1">
            <text:p>300</text:p>
          </table:table-cell>
          <table:covered-table-cell/>
          <table:table-cell office:value-type="float" office:value="300">
            <text:p>300</text:p>
          </table:table-cell>
          <table:table-cell table:number-columns-repeated="1011"/>
        </table:table-row>
        <table:table-row table:style-name="ro2">
          <table:table-cell office:value-type="string">
            <text:p>CONSULTANT TRAFFIC ENGINEERING SERVICES DISTRICT WIDE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46531">
            <text:p>2546531</text:p>
          </table:table-cell>
          <table:table-cell office:value-type="string">
            <text:p>Preliminary Engineering</text:p>
          </table:table-cell>
          <table:table-cell office:value-type="float" office:value="194">
            <text:p>194</text:p>
          </table:table-cell>
          <table:table-cell office:value-type="float" office:value="193" table:number-columns-spanned="2" table:number-rows-spanned="1">
            <text:p>193</text:p>
          </table:table-cell>
          <table:covered-table-cell/>
          <table:table-cell office:value-type="float" office:value="193">
            <text:p>193</text:p>
          </table:table-cell>
          <table:table-cell office:value-type="float" office:value="193" table:number-columns-spanned="2" table:number-rows-spanned="1">
            <text:p>193</text:p>
          </table:table-cell>
          <table:covered-table-cell/>
          <table:table-cell office:value-type="float" office:value="192">
            <text:p>192</text:p>
          </table:table-cell>
          <table:table-cell table:number-columns-repeated="1011"/>
        </table:table-row>
        <table:table-row table:style-name="ro2">
          <table:table-cell office:value-type="string">
            <text:p>COUNTY INCENTIVE GRANT PROGRAM (CIGP/R) RESERVE BOX</text:p>
          </table:table-cell>
          <table:table-cell office:value-type="string">
            <text:p>Funding Action</text:p>
          </table:table-cell>
          <table:table-cell office:value-type="string">
            <text:p> </text:p>
          </table:table-cell>
          <table:table-cell office:value-type="float" office:value="4103221">
            <text:p>410322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764" table:number-columns-spanned="2" table:number-rows-spanned="1">
            <text:p>764</text:p>
          </table:table-cell>
          <table:covered-table-cell/>
          <table:table-cell office:value-type="float" office:value="285">
            <text:p>285</text:p>
          </table:table-cell>
          <table:table-cell office:value-type="float" office:value="280" table:number-columns-spanned="2" table:number-rows-spanned="1">
            <text:p>28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SU INHOUSE SUPPORT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45621">
            <text:p>2545621</text:p>
          </table:table-cell>
          <table:table-cell office:value-type="string">
            <text:p>Preliminary Engineering</text:p>
          </table:table-cell>
          <table:table-cell office:value-type="float" office:value="500">
            <text:p>5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TST CONSULTANT STUDY/DESIGN FOR SAFETY DESIGN PROJECTS</text:p>
          </table:table-cell>
          <table:table-cell office:value-type="string">
            <text:p>Safety Project</text:p>
          </table:table-cell>
          <table:table-cell office:value-type="string">
            <text:p> </text:p>
          </table:table-cell>
          <table:table-cell office:value-type="float" office:value="2546461">
            <text:p>2546461</text:p>
          </table:table-cell>
          <table:table-cell office:value-type="string">
            <text:p>Preliminary Engineering</text:p>
          </table:table-cell>
          <table:table-cell office:value-type="float" office:value="494">
            <text:p>494</text:p>
          </table:table-cell>
          <table:table-cell office:value-type="float" office:value="480" table:number-columns-spanned="2" table:number-rows-spanned="1">
            <text:p>480</text:p>
          </table:table-cell>
          <table:covered-table-cell/>
          <table:table-cell office:value-type="float" office:value="136">
            <text:p>136</text:p>
          </table:table-cell>
          <table:table-cell office:value-type="float" office:value="500" table:number-columns-spanned="2" table:number-rows-spanned="1">
            <text:p>500</text:p>
          </table:table-cell>
          <table:covered-table-cell/>
          <table:table-cell office:value-type="float" office:value="500">
            <text:p>500</text:p>
          </table:table-cell>
          <table:table-cell table:number-columns-repeated="1011"/>
        </table:table-row>
        <table:table-row table:style-name="ro1">
          <table:table-cell table:style-name="ce3" table:number-columns-repeated="4"/>
          <table:table-cell office:value-type="string">
            <text:p>Construction</text:p>
          </table:table-cell>
          <table:table-cell office:value-type="float" office:value="20">
            <text:p>20</text:p>
          </table:table-cell>
          <table:table-cell office:value-type="float" office:value="20" table:number-columns-spanned="2" table:number-rows-spanned="1">
            <text:p>2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CTST DISTRICT WIDE</text:p>
          </table:table-cell>
          <table:table-cell office:value-type="string">
            <text:p>Safety Project</text:p>
          </table:table-cell>
          <table:table-cell office:value-type="string">
            <text:p> </text:p>
          </table:table-cell>
          <table:table-cell office:value-type="float" office:value="2546541">
            <text:p>2546541</text:p>
          </table:table-cell>
          <table:table-cell office:value-type="string">
            <text:p>P D &amp; E</text:p>
          </table:table-cell>
          <table:table-cell office:value-type="float" office:value="50">
            <text:p>50</text:p>
          </table:table-cell>
          <table:table-cell office:value-type="float" office:value="50" table:number-columns-spanned="2" table:number-rows-spanned="1">
            <text:p>50</text:p>
          </table:table-cell>
          <table:covered-table-cell/>
          <table:table-cell office:value-type="float" office:value="50">
            <text:p>50</text:p>
          </table:table-cell>
          <table:table-cell office:value-type="float" office:value="50" table:number-columns-spanned="2" table:number-rows-spanned="1">
            <text:p>50</text:p>
          </table:table-cell>
          <table:covered-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2">
          <table:table-cell office:value-type="string">
            <text:p>CTST INHOUSE DIRECT COMMUNITY SAFETY</text:p>
          </table:table-cell>
          <table:table-cell office:value-type="string">
            <text:p>Safety Project</text:p>
          </table:table-cell>
          <table:table-cell office:value-type="string">
            <text:p> </text:p>
          </table:table-cell>
          <table:table-cell office:value-type="float" office:value="2546021">
            <text:p>2546021</text:p>
          </table:table-cell>
          <table:table-cell office:value-type="string">
            <text:p>Preliminary Engineering</text:p>
          </table:table-cell>
          <table:table-cell office:value-type="float" office:value="36">
            <text:p>3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CTST/SAFE ROUTES TO SCHOOL FOR SAFETY/SAFE ROUTES TO SCHOOL PROJECTS</text:p>
          </table:table-cell>
          <table:table-cell office:value-type="string">
            <text:p>Safety Project</text:p>
          </table:table-cell>
          <table:table-cell office:value-type="string">
            <text:p> </text:p>
          </table:table-cell>
          <table:table-cell office:value-type="float" office:value="2546471">
            <text:p>2546471</text:p>
          </table:table-cell>
          <table:table-cell office:value-type="string">
            <text:p>Construction</text:p>
          </table:table-cell>
          <table:table-cell office:value-type="float" office:value="566">
            <text:p>566</text:p>
          </table:table-cell>
          <table:table-cell office:value-type="float" office:value="350" table:number-columns-spanned="2" table:number-rows-spanned="1">
            <text:p>35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350" table:number-columns-spanned="2" table:number-rows-spanned="1">
            <text:p>350</text:p>
          </table:table-cell>
          <table:covered-table-cell/>
          <table:table-cell office:value-type="float" office:value="350">
            <text:p>350</text:p>
          </table:table-cell>
          <table:table-cell table:number-columns-repeated="1011"/>
        </table:table-row>
        <table:table-row table:style-name="ro2">
          <table:table-cell office:value-type="string">
            <text:p>DESIGN CONTRACTS DISTRICT WIDE MISCELLANEOUS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4045691">
            <text:p>4045691</text:p>
          </table:table-cell>
          <table:table-cell office:value-type="string">
            <text:p>Preliminary Engineering</text:p>
          </table:table-cell>
          <table:table-cell office:value-type="float" office:value="400">
            <text:p>4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50">
            <text:p>3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350">
            <text:p>350</text:p>
          </table:table-cell>
          <table:table-cell table:number-columns-repeated="1011"/>
        </table:table-row>
        <table:table-row table:style-name="ro2">
          <table:table-cell office:value-type="string">
            <text:p>DESIGN SUPPORT DISTRICT WIDE MISCELLANEOUS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45302">
            <text:p>2545302</text:p>
          </table:table-cell>
          <table:table-cell office:value-type="string">
            <text:p>Preliminary Engineering</text:p>
          </table:table-cell>
          <table:table-cell office:value-type="float" office:value="1">
            <text:p>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DISTRICT WIDE CONST. GRUBBING/CLEARING PUSH BUTTON</text:p>
          </table:table-cell>
          <table:table-cell office:value-type="string">
            <text:p>Veg Mitigation/Clear And Trim</text:p>
          </table:table-cell>
          <table:table-cell office:value-type="string">
            <text:p> </text:p>
          </table:table-cell>
          <table:table-cell office:value-type="float" office:value="4174661">
            <text:p>4174661</text:p>
          </table:table-cell>
          <table:table-cell office:value-type="string">
            <text:p>Construction</text:p>
          </table:table-cell>
          <table:table-cell office:value-type="float" office:value="6">
            <text:p>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DISTRICTWIDE BARRIER WALL REFINISHING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204211">
            <text:p>4204211</text:p>
          </table:table-cell>
          <table:table-cell office:value-type="string">
            <text:p>Construction</text:p>
          </table:table-cell>
          <table:table-cell office:value-type="float" office:value="250">
            <text:p>250</text:p>
          </table:table-cell>
          <table:table-cell office:value-type="float" office:value="225" table:number-columns-spanned="2" table:number-rows-spanned="1">
            <text:p>225</text:p>
          </table:table-cell>
          <table:covered-table-cell/>
          <table:table-cell office:value-type="float" office:value="225">
            <text:p>225</text:p>
          </table:table-cell>
          <table:table-cell office:value-type="float" office:value="225" table:number-columns-spanned="2" table:number-rows-spanned="1">
            <text:p>225</text:p>
          </table:table-cell>
          <table:covered-table-cell/>
          <table:table-cell office:value-type="float" office:value="225">
            <text:p>225</text:p>
          </table:table-cell>
          <table:table-cell table:number-columns-repeated="1011"/>
        </table:table-row>
        <table:table-row table:style-name="ro2">
          <table:table-cell office:value-type="string">
            <text:p>DISTRICTWIDE GROUND MODIFICATION</text:p>
          </table:table-cell>
          <table:table-cell office:value-type="string">
            <text:p>Miscellaneous Construction</text:p>
          </table:table-cell>
          <table:table-cell office:value-type="string">
            <text:p> </text:p>
          </table:table-cell>
          <table:table-cell office:value-type="float" office:value="4191271">
            <text:p>4191271</text:p>
          </table:table-cell>
          <table:table-cell office:value-type="string">
            <text:p>Construction</text:p>
          </table:table-cell>
          <table:table-cell office:value-type="float" office:value="363">
            <text:p>363</text:p>
          </table:table-cell>
          <table:table-cell office:value-type="float" office:value="360" table:number-columns-spanned="2" table:number-rows-spanned="1">
            <text:p>360</text:p>
          </table:table-cell>
          <table:covered-table-cell/>
          <table:table-cell office:value-type="float" office:value="360">
            <text:p>360</text:p>
          </table:table-cell>
          <table:table-cell office:value-type="float" office:value="360" table:number-columns-spanned="2" table:number-rows-spanned="1">
            <text:p>360</text:p>
          </table:table-cell>
          <table:covered-table-cell/>
          <table:table-cell office:value-type="float" office:value="360">
            <text:p>360</text:p>
          </table:table-cell>
          <table:table-cell table:number-columns-repeated="1011"/>
        </table:table-row>
        <table:table-row table:style-name="ro2">
          <table:table-cell office:value-type="string">
            <text:p>DISTRICTWIDE PROPERTY MANAGEMENT</text:p>
          </table:table-cell>
          <table:table-cell office:value-type="string">
            <text:p>Right Of Way Activities</text:p>
          </table:table-cell>
          <table:table-cell office:value-type="string">
            <text:p> </text:p>
          </table:table-cell>
          <table:table-cell office:value-type="float" office:value="2546671">
            <text:p>2546671</text:p>
          </table:table-cell>
          <table:table-cell office:value-type="string">
            <text:p>Right Of Way</text:p>
          </table:table-cell>
          <table:table-cell office:value-type="float" office:value="223">
            <text:p>223</text:p>
          </table:table-cell>
          <table:table-cell office:value-type="float" office:value="61" table:number-columns-spanned="2" table:number-rows-spanned="1">
            <text:p>61</text:p>
          </table:table-cell>
          <table:covered-table-cell/>
          <table:table-cell office:value-type="float" office:value="61">
            <text:p>61</text:p>
          </table:table-cell>
          <table:table-cell office:value-type="float" office:value="61" table:number-columns-spanned="2" table:number-rows-spanned="1">
            <text:p>61</text:p>
          </table:table-cell>
          <table:covered-table-cell/>
          <table:table-cell office:value-type="float" office:value="61">
            <text:p>61</text:p>
          </table:table-cell>
          <table:table-cell table:number-columns-repeated="1011"/>
        </table:table-row>
        <table:table-row table:style-name="ro2">
          <table:table-cell office:value-type="string">
            <text:p>DRAINAGE IMPROVEMENT CONTINGENCY</text:p>
          </table:table-cell>
          <table:table-cell office:value-type="string">
            <text:p>Drainage Improvements</text:p>
          </table:table-cell>
          <table:table-cell office:value-type="string">
            <text:p> </text:p>
          </table:table-cell>
          <table:table-cell office:value-type="float" office:value="4084811">
            <text:p>4084811</text:p>
          </table:table-cell>
          <table:table-cell office:value-type="string">
            <text:p>Construction</text:p>
          </table:table-cell>
          <table:table-cell office:value-type="float" office:value="118">
            <text:p>11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ENGINEERING/(GEC) CONSTRUCTION ENG INSPECT SUPPORT CONTRACT</text:p>
          </table:table-cell>
          <table:table-cell office:value-type="string">
            <text:p>Bridge Operations</text:p>
          </table:table-cell>
          <table:table-cell office:value-type="string">
            <text:p> </text:p>
          </table:table-cell>
          <table:table-cell office:value-type="float" office:value="4125931">
            <text:p>4125931</text:p>
          </table:table-cell>
          <table:table-cell office:value-type="string">
            <text:p>Preliminary Engineering</text:p>
          </table:table-cell>
          <table:table-cell office:value-type="float" office:value="250">
            <text:p>250</text:p>
          </table:table-cell>
          <table:table-cell office:value-type="float" office:value="975" table:number-columns-spanned="2" table:number-rows-spanned="1">
            <text:p>975</text:p>
          </table:table-cell>
          <table:covered-table-cell/>
          <table:table-cell office:value-type="float" office:value="200">
            <text:p>200</text:p>
          </table:table-cell>
          <table:table-cell office:value-type="float" office:value="200" table:number-columns-spanned="2" table:number-rows-spanned="1">
            <text:p>200</text:p>
          </table:table-cell>
          <table:covered-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style-name="ce3" table:number-columns-repeated="4"/>
          <table:table-cell office:value-type="string">
            <text:p>Construction</text:p>
          </table:table-cell>
          <table:table-cell office:value-type="float" office:value="153">
            <text:p>15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GEC CONTRACT GENERAL ENGINEERING CONSULTANT SUPPORT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45472">
            <text:p>2545472</text:p>
          </table:table-cell>
          <table:table-cell office:value-type="string">
            <text:p>Preliminary Engineering</text:p>
          </table:table-cell>
          <table:table-cell office:value-type="float" office:value="4683">
            <text:p>4683</text:p>
          </table:table-cell>
          <table:table-cell office:value-type="float" office:value="4001" table:number-columns-spanned="2" table:number-rows-spanned="1">
            <text:p>4001</text:p>
          </table:table-cell>
          <table:covered-table-cell/>
          <table:table-cell office:value-type="float" office:value="4001">
            <text:p>4001</text:p>
          </table:table-cell>
          <table:table-cell office:value-type="float" office:value="4001" table:number-columns-spanned="2" table:number-rows-spanned="1">
            <text:p>4001</text:p>
          </table:table-cell>
          <table:covered-table-cell/>
          <table:table-cell office:value-type="float" office:value="4000">
            <text:p>4000</text:p>
          </table:table-cell>
          <table:table-cell table:number-columns-repeated="1011"/>
        </table:table-row>
        <table:table-row table:style-name="ro2">
          <table:table-cell office:value-type="string">
            <text:p>GEC CONTRACT GENERAL ENGINEERING CONSULTANT SUPPORT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45473">
            <text:p>2545473</text:p>
          </table:table-cell>
          <table:table-cell office:value-type="string">
            <text:p>Preliminary Engineering</text:p>
          </table:table-cell>
          <table:table-cell office:value-type="float" office:value="505">
            <text:p>505</text:p>
          </table:table-cell>
          <table:table-cell office:value-type="float" office:value="3000" table:number-columns-spanned="2" table:number-rows-spanned="1">
            <text:p>3000</text:p>
          </table:table-cell>
          <table:covered-table-cell/>
          <table:table-cell office:value-type="float" office:value="4000">
            <text:p>4000</text:p>
          </table:table-cell>
          <table:table-cell office:value-type="float" office:value="4000" table:number-columns-spanned="2" table:number-rows-spanned="1">
            <text:p>4000</text:p>
          </table:table-cell>
          <table:covered-table-cell/>
          <table:table-cell office:value-type="float" office:value="3500">
            <text:p>3500</text:p>
          </table:table-cell>
          <table:table-cell table:number-columns-repeated="1011"/>
        </table:table-row>
        <table:table-row table:style-name="ro2">
          <table:table-cell office:value-type="string">
            <text:p>GEC CONTRACT GENERAL ENGINEERING CONSULTANT SUPPORT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45492">
            <text:p>2545492</text:p>
          </table:table-cell>
          <table:table-cell office:value-type="string">
            <text:p>Preliminary Engineering</text:p>
          </table:table-cell>
          <table:table-cell office:value-type="float" office:value="5530">
            <text:p>5530</text:p>
          </table:table-cell>
          <table:table-cell office:value-type="float" office:value="4100" table:number-columns-spanned="2" table:number-rows-spanned="1">
            <text:p>4100</text:p>
          </table:table-cell>
          <table:covered-table-cell/>
          <table:table-cell office:value-type="float" office:value="4100">
            <text:p>4100</text:p>
          </table:table-cell>
          <table:table-cell office:value-type="float" office:value="4100" table:number-columns-spanned="2" table:number-rows-spanned="1">
            <text:p>4100</text:p>
          </table:table-cell>
          <table:covered-table-cell/>
          <table:table-cell office:value-type="float" office:value="4099">
            <text:p>4099</text:p>
          </table:table-cell>
          <table:table-cell table:number-columns-repeated="1011"/>
        </table:table-row>
        <table:table-row table:style-name="ro2">
          <table:table-cell office:value-type="string">
            <text:p>HPP/S115/S117/FHPP EARMARK FUNDS AS CN FOR PROJECTS</text:p>
          </table:table-cell>
          <table:table-cell office:value-type="string">
            <text:p>Add Lanes &amp; Reconstruct</text:p>
          </table:table-cell>
          <table:table-cell office:value-type="string">
            <text:p> </text:p>
          </table:table-cell>
          <table:table-cell office:value-type="float" office:value="2544903">
            <text:p>2544903</text:p>
          </table:table-cell>
          <table:table-cell office:value-type="string">
            <text:p>Construction</text:p>
          </table:table-cell>
          <table:table-cell office:value-type="float" office:value="985">
            <text:p>98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N HOUSE RIGHT OF WAY RELATED ACTIVITIES</text:p>
          </table:table-cell>
          <table:table-cell office:value-type="string">
            <text:p>Funding Action</text:p>
          </table:table-cell>
          <table:table-cell office:value-type="string">
            <text:p> </text:p>
          </table:table-cell>
          <table:table-cell office:value-type="float" office:value="4321872">
            <text:p>4321872</text:p>
          </table:table-cell>
          <table:table-cell office:value-type="string">
            <text:p>Right Of Way</text:p>
          </table:table-cell>
          <table:table-cell office:value-type="float" office:value="52">
            <text:p>5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NHOUSE CONTINGENCY</text:p>
          </table:table-cell>
          <table:table-cell office:value-type="string">
            <text:p>Funding Action</text:p>
          </table:table-cell>
          <table:table-cell office:value-type="string">
            <text:p> </text:p>
          </table:table-cell>
          <table:table-cell office:value-type="float" office:value="2544791">
            <text:p>2544791</text:p>
          </table:table-cell>
          <table:table-cell office:value-type="string">
            <text:p>Preliminary Engineering</text:p>
          </table:table-cell>
          <table:table-cell office:value-type="float" office:value="341">
            <text:p>341</text:p>
          </table:table-cell>
          <table:table-cell office:value-type="float" office:value="6690" table:number-columns-spanned="2" table:number-rows-spanned="1">
            <text:p>6690</text:p>
          </table:table-cell>
          <table:covered-table-cell/>
          <table:table-cell office:value-type="float" office:value="7021">
            <text:p>7021</text:p>
          </table:table-cell>
          <table:table-cell office:value-type="float" office:value="7319" table:number-columns-spanned="2" table:number-rows-spanned="1">
            <text:p>7319</text:p>
          </table:table-cell>
          <table:covered-table-cell/>
          <table:table-cell office:value-type="float" office:value="7642">
            <text:p>7642</text:p>
          </table:table-cell>
          <table:table-cell table:number-columns-repeated="1011"/>
        </table:table-row>
        <table:table-row table:style-name="ro1">
          <table:table-cell table:style-name="ce3" table:number-columns-repeated="4"/>
          <table:table-cell office:value-type="string">
            <text:p>Right Of Way</text:p>
          </table:table-cell>
          <table:table-cell office:value-type="float" office:value="357">
            <text:p>357</text:p>
          </table:table-cell>
          <table:table-cell office:value-type="float" office:value="346" table:number-columns-spanned="2" table:number-rows-spanned="1">
            <text:p>346</text:p>
          </table:table-cell>
          <table:covered-table-cell/>
          <table:table-cell office:value-type="float" office:value="3324">
            <text:p>3324</text:p>
          </table:table-cell>
          <table:table-cell office:value-type="float" office:value="2992" table:number-columns-spanned="2" table:number-rows-spanned="1">
            <text:p>2992</text:p>
          </table:table-cell>
          <table:covered-table-cell/>
          <table:table-cell office:value-type="float" office:value="1359">
            <text:p>1359</text:p>
          </table:table-cell>
          <table:table-cell table:number-columns-repeated="1011"/>
        </table:table-row>
        <table:table-row table:style-name="ro1">
          <table:table-cell office:value-type="string">
            <text:p>INHOUSE CONTINGENCY</text:p>
          </table:table-cell>
          <table:table-cell office:value-type="string">
            <text:p>Funding Action</text:p>
          </table:table-cell>
          <table:table-cell office:value-type="string">
            <text:p> </text:p>
          </table:table-cell>
          <table:table-cell office:value-type="float" office:value="2544791">
            <text:p>2544791</text:p>
          </table:table-cell>
          <table:table-cell office:value-type="string">
            <text:p>Construction</text:p>
          </table:table-cell>
          <table:table-cell office:value-type="float" office:value="20">
            <text:p>20</text:p>
          </table:table-cell>
          <table:table-cell office:value-type="float" office:value="3538" table:number-columns-spanned="2" table:number-rows-spanned="1">
            <text:p>3538</text:p>
          </table:table-cell>
          <table:covered-table-cell/>
          <table:table-cell office:value-type="float" office:value="2217">
            <text:p>2217</text:p>
          </table:table-cell>
          <table:table-cell office:value-type="float" office:value="1748" table:number-columns-spanned="2" table:number-rows-spanned="1">
            <text:p>1748</text:p>
          </table:table-cell>
          <table:covered-table-cell/>
          <table:table-cell office:value-type="float" office:value="5774">
            <text:p>5774</text:p>
          </table:table-cell>
          <table:table-cell table:number-columns-repeated="1011"/>
        </table:table-row>
        <table:table-row table:style-name="ro2">
          <table:table-cell office:value-type="string">
            <text:p>INHOUSE ISD PROJECT DEVELOPMENT</text:p>
          </table:table-cell>
          <table:table-cell office:value-type="string">
            <text:p>Transportation Planning</text:p>
          </table:table-cell>
          <table:table-cell office:value-type="string">
            <text:p> </text:p>
          </table:table-cell>
          <table:table-cell office:value-type="float" office:value="4318051">
            <text:p>4318051</text:p>
          </table:table-cell>
          <table:table-cell office:value-type="string">
            <text:p>P D &amp; E</text:p>
          </table:table-cell>
          <table:table-cell office:value-type="float" office:value="31">
            <text:p>3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NHOUSE PROGRAM DEVELOPMENT</text:p>
          </table:table-cell>
          <table:table-cell office:value-type="string">
            <text:p>Transportation Planning</text:p>
          </table:table-cell>
          <table:table-cell office:value-type="string">
            <text:p> </text:p>
          </table:table-cell>
          <table:table-cell office:value-type="float" office:value="4318061">
            <text:p>4318061</text:p>
          </table:table-cell>
          <table:table-cell office:value-type="string">
            <text:p>P D &amp; E</text:p>
          </table:table-cell>
          <table:table-cell office:value-type="float" office:value="8">
            <text:p>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NHOUSE SURVEY DISTRICT-WIDE MISCELLANEOUS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45381">
            <text:p>2545381</text:p>
          </table:table-cell>
          <table:table-cell office:value-type="string">
            <text:p>Preliminary Engineering</text:p>
          </table:table-cell>
          <table:table-cell office:value-type="float" office:value="250">
            <text:p>2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LANDSCAPING SENATE BILL 1446</text:p>
          </table:table-cell>
          <table:table-cell office:value-type="string">
            <text:p>Landscaping</text:p>
          </table:table-cell>
          <table:table-cell office:value-type="string">
            <text:p> </text:p>
          </table:table-cell>
          <table:table-cell office:value-type="float" office:value="4097291">
            <text:p>409729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2028" table:number-columns-spanned="2" table:number-rows-spanned="1">
            <text:p>2028</text:p>
          </table:table-cell>
          <table:covered-table-cell/>
          <table:table-cell office:value-type="float" office:value="1025">
            <text:p>1025</text:p>
          </table:table-cell>
          <table:table-cell office:value-type="float" office:value="5650" table:number-columns-spanned="2" table:number-rows-spanned="1">
            <text:p>5650</text:p>
          </table:table-cell>
          <table:covered-table-cell/>
          <table:table-cell office:value-type="float" office:value="775">
            <text:p>775</text:p>
          </table:table-cell>
          <table:table-cell table:number-columns-repeated="1011"/>
        </table:table-row>
        <table:table-row table:style-name="ro2">
          <table:table-cell office:value-type="string">
            <text:p>LAW ENFORCEMENT DISTRICTWIDE</text:p>
          </table:table-cell>
          <table:table-cell office:value-type="string">
            <text:p>Traffic Control Devices/System</text:p>
          </table:table-cell>
          <table:table-cell office:value-type="string">
            <text:p> </text:p>
          </table:table-cell>
          <table:table-cell office:value-type="float" office:value="4148261">
            <text:p>4148261</text:p>
          </table:table-cell>
          <table:table-cell office:value-type="string">
            <text:p>Construction</text:p>
          </table:table-cell>
          <table:table-cell office:value-type="float" office:value="300">
            <text:p>300</text:p>
          </table:table-cell>
          <table:table-cell office:value-type="float" office:value="300" table:number-columns-spanned="2" table:number-rows-spanned="1">
            <text:p>300</text:p>
          </table:table-cell>
          <table:covered-table-cell/>
          <table:table-cell office:value-type="float" office:value="300">
            <text:p>300</text:p>
          </table:table-cell>
          <table:table-cell office:value-type="float" office:value="300" table:number-columns-spanned="2" table:number-rows-spanned="1">
            <text:p>300</text:p>
          </table:table-cell>
          <table:covered-table-cell/>
          <table:table-cell office:value-type="float" office:value="300">
            <text:p>300</text:p>
          </table:table-cell>
          <table:table-cell table:number-columns-repeated="1011"/>
        </table:table-row>
        <table:table-row table:style-name="ro2">
          <table:table-cell office:value-type="string">
            <text:p>MATERIALS/GEO-TECH DISTRICT WIDE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4045801">
            <text:p>4045801</text:p>
          </table:table-cell>
          <table:table-cell office:value-type="string">
            <text:p>Preliminary Engineering</text:p>
          </table:table-cell>
          <table:table-cell office:value-type="float" office:value="539">
            <text:p>539</text:p>
          </table:table-cell>
          <table:table-cell office:value-type="float" office:value="539" table:number-columns-spanned="2" table:number-rows-spanned="1">
            <text:p>539</text:p>
          </table:table-cell>
          <table:covered-table-cell/>
          <table:table-cell office:value-type="float" office:value="539">
            <text:p>539</text:p>
          </table:table-cell>
          <table:table-cell office:value-type="float" office:value="539" table:number-columns-spanned="2" table:number-rows-spanned="1">
            <text:p>539</text:p>
          </table:table-cell>
          <table:covered-table-cell/>
          <table:table-cell office:value-type="float" office:value="539">
            <text:p>539</text:p>
          </table:table-cell>
          <table:table-cell table:number-columns-repeated="1011"/>
        </table:table-row>
        <table:table-row table:style-name="ro1">
          <table:table-cell table:style-name="ce3" table:number-columns-repeated="4"/>
          <table:table-cell office:value-type="string">
            <text:p>Construction</text:p>
          </table:table-cell>
          <table:table-cell office:value-type="float" office:value="900">
            <text:p>900</text:p>
          </table:table-cell>
          <table:table-cell office:value-type="float" office:value="300" table:number-columns-spanned="2" table:number-rows-spanned="1">
            <text:p>300</text:p>
          </table:table-cell>
          <table:covered-table-cell/>
          <table:table-cell office:value-type="float" office:value="300">
            <text:p>300</text:p>
          </table:table-cell>
          <table:table-cell office:value-type="float" office:value="300" table:number-columns-spanned="2" table:number-rows-spanned="1">
            <text:p>300</text:p>
          </table:table-cell>
          <table:covered-table-cell/>
          <table:table-cell office:value-type="float" office:value="300">
            <text:p>300</text:p>
          </table:table-cell>
          <table:table-cell table:number-columns-repeated="1011"/>
        </table:table-row>
        <table:table-row table:style-name="ro2">
          <table:table-cell office:value-type="string">
            <text:p>MITIGATION STORMWATER INSPECTION</text:p>
          </table:table-cell>
          <table:table-cell office:value-type="string">
            <text:p>Wetland Mitigation/Restoration</text:p>
          </table:table-cell>
          <table:table-cell office:value-type="string">
            <text:p> </text:p>
          </table:table-cell>
          <table:table-cell office:value-type="float" office:value="2546501">
            <text:p>2546501</text:p>
          </table:table-cell>
          <table:table-cell office:value-type="string">
            <text:p>Preliminary Engineering</text:p>
          </table:table-cell>
          <table:table-cell office:value-type="float" office:value="340">
            <text:p>340</text:p>
          </table:table-cell>
          <table:table-cell office:value-type="float" office:value="339" table:number-columns-spanned="2" table:number-rows-spanned="1">
            <text:p>339</text:p>
          </table:table-cell>
          <table:covered-table-cell/>
          <table:table-cell office:value-type="float" office:value="339">
            <text:p>339</text:p>
          </table:table-cell>
          <table:table-cell office:value-type="float" office:value="339" table:number-columns-spanned="2" table:number-rows-spanned="1">
            <text:p>339</text:p>
          </table:table-cell>
          <table:covered-table-cell/>
          <table:table-cell office:value-type="float" office:value="339">
            <text:p>339</text:p>
          </table:table-cell>
          <table:table-cell table:number-columns-repeated="1011"/>
        </table:table-row>
        <table:table-row table:style-name="ro2">
          <table:table-cell office:value-type="string">
            <text:p>OPERATIONS LABOR, EQUIPMNT, MATERIAL CONTRACT</text:p>
          </table:table-cell>
          <table:table-cell office:value-type="string">
            <text:p>Traffic Ops Improvement</text:p>
          </table:table-cell>
          <table:table-cell office:value-type="string">
            <text:p> </text:p>
          </table:table-cell>
          <table:table-cell office:value-type="float" office:value="4056001">
            <text:p>4056001</text:p>
          </table:table-cell>
          <table:table-cell office:value-type="string">
            <text:p>Construction</text:p>
          </table:table-cell>
          <table:table-cell office:value-type="float" office:value="335">
            <text:p>335</text:p>
          </table:table-cell>
          <table:table-cell office:value-type="float" office:value="271" table:number-columns-spanned="2" table:number-rows-spanned="1">
            <text:p>271</text:p>
          </table:table-cell>
          <table:covered-table-cell/>
          <table:table-cell office:value-type="float" office:value="271">
            <text:p>271</text:p>
          </table:table-cell>
          <table:table-cell office:value-type="float" office:value="271" table:number-columns-spanned="2" table:number-rows-spanned="1">
            <text:p>271</text:p>
          </table:table-cell>
          <table:covered-table-cell/>
          <table:table-cell office:value-type="float" office:value="270">
            <text:p>270</text:p>
          </table:table-cell>
          <table:table-cell table:number-columns-repeated="1011"/>
        </table:table-row>
        <table:table-row table:style-name="ro2">
          <table:table-cell office:value-type="string">
            <text:p>OTHER ARTERIAL CONST CONTINGENCY</text:p>
          </table:table-cell>
          <table:table-cell office:value-type="string">
            <text:p>Add Lanes &amp; Reconstruct</text:p>
          </table:table-cell>
          <table:table-cell office:value-type="string">
            <text:p> </text:p>
          </table:table-cell>
          <table:table-cell office:value-type="float" office:value="2544905">
            <text:p>2544905</text:p>
          </table:table-cell>
          <table:table-cell office:value-type="string">
            <text:p>Construction</text:p>
          </table:table-cell>
          <table:table-cell office:value-type="float" office:value="2038">
            <text:p>203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PE CONSULTANT/ MITIGATION/ENVIRONMENTAL CONTINGENCY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45691">
            <text:p>2545691</text:p>
          </table:table-cell>
          <table:table-cell office:value-type="string">
            <text:p>Preliminary Engineering</text:p>
          </table:table-cell>
          <table:table-cell office:value-type="float" office:value="8049">
            <text:p>8049</text:p>
          </table:table-cell>
          <table:table-cell office:value-type="float" office:value="2860" table:number-columns-spanned="2" table:number-rows-spanned="1">
            <text:p>2860</text:p>
          </table:table-cell>
          <table:covered-table-cell/>
          <table:table-cell office:value-type="float" office:value="1378">
            <text:p>1378</text:p>
          </table:table-cell>
          <table:table-cell office:value-type="float" office:value="1553" table:number-columns-spanned="2" table:number-rows-spanned="1">
            <text:p>1553</text:p>
          </table:table-cell>
          <table:covered-table-cell/>
          <table:table-cell office:value-type="float" office:value="2665">
            <text:p>2665</text:p>
          </table:table-cell>
          <table:table-cell table:number-columns-repeated="1011"/>
        </table:table-row>
        <table:table-row table:style-name="ro1">
          <table:table-cell table:style-name="ce3" table:number-columns-repeated="4"/>
          <table:table-cell office:value-type="string">
            <text:p>Environmental</text:p>
          </table:table-cell>
          <table:table-cell office:value-type="float" office:value="34">
            <text:p>3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EC/ROW/CEI/&amp; CST TARGET BOX ONLY</text:p>
          </table:table-cell>
          <table:table-cell office:value-type="string">
            <text:p>Funding Action</text:p>
          </table:table-cell>
          <table:table-cell office:value-type="string">
            <text:p> </text:p>
          </table:table-cell>
          <table:table-cell office:value-type="float" office:value="2545694">
            <text:p>2545694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3328" table:number-columns-spanned="2" table:number-rows-spanned="1">
            <text:p>3328</text:p>
          </table:table-cell>
          <table:covered-table-cell/>
          <table:table-cell office:value-type="float" office:value="10789">
            <text:p>10789</text:p>
          </table:table-cell>
          <table:table-cell table:number-columns-repeated="1011"/>
        </table:table-row>
        <table:table-row table:style-name="ro1">
          <table:table-cell table:style-name="ce3" table:number-columns-repeated="4"/>
          <table:table-cell office:value-type="string">
            <text:p>Right Of Way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200" table:number-columns-spanned="2" table:number-rows-spanned="1">
            <text:p>200</text:p>
          </table:table-cell>
          <table:covered-table-cell/>
          <table:table-cell office:value-type="float" office:value="1000">
            <text:p>1000</text:p>
          </table:table-cell>
          <table:table-cell table:number-columns-repeated="1011"/>
        </table:table-row>
        <table:table-row table:style-name="ro1">
          <table:table-cell table:style-name="ce3" table:number-columns-repeated="4"/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4872" table:number-columns-spanned="2" table:number-rows-spanned="1">
            <text:p>4872</text:p>
          </table:table-cell>
          <table:covered-table-cell/>
          <table:table-cell office:value-type="float" office:value="14045">
            <text:p>14045</text:p>
          </table:table-cell>
          <table:table-cell table:number-columns-repeated="1011"/>
        </table:table-row>
        <table:table-row table:style-name="ro1">
          <table:table-cell office:value-type="string">
            <text:p>PERMITS DEPARTMENT INHOUSE SUPPORT</text:p>
          </table:table-cell>
          <table:table-cell office:value-type="string">
            <text:p>Technical Assistance</text:p>
          </table:table-cell>
          <table:table-cell office:value-type="string">
            <text:p> </text:p>
          </table:table-cell>
          <table:table-cell office:value-type="float" office:value="2545851">
            <text:p>2545851</text:p>
          </table:table-cell>
          <table:table-cell office:value-type="string">
            <text:p>P D &amp; E</text:p>
          </table:table-cell>
          <table:table-cell office:value-type="float" office:value="4">
            <text:p>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ROJ. DEVELOPMENT &amp; ENVIRONMENTAL CONSULTANT (PD&amp;E) DISTRICT WIDE</text:p>
          </table:table-cell>
          <table:table-cell office:value-type="string">
            <text:p>Pd&amp;E/Emo Study</text:p>
          </table:table-cell>
          <table:table-cell office:value-type="string">
            <text:p> </text:p>
          </table:table-cell>
          <table:table-cell office:value-type="float" office:value="2545521">
            <text:p>2545521</text:p>
          </table:table-cell>
          <table:table-cell office:value-type="string">
            <text:p>P D &amp; E</text:p>
          </table:table-cell>
          <table:table-cell office:value-type="float" office:value="590">
            <text:p>590</text:p>
          </table:table-cell>
          <table:table-cell office:value-type="float" office:value="590" table:number-columns-spanned="2" table:number-rows-spanned="1">
            <text:p>590</text:p>
          </table:table-cell>
          <table:covered-table-cell/>
          <table:table-cell office:value-type="float" office:value="590">
            <text:p>590</text:p>
          </table:table-cell>
          <table:table-cell office:value-type="float" office:value="590" table:number-columns-spanned="2" table:number-rows-spanned="1">
            <text:p>590</text:p>
          </table:table-cell>
          <table:covered-table-cell/>
          <table:table-cell office:value-type="float" office:value="590">
            <text:p>590</text:p>
          </table:table-cell>
          <table:table-cell table:number-columns-repeated="1011"/>
        </table:table-row>
        <table:table-row table:style-name="ro2">
          <table:table-cell office:value-type="string">
            <text:p>R.O.W. PRE-268 PROJECT SPECIFIC CHARGES</text:p>
          </table:table-cell>
          <table:table-cell office:value-type="string">
            <text:p>Right Of Way Activities</text:p>
          </table:table-cell>
          <table:table-cell office:value-type="string">
            <text:p> </text:p>
          </table:table-cell>
          <table:table-cell office:value-type="float" office:value="4071731">
            <text:p>4071731</text:p>
          </table:table-cell>
          <table:table-cell office:value-type="string">
            <text:p>Right Of Way</text:p>
          </table:table-cell>
          <table:table-cell office:value-type="float" office:value="31">
            <text:p>31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RESEARCH/TEST/ REMEDIATION OF HAZARDOUS WASTE &amp; CONTAMINATED MATL</text:p>
          </table:table-cell>
          <table:table-cell office:value-type="string">
            <text:p>Special Surveys</text:p>
          </table:table-cell>
          <table:table-cell office:value-type="string">
            <text:p> </text:p>
          </table:table-cell>
          <table:table-cell office:value-type="float" office:value="2545581">
            <text:p>2545581</text:p>
          </table:table-cell>
          <table:table-cell office:value-type="string">
            <text:p>Preliminary Engineering</text:p>
          </table:table-cell>
          <table:table-cell office:value-type="float" office:value="37">
            <text:p>37</text:p>
          </table:table-cell>
          <table:table-cell office:value-type="float" office:value="10" table:number-columns-spanned="2" table:number-rows-spanned="1">
            <text:p>10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10" table:number-columns-spanned="2" table:number-rows-spanned="1">
            <text:p>1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4"/>
          <table:table-cell office:value-type="string">
            <text:p>Environmental</text:p>
          </table:table-cell>
          <table:table-cell office:value-type="float" office:value="212">
            <text:p>21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RESURFACING CONTINGENCY</text:p>
          </table:table-cell>
          <table:table-cell office:value-type="string">
            <text:p>Resurfacing</text:p>
          </table:table-cell>
          <table:table-cell office:value-type="string">
            <text:p> </text:p>
          </table:table-cell>
          <table:table-cell office:value-type="float" office:value="2544851">
            <text:p>2544851</text:p>
          </table:table-cell>
          <table:table-cell office:value-type="string">
            <text:p>Construction</text:p>
          </table:table-cell>
          <table:table-cell office:value-type="float" office:value="7319">
            <text:p>7319</text:p>
          </table:table-cell>
          <table:table-cell office:value-type="float" office:value="4026" table:number-columns-spanned="2" table:number-rows-spanned="1">
            <text:p>4026</text:p>
          </table:table-cell>
          <table:covered-table-cell/>
          <table:table-cell office:value-type="float" office:value="3928">
            <text:p>3928</text:p>
          </table:table-cell>
          <table:table-cell office:value-type="float" office:value="1149" table:number-columns-spanned="2" table:number-rows-spanned="1">
            <text:p>1149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RESURFACING RESERVE BOX</text:p>
          </table:table-cell>
          <table:table-cell office:value-type="string">
            <text:p>Resurfacing</text:p>
          </table:table-cell>
          <table:table-cell office:value-type="string">
            <text:p> </text:p>
          </table:table-cell>
          <table:table-cell office:value-type="float" office:value="2544854">
            <text:p>2544854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748">
            <text:p>174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RESURFACING TARGET RURAL</text:p>
          </table:table-cell>
          <table:table-cell office:value-type="string">
            <text:p>Resurfacing</text:p>
          </table:table-cell>
          <table:table-cell office:value-type="string">
            <text:p> </text:p>
          </table:table-cell>
          <table:table-cell office:value-type="float" office:value="2544852">
            <text:p>2544852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5000" table:number-columns-spanned="2" table:number-rows-spanned="1">
            <text:p>5000</text:p>
          </table:table-cell>
          <table:covered-table-cell/>
          <table:table-cell office:value-type="float" office:value="10000">
            <text:p>10000</text:p>
          </table:table-cell>
          <table:table-cell table:number-columns-repeated="1011"/>
        </table:table-row>
        <table:table-row table:style-name="ro1">
          <table:table-cell office:value-type="string">
            <text:p>RESURFACING TARGET URBAN</text:p>
          </table:table-cell>
          <table:table-cell office:value-type="string">
            <text:p>Resurfacing</text:p>
          </table:table-cell>
          <table:table-cell office:value-type="string">
            <text:p> </text:p>
          </table:table-cell>
          <table:table-cell office:value-type="float" office:value="2544853">
            <text:p>2544853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9527">
            <text:p>19527</text:p>
          </table:table-cell>
          <table:table-cell table:number-columns-repeated="1011"/>
        </table:table-row>
        <table:table-row table:style-name="ro2">
          <table:table-cell office:value-type="string">
            <text:p>RIGHT OF WAY ACQUISTION NEEDS FOR PROPERTY MANAGEMENT</text:p>
          </table:table-cell>
          <table:table-cell office:value-type="string">
            <text:p>Right Of Way Acquisition</text:p>
          </table:table-cell>
          <table:table-cell office:value-type="string">
            <text:p> </text:p>
          </table:table-cell>
          <table:table-cell office:value-type="float" office:value="2545701">
            <text:p>2545701</text:p>
          </table:table-cell>
          <table:table-cell office:value-type="string">
            <text:p>Right Of Way</text:p>
          </table:table-cell>
          <table:table-cell office:value-type="float" office:value="227">
            <text:p>227</text:p>
          </table:table-cell>
          <table:table-cell office:value-type="float" office:value="59" table:number-columns-spanned="2" table:number-rows-spanned="1">
            <text:p>59</text:p>
          </table:table-cell>
          <table:covered-table-cell/>
          <table:table-cell office:value-type="float" office:value="59">
            <text:p>59</text:p>
          </table:table-cell>
          <table:table-cell office:value-type="float" office:value="59" table:number-columns-spanned="2" table:number-rows-spanned="1">
            <text:p>59</text:p>
          </table:table-cell>
          <table:covered-table-cell/>
          <table:table-cell office:value-type="float" office:value="59">
            <text:p>59</text:p>
          </table:table-cell>
          <table:table-cell table:number-columns-repeated="1011"/>
        </table:table-row>
        <table:table-row table:style-name="ro2">
          <table:table-cell office:value-type="string">
            <text:p>RIGHT OF WAY CONTINGENCY</text:p>
          </table:table-cell>
          <table:table-cell office:value-type="string">
            <text:p>Right Of Way Acquisition</text:p>
          </table:table-cell>
          <table:table-cell office:value-type="string">
            <text:p> </text:p>
          </table:table-cell>
          <table:table-cell office:value-type="float" office:value="2545441">
            <text:p>2545441</text:p>
          </table:table-cell>
          <table:table-cell office:value-type="string">
            <text:p>Right Of Way</text:p>
          </table:table-cell>
          <table:table-cell office:value-type="float" office:value="7546">
            <text:p>7546</text:p>
          </table:table-cell>
          <table:table-cell office:value-type="float" office:value="5936" table:number-columns-spanned="2" table:number-rows-spanned="1">
            <text:p>5936</text:p>
          </table:table-cell>
          <table:covered-table-cell/>
          <table:table-cell office:value-type="float" office:value="2625">
            <text:p>2625</text:p>
          </table:table-cell>
          <table:table-cell office:value-type="float" office:value="1592" table:number-columns-spanned="2" table:number-rows-spanned="1">
            <text:p>1592</text:p>
          </table:table-cell>
          <table:covered-table-cell/>
          <table:table-cell office:value-type="float" office:value="1250">
            <text:p>1250</text:p>
          </table:table-cell>
          <table:table-cell table:number-columns-repeated="1011"/>
        </table:table-row>
        <table:table-row table:style-name="ro2">
          <table:table-cell office:value-type="string">
            <text:p>S.W. FL. WATER MGMT. DISTRICT PERMITS (SWFWMD) DISTRICT WIDE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45771">
            <text:p>2545771</text:p>
          </table:table-cell>
          <table:table-cell office:value-type="string">
            <text:p>Environmental</text:p>
          </table:table-cell>
          <table:table-cell office:value-type="float" office:value="14">
            <text:p>14</text:p>
          </table:table-cell>
          <table:table-cell office:value-type="float" office:value="8" table:number-columns-spanned="2" table:number-rows-spanned="1">
            <text:p>8</text:p>
          </table:table-cell>
          <table:covered-table-cell/>
          <table:table-cell office:value-type="float" office:value="8">
            <text:p>8</text:p>
          </table:table-cell>
          <table:table-cell office:value-type="float" office:value="8" table:number-columns-spanned="2" table:number-rows-spanned="1">
            <text:p>8</text:p>
          </table:table-cell>
          <table:covered-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2">
          <table:table-cell office:value-type="string">
            <text:p>SAFETY PROGRAM INHOUSE SUPPORT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46041">
            <text:p>2546041</text:p>
          </table:table-cell>
          <table:table-cell office:value-type="string">
            <text:p>Preliminary Engineering</text:p>
          </table:table-cell>
          <table:table-cell office:value-type="float" office:value="250">
            <text:p>2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AFETY STUDIES DISTRICT WIDE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45531">
            <text:p>2545531</text:p>
          </table:table-cell>
          <table:table-cell office:value-type="string">
            <text:p>Preliminary Engineering</text:p>
          </table:table-cell>
          <table:table-cell office:value-type="float" office:value="1609">
            <text:p>1609</text:p>
          </table:table-cell>
          <table:table-cell office:value-type="float" office:value="1800" table:number-columns-spanned="2" table:number-rows-spanned="1">
            <text:p>1800</text:p>
          </table:table-cell>
          <table:covered-table-cell/>
          <table:table-cell office:value-type="float" office:value="1800">
            <text:p>1800</text:p>
          </table:table-cell>
          <table:table-cell office:value-type="float" office:value="550" table:number-columns-spanned="2" table:number-rows-spanned="1">
            <text:p>550</text:p>
          </table:table-cell>
          <table:covered-table-cell/>
          <table:table-cell office:value-type="float" office:value="1550">
            <text:p>1550</text:p>
          </table:table-cell>
          <table:table-cell table:number-columns-repeated="1011"/>
        </table:table-row>
        <table:table-row table:style-name="ro2">
          <table:table-cell office:value-type="string">
            <text:p>SCOUR COUNTERMEASURE AT US 41, SR 60, SR 682</text:p>
          </table:table-cell>
          <table:table-cell office:value-type="string">
            <text:p>Bridge-Repair/Rehabilitation</text:p>
          </table:table-cell>
          <table:table-cell office:value-type="float" office:value="0.531">
            <text:p>0.531</text:p>
          </table:table-cell>
          <table:table-cell office:value-type="float" office:value="4191511">
            <text:p>4191511</text:p>
          </table:table-cell>
          <table:table-cell office:value-type="string">
            <text:p>Construction</text:p>
          </table:table-cell>
          <table:table-cell office:value-type="float" office:value="5">
            <text:p>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IGNAL RETIMING DISTRICT WIDE TRAFFIC OPS STUDY</text:p>
          </table:table-cell>
          <table:table-cell office:value-type="string">
            <text:p>Traffic Engineering Study</text:p>
          </table:table-cell>
          <table:table-cell office:value-type="string">
            <text:p> </text:p>
          </table:table-cell>
          <table:table-cell office:value-type="float" office:value="2545261">
            <text:p>2545261</text:p>
          </table:table-cell>
          <table:table-cell office:value-type="string">
            <text:p>Preliminary Engineering</text:p>
          </table:table-cell>
          <table:table-cell office:value-type="float" office:value="801">
            <text:p>801</text:p>
          </table:table-cell>
          <table:table-cell office:value-type="float" office:value="1149" table:number-columns-spanned="2" table:number-rows-spanned="1">
            <text:p>1149</text:p>
          </table:table-cell>
          <table:covered-table-cell/>
          <table:table-cell office:value-type="float" office:value="226">
            <text:p>226</text:p>
          </table:table-cell>
          <table:table-cell office:value-type="float" office:value="2476" table:number-columns-spanned="2" table:number-rows-spanned="1">
            <text:p>2476</text:p>
          </table:table-cell>
          <table:covered-table-cell/>
          <table:table-cell office:value-type="float" office:value="750">
            <text:p>750</text:p>
          </table:table-cell>
          <table:table-cell table:number-columns-repeated="1011"/>
        </table:table-row>
        <table:table-row table:style-name="ro2">
          <table:table-cell office:value-type="string">
            <text:p>SR 600/SR 45/SR 590 FROM BEGIN OF BRIDGE TO END OF BRIDGE</text:p>
          </table:table-cell>
          <table:table-cell office:value-type="string">
            <text:p>Bridge-Repair/Rehabilitation</text:p>
          </table:table-cell>
          <table:table-cell office:value-type="float" office:value="2.889">
            <text:p>2.889</text:p>
          </table:table-cell>
          <table:table-cell office:value-type="float" office:value="4234791">
            <text:p>4234791</text:p>
          </table:table-cell>
          <table:table-cell office:value-type="string">
            <text:p>Construction</text:p>
          </table:table-cell>
          <table:table-cell office:value-type="float" office:value="79">
            <text:p>7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7, SR 45 SR 93 FROM BEGIN OF BRIDGE TO END OF BRIDGE</text:p>
          </table:table-cell>
          <table:table-cell office:value-type="string">
            <text:p>Bridge-Repair/Rehabilitation</text:p>
          </table:table-cell>
          <table:table-cell office:value-type="float" office:value="4.259">
            <text:p>4.259</text:p>
          </table:table-cell>
          <table:table-cell office:value-type="float" office:value="4234731">
            <text:p>4234731</text:p>
          </table:table-cell>
          <table:table-cell office:value-type="string">
            <text:p>Construction</text:p>
          </table:table-cell>
          <table:table-cell office:value-type="float" office:value="16">
            <text:p>1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R 688 &amp; SR 693 MOVABLE BRIDE REPAIR</text:p>
          </table:table-cell>
          <table:table-cell office:value-type="string">
            <text:p>Bridge-Repair/Rehabilitation</text:p>
          </table:table-cell>
          <table:table-cell office:value-type="float" office:value="0.447">
            <text:p>0.447</text:p>
          </table:table-cell>
          <table:table-cell office:value-type="float" office:value="4191151">
            <text:p>4191151</text:p>
          </table:table-cell>
          <table:table-cell office:value-type="string">
            <text:p>Construction</text:p>
          </table:table-cell>
          <table:table-cell office:value-type="float" office:value="59">
            <text:p>5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TATE HIGHWAY CONSTRUCTION CONTINGENCY</text:p>
          </table:table-cell>
          <table:table-cell office:value-type="string">
            <text:p>Miscellaneous Construction</text:p>
          </table:table-cell>
          <table:table-cell office:value-type="string">
            <text:p> </text:p>
          </table:table-cell>
          <table:table-cell office:value-type="float" office:value="2544881">
            <text:p>2544881</text:p>
          </table:table-cell>
          <table:table-cell office:value-type="string">
            <text:p>Construction</text:p>
          </table:table-cell>
          <table:table-cell office:value-type="float" office:value="12195">
            <text:p>12195</text:p>
          </table:table-cell>
          <table:table-cell office:value-type="float" office:value="2443" table:number-columns-spanned="2" table:number-rows-spanned="1">
            <text:p>2443</text:p>
          </table:table-cell>
          <table:covered-table-cell/>
          <table:table-cell office:value-type="float" office:value="6421">
            <text:p>6421</text:p>
          </table:table-cell>
          <table:table-cell office:value-type="float" office:value="302" table:number-columns-spanned="2" table:number-rows-spanned="1">
            <text:p>302</text:p>
          </table:table-cell>
          <table:covered-table-cell/>
          <table:table-cell office:value-type="float" office:value="3175">
            <text:p>3175</text:p>
          </table:table-cell>
          <table:table-cell table:number-columns-repeated="1011"/>
        </table:table-row>
        <table:table-row table:style-name="ro2">
          <table:table-cell office:value-type="string">
            <text:p>STORMWATER MANAGEMENT PROGRAM CONSULTANT</text:p>
          </table:table-cell>
          <table:table-cell office:value-type="string">
            <text:p>Drainage Improvements</text:p>
          </table:table-cell>
          <table:table-cell office:value-type="string">
            <text:p> </text:p>
          </table:table-cell>
          <table:table-cell office:value-type="float" office:value="4149811">
            <text:p>4149811</text:p>
          </table:table-cell>
          <table:table-cell office:value-type="string">
            <text:p>Preliminary Engineering</text:p>
          </table:table-cell>
          <table:table-cell office:value-type="float" office:value="228">
            <text:p>228</text:p>
          </table:table-cell>
          <table:table-cell office:value-type="float" office:value="231" table:number-columns-spanned="2" table:number-rows-spanned="1">
            <text:p>231</text:p>
          </table:table-cell>
          <table:covered-table-cell/>
          <table:table-cell office:value-type="float" office:value="228">
            <text:p>228</text:p>
          </table:table-cell>
          <table:table-cell office:value-type="float" office:value="228" table:number-columns-spanned="2" table:number-rows-spanned="1">
            <text:p>228</text:p>
          </table:table-cell>
          <table:covered-table-cell/>
          <table:table-cell office:value-type="float" office:value="114">
            <text:p>114</text:p>
          </table:table-cell>
          <table:table-cell table:number-columns-repeated="1011"/>
        </table:table-row>
        <table:table-row table:style-name="ro2">
          <table:table-cell office:value-type="string">
            <text:p>STRUCTURES DESIGN DISTRICT WIDE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45671">
            <text:p>2545671</text:p>
          </table:table-cell>
          <table:table-cell office:value-type="string">
            <text:p>Preliminary Engineering</text:p>
          </table:table-cell>
          <table:table-cell office:value-type="float" office:value="192">
            <text:p>192</text:p>
          </table:table-cell>
          <table:table-cell office:value-type="float" office:value="192" table:number-columns-spanned="2" table:number-rows-spanned="1">
            <text:p>192</text:p>
          </table:table-cell>
          <table:covered-table-cell/>
          <table:table-cell office:value-type="float" office:value="192">
            <text:p>192</text:p>
          </table:table-cell>
          <table:table-cell office:value-type="float" office:value="192" table:number-columns-spanned="2" table:number-rows-spanned="1">
            <text:p>192</text:p>
          </table:table-cell>
          <table:covered-table-cell/>
          <table:table-cell office:value-type="float" office:value="192">
            <text:p>192</text:p>
          </table:table-cell>
          <table:table-cell table:number-columns-repeated="1011"/>
        </table:table-row>
        <table:table-row table:style-name="ro2">
          <table:table-cell office:value-type="string">
            <text:p>SUNSHINE BRIDGE BEARING REPLACEMENT AND INSPECTION ACCESS</text:p>
          </table:table-cell>
          <table:table-cell office:value-type="string">
            <text:p>Bridge-Repair/Rehabilitation</text:p>
          </table:table-cell>
          <table:table-cell office:value-type="float" office:value="4.143">
            <text:p>4.143</text:p>
          </table:table-cell>
          <table:table-cell office:value-type="float" office:value="4234801">
            <text:p>4234801</text:p>
          </table:table-cell>
          <table:table-cell office:value-type="string">
            <text:p>Construction</text:p>
          </table:table-cell>
          <table:table-cell office:value-type="float" office:value="284">
            <text:p>28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URVEY FLAGGING DISTRICT WIDE CONTRACT</text:p>
          </table:table-cell>
          <table:table-cell office:value-type="string">
            <text:p>Special Surveys</text:p>
          </table:table-cell>
          <table:table-cell office:value-type="string">
            <text:p> </text:p>
          </table:table-cell>
          <table:table-cell office:value-type="float" office:value="2545891">
            <text:p>2545891</text:p>
          </table:table-cell>
          <table:table-cell office:value-type="string">
            <text:p>Preliminary Engineering</text:p>
          </table:table-cell>
          <table:table-cell office:value-type="float" office:value="151">
            <text:p>151</text:p>
          </table:table-cell>
          <table:table-cell office:value-type="float" office:value="150" table:number-columns-spanned="2" table:number-rows-spanned="1">
            <text:p>150</text:p>
          </table:table-cell>
          <table:covered-table-cell/>
          <table:table-cell office:value-type="float" office:value="150">
            <text:p>150</text:p>
          </table:table-cell>
          <table:table-cell office:value-type="float" office:value="150" table:number-columns-spanned="2" table:number-rows-spanned="1">
            <text:p>150</text:p>
          </table:table-cell>
          <table:covered-table-cell/>
          <table:table-cell office:value-type="float" office:value="150">
            <text:p>150</text:p>
          </table:table-cell>
          <table:table-cell table:number-columns-repeated="1011"/>
        </table:table-row>
        <table:table-row table:style-name="ro2">
          <table:table-cell office:value-type="string">
            <text:p>TASK ORDER SURVEYS FOR PROJECT DESIGN DISTRICT WIDE</text:p>
          </table:table-cell>
          <table:table-cell office:value-type="string">
            <text:p>Special Surveys</text:p>
          </table:table-cell>
          <table:table-cell office:value-type="string">
            <text:p> </text:p>
          </table:table-cell>
          <table:table-cell office:value-type="float" office:value="2545281">
            <text:p>2545281</text:p>
          </table:table-cell>
          <table:table-cell office:value-type="string">
            <text:p>Preliminary Engineering</text:p>
          </table:table-cell>
          <table:table-cell office:value-type="float" office:value="641">
            <text:p>641</text:p>
          </table:table-cell>
          <table:table-cell office:value-type="float" office:value="641" table:number-columns-spanned="2" table:number-rows-spanned="1">
            <text:p>641</text:p>
          </table:table-cell>
          <table:covered-table-cell/>
          <table:table-cell office:value-type="float" office:value="641">
            <text:p>641</text:p>
          </table:table-cell>
          <table:table-cell office:value-type="float" office:value="641" table:number-columns-spanned="2" table:number-rows-spanned="1">
            <text:p>641</text:p>
          </table:table-cell>
          <table:covered-table-cell/>
          <table:table-cell office:value-type="float" office:value="641">
            <text:p>641</text:p>
          </table:table-cell>
          <table:table-cell table:number-columns-repeated="1011"/>
        </table:table-row>
        <table:table-row table:style-name="ro2">
          <table:table-cell office:value-type="string">
            <text:p>TASK ORDER SURVEYS FOR PROJECT DESIGN DISTRICT WIDE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45391">
            <text:p>2545391</text:p>
          </table:table-cell>
          <table:table-cell office:value-type="string">
            <text:p>Preliminary Engineering</text:p>
          </table:table-cell>
          <table:table-cell office:value-type="float" office:value="641">
            <text:p>641</text:p>
          </table:table-cell>
          <table:table-cell office:value-type="float" office:value="641" table:number-columns-spanned="2" table:number-rows-spanned="1">
            <text:p>641</text:p>
          </table:table-cell>
          <table:covered-table-cell/>
          <table:table-cell office:value-type="float" office:value="641">
            <text:p>641</text:p>
          </table:table-cell>
          <table:table-cell office:value-type="float" office:value="641" table:number-columns-spanned="2" table:number-rows-spanned="1">
            <text:p>641</text:p>
          </table:table-cell>
          <table:covered-table-cell/>
          <table:table-cell office:value-type="float" office:value="641">
            <text:p>641</text:p>
          </table:table-cell>
          <table:table-cell table:number-columns-repeated="1011"/>
        </table:table-row>
        <table:table-row table:style-name="ro2">
          <table:table-cell office:value-type="string">
            <text:p>THERMOPLASTIC PUSH BUTTON CONTRACT DISTRICTWIDE</text:p>
          </table:table-cell>
          <table:table-cell office:value-type="string">
            <text:p>Signing/Pavement Markings</text:p>
          </table:table-cell>
          <table:table-cell office:value-type="string">
            <text:p> </text:p>
          </table:table-cell>
          <table:table-cell office:value-type="float" office:value="4315921">
            <text:p>4315921</text:p>
          </table:table-cell>
          <table:table-cell office:value-type="string">
            <text:p>Construction</text:p>
          </table:table-cell>
          <table:table-cell office:value-type="float" office:value="616">
            <text:p>616</text:p>
          </table:table-cell>
          <table:table-cell office:value-type="float" office:value="557" table:number-columns-spanned="2" table:number-rows-spanned="1">
            <text:p>557</text:p>
          </table:table-cell>
          <table:covered-table-cell/>
          <table:table-cell office:value-type="float" office:value="557">
            <text:p>557</text:p>
          </table:table-cell>
          <table:table-cell office:value-type="float" office:value="552" table:number-columns-spanned="2" table:number-rows-spanned="1">
            <text:p>552</text:p>
          </table:table-cell>
          <table:covered-table-cell/>
          <table:table-cell office:value-type="float" office:value="500">
            <text:p>500</text:p>
          </table:table-cell>
          <table:table-cell table:number-columns-repeated="1011"/>
        </table:table-row>
        <table:table-row table:style-name="ro2">
          <table:table-cell office:value-type="string">
            <text:p>TITLE SEARCH SUPPORT FOR PARCEL ACQUISITION</text:p>
          </table:table-cell>
          <table:table-cell office:value-type="string">
            <text:p>Right Of Way Acquisition</text:p>
          </table:table-cell>
          <table:table-cell office:value-type="string">
            <text:p> </text:p>
          </table:table-cell>
          <table:table-cell office:value-type="float" office:value="2545731">
            <text:p>2545731</text:p>
          </table:table-cell>
          <table:table-cell office:value-type="string">
            <text:p>Preliminary Engineering</text:p>
          </table:table-cell>
          <table:table-cell office:value-type="float" office:value="103">
            <text:p>103</text:p>
          </table:table-cell>
          <table:table-cell office:value-type="float" office:value="103" table:number-columns-spanned="2" table:number-rows-spanned="1">
            <text:p>103</text:p>
          </table:table-cell>
          <table:covered-table-cell/>
          <table:table-cell office:value-type="float" office:value="103">
            <text:p>103</text:p>
          </table:table-cell>
          <table:table-cell office:value-type="float" office:value="103" table:number-columns-spanned="2" table:number-rows-spanned="1">
            <text:p>103</text:p>
          </table:table-cell>
          <table:covered-table-cell/>
          <table:table-cell office:value-type="float" office:value="103">
            <text:p>103</text:p>
          </table:table-cell>
          <table:table-cell table:number-columns-repeated="1011"/>
        </table:table-row>
        <table:table-row table:style-name="ro2">
          <table:table-cell office:value-type="string">
            <text:p>TRAFFIC OPERATIONS DESIGN BUILD PUSH BUTTON (SAFETY FUNDS)</text:p>
          </table:table-cell>
          <table:table-cell office:value-type="string">
            <text:p>Traffic Ops Improvement</text:p>
          </table:table-cell>
          <table:table-cell office:value-type="string">
            <text:p> </text:p>
          </table:table-cell>
          <table:table-cell office:value-type="float" office:value="2546772">
            <text:p>2546772</text:p>
          </table:table-cell>
          <table:table-cell office:value-type="string">
            <text:p>Design Build</text:p>
          </table:table-cell>
          <table:table-cell office:value-type="float" office:value="10400">
            <text:p>10400</text:p>
          </table:table-cell>
          <table:table-cell office:value-type="float" office:value="7256" table:number-columns-spanned="2" table:number-rows-spanned="1">
            <text:p>7256</text:p>
          </table:table-cell>
          <table:covered-table-cell/>
          <table:table-cell office:value-type="float" office:value="5603">
            <text:p>5603</text:p>
          </table:table-cell>
          <table:table-cell office:value-type="float" office:value="6022" table:number-columns-spanned="2" table:number-rows-spanned="1">
            <text:p>6022</text:p>
          </table:table-cell>
          <table:covered-table-cell/>
          <table:table-cell office:value-type="float" office:value="6193">
            <text:p>6193</text:p>
          </table:table-cell>
          <table:table-cell table:number-columns-repeated="1011"/>
        </table:table-row>
        <table:table-row table:style-name="ro2">
          <table:table-cell office:value-type="string">
            <text:p>TRAFFIC OPERATIONS DESIGN BUILD PUSH BUTTON (STATE FUNDS)</text:p>
          </table:table-cell>
          <table:table-cell office:value-type="string">
            <text:p>Traffic Ops Improvement</text:p>
          </table:table-cell>
          <table:table-cell office:value-type="string">
            <text:p> </text:p>
          </table:table-cell>
          <table:table-cell office:value-type="float" office:value="2546771">
            <text:p>2546771</text:p>
          </table:table-cell>
          <table:table-cell office:value-type="string">
            <text:p>Design Build</text:p>
          </table:table-cell>
          <table:table-cell office:value-type="float" office:value="3305">
            <text:p>3305</text:p>
          </table:table-cell>
          <table:table-cell office:value-type="float" office:value="3395" table:number-columns-spanned="2" table:number-rows-spanned="1">
            <text:p>3395</text:p>
          </table:table-cell>
          <table:covered-table-cell/>
          <table:table-cell office:value-type="float" office:value="3500">
            <text:p>3500</text:p>
          </table:table-cell>
          <table:table-cell office:value-type="float" office:value="3615" table:number-columns-spanned="2" table:number-rows-spanned="1">
            <text:p>3615</text:p>
          </table:table-cell>
          <table:covered-table-cell/>
          <table:table-cell office:value-type="float" office:value="3598">
            <text:p>3598</text:p>
          </table:table-cell>
          <table:table-cell table:number-columns-repeated="1011"/>
        </table:table-row>
        <table:table-row table:style-name="ro2">
          <table:table-cell office:value-type="string">
            <text:p>TRAFFIC OPERATIONS DISTRICT WIDE DESIGN STUDIES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44941">
            <text:p>2544941</text:p>
          </table:table-cell>
          <table:table-cell office:value-type="string">
            <text:p>Preliminary Engineering</text:p>
          </table:table-cell>
          <table:table-cell office:value-type="float" office:value="318">
            <text:p>318</text:p>
          </table:table-cell>
          <table:table-cell office:value-type="float" office:value="316" table:number-columns-spanned="2" table:number-rows-spanned="1">
            <text:p>316</text:p>
          </table:table-cell>
          <table:covered-table-cell/>
          <table:table-cell office:value-type="float" office:value="316">
            <text:p>316</text:p>
          </table:table-cell>
          <table:table-cell office:value-type="float" office:value="316" table:number-columns-spanned="2" table:number-rows-spanned="1">
            <text:p>316</text:p>
          </table:table-cell>
          <table:covered-table-cell/>
          <table:table-cell office:value-type="float" office:value="315">
            <text:p>315</text:p>
          </table:table-cell>
          <table:table-cell table:number-columns-repeated="1011"/>
        </table:table-row>
        <table:table-row table:style-name="ro2">
          <table:table-cell office:value-type="string">
            <text:p>TRAFFIC OPERATIONS PE &amp; CEI ACTIVITIES</text:p>
          </table:table-cell>
          <table:table-cell office:value-type="string">
            <text:p>Traffic Engineering Study</text:p>
          </table:table-cell>
          <table:table-cell office:value-type="string">
            <text:p> </text:p>
          </table:table-cell>
          <table:table-cell office:value-type="float" office:value="4311611">
            <text:p>4311611</text:p>
          </table:table-cell>
          <table:table-cell office:value-type="string">
            <text:p>Preliminary Engineering</text:p>
          </table:table-cell>
          <table:table-cell office:value-type="float" office:value="264">
            <text:p>26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RAFFIC OPS IN-HOUSE</text:p>
          </table:table-cell>
          <table:table-cell office:value-type="string">
            <text:p>Safety Project</text:p>
          </table:table-cell>
          <table:table-cell office:value-type="string">
            <text:p> </text:p>
          </table:table-cell>
          <table:table-cell office:value-type="float" office:value="2545821">
            <text:p>2545821</text:p>
          </table:table-cell>
          <table:table-cell office:value-type="string">
            <text:p>Preliminary Engineering</text:p>
          </table:table-cell>
          <table:table-cell office:value-type="float" office:value="38">
            <text:p>38</text:p>
          </table:table-cell>
          <table:table-cell office:value-type="float" office:value="100" table:number-columns-spanned="2" table:number-rows-spanned="1">
            <text:p>100</text:p>
          </table:table-cell>
          <table:covered-table-cell/>
          <table:table-cell office:value-type="float" office:value="100">
            <text:p>100</text:p>
          </table:table-cell>
          <table:table-cell office:value-type="float" office:value="100" table:number-columns-spanned="2" table:number-rows-spanned="1">
            <text:p>100</text:p>
          </table:table-cell>
          <table:covered-table-cell/>
          <table:table-cell office:value-type="float" office:value="100">
            <text:p>100</text:p>
          </table:table-cell>
          <table:table-cell table:number-columns-repeated="1011"/>
        </table:table-row>
        <table:table-row table:style-name="ro2">
          <table:table-cell office:value-type="string">
            <text:p>TRAFFIC SIGNAL MAINTENANCE AND OPERATION FOR LOCAL GOVERNMENT</text:p>
          </table:table-cell>
          <table:table-cell office:value-type="string">
            <text:p>Traffic Signals</text:p>
          </table:table-cell>
          <table:table-cell office:value-type="string">
            <text:p> </text:p>
          </table:table-cell>
          <table:table-cell office:value-type="float" office:value="4059201">
            <text:p>4059201</text:p>
          </table:table-cell>
          <table:table-cell office:value-type="string">
            <text:p>Operations</text:p>
          </table:table-cell>
          <table:table-cell office:value-type="float" office:value="273">
            <text:p>273</text:p>
          </table:table-cell>
          <table:table-cell office:value-type="float" office:value="2070" table:number-columns-spanned="2" table:number-rows-spanned="1">
            <text:p>2070</text:p>
          </table:table-cell>
          <table:covered-table-cell/>
          <table:table-cell office:value-type="float" office:value="2100">
            <text:p>2100</text:p>
          </table:table-cell>
          <table:table-cell office:value-type="float" office:value="2100" table:number-columns-spanned="2" table:number-rows-spanned="1">
            <text:p>2100</text:p>
          </table:table-cell>
          <table:covered-table-cell/>
          <table:table-cell office:value-type="float" office:value="2100">
            <text:p>2100</text:p>
          </table:table-cell>
          <table:table-cell table:number-columns-repeated="1011"/>
        </table:table-row>
        <table:table-row table:style-name="ro2">
          <table:table-cell office:value-type="string">
            <text:p>TRIP RESERVE BOX</text:p>
          </table:table-cell>
          <table:table-cell office:value-type="string">
            <text:p>Add Lanes &amp; Reconstruct</text:p>
          </table:table-cell>
          <table:table-cell office:value-type="string">
            <text:p> </text:p>
          </table:table-cell>
          <table:table-cell office:value-type="float" office:value="4192871">
            <text:p>419287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17" table:number-columns-spanned="2" table:number-rows-spanned="1">
            <text:p>117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" table:number-columns-spanned="2" table:number-rows-spanned="1">
            <text:p>1</text:p>
          </table:table-cell>
          <table:covered-table-cell/>
          <table:table-cell office:value-type="float" office:value="2849">
            <text:p>2849</text:p>
          </table:table-cell>
          <table:table-cell table:number-columns-repeated="1011"/>
        </table:table-row>
        <table:table-row table:style-name="ro2">
          <table:table-cell office:value-type="string">
            <text:p>WARRANTY IN HOUSE CHARGES</text:p>
          </table:table-cell>
          <table:table-cell office:value-type="string">
            <text:p>Inspect Construction Projs.</text:p>
          </table:table-cell>
          <table:table-cell office:value-type="string">
            <text:p> </text:p>
          </table:table-cell>
          <table:table-cell office:value-type="float" office:value="4304371">
            <text:p>4304371</text:p>
          </table:table-cell>
          <table:table-cell office:value-type="string">
            <text:p>Construction</text:p>
          </table:table-cell>
          <table:table-cell office:value-type="float" office:value="14">
            <text:p>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LTERNATIVES BOX CN FOR LOCAL ROADS</text:p>
          </table:table-cell>
          <table:table-cell office:value-type="string">
            <text:p>Add Lanes &amp; Reconstruct</text:p>
          </table:table-cell>
          <table:table-cell office:value-type="string">
            <text:p> </text:p>
          </table:table-cell>
          <table:table-cell office:value-type="float" office:value="2544906">
            <text:p>2544906</text:p>
          </table:table-cell>
          <table:table-cell office:value-type="string">
            <text:p>Construction</text:p>
          </table:table-cell>
          <table:table-cell office:value-type="float" office:value="2202">
            <text:p>2202</text:p>
          </table:table-cell>
          <table:table-cell office:value-type="float" office:value="284" table:number-columns-spanned="2" table:number-rows-spanned="1">
            <text:p>284</text:p>
          </table:table-cell>
          <table:covered-table-cell/>
          <table:table-cell office:value-type="float" office:value="885">
            <text:p>885</text:p>
          </table:table-cell>
          <table:table-cell office:value-type="float" office:value="84" table:number-columns-spanned="2" table:number-rows-spanned="1">
            <text:p>84</text:p>
          </table:table-cell>
          <table:covered-table-cell/>
          <table:table-cell office:value-type="float" office:value="178">
            <text:p>178</text:p>
          </table:table-cell>
          <table:table-cell table:number-columns-repeated="1011"/>
        </table:table-row>
        <table:table-row table:style-name="ro2">
          <table:table-cell office:value-type="string">
            <text:p>GROWTH MANAGEMENT (SCOP) PROGRAM RESERVE</text:p>
          </table:table-cell>
          <table:table-cell office:value-type="string">
            <text:p>Funding Action</text:p>
          </table:table-cell>
          <table:table-cell office:value-type="string">
            <text:p> </text:p>
          </table:table-cell>
          <table:table-cell office:value-type="float" office:value="4242151">
            <text:p>424215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148" table:number-columns-spanned="2" table:number-rows-spanned="1">
            <text:p>148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DISTRICTWIDE OFF SYSTEM INTERSECTION SAFETY IMPROVEMENTS</text:p>
          </table:table-cell>
          <table:table-cell office:value-type="string">
            <text:p>Intersection Improvement</text:p>
          </table:table-cell>
          <table:table-cell office:value-type="string">
            <text:p> </text:p>
          </table:table-cell>
          <table:table-cell office:value-type="float" office:value="4295461">
            <text:p>4295461</text:p>
          </table:table-cell>
          <table:table-cell office:value-type="string">
            <text:p>Construction</text:p>
          </table:table-cell>
          <table:table-cell office:value-type="float" office:value="500">
            <text:p>500</text:p>
          </table:table-cell>
          <table:table-cell office:value-type="float" office:value="500" table:number-columns-spanned="2" table:number-rows-spanned="1">
            <text:p>50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500" table:number-columns-spanned="2" table:number-rows-spanned="1">
            <text:p>500</text:p>
          </table:table-cell>
          <table:covered-table-cell/>
          <table:table-cell office:value-type="float" office:value="500">
            <text:p>500</text:p>
          </table:table-cell>
          <table:table-cell table:number-columns-repeated="1011"/>
        </table:table-row>
        <table:table-row table:style-name="ro2">
          <table:table-cell office:value-type="string">
            <text:p>DISTRICTWIDE OFF SYSTEM LANE DEPARTURE SAFETY IMPROVEMENTS</text:p>
          </table:table-cell>
          <table:table-cell office:value-type="string">
            <text:p>Safety Project</text:p>
          </table:table-cell>
          <table:table-cell office:value-type="string">
            <text:p> </text:p>
          </table:table-cell>
          <table:table-cell office:value-type="float" office:value="4295462">
            <text:p>4295462</text:p>
          </table:table-cell>
          <table:table-cell office:value-type="string">
            <text:p>Construction</text:p>
          </table:table-cell>
          <table:table-cell office:value-type="float" office:value="240">
            <text:p>240</text:p>
          </table:table-cell>
          <table:table-cell office:value-type="float" office:value="500" table:number-columns-spanned="2" table:number-rows-spanned="1">
            <text:p>500</text:p>
          </table:table-cell>
          <table:covered-table-cell/>
          <table:table-cell office:value-type="float" office:value="500">
            <text:p>500</text:p>
          </table:table-cell>
          <table:table-cell office:value-type="float" office:value="500" table:number-columns-spanned="2" table:number-rows-spanned="1">
            <text:p>500</text:p>
          </table:table-cell>
          <table:covered-table-cell/>
          <table:table-cell office:value-type="float" office:value="500">
            <text:p>500</text:p>
          </table:table-cell>
          <table:table-cell table:number-columns-repeated="1011"/>
        </table:table-row>
        <table:table-row table:style-name="ro2">
          <table:table-cell office:value-type="string">
            <text:p>DISTRICTWIDE OFF SYSTEM PEDESTRIAN SAFETY IMPROVEMENTS</text:p>
          </table:table-cell>
          <table:table-cell office:value-type="string">
            <text:p>Pedestrian Safety Improvement</text:p>
          </table:table-cell>
          <table:table-cell office:value-type="string">
            <text:p> </text:p>
          </table:table-cell>
          <table:table-cell office:value-type="float" office:value="4295463">
            <text:p>4295463</text:p>
          </table:table-cell>
          <table:table-cell office:value-type="string">
            <text:p>Construction</text:p>
          </table:table-cell>
          <table:table-cell office:value-type="float" office:value="2">
            <text:p>2</text:p>
          </table:table-cell>
          <table:table-cell office:value-type="float" office:value="1000" table:number-columns-spanned="2" table:number-rows-spanned="1">
            <text:p>1000</text:p>
          </table:table-cell>
          <table:covered-table-cell/>
          <table:table-cell office:value-type="float" office:value="1000">
            <text:p>1000</text:p>
          </table:table-cell>
          <table:table-cell office:value-type="float" office:value="1000" table:number-columns-spanned="2" table:number-rows-spanned="1">
            <text:p>1000</text:p>
          </table:table-cell>
          <table:covered-table-cell/>
          <table:table-cell office:value-type="float" office:value="1000">
            <text:p>1000</text:p>
          </table:table-cell>
          <table:table-cell table:number-columns-repeated="1011"/>
        </table:table-row>
        <table:table-row table:style-name="ro2">
          <table:table-cell office:value-type="string">
            <text:p>TPK PROJECT PLANNING / COORDINATION - GENERAL CONSULTANT - DISTRICT 7</text:p>
          </table:table-cell>
          <table:table-cell office:value-type="string">
            <text:p>Transportation Planning</text:p>
          </table:table-cell>
          <table:table-cell office:value-type="string">
            <text:p> </text:p>
          </table:table-cell>
          <table:table-cell office:value-type="float" office:value="4311667">
            <text:p>4311667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11667">
            <text:p>4311667</text:p>
          </table:table-cell>
          <table:table-cell office:value-type="string">
            <text:p>Construction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PK PROJECT PLANNING / COORDINATION - GENERAL CONSULTANT - DISTRICT 7</text:p>
          </table:table-cell>
          <table:table-cell office:value-type="string">
            <text:p>Transportation Planning</text:p>
          </table:table-cell>
          <table:table-cell office:value-type="string">
            <text:p> </text:p>
          </table:table-cell>
          <table:table-cell office:value-type="float" office:value="4311677">
            <text:p>4311677</text:p>
          </table:table-cell>
          <table:table-cell office:value-type="string">
            <text:p>Preliminary Engineering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office:value-type="float" office:value="4311677">
            <text:p>4311677</text:p>
          </table:table-cell>
          <table:table-cell office:value-type="string">
            <text:p>Construction</text:p>
          </table:table-cell>
          <table:table-cell office:value-type="float" office:value="2">
            <text:p>2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ENVIRONMENTAL SITE R ESTORATION</text:p>
          </table:table-cell>
          <table:table-cell office:value-type="string">
            <text:p>Fixed Capital Outlay</text:p>
          </table:table-cell>
          <table:table-cell office:value-type="string">
            <text:p> </text:p>
          </table:table-cell>
          <table:table-cell office:value-type="float" office:value="4313851">
            <text:p>4313851</text:p>
          </table:table-cell>
          <table:table-cell office:value-type="string">
            <text:p>Environmen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210" table:number-columns-spanned="2" table:number-rows-spanned="1">
            <text:p>21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ENVIRONMENTAL SITE R ESTORATION</text:p>
          </table:table-cell>
          <table:table-cell office:value-type="string">
            <text:p>Fixed Capital Outlay</text:p>
          </table:table-cell>
          <table:table-cell office:value-type="string">
            <text:p> </text:p>
          </table:table-cell>
          <table:table-cell office:value-type="float" office:value="4313852">
            <text:p>4313852</text:p>
          </table:table-cell>
          <table:table-cell office:value-type="string">
            <text:p>Environmen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10">
            <text:p>210</text:p>
          </table:table-cell>
          <table:table-cell table:number-columns-repeated="1011"/>
        </table:table-row>
        <table:table-row table:style-name="ro1">
          <table:table-cell office:value-type="string">
            <text:p>FCO MINOR PROJECTS F OR OUTER YEARS</text:p>
          </table:table-cell>
          <table:table-cell office:value-type="string">
            <text:p>Fixed Capital Outlay</text:p>
          </table:table-cell>
          <table:table-cell office:value-type="string">
            <text:p> </text:p>
          </table:table-cell>
          <table:table-cell office:value-type="float" office:value="4292171">
            <text:p>429217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597">
            <text:p>597</text:p>
          </table:table-cell>
          <table:table-cell office:value-type="float" office:value="597" table:number-columns-spanned="2" table:number-rows-spanned="1">
            <text:p>597</text:p>
          </table:table-cell>
          <table:covered-table-cell/>
          <table:table-cell office:value-type="float" office:value="597">
            <text:p>597</text:p>
          </table:table-cell>
          <table:table-cell table:number-columns-repeated="1011"/>
        </table:table-row>
        <table:table-row table:style-name="ro2">
          <table:table-cell office:value-type="string">
            <text:p>TAMPA DISTRICTWIDE - ENVIRONMENTAL SITE RESTOR ATION PROGRAM - STW</text:p>
          </table:table-cell>
          <table:table-cell office:value-type="string">
            <text:p>Fixed Capital Outlay</text:p>
          </table:table-cell>
          <table:table-cell office:value-type="string">
            <text:p> </text:p>
          </table:table-cell>
          <table:table-cell office:value-type="float" office:value="4222818">
            <text:p>4222818</text:p>
          </table:table-cell>
          <table:table-cell office:value-type="string">
            <text:p>Environmental</text:p>
          </table:table-cell>
          <table:table-cell office:value-type="float" office:value="0">
            <text:p>0</text:p>
          </table:table-cell>
          <table:table-cell office:value-type="float" office:value="210" table:number-columns-spanned="2" table:number-rows-spanned="1">
            <text:p>21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DISTRICTWIDE ENVIRONMENTAL SITE RESTORATION</text:p>
          </table:table-cell>
          <table:table-cell office:value-type="string">
            <text:p>Fixed Capital Outlay</text:p>
          </table:table-cell>
          <table:table-cell office:value-type="string">
            <text:p> </text:p>
          </table:table-cell>
          <table:table-cell office:value-type="float" office:value="4222819">
            <text:p>4222819</text:p>
          </table:table-cell>
          <table:table-cell office:value-type="string">
            <text:p>Environmen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10">
            <text:p>2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DISTRICTWIDE-E NVIRONMENTAL SITE RESTORA TION PROG-STW</text:p>
          </table:table-cell>
          <table:table-cell office:value-type="string">
            <text:p>Fixed Capital Outlay</text:p>
          </table:table-cell>
          <table:table-cell office:value-type="string">
            <text:p> </text:p>
          </table:table-cell>
          <table:table-cell office:value-type="float" office:value="4222817">
            <text:p>4222817</text:p>
          </table:table-cell>
          <table:table-cell office:value-type="string">
            <text:p>Environmental</text:p>
          </table:table-cell>
          <table:table-cell office:value-type="float" office:value="210">
            <text:p>2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DATA COLLECTION ACTIVITIES</text:p>
          </table:table-cell>
          <table:table-cell office:value-type="string">
            <text:p>Transportation Statistics</text:p>
          </table:table-cell>
          <table:table-cell office:value-type="string">
            <text:p> </text:p>
          </table:table-cell>
          <table:table-cell office:value-type="float" office:value="4034921">
            <text:p>4034921</text:p>
          </table:table-cell>
          <table:table-cell office:value-type="string">
            <text:p>Planning</text:p>
          </table:table-cell>
          <table:table-cell office:value-type="float" office:value="50">
            <text:p>50</text:p>
          </table:table-cell>
          <table:table-cell office:value-type="float" office:value="52" table:number-columns-spanned="2" table:number-rows-spanned="1">
            <text:p>52</text:p>
          </table:table-cell>
          <table:covered-table-cell/>
          <table:table-cell office:value-type="float" office:value="53">
            <text:p>53</text:p>
          </table:table-cell>
          <table:table-cell office:value-type="float" office:value="54" table:number-columns-spanned="2" table:number-rows-spanned="1">
            <text:p>54</text:p>
          </table:table-cell>
          <table:covered-table-cell/>
          <table:table-cell office:value-type="float" office:value="63">
            <text:p>63</text:p>
          </table:table-cell>
          <table:table-cell table:number-columns-repeated="1011"/>
        </table:table-row>
        <table:table-row table:style-name="ro2">
          <table:table-cell office:value-type="string">
            <text:p>DISTRICT WIDE SIS STUDIES</text:p>
          </table:table-cell>
          <table:table-cell office:value-type="string">
            <text:p>Modal Systems Planning</text:p>
          </table:table-cell>
          <table:table-cell office:value-type="string">
            <text:p> </text:p>
          </table:table-cell>
          <table:table-cell office:value-type="float" office:value="2591221">
            <text:p>2591221</text:p>
          </table:table-cell>
          <table:table-cell office:value-type="string">
            <text:p>Planning</text:p>
          </table:table-cell>
          <table:table-cell office:value-type="float" office:value="500">
            <text:p>500</text:p>
          </table:table-cell>
          <table:table-cell office:value-type="float" office:value="550" table:number-columns-spanned="2" table:number-rows-spanned="1">
            <text:p>550</text:p>
          </table:table-cell>
          <table:covered-table-cell/>
          <table:table-cell office:value-type="float" office:value="600">
            <text:p>600</text:p>
          </table:table-cell>
          <table:table-cell office:value-type="float" office:value="1100" table:number-columns-spanned="2" table:number-rows-spanned="1">
            <text:p>1100</text:p>
          </table:table-cell>
          <table:covered-table-cell/>
          <table:table-cell office:value-type="float" office:value="500">
            <text:p>500</text:p>
          </table:table-cell>
          <table:table-cell table:number-columns-repeated="1011"/>
        </table:table-row>
        <table:table-row table:style-name="ro2">
          <table:table-cell office:value-type="string">
            <text:p>DISTRICTWIDE CORRIDOR/SUB-AREA/ SPECIAL STUDIES</text:p>
          </table:table-cell>
          <table:table-cell office:value-type="string">
            <text:p>Planning Models/Data Update</text:p>
          </table:table-cell>
          <table:table-cell office:value-type="string">
            <text:p> </text:p>
          </table:table-cell>
          <table:table-cell office:value-type="float" office:value="2591091">
            <text:p>2591091</text:p>
          </table:table-cell>
          <table:table-cell office:value-type="string">
            <text:p>Planning</text:p>
          </table:table-cell>
          <table:table-cell office:value-type="float" office:value="1681">
            <text:p>1681</text:p>
          </table:table-cell>
          <table:table-cell office:value-type="float" office:value="1631" table:number-columns-spanned="2" table:number-rows-spanned="1">
            <text:p>1631</text:p>
          </table:table-cell>
          <table:covered-table-cell/>
          <table:table-cell office:value-type="float" office:value="1631">
            <text:p>1631</text:p>
          </table:table-cell>
          <table:table-cell office:value-type="float" office:value="731" table:number-columns-spanned="2" table:number-rows-spanned="1">
            <text:p>731</text:p>
          </table:table-cell>
          <table:covered-table-cell/>
          <table:table-cell office:value-type="float" office:value="1131">
            <text:p>1131</text:p>
          </table:table-cell>
          <table:table-cell table:number-columns-repeated="1011"/>
        </table:table-row>
        <table:table-row table:style-name="ro1">
          <table:table-cell office:value-type="string">
            <text:p>GOODS MOVEMENT STUDY</text:p>
          </table:table-cell>
          <table:table-cell office:value-type="string">
            <text:p>Pto Studies</text:p>
          </table:table-cell>
          <table:table-cell office:value-type="string">
            <text:p> </text:p>
          </table:table-cell>
          <table:table-cell office:value-type="float" office:value="4125321">
            <text:p>4125321</text:p>
          </table:table-cell>
          <table:table-cell office:value-type="string">
            <text:p>Planning</text:p>
          </table:table-cell>
          <table:table-cell office:value-type="float" office:value="300">
            <text:p>300</text:p>
          </table:table-cell>
          <table:table-cell office:value-type="float" office:value="300" table:number-columns-spanned="2" table:number-rows-spanned="1">
            <text:p>300</text:p>
          </table:table-cell>
          <table:covered-table-cell/>
          <table:table-cell office:value-type="float" office:value="300">
            <text:p>300</text:p>
          </table:table-cell>
          <table:table-cell office:value-type="float" office:value="300" table:number-columns-spanned="2" table:number-rows-spanned="1">
            <text:p>300</text:p>
          </table:table-cell>
          <table:covered-table-cell/>
          <table:table-cell office:value-type="float" office:value="300">
            <text:p>300</text:p>
          </table:table-cell>
          <table:table-cell table:number-columns-repeated="1011"/>
        </table:table-row>
        <table:table-row table:style-name="ro2">
          <table:table-cell office:value-type="string">
            <text:p>MODAL SYSTEMS PLANNING</text:p>
          </table:table-cell>
          <table:table-cell office:value-type="string">
            <text:p>Planning Models/Data Update</text:p>
          </table:table-cell>
          <table:table-cell office:value-type="string">
            <text:p> </text:p>
          </table:table-cell>
          <table:table-cell office:value-type="float" office:value="4114611">
            <text:p>4114611</text:p>
          </table:table-cell>
          <table:table-cell office:value-type="string">
            <text:p>Planning</text:p>
          </table:table-cell>
          <table:table-cell office:value-type="float" office:value="350">
            <text:p>350</text:p>
          </table:table-cell>
          <table:table-cell office:value-type="float" office:value="350" table:number-columns-spanned="2" table:number-rows-spanned="1">
            <text:p>350</text:p>
          </table:table-cell>
          <table:covered-table-cell/>
          <table:table-cell office:value-type="float" office:value="350">
            <text:p>350</text:p>
          </table:table-cell>
          <table:table-cell office:value-type="float" office:value="350" table:number-columns-spanned="2" table:number-rows-spanned="1">
            <text:p>350</text:p>
          </table:table-cell>
          <table:covered-table-cell/>
          <table:table-cell office:value-type="float" office:value="350">
            <text:p>350</text:p>
          </table:table-cell>
          <table:table-cell table:number-columns-repeated="1011"/>
        </table:table-row>
        <table:table-row table:style-name="ro2">
          <table:table-cell office:value-type="string">
            <text:p>STATISTIC PROGRAM DISTRICT WIDE 8020 $260,000</text:p>
          </table:table-cell>
          <table:table-cell office:value-type="string">
            <text:p>Modal Systems Planning</text:p>
          </table:table-cell>
          <table:table-cell office:value-type="string">
            <text:p> </text:p>
          </table:table-cell>
          <table:table-cell office:value-type="float" office:value="2591171">
            <text:p>2591171</text:p>
          </table:table-cell>
          <table:table-cell office:value-type="string">
            <text:p>Planning</text:p>
          </table:table-cell>
          <table:table-cell office:value-type="float" office:value="1000">
            <text:p>1000</text:p>
          </table:table-cell>
          <table:table-cell office:value-type="float" office:value="1243" table:number-columns-spanned="2" table:number-rows-spanned="1">
            <text:p>1243</text:p>
          </table:table-cell>
          <table:covered-table-cell/>
          <table:table-cell office:value-type="float" office:value="950">
            <text:p>950</text:p>
          </table:table-cell>
          <table:table-cell office:value-type="float" office:value="950" table:number-columns-spanned="2" table:number-rows-spanned="1">
            <text:p>950</text:p>
          </table:table-cell>
          <table:covered-table-cell/>
          <table:table-cell office:value-type="float" office:value="1000">
            <text:p>1000</text:p>
          </table:table-cell>
          <table:table-cell table:number-columns-repeated="1011"/>
        </table:table-row>
        <table:table-row table:style-name="ro2">
          <table:table-cell office:value-type="string">
            <text:p>SYSTEMS PLANNING ACTIVITIES</text:p>
          </table:table-cell>
          <table:table-cell office:value-type="string">
            <text:p>Transportation Planning</text:p>
          </table:table-cell>
          <table:table-cell office:value-type="string">
            <text:p> </text:p>
          </table:table-cell>
          <table:table-cell office:value-type="float" office:value="4034931">
            <text:p>4034931</text:p>
          </table:table-cell>
          <table:table-cell office:value-type="string">
            <text:p>Planning</text:p>
          </table:table-cell>
          <table:table-cell office:value-type="float" office:value="303">
            <text:p>303</text:p>
          </table:table-cell>
          <table:table-cell office:value-type="float" office:value="309" table:number-columns-spanned="2" table:number-rows-spanned="1">
            <text:p>309</text:p>
          </table:table-cell>
          <table:covered-table-cell/>
          <table:table-cell office:value-type="float" office:value="315">
            <text:p>315</text:p>
          </table:table-cell>
          <table:table-cell office:value-type="float" office:value="322" table:number-columns-spanned="2" table:number-rows-spanned="1">
            <text:p>322</text:p>
          </table:table-cell>
          <table:covered-table-cell/>
          <table:table-cell office:value-type="float" office:value="330">
            <text:p>330</text:p>
          </table:table-cell>
          <table:table-cell table:number-columns-repeated="1011"/>
        </table:table-row>
        <table:table-row table:style-name="ro2">
          <table:table-cell office:value-type="string">
            <text:p>TAMPA BAY RTA MODEL VALIDATION</text:p>
          </table:table-cell>
          <table:table-cell office:value-type="string">
            <text:p>Modal Systems Planning</text:p>
          </table:table-cell>
          <table:table-cell office:value-type="string">
            <text:p> </text:p>
          </table:table-cell>
          <table:table-cell office:value-type="float" office:value="2591731">
            <text:p>2591731</text:p>
          </table:table-cell>
          <table:table-cell office:value-type="string">
            <text:p>Planning</text:p>
          </table:table-cell>
          <table:table-cell office:value-type="float" office:value="1298">
            <text:p>1298</text:p>
          </table:table-cell>
          <table:table-cell office:value-type="float" office:value="1180" table:number-columns-spanned="2" table:number-rows-spanned="1">
            <text:p>1180</text:p>
          </table:table-cell>
          <table:covered-table-cell/>
          <table:table-cell office:value-type="float" office:value="1423">
            <text:p>1423</text:p>
          </table:table-cell>
          <table:table-cell office:value-type="float" office:value="1823" table:number-columns-spanned="2" table:number-rows-spanned="1">
            <text:p>1823</text:p>
          </table:table-cell>
          <table:covered-table-cell/>
          <table:table-cell office:value-type="float" office:value="1973">
            <text:p>1973</text:p>
          </table:table-cell>
          <table:table-cell table:number-columns-repeated="1011"/>
        </table:table-row>
        <table:table-row table:style-name="ro2">
          <table:table-cell office:value-type="string">
            <text:p>TRANSPORTATION PLANNING ACTIVITIES</text:p>
          </table:table-cell>
          <table:table-cell office:value-type="string">
            <text:p>Transportation Planning</text:p>
          </table:table-cell>
          <table:table-cell office:value-type="string">
            <text:p> </text:p>
          </table:table-cell>
          <table:table-cell office:value-type="float" office:value="4034911">
            <text:p>4034911</text:p>
          </table:table-cell>
          <table:table-cell office:value-type="string">
            <text:p>Planning</text:p>
          </table:table-cell>
          <table:table-cell office:value-type="float" office:value="1300">
            <text:p>1300</text:p>
          </table:table-cell>
          <table:table-cell office:value-type="float" office:value="1327" table:number-columns-spanned="2" table:number-rows-spanned="1">
            <text:p>1327</text:p>
          </table:table-cell>
          <table:covered-table-cell/>
          <table:table-cell office:value-type="float" office:value="1354">
            <text:p>1354</text:p>
          </table:table-cell>
          <table:table-cell office:value-type="float" office:value="1382" table:number-columns-spanned="2" table:number-rows-spanned="1">
            <text:p>1382</text:p>
          </table:table-cell>
          <table:covered-table-cell/>
          <table:table-cell office:value-type="float" office:value="1400">
            <text:p>1400</text:p>
          </table:table-cell>
          <table:table-cell table:number-columns-repeated="1011"/>
        </table:table-row>
        <table:table-row table:style-name="ro2">
          <table:table-cell office:value-type="string">
            <text:p>BRIDGE INSPECTION MGMT - SKYWAY</text:p>
          </table:table-cell>
          <table:table-cell office:value-type="string">
            <text:p>Bridge Operations</text:p>
          </table:table-cell>
          <table:table-cell office:value-type="float" office:value="4.143">
            <text:p>4.143</text:p>
          </table:table-cell>
          <table:table-cell office:value-type="float" office:value="4125961">
            <text:p>4125961</text:p>
          </table:table-cell>
          <table:table-cell office:value-type="string">
            <text:p>Brdg/Rdwy/Contract Maint</text:p>
          </table:table-cell>
          <table:table-cell office:value-type="float" office:value="815">
            <text:p>815</text:p>
          </table:table-cell>
          <table:table-cell office:value-type="float" office:value="1499" table:number-columns-spanned="2" table:number-rows-spanned="1">
            <text:p>1499</text:p>
          </table:table-cell>
          <table:covered-table-cell/>
          <table:table-cell office:value-type="float" office:value="955">
            <text:p>955</text:p>
          </table:table-cell>
          <table:table-cell office:value-type="float" office:value="1537" table:number-columns-spanned="2" table:number-rows-spanned="1">
            <text:p>1537</text:p>
          </table:table-cell>
          <table:covered-table-cell/>
          <table:table-cell office:value-type="float" office:value="979">
            <text:p>979</text:p>
          </table:table-cell>
          <table:table-cell table:number-columns-repeated="1011"/>
        </table:table-row>
        <table:table-row table:style-name="ro2">
          <table:table-cell office:value-type="string">
            <text:p>DISTRICT WIDE SUPPORT OPERATIONAL COST FOR ITS</text:p>
          </table:table-cell>
          <table:table-cell office:value-type="string">
            <text:p>Its Communication System</text:p>
          </table:table-cell>
          <table:table-cell office:value-type="string">
            <text:p> </text:p>
          </table:table-cell>
          <table:table-cell office:value-type="float" office:value="2591042">
            <text:p>2591042</text:p>
          </table:table-cell>
          <table:table-cell office:value-type="string">
            <text:p>Brdg/Rdwy/Contract Maint</text:p>
          </table:table-cell>
          <table:table-cell office:value-type="float" office:value="350">
            <text:p>350</text:p>
          </table:table-cell>
          <table:table-cell office:value-type="float" office:value="350" table:number-columns-spanned="2" table:number-rows-spanned="1">
            <text:p>350</text:p>
          </table:table-cell>
          <table:covered-table-cell/>
          <table:table-cell office:value-type="float" office:value="350">
            <text:p>350</text:p>
          </table:table-cell>
          <table:table-cell office:value-type="float" office:value="350" table:number-columns-spanned="2" table:number-rows-spanned="1">
            <text:p>350</text:p>
          </table:table-cell>
          <table:covered-table-cell/>
          <table:table-cell office:value-type="float" office:value="350">
            <text:p>350</text:p>
          </table:table-cell>
          <table:table-cell table:number-columns-repeated="1011"/>
        </table:table-row>
        <table:table-row table:style-name="ro2">
          <table:table-cell office:value-type="string">
            <text:p>I-75 ASSET MAN AGEMEN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329021">
            <text:p>4329021</text:p>
          </table:table-cell>
          <table:table-cell office:value-type="string">
            <text:p>Brdg/Rdwy/Contract Maint</text:p>
          </table:table-cell>
          <table:table-cell office:value-type="float" office:value="0">
            <text:p>0</text:p>
          </table:table-cell>
          <table:table-cell office:value-type="float" office:value="4000" table:number-columns-spanned="2" table:number-rows-spanned="1">
            <text:p>4000</text:p>
          </table:table-cell>
          <table:covered-table-cell/>
          <table:table-cell office:value-type="float" office:value="5000">
            <text:p>5000</text:p>
          </table:table-cell>
          <table:table-cell office:value-type="float" office:value="5000" table:number-columns-spanned="2" table:number-rows-spanned="1">
            <text:p>5000</text:p>
          </table:table-cell>
          <table:covered-table-cell/>
          <table:table-cell office:value-type="float" office:value="5000">
            <text:p>5000</text:p>
          </table:table-cell>
          <table:table-cell table:number-columns-repeated="1011"/>
        </table:table-row>
        <table:table-row table:style-name="ro2">
          <table:table-cell office:value-type="string">
            <text:p>BRIDGE INSPECTION MGMT NON-ROUTINE BRIDGE MAINTENANCE</text:p>
          </table:table-cell>
          <table:table-cell office:value-type="string">
            <text:p>Bridge Operations</text:p>
          </table:table-cell>
          <table:table-cell office:value-type="string">
            <text:p> </text:p>
          </table:table-cell>
          <table:table-cell office:value-type="float" office:value="4125951">
            <text:p>4125951</text:p>
          </table:table-cell>
          <table:table-cell office:value-type="string">
            <text:p>Brdg/Rdwy/Contract Maint</text:p>
          </table:table-cell>
          <table:table-cell office:value-type="float" office:value="5789">
            <text:p>5789</text:p>
          </table:table-cell>
          <table:table-cell office:value-type="float" office:value="6157" table:number-columns-spanned="2" table:number-rows-spanned="1">
            <text:p>6157</text:p>
          </table:table-cell>
          <table:covered-table-cell/>
          <table:table-cell office:value-type="float" office:value="6312">
            <text:p>6312</text:p>
          </table:table-cell>
          <table:table-cell office:value-type="float" office:value="6463" table:number-columns-spanned="2" table:number-rows-spanned="1">
            <text:p>6463</text:p>
          </table:table-cell>
          <table:covered-table-cell/>
          <table:table-cell office:value-type="float" office:value="6633">
            <text:p>6633</text:p>
          </table:table-cell>
          <table:table-cell table:number-columns-repeated="1011"/>
        </table:table-row>
        <table:table-row table:style-name="ro2">
          <table:table-cell office:value-type="string">
            <text:p>BROOKSVILLE GUARDRAIL REPAIR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60223">
            <text:p>4160223</text:p>
          </table:table-cell>
          <table:table-cell office:value-type="string">
            <text:p>Brdg/Rdwy/Contract Maint</text:p>
          </table:table-cell>
          <table:table-cell office:value-type="float" office:value="83">
            <text:p>83</text:p>
          </table:table-cell>
          <table:table-cell office:value-type="float" office:value="90" table:number-columns-spanned="2" table:number-rows-spanned="1">
            <text:p>90</text:p>
          </table:table-cell>
          <table:covered-table-cell/>
          <table:table-cell office:value-type="float" office:value="90">
            <text:p>90</text:p>
          </table:table-cell>
          <table:table-cell office:value-type="float" office:value="90" table:number-columns-spanned="2" table:number-rows-spanned="1">
            <text:p>90</text:p>
          </table:table-cell>
          <table:covered-table-cell/>
          <table:table-cell office:value-type="float" office:value="90">
            <text:p>90</text:p>
          </table:table-cell>
          <table:table-cell table:number-columns-repeated="1011"/>
        </table:table-row>
        <table:table-row table:style-name="ro2">
          <table:table-cell office:value-type="string">
            <text:p>BROOKSVILLE HERBICIDE/TREETRIMMING CONTRACTS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60133">
            <text:p>4160133</text:p>
          </table:table-cell>
          <table:table-cell office:value-type="string">
            <text:p>Brdg/Rdwy/Contract Maint</text:p>
          </table:table-cell>
          <table:table-cell office:value-type="float" office:value="150">
            <text:p>150</text:p>
          </table:table-cell>
          <table:table-cell office:value-type="float" office:value="150" table:number-columns-spanned="2" table:number-rows-spanned="1">
            <text:p>150</text:p>
          </table:table-cell>
          <table:covered-table-cell/>
          <table:table-cell office:value-type="float" office:value="150">
            <text:p>150</text:p>
          </table:table-cell>
          <table:table-cell office:value-type="float" office:value="150" table:number-columns-spanned="2" table:number-rows-spanned="1">
            <text:p>150</text:p>
          </table:table-cell>
          <table:covered-table-cell/>
          <table:table-cell office:value-type="float" office:value="150">
            <text:p>150</text:p>
          </table:table-cell>
          <table:table-cell table:number-columns-repeated="1011"/>
        </table:table-row>
        <table:table-row table:style-name="ro2">
          <table:table-cell office:value-type="string">
            <text:p>BROOKSVILLE MOWING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60213">
            <text:p>4160213</text:p>
          </table:table-cell>
          <table:table-cell office:value-type="string">
            <text:p>Brdg/Rdwy/Contract Maint</text:p>
          </table:table-cell>
          <table:table-cell office:value-type="float" office:value="852">
            <text:p>852</text:p>
          </table:table-cell>
          <table:table-cell office:value-type="float" office:value="869" table:number-columns-spanned="2" table:number-rows-spanned="1">
            <text:p>869</text:p>
          </table:table-cell>
          <table:covered-table-cell/>
          <table:table-cell office:value-type="float" office:value="701">
            <text:p>701</text:p>
          </table:table-cell>
          <table:table-cell office:value-type="float" office:value="869" table:number-columns-spanned="2" table:number-rows-spanned="1">
            <text:p>869</text:p>
          </table:table-cell>
          <table:covered-table-cell/>
          <table:table-cell office:value-type="float" office:value="869">
            <text:p>869</text:p>
          </table:table-cell>
          <table:table-cell table:number-columns-repeated="1011"/>
        </table:table-row>
        <table:table-row table:style-name="ro2">
          <table:table-cell office:value-type="string">
            <text:p>BROOKSVILLE RPM/THERMO/STRIPPING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60653">
            <text:p>4160653</text:p>
          </table:table-cell>
          <table:table-cell office:value-type="string">
            <text:p>Brdg/Rdwy/Contract Maint</text:p>
          </table:table-cell>
          <table:table-cell office:value-type="float" office:value="1020">
            <text:p>1020</text:p>
          </table:table-cell>
          <table:table-cell office:value-type="float" office:value="1020" table:number-columns-spanned="2" table:number-rows-spanned="1">
            <text:p>1020</text:p>
          </table:table-cell>
          <table:covered-table-cell/>
          <table:table-cell office:value-type="float" office:value="1520">
            <text:p>1520</text:p>
          </table:table-cell>
          <table:table-cell office:value-type="float" office:value="1020" table:number-columns-spanned="2" table:number-rows-spanned="1">
            <text:p>1020</text:p>
          </table:table-cell>
          <table:covered-table-cell/>
          <table:table-cell office:value-type="float" office:value="1020">
            <text:p>1020</text:p>
          </table:table-cell>
          <table:table-cell table:number-columns-repeated="1011"/>
        </table:table-row>
        <table:table-row table:style-name="ro2">
          <table:table-cell office:value-type="string">
            <text:p>BROOKSVILLE SIGNS FENCE &amp; HANDRAIL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231693">
            <text:p>4231693</text:p>
          </table:table-cell>
          <table:table-cell office:value-type="string">
            <text:p>Brdg/Rdwy/Contract Maint</text:p>
          </table:table-cell>
          <table:table-cell office:value-type="float" office:value="67">
            <text:p>67</text:p>
          </table:table-cell>
          <table:table-cell office:value-type="float" office:value="67" table:number-columns-spanned="2" table:number-rows-spanned="1">
            <text:p>67</text:p>
          </table:table-cell>
          <table:covered-table-cell/>
          <table:table-cell office:value-type="float" office:value="67">
            <text:p>67</text:p>
          </table:table-cell>
          <table:table-cell office:value-type="float" office:value="67" table:number-columns-spanned="2" table:number-rows-spanned="1">
            <text:p>67</text:p>
          </table:table-cell>
          <table:covered-table-cell/>
          <table:table-cell office:value-type="float" office:value="67">
            <text:p>67</text:p>
          </table:table-cell>
          <table:table-cell table:number-columns-repeated="1011"/>
        </table:table-row>
        <table:table-row table:style-name="ro2">
          <table:table-cell office:value-type="string">
            <text:p>DISTRICT WIDE BRIDGE INSPECTION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330161">
            <text:p>4330161</text:p>
          </table:table-cell>
          <table:table-cell office:value-type="string">
            <text:p>Brdg/Rdwy/Contract Maint</text:p>
          </table:table-cell>
          <table:table-cell office:value-type="float" office:value="348">
            <text:p>348</text:p>
          </table:table-cell>
          <table:table-cell office:value-type="float" office:value="11" table:number-columns-spanned="2" table:number-rows-spanned="1">
            <text:p>11</text:p>
          </table:table-cell>
          <table:covered-table-cell/>
          <table:table-cell office:value-type="float" office:value="17">
            <text:p>17</text:p>
          </table:table-cell>
          <table:table-cell office:value-type="float" office:value="11" table:number-columns-spanned="2" table:number-rows-spanned="1">
            <text:p>11</text:p>
          </table:table-cell>
          <table:covered-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DISTRICTWIDE GUARDRAIL REPAIR CONTRACTS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60221">
            <text:p>4160221</text:p>
          </table:table-cell>
          <table:table-cell office:value-type="string">
            <text:p>Brdg/Rdwy/Contract Maint</text:p>
          </table:table-cell>
          <table:table-cell office:value-type="float" office:value="245">
            <text:p>245</text:p>
          </table:table-cell>
          <table:table-cell office:value-type="float" office:value="200" table:number-columns-spanned="2" table:number-rows-spanned="1">
            <text:p>200</text:p>
          </table:table-cell>
          <table:covered-table-cell/>
          <table:table-cell office:value-type="float" office:value="200">
            <text:p>200</text:p>
          </table:table-cell>
          <table:table-cell office:value-type="float" office:value="200" table:number-columns-spanned="2" table:number-rows-spanned="1">
            <text:p>200</text:p>
          </table:table-cell>
          <table:covered-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2">
          <table:table-cell office:value-type="string">
            <text:p>DISTRICTWIDE MAINTENANCE OF TRAFFIC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60581">
            <text:p>4160581</text:p>
          </table:table-cell>
          <table:table-cell office:value-type="string">
            <text:p>Brdg/Rdwy/Contract Maint</text:p>
          </table:table-cell>
          <table:table-cell office:value-type="float" office:value="795">
            <text:p>795</text:p>
          </table:table-cell>
          <table:table-cell office:value-type="float" office:value="800" table:number-columns-spanned="2" table:number-rows-spanned="1">
            <text:p>800</text:p>
          </table:table-cell>
          <table:covered-table-cell/>
          <table:table-cell office:value-type="float" office:value="800">
            <text:p>800</text:p>
          </table:table-cell>
          <table:table-cell office:value-type="float" office:value="800" table:number-columns-spanned="2" table:number-rows-spanned="1">
            <text:p>800</text:p>
          </table:table-cell>
          <table:covered-table-cell/>
          <table:table-cell office:value-type="float" office:value="800">
            <text:p>800</text:p>
          </table:table-cell>
          <table:table-cell table:number-columns-repeated="1011"/>
        </table:table-row>
        <table:table-row table:style-name="ro2">
          <table:table-cell office:value-type="string">
            <text:p>DISTRICTWIDE MOW/EDGE/LITTER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60211">
            <text:p>4160211</text:p>
          </table:table-cell>
          <table:table-cell office:value-type="string">
            <text:p>Brdg/Rdwy/Contract Maint</text:p>
          </table:table-cell>
          <table:table-cell office:value-type="float" office:value="1089">
            <text:p>1089</text:p>
          </table:table-cell>
          <table:table-cell office:value-type="float" office:value="1012" table:number-columns-spanned="2" table:number-rows-spanned="1">
            <text:p>1012</text:p>
          </table:table-cell>
          <table:covered-table-cell/>
          <table:table-cell office:value-type="float" office:value="1012">
            <text:p>1012</text:p>
          </table:table-cell>
          <table:table-cell office:value-type="float" office:value="1012" table:number-columns-spanned="2" table:number-rows-spanned="1">
            <text:p>1012</text:p>
          </table:table-cell>
          <table:covered-table-cell/>
          <table:table-cell office:value-type="float" office:value="1012">
            <text:p>1012</text:p>
          </table:table-cell>
          <table:table-cell table:number-columns-repeated="1011"/>
        </table:table-row>
        <table:table-row table:style-name="ro2">
          <table:table-cell office:value-type="string">
            <text:p>DISTRICTWIDE REPAIRS &amp; MAINTENANCE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60261">
            <text:p>4160261</text:p>
          </table:table-cell>
          <table:table-cell office:value-type="string">
            <text:p>Brdg/Rdwy/Contract Maint</text:p>
          </table:table-cell>
          <table:table-cell office:value-type="float" office:value="899">
            <text:p>899</text:p>
          </table:table-cell>
          <table:table-cell office:value-type="float" office:value="689" table:number-columns-spanned="2" table:number-rows-spanned="1">
            <text:p>689</text:p>
          </table:table-cell>
          <table:covered-table-cell/>
          <table:table-cell office:value-type="float" office:value="560">
            <text:p>560</text:p>
          </table:table-cell>
          <table:table-cell office:value-type="float" office:value="560" table:number-columns-spanned="2" table:number-rows-spanned="1">
            <text:p>560</text:p>
          </table:table-cell>
          <table:covered-table-cell/>
          <table:table-cell office:value-type="float" office:value="561">
            <text:p>561</text:p>
          </table:table-cell>
          <table:table-cell table:number-columns-repeated="1011"/>
        </table:table-row>
        <table:table-row table:style-name="ro2">
          <table:table-cell office:value-type="string">
            <text:p>DISTRICTWIDE SOD /SLOPE/SHOULDER CONTRACTS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60253">
            <text:p>4160253</text:p>
          </table:table-cell>
          <table:table-cell office:value-type="string">
            <text:p>Brdg/Rdwy/Contract Maint</text:p>
          </table:table-cell>
          <table:table-cell office:value-type="float" office:value="303">
            <text:p>303</text:p>
          </table:table-cell>
          <table:table-cell office:value-type="float" office:value="303" table:number-columns-spanned="2" table:number-rows-spanned="1">
            <text:p>303</text:p>
          </table:table-cell>
          <table:covered-table-cell/>
          <table:table-cell office:value-type="float" office:value="303">
            <text:p>303</text:p>
          </table:table-cell>
          <table:table-cell office:value-type="float" office:value="303" table:number-columns-spanned="2" table:number-rows-spanned="1">
            <text:p>303</text:p>
          </table:table-cell>
          <table:covered-table-cell/>
          <table:table-cell office:value-type="float" office:value="303">
            <text:p>303</text:p>
          </table:table-cell>
          <table:table-cell table:number-columns-repeated="1011"/>
        </table:table-row>
        <table:table-row table:style-name="ro2">
          <table:table-cell office:value-type="string">
            <text:p>HILLSBOROUGH PERFORMANCE LIGHTING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59871">
            <text:p>4159871</text:p>
          </table:table-cell>
          <table:table-cell office:value-type="string">
            <text:p>Brdg/Rdwy/Contract Maint</text:p>
          </table:table-cell>
          <table:table-cell office:value-type="float" office:value="93">
            <text:p>93</text:p>
          </table:table-cell>
          <table:table-cell office:value-type="float" office:value="106" table:number-columns-spanned="2" table:number-rows-spanned="1">
            <text:p>106</text:p>
          </table:table-cell>
          <table:covered-table-cell/>
          <table:table-cell office:value-type="float" office:value="106">
            <text:p>106</text:p>
          </table:table-cell>
          <table:table-cell office:value-type="float" office:value="106" table:number-columns-spanned="2" table:number-rows-spanned="1">
            <text:p>106</text:p>
          </table:table-cell>
          <table:covered-table-cell/>
          <table:table-cell office:value-type="float" office:value="106">
            <text:p>106</text:p>
          </table:table-cell>
          <table:table-cell table:number-columns-repeated="1011"/>
        </table:table-row>
        <table:table-row table:style-name="ro2">
          <table:table-cell office:value-type="string">
            <text:p>HILLSBOROUGH RPM/ THERMO/STRIPING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60651">
            <text:p>4160651</text:p>
          </table:table-cell>
          <table:table-cell office:value-type="string">
            <text:p>Brdg/Rdwy/Contract Maint</text:p>
          </table:table-cell>
          <table:table-cell office:value-type="float" office:value="1181">
            <text:p>1181</text:p>
          </table:table-cell>
          <table:table-cell office:value-type="float" office:value="1186" table:number-columns-spanned="2" table:number-rows-spanned="1">
            <text:p>1186</text:p>
          </table:table-cell>
          <table:covered-table-cell/>
          <table:table-cell office:value-type="float" office:value="1186">
            <text:p>1186</text:p>
          </table:table-cell>
          <table:table-cell office:value-type="float" office:value="1186" table:number-columns-spanned="2" table:number-rows-spanned="1">
            <text:p>1186</text:p>
          </table:table-cell>
          <table:covered-table-cell/>
          <table:table-cell office:value-type="float" office:value="1186">
            <text:p>1186</text:p>
          </table:table-cell>
          <table:table-cell table:number-columns-repeated="1011"/>
        </table:table-row>
        <table:table-row table:style-name="ro2">
          <table:table-cell office:value-type="string">
            <text:p>PINELLAS COUNTY TEMPORARY HELP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41371">
            <text:p>4141371</text:p>
          </table:table-cell>
          <table:table-cell office:value-type="string">
            <text:p>Brdg/Rdwy/Contract Maint</text:p>
          </table:table-cell>
          <table:table-cell office:value-type="float" office:value="301">
            <text:p>301</text:p>
          </table:table-cell>
          <table:table-cell office:value-type="float" office:value="650" table:number-columns-spanned="2" table:number-rows-spanned="1">
            <text:p>650</text:p>
          </table:table-cell>
          <table:covered-table-cell/>
          <table:table-cell office:value-type="float" office:value="165">
            <text:p>16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INELLAS COUNTYWIDE LIGHTING CONTRACT</text:p>
          </table:table-cell>
          <table:table-cell office:value-type="string">
            <text:p>Lighting</text:p>
          </table:table-cell>
          <table:table-cell office:value-type="string">
            <text:p> </text:p>
          </table:table-cell>
          <table:table-cell office:value-type="float" office:value="4159872">
            <text:p>4159872</text:p>
          </table:table-cell>
          <table:table-cell office:value-type="string">
            <text:p>Brdg/Rdwy/Contract Maint</text:p>
          </table:table-cell>
          <table:table-cell office:value-type="float" office:value="254">
            <text:p>254</text:p>
          </table:table-cell>
          <table:table-cell office:value-type="float" office:value="94" table:number-columns-spanned="2" table:number-rows-spanned="1">
            <text:p>94</text:p>
          </table:table-cell>
          <table:covered-table-cell/>
          <table:table-cell office:value-type="float" office:value="50">
            <text:p>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INELLAS GUARDRAIL REPAIR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60222">
            <text:p>4160222</text:p>
          </table:table-cell>
          <table:table-cell office:value-type="string">
            <text:p>Brdg/Rdwy/Contract Maint</text:p>
          </table:table-cell>
          <table:table-cell office:value-type="float" office:value="79">
            <text:p>79</text:p>
          </table:table-cell>
          <table:table-cell office:value-type="float" office:value="81" table:number-columns-spanned="2" table:number-rows-spanned="1">
            <text:p>81</text:p>
          </table:table-cell>
          <table:covered-table-cell/>
          <table:table-cell office:value-type="float" office:value="30">
            <text:p>3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INELLAS MOWING PINELLAS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60212">
            <text:p>4160212</text:p>
          </table:table-cell>
          <table:table-cell office:value-type="string">
            <text:p>Brdg/Rdwy/Contract Maint</text:p>
          </table:table-cell>
          <table:table-cell office:value-type="float" office:value="500">
            <text:p>500</text:p>
          </table:table-cell>
          <table:table-cell office:value-type="float" office:value="342" table:number-columns-spanned="2" table:number-rows-spanned="1">
            <text:p>342</text:p>
          </table:table-cell>
          <table:covered-table-cell/>
          <table:table-cell office:value-type="float" office:value="88">
            <text:p>8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INELLAS REPAIR &amp; MAINTENANCE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60262">
            <text:p>4160262</text:p>
          </table:table-cell>
          <table:table-cell office:value-type="string">
            <text:p>Brdg/Rdwy/Contract Maint</text:p>
          </table:table-cell>
          <table:table-cell office:value-type="float" office:value="1123">
            <text:p>1123</text:p>
          </table:table-cell>
          <table:table-cell office:value-type="float" office:value="773" table:number-columns-spanned="2" table:number-rows-spanned="1">
            <text:p>773</text:p>
          </table:table-cell>
          <table:covered-table-cell/>
          <table:table-cell office:value-type="float" office:value="821">
            <text:p>821</text:p>
          </table:table-cell>
          <table:table-cell office:value-type="float" office:value="992" table:number-columns-spanned="2" table:number-rows-spanned="1">
            <text:p>992</text:p>
          </table:table-cell>
          <table:covered-table-cell/>
          <table:table-cell office:value-type="float" office:value="1303">
            <text:p>1303</text:p>
          </table:table-cell>
          <table:table-cell table:number-columns-repeated="1011"/>
        </table:table-row>
        <table:table-row table:style-name="ro2">
          <table:table-cell office:value-type="string">
            <text:p>PINELLAS RPM/THERMO/STRIPPING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60652">
            <text:p>4160652</text:p>
          </table:table-cell>
          <table:table-cell office:value-type="string">
            <text:p>Brdg/Rdwy/Contract Maint</text:p>
          </table:table-cell>
          <table:table-cell office:value-type="float" office:value="169">
            <text:p>169</text:p>
          </table:table-cell>
          <table:table-cell office:value-type="float" office:value="169" table:number-columns-spanned="2" table:number-rows-spanned="1">
            <text:p>169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NKNOWN BRIDGE FOUNDATION EVALUATION</text:p>
          </table:table-cell>
          <table:table-cell office:value-type="string">
            <text:p>Bridge Operations</text:p>
          </table:table-cell>
          <table:table-cell office:value-type="float" office:value="0.617">
            <text:p>0.617</text:p>
          </table:table-cell>
          <table:table-cell office:value-type="float" office:value="4273591">
            <text:p>4273591</text:p>
          </table:table-cell>
          <table:table-cell office:value-type="string">
            <text:p>Brdg/Rdwy/Contract Maint</text:p>
          </table:table-cell>
          <table:table-cell office:value-type="float" office:value="67">
            <text:p>67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ROOKSVILLE TEMP HELP MANPOWER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16311">
            <text:p>4116311</text:p>
          </table:table-cell>
          <table:table-cell office:value-type="string">
            <text:p>Brdg/Rdwy/Contract Maint</text:p>
          </table:table-cell>
          <table:table-cell office:value-type="float" office:value="73">
            <text:p>73</text:p>
          </table:table-cell>
          <table:table-cell office:value-type="float" office:value="70" table:number-columns-spanned="2" table:number-rows-spanned="1">
            <text:p>70</text:p>
          </table:table-cell>
          <table:covered-table-cell/>
          <table:table-cell office:value-type="float" office:value="70">
            <text:p>70</text:p>
          </table:table-cell>
          <table:table-cell office:value-type="float" office:value="70" table:number-columns-spanned="2" table:number-rows-spanned="1">
            <text:p>70</text:p>
          </table:table-cell>
          <table:covered-table-cell/>
          <table:table-cell office:value-type="float" office:value="70">
            <text:p>70</text:p>
          </table:table-cell>
          <table:table-cell table:number-columns-repeated="1011"/>
        </table:table-row>
        <table:table-row table:style-name="ro2">
          <table:table-cell office:value-type="string">
            <text:p>CONTRACT ADMINISTRAT ION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318181">
            <text:p>4318181</text:p>
          </table:table-cell>
          <table:table-cell office:value-type="string">
            <text:p>Brdg/Rdwy/Contract Maint</text:p>
          </table:table-cell>
          <table:table-cell office:value-type="float" office:value="215">
            <text:p>21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DISTRICTWIDE BASIN MANAGMT ACTION PLAN (BMAP)</text:p>
          </table:table-cell>
          <table:table-cell office:value-type="string">
            <text:p>Environmental Test/Mitigate</text:p>
          </table:table-cell>
          <table:table-cell office:value-type="string">
            <text:p> </text:p>
          </table:table-cell>
          <table:table-cell office:value-type="float" office:value="4099021">
            <text:p>4099021</text:p>
          </table:table-cell>
          <table:table-cell office:value-type="string">
            <text:p>Brdg/Rdwy/Contract Maint</text:p>
          </table:table-cell>
          <table:table-cell office:value-type="float" office:value="200">
            <text:p>200</text:p>
          </table:table-cell>
          <table:table-cell office:value-type="float" office:value="200" table:number-columns-spanned="2" table:number-rows-spanned="1">
            <text:p>200</text:p>
          </table:table-cell>
          <table:covered-table-cell/>
          <table:table-cell office:value-type="float" office:value="200">
            <text:p>200</text:p>
          </table:table-cell>
          <table:table-cell office:value-type="float" office:value="200" table:number-columns-spanned="2" table:number-rows-spanned="1">
            <text:p>200</text:p>
          </table:table-cell>
          <table:covered-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2">
          <table:table-cell office:value-type="string">
            <text:p>DISTRICTWIDE JPA FOR WATER QUALITY MONITORING IN PINELLAS CO</text:p>
          </table:table-cell>
          <table:table-cell office:value-type="string">
            <text:p>Environmental Test/Mitigate</text:p>
          </table:table-cell>
          <table:table-cell office:value-type="string">
            <text:p> </text:p>
          </table:table-cell>
          <table:table-cell office:value-type="float" office:value="2594461">
            <text:p>2594461</text:p>
          </table:table-cell>
          <table:table-cell office:value-type="string">
            <text:p>Brdg/Rdwy/Contract Maint</text:p>
          </table:table-cell>
          <table:table-cell office:value-type="float" office:value="25">
            <text:p>25</text:p>
          </table:table-cell>
          <table:table-cell office:value-type="float" office:value="25" table:number-columns-spanned="2" table:number-rows-spanned="1">
            <text:p>25</text:p>
          </table:table-cell>
          <table:covered-table-cell/>
          <table:table-cell office:value-type="float" office:value="225">
            <text:p>225</text:p>
          </table:table-cell>
          <table:table-cell office:value-type="float" office:value="225" table:number-columns-spanned="2" table:number-rows-spanned="1">
            <text:p>225</text:p>
          </table:table-cell>
          <table:covered-table-cell/>
          <table:table-cell office:value-type="float" office:value="225">
            <text:p>225</text:p>
          </table:table-cell>
          <table:table-cell table:number-columns-repeated="1011"/>
        </table:table-row>
        <table:table-row table:style-name="ro2">
          <table:table-cell office:value-type="string">
            <text:p>DISTRICTWIDE MAINTENANCE OF CDS UNITS</text:p>
          </table:table-cell>
          <table:table-cell office:value-type="string">
            <text:p>Wetland Mitigation/Restoration</text:p>
          </table:table-cell>
          <table:table-cell office:value-type="string">
            <text:p> </text:p>
          </table:table-cell>
          <table:table-cell office:value-type="float" office:value="4240201">
            <text:p>4240201</text:p>
          </table:table-cell>
          <table:table-cell office:value-type="string">
            <text:p>Brdg/Rdwy/Contract Maint</text:p>
          </table:table-cell>
          <table:table-cell office:value-type="float" office:value="113">
            <text:p>113</text:p>
          </table:table-cell>
          <table:table-cell office:value-type="float" office:value="110" table:number-columns-spanned="2" table:number-rows-spanned="1">
            <text:p>110</text:p>
          </table:table-cell>
          <table:covered-table-cell/>
          <table:table-cell office:value-type="float" office:value="110">
            <text:p>110</text:p>
          </table:table-cell>
          <table:table-cell office:value-type="float" office:value="110" table:number-columns-spanned="2" table:number-rows-spanned="1">
            <text:p>110</text:p>
          </table:table-cell>
          <table:covered-table-cell/>
          <table:table-cell office:value-type="float" office:value="110">
            <text:p>110</text:p>
          </table:table-cell>
          <table:table-cell table:number-columns-repeated="1011"/>
        </table:table-row>
        <table:table-row table:style-name="ro2">
          <table:table-cell office:value-type="string">
            <text:p>DISTRICTWIDE MRP CONSULTANT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16451">
            <text:p>4116451</text:p>
          </table:table-cell>
          <table:table-cell office:value-type="string">
            <text:p>Brdg/Rdwy/Contract Maint</text:p>
          </table:table-cell>
          <table:table-cell office:value-type="float" office:value="275">
            <text:p>275</text:p>
          </table:table-cell>
          <table:table-cell office:value-type="float" office:value="275" table:number-columns-spanned="2" table:number-rows-spanned="1">
            <text:p>275</text:p>
          </table:table-cell>
          <table:covered-table-cell/>
          <table:table-cell office:value-type="float" office:value="275">
            <text:p>275</text:p>
          </table:table-cell>
          <table:table-cell office:value-type="float" office:value="275" table:number-columns-spanned="2" table:number-rows-spanned="1">
            <text:p>275</text:p>
          </table:table-cell>
          <table:covered-table-cell/>
          <table:table-cell office:value-type="float" office:value="275">
            <text:p>275</text:p>
          </table:table-cell>
          <table:table-cell table:number-columns-repeated="1011"/>
        </table:table-row>
        <table:table-row table:style-name="ro2">
          <table:table-cell office:value-type="string">
            <text:p>DISTRICTWIDE PUBLIC EDUCATION NPDES CONTRACT</text:p>
          </table:table-cell>
          <table:table-cell office:value-type="string">
            <text:p>Wetland Mitigation/Restoration</text:p>
          </table:table-cell>
          <table:table-cell office:value-type="string">
            <text:p> </text:p>
          </table:table-cell>
          <table:table-cell office:value-type="float" office:value="4217481">
            <text:p>4217481</text:p>
          </table:table-cell>
          <table:table-cell office:value-type="string">
            <text:p>Brdg/Rdwy/Contract Maint</text:p>
          </table:table-cell>
          <table:table-cell office:value-type="float" office:value="65">
            <text:p>65</text:p>
          </table:table-cell>
          <table:table-cell office:value-type="float" office:value="65" table:number-columns-spanned="2" table:number-rows-spanned="1">
            <text:p>65</text:p>
          </table:table-cell>
          <table:covered-table-cell/>
          <table:table-cell office:value-type="float" office:value="65">
            <text:p>65</text:p>
          </table:table-cell>
          <table:table-cell office:value-type="float" office:value="65" table:number-columns-spanned="2" table:number-rows-spanned="1">
            <text:p>65</text:p>
          </table:table-cell>
          <table:covered-table-cell/>
          <table:table-cell office:value-type="float" office:value="65">
            <text:p>65</text:p>
          </table:table-cell>
          <table:table-cell table:number-columns-repeated="1011"/>
        </table:table-row>
        <table:table-row table:style-name="ro2">
          <table:table-cell office:value-type="string">
            <text:p>DISTRICTWIDE RCI INSPECTION/PERMITS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116021">
            <text:p>4116021</text:p>
          </table:table-cell>
          <table:table-cell office:value-type="string">
            <text:p>Brdg/Rdwy/Contract Maint</text:p>
          </table:table-cell>
          <table:table-cell office:value-type="float" office:value="1110">
            <text:p>1110</text:p>
          </table:table-cell>
          <table:table-cell office:value-type="float" office:value="1250" table:number-columns-spanned="2" table:number-rows-spanned="1">
            <text:p>1250</text:p>
          </table:table-cell>
          <table:covered-table-cell/>
          <table:table-cell office:value-type="float" office:value="1065">
            <text:p>1065</text:p>
          </table:table-cell>
          <table:table-cell office:value-type="float" office:value="1065" table:number-columns-spanned="2" table:number-rows-spanned="1">
            <text:p>1065</text:p>
          </table:table-cell>
          <table:covered-table-cell/>
          <table:table-cell office:value-type="float" office:value="1250">
            <text:p>1250</text:p>
          </table:table-cell>
          <table:table-cell table:number-columns-repeated="1011"/>
        </table:table-row>
        <table:table-row table:style-name="ro2">
          <table:table-cell office:value-type="string">
            <text:p>DISTRICTWIDE TASK FORCE MEETINGS CONTRACT</text:p>
          </table:table-cell>
          <table:table-cell office:value-type="string">
            <text:p>Wetland Mitigation/Restoration</text:p>
          </table:table-cell>
          <table:table-cell office:value-type="string">
            <text:p> </text:p>
          </table:table-cell>
          <table:table-cell office:value-type="float" office:value="4217471">
            <text:p>4217471</text:p>
          </table:table-cell>
          <table:table-cell office:value-type="string">
            <text:p>Brdg/Rdwy/Contract Maint</text:p>
          </table:table-cell>
          <table:table-cell office:value-type="float" office:value="4">
            <text:p>4</text:p>
          </table:table-cell>
          <table:table-cell office:value-type="float" office:value="4" table:number-columns-spanned="2" table:number-rows-spanned="1">
            <text:p>4</text:p>
          </table:table-cell>
          <table:covered-table-cell/>
          <table:table-cell office:value-type="float" office:value="4">
            <text:p>4</text:p>
          </table:table-cell>
          <table:table-cell office:value-type="float" office:value="4" table:number-columns-spanned="2" table:number-rows-spanned="1">
            <text:p>4</text:p>
          </table:table-cell>
          <table:covered-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2">
          <table:table-cell office:value-type="string">
            <text:p>IN-HOUSE LANDSCAPE ACTIVITIES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318131">
            <text:p>4318131</text:p>
          </table:table-cell>
          <table:table-cell office:value-type="string">
            <text:p>Brdg/Rdwy/Contract Maint</text:p>
          </table:table-cell>
          <table:table-cell office:value-type="float" office:value="100">
            <text:p>1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LIGHTING MAINTENANCE AND OPERATION CONTRACT FOR LOCAL GOVERNMENT</text:p>
          </table:table-cell>
          <table:table-cell office:value-type="string">
            <text:p>Lighting</text:p>
          </table:table-cell>
          <table:table-cell office:value-type="string">
            <text:p> </text:p>
          </table:table-cell>
          <table:table-cell office:value-type="float" office:value="4056041">
            <text:p>4056041</text:p>
          </table:table-cell>
          <table:table-cell office:value-type="string">
            <text:p>Brdg/Rdwy/Contract Maint</text:p>
          </table:table-cell>
          <table:table-cell office:value-type="float" office:value="4047">
            <text:p>4047</text:p>
          </table:table-cell>
          <table:table-cell office:value-type="float" office:value="4067" table:number-columns-spanned="2" table:number-rows-spanned="1">
            <text:p>4067</text:p>
          </table:table-cell>
          <table:covered-table-cell/>
          <table:table-cell office:value-type="float" office:value="4321">
            <text:p>4321</text:p>
          </table:table-cell>
          <table:table-cell office:value-type="float" office:value="4589" table:number-columns-spanned="2" table:number-rows-spanned="1">
            <text:p>4589</text:p>
          </table:table-cell>
          <table:covered-table-cell/>
          <table:table-cell office:value-type="float" office:value="4873">
            <text:p>4873</text:p>
          </table:table-cell>
          <table:table-cell table:number-columns-repeated="1011"/>
        </table:table-row>
        <table:table-row table:style-name="ro2">
          <table:table-cell office:value-type="string">
            <text:p>MAINTENANCE CONTINGENCY BOX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2595151">
            <text:p>2595151</text:p>
          </table:table-cell>
          <table:table-cell office:value-type="string">
            <text:p>Brdg/Rdwy/Contract Maint</text:p>
          </table:table-cell>
          <table:table-cell office:value-type="float" office:value="138">
            <text:p>138</text:p>
          </table:table-cell>
          <table:table-cell office:value-type="float" office:value="971" table:number-columns-spanned="2" table:number-rows-spanned="1">
            <text:p>971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MAINTENANCE TARGET BOX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2595152">
            <text:p>2595152</text:p>
          </table:table-cell>
          <table:table-cell office:value-type="string">
            <text:p>Brdg/Rdwy/Contract Maint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60" table:number-columns-spanned="2" table:number-rows-spanned="1">
            <text:p>60</text:p>
          </table:table-cell>
          <table:covered-table-cell/>
          <table:table-cell office:value-type="float" office:value="490">
            <text:p>490</text:p>
          </table:table-cell>
          <table:table-cell table:number-columns-repeated="1011"/>
        </table:table-row>
        <table:table-row table:style-name="ro2">
          <table:table-cell office:value-type="string">
            <text:p>NPDES CONSULTANT DISTRICTWIDE</text:p>
          </table:table-cell>
          <table:table-cell office:value-type="string">
            <text:p>Environmental Test/Mitigate</text:p>
          </table:table-cell>
          <table:table-cell office:value-type="string">
            <text:p> </text:p>
          </table:table-cell>
          <table:table-cell office:value-type="float" office:value="2594011">
            <text:p>2594011</text:p>
          </table:table-cell>
          <table:table-cell office:value-type="string">
            <text:p>Brdg/Rdwy/Contract Maint</text:p>
          </table:table-cell>
          <table:table-cell office:value-type="float" office:value="625">
            <text:p>625</text:p>
          </table:table-cell>
          <table:table-cell office:value-type="float" office:value="919" table:number-columns-spanned="2" table:number-rows-spanned="1">
            <text:p>919</text:p>
          </table:table-cell>
          <table:covered-table-cell/>
          <table:table-cell office:value-type="float" office:value="514">
            <text:p>514</text:p>
          </table:table-cell>
          <table:table-cell office:value-type="float" office:value="587" table:number-columns-spanned="2" table:number-rows-spanned="1">
            <text:p>587</text:p>
          </table:table-cell>
          <table:covered-table-cell/>
          <table:table-cell office:value-type="float" office:value="562">
            <text:p>562</text:p>
          </table:table-cell>
          <table:table-cell table:number-columns-repeated="1011"/>
        </table:table-row>
        <table:table-row table:style-name="ro2">
          <table:table-cell office:value-type="string">
            <text:p>NPDES DISTRICTWIDE SWEEPING CONTRACT</text:p>
          </table:table-cell>
          <table:table-cell office:value-type="string">
            <text:p>Environmental Test/Mitigate</text:p>
          </table:table-cell>
          <table:table-cell office:value-type="string">
            <text:p> </text:p>
          </table:table-cell>
          <table:table-cell office:value-type="float" office:value="4161551">
            <text:p>4161551</text:p>
          </table:table-cell>
          <table:table-cell office:value-type="string">
            <text:p>Brdg/Rdwy/Contract Maint</text:p>
          </table:table-cell>
          <table:table-cell office:value-type="float" office:value="503">
            <text:p>503</text:p>
          </table:table-cell>
          <table:table-cell office:value-type="float" office:value="503" table:number-columns-spanned="2" table:number-rows-spanned="1">
            <text:p>503</text:p>
          </table:table-cell>
          <table:covered-table-cell/>
          <table:table-cell office:value-type="float" office:value="679">
            <text:p>679</text:p>
          </table:table-cell>
          <table:table-cell office:value-type="float" office:value="679" table:number-columns-spanned="2" table:number-rows-spanned="1">
            <text:p>679</text:p>
          </table:table-cell>
          <table:covered-table-cell/>
          <table:table-cell office:value-type="float" office:value="679">
            <text:p>679</text:p>
          </table:table-cell>
          <table:table-cell table:number-columns-repeated="1011"/>
        </table:table-row>
        <table:table-row table:style-name="ro2">
          <table:table-cell office:value-type="string">
            <text:p>NPDES FDEP ANNUAL PERMIT FEES</text:p>
          </table:table-cell>
          <table:table-cell office:value-type="string">
            <text:p>Wetland Mitigation/Restoration</text:p>
          </table:table-cell>
          <table:table-cell office:value-type="string">
            <text:p> </text:p>
          </table:table-cell>
          <table:table-cell office:value-type="float" office:value="4227411">
            <text:p>4227411</text:p>
          </table:table-cell>
          <table:table-cell office:value-type="string">
            <text:p>Brdg/Rdwy/Contract Maint</text:p>
          </table:table-cell>
          <table:table-cell office:value-type="float" office:value="12">
            <text:p>12</text:p>
          </table:table-cell>
          <table:table-cell office:value-type="float" office:value="12" table:number-columns-spanned="2" table:number-rows-spanned="1">
            <text:p>12</text:p>
          </table:table-cell>
          <table:covered-table-cell/>
          <table:table-cell office:value-type="float" office:value="12">
            <text:p>12</text:p>
          </table:table-cell>
          <table:table-cell office:value-type="float" office:value="12" table:number-columns-spanned="2" table:number-rows-spanned="1">
            <text:p>12</text:p>
          </table:table-cell>
          <table:covered-table-cell/>
          <table:table-cell office:value-type="float" office:value="12">
            <text:p>12</text:p>
          </table:table-cell>
          <table:table-cell table:number-columns-repeated="1011"/>
        </table:table-row>
        <table:table-row table:style-name="ro2">
          <table:table-cell office:value-type="string">
            <text:p>NPDES REPAIR /OPERATION/MAINT CONTRACT</text:p>
          </table:table-cell>
          <table:table-cell office:value-type="string">
            <text:p>Environmental Test/Mitigate</text:p>
          </table:table-cell>
          <table:table-cell office:value-type="string">
            <text:p> </text:p>
          </table:table-cell>
          <table:table-cell office:value-type="float" office:value="4077572">
            <text:p>4077572</text:p>
          </table:table-cell>
          <table:table-cell office:value-type="string">
            <text:p>Brdg/Rdwy/Contract Maint</text:p>
          </table:table-cell>
          <table:table-cell office:value-type="float" office:value="200">
            <text:p>200</text:p>
          </table:table-cell>
          <table:table-cell office:value-type="float" office:value="200" table:number-columns-spanned="2" table:number-rows-spanned="1">
            <text:p>200</text:p>
          </table:table-cell>
          <table:covered-table-cell/>
          <table:table-cell office:value-type="float" office:value="200">
            <text:p>200</text:p>
          </table:table-cell>
          <table:table-cell office:value-type="float" office:value="200" table:number-columns-spanned="2" table:number-rows-spanned="1">
            <text:p>200</text:p>
          </table:table-cell>
          <table:covered-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2">
          <table:table-cell office:value-type="string">
            <text:p>NPDES STORMWATER DISTRICTWIDE CONTRACT</text:p>
          </table:table-cell>
          <table:table-cell office:value-type="string">
            <text:p>Environmental Test/Mitigate</text:p>
          </table:table-cell>
          <table:table-cell office:value-type="string">
            <text:p> </text:p>
          </table:table-cell>
          <table:table-cell office:value-type="float" office:value="4160751">
            <text:p>4160751</text:p>
          </table:table-cell>
          <table:table-cell office:value-type="string">
            <text:p>Brdg/Rdwy/Contract Maint</text:p>
          </table:table-cell>
          <table:table-cell office:value-type="float" office:value="248">
            <text:p>248</text:p>
          </table:table-cell>
          <table:table-cell office:value-type="float" office:value="248" table:number-columns-spanned="2" table:number-rows-spanned="1">
            <text:p>248</text:p>
          </table:table-cell>
          <table:covered-table-cell/>
          <table:table-cell office:value-type="float" office:value="348">
            <text:p>348</text:p>
          </table:table-cell>
          <table:table-cell office:value-type="float" office:value="348" table:number-columns-spanned="2" table:number-rows-spanned="1">
            <text:p>348</text:p>
          </table:table-cell>
          <table:covered-table-cell/>
          <table:table-cell office:value-type="float" office:value="348">
            <text:p>348</text:p>
          </table:table-cell>
          <table:table-cell table:number-columns-repeated="1011"/>
        </table:table-row>
        <table:table-row table:style-name="ro2">
          <table:table-cell office:value-type="string">
            <text:p>NPDES SWEEPING CONTRACT</text:p>
          </table:table-cell>
          <table:table-cell office:value-type="string">
            <text:p>Environmental Test/Mitigate</text:p>
          </table:table-cell>
          <table:table-cell office:value-type="string">
            <text:p> </text:p>
          </table:table-cell>
          <table:table-cell office:value-type="float" office:value="4161552">
            <text:p>4161552</text:p>
          </table:table-cell>
          <table:table-cell office:value-type="string">
            <text:p>Brdg/Rdwy/Contract Maint</text:p>
          </table:table-cell>
          <table:table-cell office:value-type="float" office:value="370">
            <text:p>370</text:p>
          </table:table-cell>
          <table:table-cell office:value-type="float" office:value="148" table:number-columns-spanned="2" table:number-rows-spanned="1">
            <text:p>148</text:p>
          </table:table-cell>
          <table:covered-table-cell/>
          <table:table-cell office:value-type="float" office:value="148">
            <text:p>148</text:p>
          </table:table-cell>
          <table:table-cell office:value-type="float" office:value="148" table:number-columns-spanned="2" table:number-rows-spanned="1">
            <text:p>148</text:p>
          </table:table-cell>
          <table:covered-table-cell/>
          <table:table-cell office:value-type="float" office:value="148">
            <text:p>148</text:p>
          </table:table-cell>
          <table:table-cell table:number-columns-repeated="1011"/>
        </table:table-row>
        <table:table-row table:style-name="ro2">
          <table:table-cell office:value-type="string">
            <text:p>PINELLAS COUNTY SKYWAY SURVEILLANCE CONTRACT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099121">
            <text:p>4099121</text:p>
          </table:table-cell>
          <table:table-cell office:value-type="string">
            <text:p>Brdg/Rdwy/Contract Maint</text:p>
          </table:table-cell>
          <table:table-cell office:value-type="float" office:value="1500">
            <text:p>1500</text:p>
          </table:table-cell>
          <table:table-cell office:value-type="float" office:value="1500" table:number-columns-spanned="2" table:number-rows-spanned="1">
            <text:p>1500</text:p>
          </table:table-cell>
          <table:covered-table-cell/>
          <table:table-cell office:value-type="float" office:value="1500">
            <text:p>1500</text:p>
          </table:table-cell>
          <table:table-cell office:value-type="float" office:value="1500" table:number-columns-spanned="2" table:number-rows-spanned="1">
            <text:p>1500</text:p>
          </table:table-cell>
          <table:covered-table-cell/>
          <table:table-cell office:value-type="float" office:value="1500">
            <text:p>1500</text:p>
          </table:table-cell>
          <table:table-cell table:number-columns-repeated="1011"/>
        </table:table-row>
        <table:table-row table:style-name="ro2">
          <table:table-cell office:value-type="string">
            <text:p>RESURFACING PROGRAM ACTIVITIES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318171">
            <text:p>4318171</text:p>
          </table:table-cell>
          <table:table-cell office:value-type="string">
            <text:p>Brdg/Rdwy/Contract Maint</text:p>
          </table:table-cell>
          <table:table-cell office:value-type="float" office:value="30">
            <text:p>3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ROUTINE MAINTENANCE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315121">
            <text:p>4315121</text:p>
          </table:table-cell>
          <table:table-cell office:value-type="string">
            <text:p>Brdg/Rdwy/Contract Maint</text:p>
          </table:table-cell>
          <table:table-cell office:value-type="float" office:value="3">
            <text:p>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IMESHEETS ENVIRONMENT/PERMITS/INSPE CTION</text:p>
          </table:table-cell>
          <table:table-cell office:value-type="string">
            <text:p>Routine Maintenance</text:p>
          </table:table-cell>
          <table:table-cell office:value-type="string">
            <text:p> </text:p>
          </table:table-cell>
          <table:table-cell office:value-type="float" office:value="4319561">
            <text:p>4319561</text:p>
          </table:table-cell>
          <table:table-cell office:value-type="string">
            <text:p>Brdg/Rdwy/Contract Maint</text:p>
          </table:table-cell>
          <table:table-cell office:value-type="float" office:value="150">
            <text:p>1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RIDGE INSPECTION MGMT NON-ROUTINE BRIDGE MAINTENANCE</text:p>
          </table:table-cell>
          <table:table-cell office:value-type="string">
            <text:p>Bridge Operations</text:p>
          </table:table-cell>
          <table:table-cell office:value-type="string">
            <text:p> </text:p>
          </table:table-cell>
          <table:table-cell office:value-type="float" office:value="4125952">
            <text:p>4125952</text:p>
          </table:table-cell>
          <table:table-cell office:value-type="string">
            <text:p>Brdg/Rdwy/Contract Maint</text:p>
          </table:table-cell>
          <table:table-cell office:value-type="float" office:value="330">
            <text:p>330</text:p>
          </table:table-cell>
          <table:table-cell office:value-type="float" office:value="315" table:number-columns-spanned="2" table:number-rows-spanned="1">
            <text:p>315</text:p>
          </table:table-cell>
          <table:covered-table-cell/>
          <table:table-cell office:value-type="float" office:value="307">
            <text:p>307</text:p>
          </table:table-cell>
          <table:table-cell office:value-type="float" office:value="315" table:number-columns-spanned="2" table:number-rows-spanned="1">
            <text:p>315</text:p>
          </table:table-cell>
          <table:covered-table-cell/>
          <table:table-cell office:value-type="float" office:value="323">
            <text:p>323</text:p>
          </table:table-cell>
          <table:table-cell table:number-columns-repeated="1011"/>
        </table:table-row>
        <table:table-row table:style-name="ro1">
          <table:table-cell office:value-type="string">
            <text:p>INTERMODAL DEVELOPMENT PROGRAM</text:p>
          </table:table-cell>
          <table:table-cell office:value-type="string">
            <text:p>Aviation Safety Project</text:p>
          </table:table-cell>
          <table:table-cell office:value-type="string">
            <text:p> </text:p>
          </table:table-cell>
          <table:table-cell office:value-type="float" office:value="4330041">
            <text:p>433004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1018">
            <text:p>1018</text:p>
          </table:table-cell>
          <table:table-cell table:number-columns-repeated="1011"/>
        </table:table-row>
        <table:table-row table:style-name="ro2">
          <table:table-cell office:value-type="string">
            <text:p>REGIONAL TRANSIT CORRIDOR EVALUATIONS</text:p>
          </table:table-cell>
          <table:table-cell office:value-type="string">
            <text:p>Pd&amp;E/Emo Study</text:p>
          </table:table-cell>
          <table:table-cell office:value-type="string">
            <text:p> </text:p>
          </table:table-cell>
          <table:table-cell office:value-type="float" office:value="4227992">
            <text:p>4227992</text:p>
          </table:table-cell>
          <table:table-cell office:value-type="string">
            <text:p>Planning</text:p>
          </table:table-cell>
          <table:table-cell office:value-type="float" office:value="776">
            <text:p>776</text:p>
          </table:table-cell>
          <table:table-cell office:value-type="float" office:value="1496" table:number-columns-spanned="2" table:number-rows-spanned="1">
            <text:p>1496</text:p>
          </table:table-cell>
          <table:covered-table-cell/>
          <table:table-cell office:value-type="float" office:value="440">
            <text:p>440</text:p>
          </table:table-cell>
          <table:table-cell office:value-type="float" office:value="624" table:number-columns-spanned="2" table:number-rows-spanned="1">
            <text:p>624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VIATION PROGRAM MANAGEMENT</text:p>
          </table:table-cell>
          <table:table-cell office:value-type="string">
            <text:p>Public Trans In-House Support</text:p>
          </table:table-cell>
          <table:table-cell office:value-type="string">
            <text:p> </text:p>
          </table:table-cell>
          <table:table-cell office:value-type="float" office:value="4026361">
            <text:p>4026361</text:p>
          </table:table-cell>
          <table:table-cell office:value-type="string">
            <text:p>Operations</text:p>
          </table:table-cell>
          <table:table-cell office:value-type="float" office:value="100">
            <text:p>1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FREIGHT PROGRAM MANAGEMENT ACTIVITIES</text:p>
          </table:table-cell>
          <table:table-cell office:value-type="string">
            <text:p>Public Trans In-House Support</text:p>
          </table:table-cell>
          <table:table-cell office:value-type="string">
            <text:p> </text:p>
          </table:table-cell>
          <table:table-cell office:value-type="float" office:value="4031922">
            <text:p>4031922</text:p>
          </table:table-cell>
          <table:table-cell office:value-type="string">
            <text:p>Operations</text:p>
          </table:table-cell>
          <table:table-cell office:value-type="float" office:value="10">
            <text:p>1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RAIL PROGRAM</text:p>
          </table:table-cell>
          <table:table-cell office:value-type="string">
            <text:p>Public Trans In-House Support</text:p>
          </table:table-cell>
          <table:table-cell office:value-type="string">
            <text:p> </text:p>
          </table:table-cell>
          <table:table-cell office:value-type="float" office:value="4031911">
            <text:p>4031911</text:p>
          </table:table-cell>
          <table:table-cell office:value-type="string">
            <text:p>Operations</text:p>
          </table:table-cell>
          <table:table-cell office:value-type="float" office:value="49">
            <text:p>49</text:p>
          </table:table-cell>
          <table:table-cell office:value-type="float" office:value="10" table:number-columns-spanned="2" table:number-rows-spanned="1">
            <text:p>1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EAPORT PROGRAM MANAGEMENT ACTIVITES</text:p>
          </table:table-cell>
          <table:table-cell office:value-type="string">
            <text:p>Public Trans In-House Support</text:p>
          </table:table-cell>
          <table:table-cell office:value-type="string">
            <text:p> </text:p>
          </table:table-cell>
          <table:table-cell office:value-type="float" office:value="4031921">
            <text:p>4031921</text:p>
          </table:table-cell>
          <table:table-cell office:value-type="string">
            <text:p>Operations</text:p>
          </table:table-cell>
          <table:table-cell office:value-type="float" office:value="10">
            <text:p>10</text:p>
          </table:table-cell>
          <table:table-cell office:value-type="float" office:value="10" table:number-columns-spanned="2" table:number-rows-spanned="1">
            <text:p>1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-75 FROM MANATEE/SARASOTA TO WESLEY CHAPEL</text:p>
          </table:table-cell>
          <table:table-cell office:value-type="string">
            <text:p>Pto Studies</text:p>
          </table:table-cell>
          <table:table-cell office:value-type="string">
            <text:p> </text:p>
          </table:table-cell>
          <table:table-cell office:value-type="float" office:value="4313351">
            <text:p>431335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620" table:number-columns-spanned="2" table:number-rows-spanned="1">
            <text:p>162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NEW NORTH TRANSPORTATION ALLIANCE FOR TAMPA BAY CYCLE</text:p>
          </table:table-cell>
          <table:table-cell office:value-type="string">
            <text:p>Commuter Trans. Assistance</text:p>
          </table:table-cell>
          <table:table-cell office:value-type="string">
            <text:p> </text:p>
          </table:table-cell>
          <table:table-cell office:value-type="float" office:value="4351531">
            <text:p>4351531</text:p>
          </table:table-cell>
          <table:table-cell office:value-type="string">
            <text:p>Operations</text:p>
          </table:table-cell>
          <table:table-cell office:value-type="float" office:value="93">
            <text:p>93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NEW NORTH TRANSPORTATION ALLIANCE TAMPA BAY BIKE SHARING</text:p>
          </table:table-cell>
          <table:table-cell office:value-type="string">
            <text:p>Commuter Trans. Assistance</text:p>
          </table:table-cell>
          <table:table-cell office:value-type="string">
            <text:p> </text:p>
          </table:table-cell>
          <table:table-cell office:value-type="float" office:value="4351532">
            <text:p>4351532</text:p>
          </table:table-cell>
          <table:table-cell office:value-type="string">
            <text:p>Operations</text:p>
          </table:table-cell>
          <table:table-cell office:value-type="float" office:value="9">
            <text:p>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PUBLIC TRANSPORTATION PROGRAM MANAGEMENT</text:p>
          </table:table-cell>
          <table:table-cell office:value-type="string">
            <text:p>Public Trans In-House Support</text:p>
          </table:table-cell>
          <table:table-cell office:value-type="string">
            <text:p> </text:p>
          </table:table-cell>
          <table:table-cell office:value-type="float" office:value="4018531">
            <text:p>4018531</text:p>
          </table:table-cell>
          <table:table-cell office:value-type="string">
            <text:p>Operations</text:p>
          </table:table-cell>
          <table:table-cell office:value-type="float" office:value="121">
            <text:p>121</text:p>
          </table:table-cell>
          <table:table-cell office:value-type="float" office:value="100" table:number-columns-spanned="2" table:number-rows-spanned="1">
            <text:p>100</text:p>
          </table:table-cell>
          <table:covered-table-cell/>
          <table:table-cell office:value-type="float" office:value="100">
            <text:p>100</text:p>
          </table:table-cell>
          <table:table-cell office:value-type="float" office:value="100" table:number-columns-spanned="2" table:number-rows-spanned="1">
            <text:p>100</text:p>
          </table:table-cell>
          <table:covered-table-cell/>
          <table:table-cell office:value-type="float" office:value="100">
            <text:p>100</text:p>
          </table:table-cell>
          <table:table-cell table:number-columns-repeated="1011"/>
        </table:table-row>
        <table:table-row table:style-name="ro2">
          <table:table-cell office:value-type="string">
            <text:p>TAMPA DOWNTOWN PARTNERSHIP FOR TAMPA BAY CYCLE</text:p>
          </table:table-cell>
          <table:table-cell office:value-type="string">
            <text:p>Commuter Trans. Assistance</text:p>
          </table:table-cell>
          <table:table-cell office:value-type="string">
            <text:p> </text:p>
          </table:table-cell>
          <table:table-cell office:value-type="float" office:value="4351551">
            <text:p>4351551</text:p>
          </table:table-cell>
          <table:table-cell office:value-type="string">
            <text:p>Operations</text:p>
          </table:table-cell>
          <table:table-cell office:value-type="float" office:value="50">
            <text:p>5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DOWNTOWN PARTNERSHIP TAMPA BAY BIKE SHARING</text:p>
          </table:table-cell>
          <table:table-cell office:value-type="string">
            <text:p>Commuter Trans. Assistance</text:p>
          </table:table-cell>
          <table:table-cell office:value-type="string">
            <text:p> </text:p>
          </table:table-cell>
          <table:table-cell office:value-type="float" office:value="4351552">
            <text:p>4351552</text:p>
          </table:table-cell>
          <table:table-cell office:value-type="string">
            <text:p>Operations</text:p>
          </table:table-cell>
          <table:table-cell office:value-type="float" office:value="14">
            <text:p>14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BARTA COMMUTER ASSISTANCE PROGRAM</text:p>
          </table:table-cell>
          <table:table-cell office:value-type="string">
            <text:p>Commuter Trans. Assistance</text:p>
          </table:table-cell>
          <table:table-cell office:value-type="string">
            <text:p> </text:p>
          </table:table-cell>
          <table:table-cell office:value-type="float" office:value="4125341">
            <text:p>4125341</text:p>
          </table:table-cell>
          <table:table-cell office:value-type="string">
            <text:p>Operations</text:p>
          </table:table-cell>
          <table:table-cell office:value-type="float" office:value="980">
            <text:p>980</text:p>
          </table:table-cell>
          <table:table-cell office:value-type="float" office:value="980" table:number-columns-spanned="2" table:number-rows-spanned="1">
            <text:p>980</text:p>
          </table:table-cell>
          <table:covered-table-cell/>
          <table:table-cell office:value-type="float" office:value="880">
            <text:p>880</text:p>
          </table:table-cell>
          <table:table-cell office:value-type="float" office:value="870" table:number-columns-spanned="2" table:number-rows-spanned="1">
            <text:p>870</text:p>
          </table:table-cell>
          <table:covered-table-cell/>
          <table:table-cell office:value-type="float" office:value="870">
            <text:p>870</text:p>
          </table:table-cell>
          <table:table-cell table:number-columns-repeated="1011"/>
        </table:table-row>
        <table:table-row table:style-name="ro2">
          <table:table-cell office:value-type="string">
            <text:p>TBARTA REGIONAL MARKETING PLAN</text:p>
          </table:table-cell>
          <table:table-cell office:value-type="string">
            <text:p>Commuter Trans. Assistance</text:p>
          </table:table-cell>
          <table:table-cell office:value-type="string">
            <text:p> </text:p>
          </table:table-cell>
          <table:table-cell office:value-type="float" office:value="4351541">
            <text:p>4351541</text:p>
          </table:table-cell>
          <table:table-cell office:value-type="string">
            <text:p>Operations</text:p>
          </table:table-cell>
          <table:table-cell office:value-type="float" office:value="129">
            <text:p>129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BARTA TAMPA BAY AREA TRANSPORTATION AUTHORITY</text:p>
          </table:table-cell>
          <table:table-cell office:value-type="string">
            <text:p>Transit Improvement</text:p>
          </table:table-cell>
          <table:table-cell office:value-type="string">
            <text:p> </text:p>
          </table:table-cell>
          <table:table-cell office:value-type="float" office:value="4299411">
            <text:p>429941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270">
            <text:p>27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USF TO WESLEY CHAPEL SIS TRANSIT PROJECT</text:p>
          </table:table-cell>
          <table:table-cell office:value-type="string">
            <text:p>Pto Studies</text:p>
          </table:table-cell>
          <table:table-cell office:value-type="string">
            <text:p> </text:p>
          </table:table-cell>
          <table:table-cell office:value-type="float" office:value="4313591">
            <text:p>431359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2780" table:number-columns-spanned="2" table:number-rows-spanned="1">
            <text:p>278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WESTSHORE ALLIANCE COURTNEY CAMPBELL TRAIL PUBLIC OUTREACH</text:p>
          </table:table-cell>
          <table:table-cell office:value-type="string">
            <text:p>Commuter Trans. Assistance</text:p>
          </table:table-cell>
          <table:table-cell office:value-type="string">
            <text:p> </text:p>
          </table:table-cell>
          <table:table-cell office:value-type="float" office:value="4351562">
            <text:p>4351562</text:p>
          </table:table-cell>
          <table:table-cell office:value-type="string">
            <text:p>Operations</text:p>
          </table:table-cell>
          <table:table-cell office:value-type="float" office:value="25">
            <text:p>2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WESTSHORE ALLIANCE MASTER PLAN AND PEDESTRIAN IMPLEMENTATION</text:p>
          </table:table-cell>
          <table:table-cell office:value-type="string">
            <text:p>Commuter Trans. Assistance</text:p>
          </table:table-cell>
          <table:table-cell office:value-type="string">
            <text:p> </text:p>
          </table:table-cell>
          <table:table-cell office:value-type="float" office:value="4351561">
            <text:p>4351561</text:p>
          </table:table-cell>
          <table:table-cell office:value-type="string">
            <text:p>Operations</text:p>
          </table:table-cell>
          <table:table-cell office:value-type="float" office:value="45">
            <text:p>4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WESTSHORE TO INVERNESS SIS TRANSIT PROJECT</text:p>
          </table:table-cell>
          <table:table-cell office:value-type="string">
            <text:p>Pto Studies</text:p>
          </table:table-cell>
          <table:table-cell office:value-type="string">
            <text:p> </text:p>
          </table:table-cell>
          <table:table-cell office:value-type="float" office:value="4313581">
            <text:p>4313581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620" table:number-columns-spanned="2" table:number-rows-spanned="1">
            <text:p>162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ASPHALT PLANT INSPECTION - DISTRICTWIDE</text:p>
          </table:table-cell>
          <table:table-cell office:value-type="string">
            <text:p>Inspect Construction Projs.</text:p>
          </table:table-cell>
          <table:table-cell office:value-type="string">
            <text:p> </text:p>
          </table:table-cell>
          <table:table-cell office:value-type="float" office:value="4315931">
            <text:p>4315931</text:p>
          </table:table-cell>
          <table:table-cell office:value-type="string">
            <text:p>Construction</text:p>
          </table:table-cell>
          <table:table-cell office:value-type="float" office:value="801">
            <text:p>801</text:p>
          </table:table-cell>
          <table:table-cell office:value-type="float" office:value="800" table:number-columns-spanned="2" table:number-rows-spanned="1">
            <text:p>800</text:p>
          </table:table-cell>
          <table:covered-table-cell/>
          <table:table-cell office:value-type="float" office:value="800">
            <text:p>800</text:p>
          </table:table-cell>
          <table:table-cell office:value-type="float" office:value="800" table:number-columns-spanned="2" table:number-rows-spanned="1">
            <text:p>800</text:p>
          </table:table-cell>
          <table:covered-table-cell/>
          <table:table-cell office:value-type="float" office:value="800">
            <text:p>800</text:p>
          </table:table-cell>
          <table:table-cell table:number-columns-repeated="1011"/>
        </table:table-row>
        <table:table-row table:style-name="ro2">
          <table:table-cell office:value-type="string">
            <text:p>DISTRICT ACCESS MANAGEMENT SAFETY STUDIES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4333901">
            <text:p>4333901</text:p>
          </table:table-cell>
          <table:table-cell office:value-type="string">
            <text:p>Preliminary Engineering</text:p>
          </table:table-cell>
          <table:table-cell office:value-type="float" office:value="302">
            <text:p>302</text:p>
          </table:table-cell>
          <table:table-cell office:value-type="float" office:value="300" table:number-columns-spanned="2" table:number-rows-spanned="1">
            <text:p>300</text:p>
          </table:table-cell>
          <table:covered-table-cell/>
          <table:table-cell office:value-type="float" office:value="300">
            <text:p>300</text:p>
          </table:table-cell>
          <table:table-cell office:value-type="float" office:value="600" table:number-columns-spanned="2" table:number-rows-spanned="1">
            <text:p>600</text:p>
          </table:table-cell>
          <table:covered-table-cell/>
          <table:table-cell office:value-type="float" office:value="300">
            <text:p>300</text:p>
          </table:table-cell>
          <table:table-cell table:number-columns-repeated="1011"/>
        </table:table-row>
        <table:table-row table:style-name="ro2">
          <table:table-cell office:value-type="string">
            <text:p>DISTRICT WIDE PEDESTRIAN SAFETY IMPROVEMENTS ON LOCAL RDS</text:p>
          </table:table-cell>
          <table:table-cell office:value-type="string">
            <text:p>Pedestrian Safety Improvement</text:p>
          </table:table-cell>
          <table:table-cell office:value-type="string">
            <text:p> </text:p>
          </table:table-cell>
          <table:table-cell office:value-type="float" office:value="4282171">
            <text:p>4282171</text:p>
          </table:table-cell>
          <table:table-cell office:value-type="string">
            <text:p>Construction</text:p>
          </table:table-cell>
          <table:table-cell office:value-type="float" office:value="35">
            <text:p>35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DISTRICTWIDE NON PROJECT RELATED ACTIVITIES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2591041">
            <text:p>2591041</text:p>
          </table:table-cell>
          <table:table-cell office:value-type="string">
            <text:p>Administration</text:p>
          </table:table-cell>
          <table:table-cell office:value-type="float" office:value="20002">
            <text:p>20002</text:p>
          </table:table-cell>
          <table:table-cell office:value-type="float" office:value="20000" table:number-columns-spanned="2" table:number-rows-spanned="1">
            <text:p>20000</text:p>
          </table:table-cell>
          <table:covered-table-cell/>
          <table:table-cell office:value-type="float" office:value="20000">
            <text:p>20000</text:p>
          </table:table-cell>
          <table:table-cell office:value-type="float" office:value="20000" table:number-columns-spanned="2" table:number-rows-spanned="1">
            <text:p>20000</text:p>
          </table:table-cell>
          <table:covered-table-cell/>
          <table:table-cell office:value-type="float" office:value="20000">
            <text:p>20000</text:p>
          </table:table-cell>
          <table:table-cell table:number-columns-repeated="1011"/>
        </table:table-row>
        <table:table-row table:style-name="ro2">
          <table:table-cell office:value-type="string">
            <text:p>DISTRICTWIDE SIGNAL RETIMING CONTRACT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4333911">
            <text:p>4333911</text:p>
          </table:table-cell>
          <table:table-cell office:value-type="string">
            <text:p>Preliminary Engineering</text:p>
          </table:table-cell>
          <table:table-cell office:value-type="float" office:value="750">
            <text:p>750</text:p>
          </table:table-cell>
          <table:table-cell office:value-type="float" office:value="500" table:number-columns-spanned="2" table:number-rows-spanned="1">
            <text:p>50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DISTRICTWIDE SIGNAL RETIMING CONTRACT</text:p>
          </table:table-cell>
          <table:table-cell office:value-type="string">
            <text:p>Preliminary Engineering</text:p>
          </table:table-cell>
          <table:table-cell office:value-type="string">
            <text:p> </text:p>
          </table:table-cell>
          <table:table-cell office:value-type="float" office:value="4333912">
            <text:p>4333912</text:p>
          </table:table-cell>
          <table:table-cell office:value-type="string">
            <text:p>Preliminary Engineering</text:p>
          </table:table-cell>
          <table:table-cell office:value-type="float" office:value="0">
            <text:p>0</text:p>
          </table:table-cell>
          <table:table-cell office:value-type="float" office:value="251" table:number-columns-spanned="2" table:number-rows-spanned="1">
            <text:p>251</text:p>
          </table:table-cell>
          <table:covered-table-cell/>
          <table:table-cell office:value-type="float" office:value="250">
            <text:p>250</text:p>
          </table:table-cell>
          <table:table-cell office:value-type="float" office:value="500" table:number-columns-spanned="2" table:number-rows-spanned="1">
            <text:p>50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DISTRICTWIDE TRAFFIC COUNTS</text:p>
          </table:table-cell>
          <table:table-cell office:value-type="string">
            <text:p>In-Line Baggage Equipment</text:p>
          </table:table-cell>
          <table:table-cell office:value-type="string">
            <text:p> </text:p>
          </table:table-cell>
          <table:table-cell office:value-type="float" office:value="4343721">
            <text:p>4343721</text:p>
          </table:table-cell>
          <table:table-cell office:value-type="string">
            <text:p>Preliminary Engineering</text:p>
          </table:table-cell>
          <table:table-cell office:value-type="float" office:value="250">
            <text:p>250</text:p>
          </table:table-cell>
          <table:table-cell office:value-type="float" office:value="250" table:number-columns-spanned="2" table:number-rows-spanned="1">
            <text:p>250</text:p>
          </table:table-cell>
          <table:covered-table-cell/>
          <table:table-cell office:value-type="float" office:value="250">
            <text:p>250</text:p>
          </table:table-cell>
          <table:table-cell office:value-type="float" office:value="250" table:number-columns-spanned="2" table:number-rows-spanned="1">
            <text:p>250</text:p>
          </table:table-cell>
          <table:covered-table-cell/>
          <table:table-cell office:value-type="float" office:value="250">
            <text:p>250</text:p>
          </table:table-cell>
          <table:table-cell table:number-columns-repeated="1011"/>
        </table:table-row>
        <table:table-row table:style-name="ro1">
          <table:table-cell office:value-type="string">
            <text:p>FUTURE IMPROVEMENTS</text:p>
          </table:table-cell>
          <table:table-cell office:value-type="string">
            <text:p>Funding Action</text:p>
          </table:table-cell>
          <table:table-cell office:value-type="string">
            <text:p> </text:p>
          </table:table-cell>
          <table:table-cell office:value-type="float" office:value="4355021">
            <text:p>4355021</text:p>
          </table:table-cell>
          <table:table-cell office:value-type="string">
            <text:p>Construction</text:p>
          </table:table-cell>
          <table:table-cell office:value-type="float" office:value="0">
            <text:p>0</text:p>
          </table:table-cell>
          <table:table-cell office:value-type="float" office:value="5702" table:number-columns-spanned="2" table:number-rows-spanned="1">
            <text:p>5702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GENERAL CONSULTANT SUPPORT FOR EMERGENCY MANAGEMENT OPERATIONS</text:p>
          </table:table-cell>
          <table:table-cell office:value-type="string">
            <text:p>Emergency Operations</text:p>
          </table:table-cell>
          <table:table-cell office:value-type="string">
            <text:p> </text:p>
          </table:table-cell>
          <table:table-cell office:value-type="float" office:value="4303641">
            <text:p>4303641</text:p>
          </table:table-cell>
          <table:table-cell office:value-type="string">
            <text:p>Preliminary Engineering</text:p>
          </table:table-cell>
          <table:table-cell office:value-type="float" office:value="683">
            <text:p>683</text:p>
          </table:table-cell>
          <table:table-cell office:value-type="float" office:value="409" table:number-columns-spanned="2" table:number-rows-spanned="1">
            <text:p>409</text:p>
          </table:table-cell>
          <table:covered-table-cell/>
          <table:table-cell office:value-type="float" office:value="409">
            <text:p>409</text:p>
          </table:table-cell>
          <table:table-cell office:value-type="float" office:value="409" table:number-columns-spanned="2" table:number-rows-spanned="1">
            <text:p>409</text:p>
          </table:table-cell>
          <table:covered-table-cell/>
          <table:table-cell office:value-type="float" office:value="409">
            <text:p>409</text:p>
          </table:table-cell>
          <table:table-cell table:number-columns-repeated="1011"/>
        </table:table-row>
        <table:table-row table:style-name="ro2">
          <table:table-cell office:value-type="string">
            <text:p>GENERAL ENGINEERING CONTRACT FOR CONSTRUCTION</text:p>
          </table:table-cell>
          <table:table-cell office:value-type="string">
            <text:p>Inspect Construction Projs.</text:p>
          </table:table-cell>
          <table:table-cell office:value-type="string">
            <text:p> </text:p>
          </table:table-cell>
          <table:table-cell office:value-type="float" office:value="4173571">
            <text:p>4173571</text:p>
          </table:table-cell>
          <table:table-cell office:value-type="string">
            <text:p>Construction</text:p>
          </table:table-cell>
          <table:table-cell office:value-type="float" office:value="970">
            <text:p>970</text:p>
          </table:table-cell>
          <table:table-cell office:value-type="float" office:value="957" table:number-columns-spanned="2" table:number-rows-spanned="1">
            <text:p>957</text:p>
          </table:table-cell>
          <table:covered-table-cell/>
          <table:table-cell office:value-type="float" office:value="957">
            <text:p>957</text:p>
          </table:table-cell>
          <table:table-cell office:value-type="float" office:value="957" table:number-columns-spanned="2" table:number-rows-spanned="1">
            <text:p>957</text:p>
          </table:table-cell>
          <table:covered-table-cell/>
          <table:table-cell office:value-type="float" office:value="957">
            <text:p>957</text:p>
          </table:table-cell>
          <table:table-cell table:number-columns-repeated="1011"/>
        </table:table-row>
        <table:table-row table:style-name="ro2">
          <table:table-cell office:value-type="string">
            <text:p>GOPHER TORTOISE SUPPORT CONTRACT</text:p>
          </table:table-cell>
          <table:table-cell office:value-type="string">
            <text:p>Environmental Permits Acq</text:p>
          </table:table-cell>
          <table:table-cell office:value-type="string">
            <text:p> </text:p>
          </table:table-cell>
          <table:table-cell office:value-type="float" office:value="4269031">
            <text:p>4269031</text:p>
          </table:table-cell>
          <table:table-cell office:value-type="string">
            <text:p>Environmental</text:p>
          </table:table-cell>
          <table:table-cell office:value-type="float" office:value="150">
            <text:p>150</text:p>
          </table:table-cell>
          <table:table-cell office:value-type="float" office:value="350" table:number-columns-spanned="2" table:number-rows-spanned="1">
            <text:p>35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N HOUSE DESIGN RELATED ACTIVITIES</text:p>
          </table:table-cell>
          <table:table-cell office:value-type="string">
            <text:p>Funding Action</text:p>
          </table:table-cell>
          <table:table-cell office:value-type="string">
            <text:p> </text:p>
          </table:table-cell>
          <table:table-cell office:value-type="float" office:value="4321871">
            <text:p>4321871</text:p>
          </table:table-cell>
          <table:table-cell office:value-type="string">
            <text:p>Preliminary Engineering</text:p>
          </table:table-cell>
          <table:table-cell office:value-type="float" office:value="166">
            <text:p>166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TS OPERATIONS CONSULTANTS/GRANTS</text:p>
          </table:table-cell>
          <table:table-cell office:value-type="string">
            <text:p>Traffic Management Centers</text:p>
          </table:table-cell>
          <table:table-cell office:value-type="string">
            <text:p> </text:p>
          </table:table-cell>
          <table:table-cell office:value-type="float" office:value="4177411">
            <text:p>4177411</text:p>
          </table:table-cell>
          <table:table-cell office:value-type="string">
            <text:p>Operations</text:p>
          </table:table-cell>
          <table:table-cell office:value-type="float" office:value="1088">
            <text:p>1088</text:p>
          </table:table-cell>
          <table:table-cell office:value-type="float" office:value="1117" table:number-columns-spanned="2" table:number-rows-spanned="1">
            <text:p>1117</text:p>
          </table:table-cell>
          <table:covered-table-cell/>
          <table:table-cell office:value-type="float" office:value="1146">
            <text:p>1146</text:p>
          </table:table-cell>
          <table:table-cell office:value-type="float" office:value="1177" table:number-columns-spanned="2" table:number-rows-spanned="1">
            <text:p>1177</text:p>
          </table:table-cell>
          <table:covered-table-cell/>
          <table:table-cell office:value-type="float" office:value="1209">
            <text:p>1209</text:p>
          </table:table-cell>
          <table:table-cell table:number-columns-repeated="1011"/>
        </table:table-row>
        <table:table-row table:style-name="ro2">
          <table:table-cell office:value-type="string">
            <text:p>MAP 21 TA FUNDS TRANS ALTERNATIVE FUNDS FOR ALL COUNTIES</text:p>
          </table:table-cell>
          <table:table-cell office:value-type="string">
            <text:p>Pedestrian Safety Improvement</text:p>
          </table:table-cell>
          <table:table-cell office:value-type="string">
            <text:p> </text:p>
          </table:table-cell>
          <table:table-cell office:value-type="float" office:value="4280303">
            <text:p>4280303</text:p>
          </table:table-cell>
          <table:table-cell office:value-type="string">
            <text:p>Construction</text:p>
          </table:table-cell>
          <table:table-cell office:value-type="float" office:value="222">
            <text:p>222</text:p>
          </table:table-cell>
          <table:table-cell office:value-type="float" office:value="505" table:number-columns-spanned="2" table:number-rows-spanned="1">
            <text:p>505</text:p>
          </table:table-cell>
          <table:covered-table-cell/>
          <table:table-cell office:value-type="float" office:value="87">
            <text:p>87</text:p>
          </table:table-cell>
          <table:table-cell office:value-type="float" office:value="675" table:number-columns-spanned="2" table:number-rows-spanned="1">
            <text:p>675</text:p>
          </table:table-cell>
          <table:covered-table-cell/>
          <table:table-cell office:value-type="float" office:value="2555">
            <text:p>2555</text:p>
          </table:table-cell>
          <table:table-cell table:number-columns-repeated="1011"/>
        </table:table-row>
        <table:table-row table:style-name="ro2">
          <table:table-cell office:value-type="string">
            <text:p>MITGATION BANK CREDITS</text:p>
          </table:table-cell>
          <table:table-cell office:value-type="string">
            <text:p>Wetland Mitigation/Restoration</text:p>
          </table:table-cell>
          <table:table-cell office:value-type="string">
            <text:p> </text:p>
          </table:table-cell>
          <table:table-cell office:value-type="float" office:value="4320191">
            <text:p>4320191</text:p>
          </table:table-cell>
          <table:table-cell office:value-type="string">
            <text:p>Environmental</text:p>
          </table:table-cell>
          <table:table-cell office:value-type="float" office:value="118">
            <text:p>118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TAMPA BAY AREA REGIONAL TRANSIT AUTHORIT Y</text:p>
          </table:table-cell>
          <table:table-cell office:value-type="string">
            <text:p>Operating/Admin. Assistance</text:p>
          </table:table-cell>
          <table:table-cell office:value-type="string">
            <text:p> </text:p>
          </table:table-cell>
          <table:table-cell office:value-type="float" office:value="4248681">
            <text:p>4248681</text:p>
          </table:table-cell>
          <table:table-cell office:value-type="string">
            <text:p>Administration</text:p>
          </table:table-cell>
          <table:table-cell office:value-type="float" office:value="200">
            <text:p>20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0" table:number-columns-spanned="2" table:number-rows-spanned="1">
            <text:p>0</text:p>
          </table:table-cell>
          <table:covered-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WORK PROGRAM/FEDERAL AID ADMINISTRATION</text:p>
          </table:table-cell>
          <table:table-cell office:value-type="string">
            <text:p>Transportation Planning</text:p>
          </table:table-cell>
          <table:table-cell office:value-type="string">
            <text:p> </text:p>
          </table:table-cell>
          <table:table-cell office:value-type="float" office:value="2546552">
            <text:p>2546552</text:p>
          </table:table-cell>
          <table:table-cell office:value-type="string">
            <text:p>Administration</text:p>
          </table:table-cell>
          <table:table-cell office:value-type="float" office:value="350">
            <text:p>350</text:p>
          </table:table-cell>
          <table:table-cell office:value-type="float" office:value="350" table:number-columns-spanned="2" table:number-rows-spanned="1">
            <text:p>350</text:p>
          </table:table-cell>
          <table:covered-table-cell/>
          <table:table-cell office:value-type="float" office:value="350">
            <text:p>350</text:p>
          </table:table-cell>
          <table:table-cell office:value-type="float" office:value="350" table:number-columns-spanned="2" table:number-rows-spanned="1">
            <text:p>350</text:p>
          </table:table-cell>
          <table:covered-table-cell/>
          <table:table-cell office:value-type="float" office:value="350">
            <text:p>350</text:p>
          </table:table-cell>
          <table:table-cell table:number-columns-repeated="1011"/>
        </table:table-row>
        <table:table-row table:style-name="ro2">
          <table:table-cell table:style-name="ce3" table:number-columns-spanned="12" table:number-rows-spanned="1"/>
          <table:covered-table-cell table:number-columns-repeated="6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table-cell table:number-columns-repeated="1011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G124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12/05/2013</text:date>, <text:time>12:4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2:57:53.02</meta:creation-date>
    <dc:date>2013-12-05T12:46:58.53</dc:date>
    <meta:editing-duration>PT23H49S</meta:editing-duration>
    <meta:editing-cycles>4</meta:editing-cycles>
    <meta:generator>OpenOffice.org/3.4$Win32 OpenOffice.org_project/340m1$Build-9590</meta:generator>
    <meta:document-statistic meta:table-count="3" meta:cell-count="11694" meta:object-count="0"/>
  </office:meta>
</office:document-meta>
</file>